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FBQS.J1252+2913</text:p>
          </table:table-cell>
          <table:table-cell table:style-name="ce1" office:value-type="string">
            <text:p>SDSS J125327.13+291330.0</text:p>
          </table:table-cell>
          <table:table-cell table:style-name="ce1" office:value-type="float" office:value="193.36306">
            <text:p>193.36306</text:p>
          </table:table-cell>
          <table:table-cell table:style-name="ce1" office:value-type="float" office:value="29.22502">
            <text:p>29.22502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21.7g</text:p>
          </table:table-cell>
          <table:table-cell table:style-name="ce1" office:value-type="float" office:value="0.49">
            <text:p>0.49</text:p>
          </table:table-cell>
          <table:table-cell table:style-name="ce1" table:formula="of:=ROUND([.J1])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SS J125325.50+291335.3</text:p>
          </table:table-cell>
          <table:table-cell office:value-type="float" office:value="193.35627">
            <text:p>193.35627</text:p>
          </table:table-cell>
          <table:table-cell office:value-type="float" office:value="29.2265">
            <text:p>29.22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6.0g</text:p>
          </table:table-cell>
          <table:table-cell office:value-type="float" office:value="0.262">
            <text:p>0.262</text:p>
          </table:table-cell>
          <table:table-cell table:formula="of:=ROUND([.J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SDSS J125320.37+291237.7</text:p>
          </table:table-cell>
          <table:table-cell table:style-name="ce1" office:value-type="float" office:value="193.3349">
            <text:p>193.3349</text:p>
          </table:table-cell>
          <table:table-cell table:style-name="ce1" office:value-type="float" office:value="29.21048">
            <text:p>29.21048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20.5g</text:p>
          </table:table-cell>
          <table:table-cell table:style-name="ce1" office:value-type="float" office:value="1.24">
            <text:p>1.24</text:p>
          </table:table-cell>
          <table:table-cell table:style-name="ce1" table:formula="of:=ROUND([.J3])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DSS J125319.85+291312.4</text:p>
          </table:table-cell>
          <table:table-cell office:value-type="float" office:value="193.33275">
            <text:p>193.33275</text:p>
          </table:table-cell>
          <table:table-cell office:value-type="float" office:value="29.22012">
            <text:p>29.220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1.129">
            <text:p>1.129</text:p>
          </table:table-cell>
          <table:table-cell table:formula="of:=ROUND([.J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DSS J125330.10+291324.4</text:p>
          </table:table-cell>
          <table:table-cell office:value-type="float" office:value="193.37544">
            <text:p>193.37544</text:p>
          </table:table-cell>
          <table:table-cell office:value-type="float" office:value="29.22347">
            <text:p>29.223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1.118">
            <text:p>1.118</text:p>
          </table:table-cell>
          <table:table-cell table:formula="of:=ROUND([.J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DSS J125328.57+291301.6</text:p>
          </table:table-cell>
          <table:table-cell office:value-type="float" office:value="193.36905">
            <text:p>193.36905</text:p>
          </table:table-cell>
          <table:table-cell office:value-type="float" office:value="29.21713">
            <text:p>29.21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0.847">
            <text:p>0.847</text:p>
          </table:table-cell>
          <table:table-cell table:formula="of:=ROUND([.J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DSS J125327.96+291350.6</text:p>
          </table:table-cell>
          <table:table-cell office:value-type="float" office:value="193.36652">
            <text:p>193.36652</text:p>
          </table:table-cell>
          <table:table-cell office:value-type="float" office:value="29.23075">
            <text:p>29.230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0.814">
            <text:p>0.814</text:p>
          </table:table-cell>
          <table:table-cell table:formula="of:=ROUND([.J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DSS J125328.26+291432.3</text:p>
          </table:table-cell>
          <table:table-cell office:value-type="float" office:value="193.36777">
            <text:p>193.36777</text:p>
          </table:table-cell>
          <table:table-cell office:value-type="float" office:value="29.24233">
            <text:p>29.24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1.385">
            <text:p>1.385</text:p>
          </table:table-cell>
          <table:table-cell table:formula="of:=ROUND([.J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DSS J125321.48+291214.2</text:p>
          </table:table-cell>
          <table:table-cell office:value-type="float" office:value="193.3395">
            <text:p>193.3395</text:p>
          </table:table-cell>
          <table:table-cell office:value-type="float" office:value="29.20396">
            <text:p>29.20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1.353">
            <text:p>1.353</text:p>
          </table:table-cell>
          <table:table-cell table:formula="of:=ROUND([.J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DSS J125319.28+291233.5</text:p>
          </table:table-cell>
          <table:table-cell office:value-type="float" office:value="193.33034">
            <text:p>193.33034</text:p>
          </table:table-cell>
          <table:table-cell office:value-type="float" office:value="29.20931">
            <text:p>29.209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1.477">
            <text:p>1.477</text:p>
          </table:table-cell>
          <table:table-cell table:formula="of:=ROUND([.J1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DSS J125320.62+291228.5</text:p>
          </table:table-cell>
          <table:table-cell office:value-type="float" office:value="193.33593">
            <text:p>193.33593</text:p>
          </table:table-cell>
          <table:table-cell office:value-type="float" office:value="29.20793">
            <text:p>29.20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296">
            <text:p>1.296</text:p>
          </table:table-cell>
          <table:table-cell table:formula="of:=ROUND([.J1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DSS J125324.36+291405.1</text:p>
          </table:table-cell>
          <table:table-cell office:value-type="float" office:value="193.35152">
            <text:p>193.35152</text:p>
          </table:table-cell>
          <table:table-cell office:value-type="float" office:value="29.23477">
            <text:p>29.234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0.746">
            <text:p>0.746</text:p>
          </table:table-cell>
          <table:table-cell table:formula="of:=ROUND([.J1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DSS J125318.34+291343.5</text:p>
          </table:table-cell>
          <table:table-cell office:value-type="float" office:value="193.32645">
            <text:p>193.32645</text:p>
          </table:table-cell>
          <table:table-cell office:value-type="float" office:value="29.22877">
            <text:p>29.228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496">
            <text:p>1.496</text:p>
          </table:table-cell>
          <table:table-cell table:formula="of:=ROUND([.J1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DSS J125327.92+291310.1</text:p>
          </table:table-cell>
          <table:table-cell office:value-type="float" office:value="193.36635">
            <text:p>193.36635</text:p>
          </table:table-cell>
          <table:table-cell office:value-type="float" office:value="29.21948">
            <text:p>29.21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0.666">
            <text:p>0.666</text:p>
          </table:table-cell>
          <table:table-cell table:formula="of:=ROUND([.J1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DSS J125319.90+291258.0</text:p>
          </table:table-cell>
          <table:table-cell office:value-type="float" office:value="193.33294">
            <text:p>193.33294</text:p>
          </table:table-cell>
          <table:table-cell office:value-type="float" office:value="29.21614">
            <text:p>29.21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174">
            <text:p>1.174</text:p>
          </table:table-cell>
          <table:table-cell table:formula="of:=ROUND([.J1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DSS J125323.07+291406.7</text:p>
          </table:table-cell>
          <table:table-cell office:value-type="float" office:value="193.34613">
            <text:p>193.34613</text:p>
          </table:table-cell>
          <table:table-cell office:value-type="float" office:value="29.23521">
            <text:p>29.235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0.867">
            <text:p>0.867</text:p>
          </table:table-cell>
          <table:table-cell table:formula="of:=ROUND([.J1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DSS J125326.33+291245.5</text:p>
          </table:table-cell>
          <table:table-cell office:value-type="float" office:value="193.35973">
            <text:p>193.35973</text:p>
          </table:table-cell>
          <table:table-cell office:value-type="float" office:value="29.21264">
            <text:p>29.21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0.663">
            <text:p>0.663</text:p>
          </table:table-cell>
          <table:table-cell table:formula="of:=ROUND([.J1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DSS J125325.61+291230.0</text:p>
          </table:table-cell>
          <table:table-cell office:value-type="float" office:value="193.35674">
            <text:p>193.35674</text:p>
          </table:table-cell>
          <table:table-cell office:value-type="float" office:value="29.20836">
            <text:p>29.208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0.862">
            <text:p>0.862</text:p>
          </table:table-cell>
          <table:table-cell table:formula="of:=ROUND([.J1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DSS J125326.39+291201.1</text:p>
          </table:table-cell>
          <table:table-cell office:value-type="float" office:value="193.35996">
            <text:p>193.35996</text:p>
          </table:table-cell>
          <table:table-cell office:value-type="float" office:value="29.20032">
            <text:p>29.200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1.368">
            <text:p>1.368</text:p>
          </table:table-cell>
          <table:table-cell table:formula="of:=ROUND([.J1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DSS J125326.04+291235.8</text:p>
          </table:table-cell>
          <table:table-cell office:value-type="float" office:value="193.35854">
            <text:p>193.35854</text:p>
          </table:table-cell>
          <table:table-cell office:value-type="float" office:value="29.20996">
            <text:p>29.209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0.79">
            <text:p>0.79</text:p>
          </table:table-cell>
          <table:table-cell table:formula="of:=ROUND([.J2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SS J125325.83+291447.3</text:p>
          </table:table-cell>
          <table:table-cell office:value-type="float" office:value="193.35765">
            <text:p>193.35765</text:p>
          </table:table-cell>
          <table:table-cell office:value-type="float" office:value="29.24648">
            <text:p>29.24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1.447">
            <text:p>1.447</text:p>
          </table:table-cell>
          <table:table-cell table:formula="of:=ROUND([.J2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SS J125322.55+291333.4</text:p>
          </table:table-cell>
          <table:table-cell office:value-type="float" office:value="193.34397">
            <text:p>193.34397</text:p>
          </table:table-cell>
          <table:table-cell office:value-type="float" office:value="29.22597">
            <text:p>29.225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0.57">
            <text:p>0.57</text:p>
          </table:table-cell>
          <table:table-cell table:formula="of:=ROUND([.J2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SS J125324.91+291445.4</text:p>
          </table:table-cell>
          <table:table-cell office:value-type="float" office:value="193.35382">
            <text:p>193.35382</text:p>
          </table:table-cell>
          <table:table-cell office:value-type="float" office:value="29.24595">
            <text:p>29.24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1.404">
            <text:p>1.404</text:p>
          </table:table-cell>
          <table:table-cell table:formula="of:=ROUND([.J2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DSS J125325.55+291200.6</text:p>
          </table:table-cell>
          <table:table-cell office:value-type="float" office:value="193.35648">
            <text:p>193.35648</text:p>
          </table:table-cell>
          <table:table-cell office:value-type="float" office:value="29.20018">
            <text:p>29.200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1.348">
            <text:p>1.348</text:p>
          </table:table-cell>
          <table:table-cell table:formula="of:=ROUND([.J2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DSS J125327.14+291358.3</text:p>
          </table:table-cell>
          <table:table-cell office:value-type="float" office:value="193.36311">
            <text:p>193.36311</text:p>
          </table:table-cell>
          <table:table-cell office:value-type="float" office:value="29.23287">
            <text:p>29.232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0.777">
            <text:p>0.777</text:p>
          </table:table-cell>
          <table:table-cell table:formula="of:=ROUND([.J2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DSS J125320.57+291348.5</text:p>
          </table:table-cell>
          <table:table-cell office:value-type="float" office:value="193.33574">
            <text:p>193.33574</text:p>
          </table:table-cell>
          <table:table-cell office:value-type="float" office:value="29.23014">
            <text:p>29.230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1.065">
            <text:p>1.065</text:p>
          </table:table-cell>
          <table:table-cell table:formula="of:=ROUND([.J2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DSS J125326.12+291417.8</text:p>
          </table:table-cell>
          <table:table-cell office:value-type="float" office:value="193.35887">
            <text:p>193.35887</text:p>
          </table:table-cell>
          <table:table-cell office:value-type="float" office:value="29.23828">
            <text:p>29.238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0.976">
            <text:p>0.976</text:p>
          </table:table-cell>
          <table:table-cell table:formula="of:=ROUND([.J2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string">
            <text:p>SDSS J125334.07+291232.6</text:p>
          </table:table-cell>
          <table:table-cell table:style-name="ce1" office:value-type="float" office:value="193.39197">
            <text:p>193.39197</text:p>
          </table:table-cell>
          <table:table-cell table:style-name="ce1" office:value-type="float" office:value="29.20907">
            <text:p>29.20907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2g</text:p>
          </table:table-cell>
          <table:table-cell table:style-name="ce1" office:value-type="float" office:value="2.141">
            <text:p>2.141</text:p>
          </table:table-cell>
          <table:table-cell table:style-name="ce1" table:formula="of:=ROUND([.J28])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SDSSCGB 44789.01</text:p>
          </table:table-cell>
          <table:table-cell table:style-name="ce2" office:value-type="float" office:value="193.31375">
            <text:p>193.31375</text:p>
          </table:table-cell>
          <table:table-cell table:style-name="ce2" office:value-type="float" office:value="29.23556">
            <text:p>29.23556</text:p>
          </table:table-cell>
          <table:table-cell table:style-name="ce2" office:value-type="string">
            <text:p>G</text:p>
          </table:table-cell>
          <table:table-cell table:style-name="ce2" table:number-columns-repeated="3"/>
          <table:table-cell table:style-name="ce2" office:value-type="string">
            <text:p>19.9r</text:p>
          </table:table-cell>
          <table:table-cell table:style-name="ce2" office:value-type="float" office:value="2.253">
            <text:p>2.253</text:p>
          </table:table-cell>
          <table:table-cell table:style-name="ce2" table:formula="of:=ROUND([.J2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DSS J125334.39+291159.2</text:p>
          </table:table-cell>
          <table:table-cell office:value-type="float" office:value="193.39332">
            <text:p>193.39332</text:p>
          </table:table-cell>
          <table:table-cell office:value-type="float" office:value="29.19979">
            <text:p>29.19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2.465">
            <text:p>2.465</text:p>
          </table:table-cell>
          <table:table-cell table:formula="of:=ROUND([.J3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DSSCGB 44789.02</text:p>
          </table:table-cell>
          <table:table-cell office:value-type="float" office:value="193.31667">
            <text:p>193.31667</text:p>
          </table:table-cell>
          <table:table-cell office:value-type="float" office:value="29.23633">
            <text:p>29.23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2.128">
            <text:p>2.128</text:p>
          </table:table-cell>
          <table:table-cell table:formula="of:=ROUND([.J31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DSS J125330.54+291142.0</text:p>
          </table:table-cell>
          <table:table-cell office:value-type="float" office:value="193.37727">
            <text:p>193.37727</text:p>
          </table:table-cell>
          <table:table-cell office:value-type="float" office:value="29.19502">
            <text:p>29.19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2.049">
            <text:p>2.049</text:p>
          </table:table-cell>
          <table:table-cell table:formula="of:=ROUND([.J3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DSS J125333.09+291207.6</text:p>
          </table:table-cell>
          <table:table-cell office:value-type="float" office:value="193.38789">
            <text:p>193.38789</text:p>
          </table:table-cell>
          <table:table-cell office:value-type="float" office:value="29.20212">
            <text:p>29.202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2.152">
            <text:p>2.152</text:p>
          </table:table-cell>
          <table:table-cell table:formula="of:=ROUND([.J3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DSS J125323.67+291144.9</text:p>
          </table:table-cell>
          <table:table-cell office:value-type="float" office:value="193.34866">
            <text:p>193.34866</text:p>
          </table:table-cell>
          <table:table-cell office:value-type="float" office:value="29.19583">
            <text:p>29.195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1.629">
            <text:p>1.629</text:p>
          </table:table-cell>
          <table:table-cell table:formula="of:=ROUND([.J3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DSS J125314.63+291413.7</text:p>
          </table:table-cell>
          <table:table-cell office:value-type="float" office:value="193.31096">
            <text:p>193.31096</text:p>
          </table:table-cell>
          <table:table-cell office:value-type="float" office:value="29.23716">
            <text:p>29.23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2.424">
            <text:p>2.424</text:p>
          </table:table-cell>
          <table:table-cell table:formula="of:=ROUND([.J35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DSS J125315.62+291409.9</text:p>
          </table:table-cell>
          <table:table-cell office:value-type="float" office:value="193.3151">
            <text:p>193.3151</text:p>
          </table:table-cell>
          <table:table-cell office:value-type="float" office:value="29.23609">
            <text:p>29.236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199">
            <text:p>2.199</text:p>
          </table:table-cell>
          <table:table-cell table:formula="of:=ROUND([.J36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DSS J125318.33+291122.7</text:p>
          </table:table-cell>
          <table:table-cell office:value-type="float" office:value="193.32641">
            <text:p>193.32641</text:p>
          </table:table-cell>
          <table:table-cell office:value-type="float" office:value="29.18966">
            <text:p>29.18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45">
            <text:p>2.45</text:p>
          </table:table-cell>
          <table:table-cell table:formula="of:=ROUND([.J3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DSS J125317.39+291351.5</text:p>
          </table:table-cell>
          <table:table-cell office:value-type="float" office:value="193.32247">
            <text:p>193.32247</text:p>
          </table:table-cell>
          <table:table-cell office:value-type="float" office:value="29.231">
            <text:p>29.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1.733">
            <text:p>1.733</text:p>
          </table:table-cell>
          <table:table-cell table:formula="of:=ROUND([.J3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DSS J125317.02+291304.1</text:p>
          </table:table-cell>
          <table:table-cell office:value-type="float" office:value="193.32096">
            <text:p>193.32096</text:p>
          </table:table-cell>
          <table:table-cell office:value-type="float" office:value="29.21782">
            <text:p>29.217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1.76">
            <text:p>1.76</text:p>
          </table:table-cell>
          <table:table-cell table:formula="of:=ROUND([.J3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DSS J125315.73+291239.7</text:p>
          </table:table-cell>
          <table:table-cell office:value-type="float" office:value="193.31555">
            <text:p>193.31555</text:p>
          </table:table-cell>
          <table:table-cell office:value-type="float" office:value="29.21105">
            <text:p>29.211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2.135">
            <text:p>2.135</text:p>
          </table:table-cell>
          <table:table-cell table:formula="of:=ROUND([.J4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DSS J125336.15+291318.9</text:p>
          </table:table-cell>
          <table:table-cell office:value-type="float" office:value="193.40064">
            <text:p>193.40064</text:p>
          </table:table-cell>
          <table:table-cell office:value-type="float" office:value="29.22193">
            <text:p>29.22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2.436">
            <text:p>2.436</text:p>
          </table:table-cell>
          <table:table-cell table:formula="of:=ROUND([.J4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DSS J125335.71+291326.8</text:p>
          </table:table-cell>
          <table:table-cell office:value-type="float" office:value="193.39883">
            <text:p>193.39883</text:p>
          </table:table-cell>
          <table:table-cell office:value-type="float" office:value="29.22412">
            <text:p>29.22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343">
            <text:p>2.343</text:p>
          </table:table-cell>
          <table:table-cell table:formula="of:=ROUND([.J4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DSS J125322.78+291121.7</text:p>
          </table:table-cell>
          <table:table-cell office:value-type="float" office:value="193.34493">
            <text:p>193.34493</text:p>
          </table:table-cell>
          <table:table-cell office:value-type="float" office:value="29.18939">
            <text:p>29.189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047">
            <text:p>2.047</text:p>
          </table:table-cell>
          <table:table-cell table:formula="of:=ROUND([.J4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DSS J125320.28+291124.6</text:p>
          </table:table-cell>
          <table:table-cell office:value-type="float" office:value="193.33451">
            <text:p>193.33451</text:p>
          </table:table-cell>
          <table:table-cell office:value-type="float" office:value="29.19019">
            <text:p>29.190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197">
            <text:p>2.197</text:p>
          </table:table-cell>
          <table:table-cell table:formula="of:=ROUND([.J4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DSS J125318.70+291512.9</text:p>
          </table:table-cell>
          <table:table-cell office:value-type="float" office:value="193.32795">
            <text:p>193.32795</text:p>
          </table:table-cell>
          <table:table-cell office:value-type="float" office:value="29.2536">
            <text:p>29.2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313">
            <text:p>2.313</text:p>
          </table:table-cell>
          <table:table-cell table:formula="of:=ROUND([.J4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DSS J125314.07+291327.7</text:p>
          </table:table-cell>
          <table:table-cell office:value-type="float" office:value="193.30864">
            <text:p>193.30864</text:p>
          </table:table-cell>
          <table:table-cell office:value-type="float" office:value="29.22437">
            <text:p>29.224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384">
            <text:p>2.384</text:p>
          </table:table-cell>
          <table:table-cell table:formula="of:=ROUND([.J4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DSS J125320.22+291133.6</text:p>
          </table:table-cell>
          <table:table-cell office:value-type="float" office:value="193.33428">
            <text:p>193.33428</text:p>
          </table:table-cell>
          <table:table-cell office:value-type="float" office:value="29.19267">
            <text:p>29.192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073">
            <text:p>2.073</text:p>
          </table:table-cell>
          <table:table-cell table:formula="of:=ROUND([.J4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DSS J125334.11+291356.0</text:p>
          </table:table-cell>
          <table:table-cell office:value-type="float" office:value="193.39213">
            <text:p>193.39213</text:p>
          </table:table-cell>
          <table:table-cell office:value-type="float" office:value="29.23224">
            <text:p>29.232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073">
            <text:p>2.073</text:p>
          </table:table-cell>
          <table:table-cell table:formula="of:=ROUND([.J4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DSS J125334.29+291238.1</text:p>
          </table:table-cell>
          <table:table-cell office:value-type="float" office:value="193.39288">
            <text:p>193.39288</text:p>
          </table:table-cell>
          <table:table-cell office:value-type="float" office:value="29.21059">
            <text:p>29.210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153">
            <text:p>2.153</text:p>
          </table:table-cell>
          <table:table-cell table:formula="of:=ROUND([.J4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DSS J125328.85+291511.4</text:p>
          </table:table-cell>
          <table:table-cell office:value-type="float" office:value="193.37025">
            <text:p>193.37025</text:p>
          </table:table-cell>
          <table:table-cell office:value-type="float" office:value="29.25318">
            <text:p>29.253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022">
            <text:p>2.022</text:p>
          </table:table-cell>
          <table:table-cell table:formula="of:=ROUND([.J5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DSS J125319.27+291411.8</text:p>
          </table:table-cell>
          <table:table-cell office:value-type="float" office:value="193.33033">
            <text:p>193.33033</text:p>
          </table:table-cell>
          <table:table-cell office:value-type="float" office:value="29.23662">
            <text:p>29.236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505">
            <text:p>1.505</text:p>
          </table:table-cell>
          <table:table-cell table:formula="of:=ROUND([.J5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DSS J125334.19+291226.8</text:p>
          </table:table-cell>
          <table:table-cell office:value-type="float" office:value="193.39248">
            <text:p>193.39248</text:p>
          </table:table-cell>
          <table:table-cell office:value-type="float" office:value="29.20746">
            <text:p>29.20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203">
            <text:p>2.203</text:p>
          </table:table-cell>
          <table:table-cell table:formula="of:=ROUND([.J5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DSS J125316.53+291438.9</text:p>
          </table:table-cell>
          <table:table-cell office:value-type="float" office:value="193.31888">
            <text:p>193.31888</text:p>
          </table:table-cell>
          <table:table-cell office:value-type="float" office:value="29.24414">
            <text:p>29.24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254">
            <text:p>2.254</text:p>
          </table:table-cell>
          <table:table-cell table:formula="of:=ROUND([.J5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DSS J125333.29+291442.3</text:p>
          </table:table-cell>
          <table:table-cell office:value-type="float" office:value="193.38873">
            <text:p>193.38873</text:p>
          </table:table-cell>
          <table:table-cell office:value-type="float" office:value="29.2451">
            <text:p>29.2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261">
            <text:p>2.261</text:p>
          </table:table-cell>
          <table:table-cell table:formula="of:=ROUND([.J5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DSS J125328.96+291518.4</text:p>
          </table:table-cell>
          <table:table-cell office:value-type="float" office:value="193.3707">
            <text:p>193.3707</text:p>
          </table:table-cell>
          <table:table-cell office:value-type="float" office:value="29.25513">
            <text:p>29.255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138">
            <text:p>2.138</text:p>
          </table:table-cell>
          <table:table-cell table:formula="of:=ROUND([.J5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DSS J125329.38+291517.6</text:p>
          </table:table-cell>
          <table:table-cell office:value-type="float" office:value="193.37244">
            <text:p>193.37244</text:p>
          </table:table-cell>
          <table:table-cell office:value-type="float" office:value="29.2549">
            <text:p>29.2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165">
            <text:p>2.165</text:p>
          </table:table-cell>
          <table:table-cell table:formula="of:=ROUND([.J5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DSS J125325.14+291548.7</text:p>
          </table:table-cell>
          <table:table-cell office:value-type="float" office:value="193.35477">
            <text:p>193.35477</text:p>
          </table:table-cell>
          <table:table-cell office:value-type="float" office:value="29.26353">
            <text:p>29.26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459">
            <text:p>2.459</text:p>
          </table:table-cell>
          <table:table-cell table:formula="of:=ROUND([.J5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DSS J125333.43+291235.5</text:p>
          </table:table-cell>
          <table:table-cell office:value-type="float" office:value="193.38929">
            <text:p>193.38929</text:p>
          </table:table-cell>
          <table:table-cell office:value-type="float" office:value="29.20989">
            <text:p>29.20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992">
            <text:p>1.992</text:p>
          </table:table-cell>
          <table:table-cell table:formula="of:=ROUND([.J5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DSS J125326.89+291455.1</text:p>
          </table:table-cell>
          <table:table-cell office:value-type="float" office:value="193.36208">
            <text:p>193.36208</text:p>
          </table:table-cell>
          <table:table-cell office:value-type="float" office:value="29.24867">
            <text:p>29.24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621">
            <text:p>1.621</text:p>
          </table:table-cell>
          <table:table-cell table:formula="of:=ROUND([.J5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DSS J125327.45+291456.9</text:p>
          </table:table-cell>
          <table:table-cell office:value-type="float" office:value="193.36441">
            <text:p>193.36441</text:p>
          </table:table-cell>
          <table:table-cell office:value-type="float" office:value="29.24916">
            <text:p>29.249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685">
            <text:p>1.685</text:p>
          </table:table-cell>
          <table:table-cell table:formula="of:=ROUND([.J6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DSS J125329.79+291537.1</text:p>
          </table:table-cell>
          <table:table-cell office:value-type="float" office:value="193.37414">
            <text:p>193.37414</text:p>
          </table:table-cell>
          <table:table-cell office:value-type="float" office:value="29.26031">
            <text:p>29.26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496">
            <text:p>2.496</text:p>
          </table:table-cell>
          <table:table-cell table:formula="of:=ROUND([.J6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DSS J125325.35+291130.5</text:p>
          </table:table-cell>
          <table:table-cell office:value-type="float" office:value="193.35564">
            <text:p>193.35564</text:p>
          </table:table-cell>
          <table:table-cell office:value-type="float" office:value="29.19181">
            <text:p>29.191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1.846">
            <text:p>1.846</text:p>
          </table:table-cell>
          <table:table-cell table:formula="of:=ROUND([.J6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DSS J125326.97+291532.3</text:p>
          </table:table-cell>
          <table:table-cell office:value-type="float" office:value="193.3624">
            <text:p>193.3624</text:p>
          </table:table-cell>
          <table:table-cell office:value-type="float" office:value="29.25899">
            <text:p>29.258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229">
            <text:p>2.229</text:p>
          </table:table-cell>
          <table:table-cell table:formula="of:=ROUND([.J6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DSS J125326.16+291535.6</text:p>
          </table:table-cell>
          <table:table-cell office:value-type="float" office:value="193.35902">
            <text:p>193.35902</text:p>
          </table:table-cell>
          <table:table-cell office:value-type="float" office:value="29.2599">
            <text:p>29.2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255">
            <text:p>2.255</text:p>
          </table:table-cell>
          <table:table-cell table:formula="of:=ROUND([.J6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DSS J125314.64+291336.6</text:p>
          </table:table-cell>
          <table:table-cell office:value-type="float" office:value="193.31104">
            <text:p>193.31104</text:p>
          </table:table-cell>
          <table:table-cell office:value-type="float" office:value="29.22685">
            <text:p>29.22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271">
            <text:p>2.271</text:p>
          </table:table-cell>
          <table:table-cell table:formula="of:=ROUND([.J6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DSS J125317.31+291430.8</text:p>
          </table:table-cell>
          <table:table-cell office:value-type="float" office:value="193.32215">
            <text:p>193.32215</text:p>
          </table:table-cell>
          <table:table-cell office:value-type="float" office:value="29.24192">
            <text:p>29.241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038">
            <text:p>2.038</text:p>
          </table:table-cell>
          <table:table-cell table:formula="of:=ROUND([.J6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DSS J125331.50+291134.9</text:p>
          </table:table-cell>
          <table:table-cell office:value-type="float" office:value="193.38128">
            <text:p>193.38128</text:p>
          </table:table-cell>
          <table:table-cell office:value-type="float" office:value="29.19303">
            <text:p>29.19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272">
            <text:p>2.272</text:p>
          </table:table-cell>
          <table:table-cell table:formula="of:=ROUND([.J6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DSS J125329.60+291105.5</text:p>
          </table:table-cell>
          <table:table-cell office:value-type="float" office:value="193.37334">
            <text:p>193.37334</text:p>
          </table:table-cell>
          <table:table-cell office:value-type="float" office:value="29.18487">
            <text:p>29.184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2.475">
            <text:p>2.475</text:p>
          </table:table-cell>
          <table:table-cell table:formula="of:=ROUND([.J6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DSS J125316.40+291352.1</text:p>
          </table:table-cell>
          <table:table-cell office:value-type="float" office:value="193.31837">
            <text:p>193.31837</text:p>
          </table:table-cell>
          <table:table-cell office:value-type="float" office:value="29.23114">
            <text:p>29.23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942">
            <text:p>1.942</text:p>
          </table:table-cell>
          <table:table-cell table:formula="of:=ROUND([.J6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DSS J125319.88+291513.4</text:p>
          </table:table-cell>
          <table:table-cell office:value-type="float" office:value="193.33285">
            <text:p>193.33285</text:p>
          </table:table-cell>
          <table:table-cell office:value-type="float" office:value="29.25374">
            <text:p>29.25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2.178">
            <text:p>2.178</text:p>
          </table:table-cell>
          <table:table-cell table:formula="of:=ROUND([.J7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DSS J125316.28+291453.0</text:p>
          </table:table-cell>
          <table:table-cell office:value-type="float" office:value="193.31785">
            <text:p>193.31785</text:p>
          </table:table-cell>
          <table:table-cell office:value-type="float" office:value="29.24807">
            <text:p>29.24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2.439">
            <text:p>2.439</text:p>
          </table:table-cell>
          <table:table-cell table:formula="of:=ROUND([.J7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DSS J125315.10+291354.3</text:p>
          </table:table-cell>
          <table:table-cell office:value-type="float" office:value="193.31294">
            <text:p>193.31294</text:p>
          </table:table-cell>
          <table:table-cell office:value-type="float" office:value="29.23175">
            <text:p>29.23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6g</text:p>
          </table:table-cell>
          <table:table-cell office:value-type="float" office:value="2.226">
            <text:p>2.226</text:p>
          </table:table-cell>
          <table:table-cell table:formula="of:=ROUND([.J7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MASX J12532964+2910129</text:p>
          </table:table-cell>
          <table:table-cell office:value-type="float" office:value="193.37362">
            <text:p>193.37362</text:p>
          </table:table-cell>
          <table:table-cell office:value-type="float" office:value="29.17016">
            <text:p>29.17016</text:p>
          </table:table-cell>
          <table:table-cell office:value-type="string">
            <text:p>G</text:p>
          </table:table-cell>
          <table:table-cell office:value-type="float" office:value="46571">
            <text:p>46571</text:p>
          </table:table-cell>
          <table:table-cell office:value-type="float" office:value="0.155343">
            <text:p>0.155343</text:p>
          </table:table-cell>
          <table:table-cell office:value-type="string">
            <text:p><text:s text:c="4"/></text:p>
          </table:table-cell>
          <table:table-cell office:value-type="string">
            <text:p>18.0g</text:p>
          </table:table-cell>
          <table:table-cell office:value-type="float" office:value="3.305">
            <text:p>3.305</text:p>
          </table:table-cell>
          <table:table-cell table:formula="of:=ROUND([.J73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MASX J12532181+2916391</text:p>
          </table:table-cell>
          <table:table-cell office:value-type="float" office:value="193.34087">
            <text:p>193.34087</text:p>
          </table:table-cell>
          <table:table-cell office:value-type="float" office:value="29.27743">
            <text:p>29.27743</text:p>
          </table:table-cell>
          <table:table-cell office:value-type="string">
            <text:p>G</text:p>
          </table:table-cell>
          <table:table-cell office:value-type="float" office:value="32716">
            <text:p>32716</text:p>
          </table:table-cell>
          <table:table-cell office:value-type="float" office:value="0.109128">
            <text:p>0.109128</text:p>
          </table:table-cell>
          <table:table-cell office:value-type="string">
            <text:p><text:s text:c="4"/></text:p>
          </table:table-cell>
          <table:table-cell office:value-type="string">
            <text:p>18.0g</text:p>
          </table:table-cell>
          <table:table-cell office:value-type="float" office:value="3.365">
            <text:p>3.365</text:p>
          </table:table-cell>
          <table:table-cell table:formula="of:=ROUND([.J74])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office:value-type="string">
            <text:p>SDSS J125314.44+291556.2</text:p>
          </table:table-cell>
          <table:table-cell table:style-name="ce1" office:value-type="float" office:value="193.31019">
            <text:p>193.31019</text:p>
          </table:table-cell>
          <table:table-cell table:style-name="ce1" office:value-type="float" office:value="29.26562">
            <text:p>29.26562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5g</text:p>
          </table:table-cell>
          <table:table-cell table:style-name="ce1" office:value-type="float" office:value="3.459">
            <text:p>3.459</text:p>
          </table:table-cell>
          <table:table-cell table:style-name="ce1" table:formula="of:=ROUND([.J75])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DSS J125313.16+291456.2</text:p>
          </table:table-cell>
          <table:table-cell office:value-type="float" office:value="193.30484">
            <text:p>193.30484</text:p>
          </table:table-cell>
          <table:table-cell office:value-type="float" office:value="29.24896">
            <text:p>29.24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3.028">
            <text:p>3.028</text:p>
          </table:table-cell>
          <table:table-cell table:formula="of:=ROUND([.J7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DSS J125338.09+291327.6</text:p>
          </table:table-cell>
          <table:table-cell office:value-type="float" office:value="193.40872">
            <text:p>193.40872</text:p>
          </table:table-cell>
          <table:table-cell office:value-type="float" office:value="29.22434">
            <text:p>29.22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2.861">
            <text:p>2.861</text:p>
          </table:table-cell>
          <table:table-cell table:formula="of:=ROUND([.J7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DSS J125326.23+291557.5</text:p>
          </table:table-cell>
          <table:table-cell office:value-type="float" office:value="193.3593">
            <text:p>193.3593</text:p>
          </table:table-cell>
          <table:table-cell office:value-type="float" office:value="29.266">
            <text:p>29.2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2.621">
            <text:p>2.621</text:p>
          </table:table-cell>
          <table:table-cell table:formula="of:=ROUND([.J7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DSS J125338.59+291418.1</text:p>
          </table:table-cell>
          <table:table-cell office:value-type="float" office:value="193.4108">
            <text:p>193.4108</text:p>
          </table:table-cell>
          <table:table-cell office:value-type="float" office:value="29.23838">
            <text:p>29.23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3.116">
            <text:p>3.116</text:p>
          </table:table-cell>
          <table:table-cell table:formula="of:=ROUND([.J7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DSS J125336.24+291538.9</text:p>
          </table:table-cell>
          <table:table-cell office:value-type="float" office:value="193.401">
            <text:p>193.401</text:p>
          </table:table-cell>
          <table:table-cell office:value-type="float" office:value="29.26081">
            <text:p>29.26081</text:p>
          </table:table-cell>
          <table:table-cell office:value-type="string">
            <text:p>G</text:p>
          </table:table-cell>
          <table:table-cell office:value-type="float" office:value="107006">
            <text:p>107006</text:p>
          </table:table-cell>
          <table:table-cell office:value-type="float" office:value="0.356935">
            <text:p>0.356935</text:p>
          </table:table-cell>
          <table:table-cell office:value-type="string">
            <text:p><text:s text:c="4"/></text:p>
          </table:table-cell>
          <table:table-cell office:value-type="string">
            <text:p>20.8g</text:p>
          </table:table-cell>
          <table:table-cell office:value-type="float" office:value="3.36">
            <text:p>3.36</text:p>
          </table:table-cell>
          <table:table-cell table:formula="of:=ROUND([.J80])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DSS J125312.98+291419.2</text:p>
          </table:table-cell>
          <table:table-cell office:value-type="float" office:value="193.30412">
            <text:p>193.30412</text:p>
          </table:table-cell>
          <table:table-cell office:value-type="float" office:value="29.23867">
            <text:p>29.23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2.791">
            <text:p>2.791</text:p>
          </table:table-cell>
          <table:table-cell table:formula="of:=ROUND([.J8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DSS J125312.51+291444.6</text:p>
          </table:table-cell>
          <table:table-cell office:value-type="float" office:value="193.30215">
            <text:p>193.30215</text:p>
          </table:table-cell>
          <table:table-cell office:value-type="float" office:value="29.24572">
            <text:p>29.24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056">
            <text:p>3.056</text:p>
          </table:table-cell>
          <table:table-cell table:formula="of:=ROUND([.J8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DSS J125317.61+291612.8</text:p>
          </table:table-cell>
          <table:table-cell office:value-type="float" office:value="193.3234">
            <text:p>193.3234</text:p>
          </table:table-cell>
          <table:table-cell office:value-type="float" office:value="29.27023">
            <text:p>29.270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282">
            <text:p>3.282</text:p>
          </table:table-cell>
          <table:table-cell table:formula="of:=ROUND([.J8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DSS J125322.61+291646.7</text:p>
          </table:table-cell>
          <table:table-cell office:value-type="float" office:value="193.34421">
            <text:p>193.34421</text:p>
          </table:table-cell>
          <table:table-cell office:value-type="float" office:value="29.27967">
            <text:p>29.279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466">
            <text:p>3.466</text:p>
          </table:table-cell>
          <table:table-cell table:formula="of:=ROUND([.J8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DSS J125311.14+291425.8</text:p>
          </table:table-cell>
          <table:table-cell office:value-type="float" office:value="193.29643">
            <text:p>193.29643</text:p>
          </table:table-cell>
          <table:table-cell office:value-type="float" office:value="29.24051">
            <text:p>29.24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3.207">
            <text:p>3.207</text:p>
          </table:table-cell>
          <table:table-cell table:formula="of:=ROUND([.J8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DSS J125309.33+291349.8</text:p>
          </table:table-cell>
          <table:table-cell office:value-type="float" office:value="193.28891">
            <text:p>193.28891</text:p>
          </table:table-cell>
          <table:table-cell office:value-type="float" office:value="29.2305">
            <text:p>29.23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3.448">
            <text:p>3.448</text:p>
          </table:table-cell>
          <table:table-cell table:formula="of:=ROUND([.J8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DSS J125321.23+291045.4</text:p>
          </table:table-cell>
          <table:table-cell office:value-type="float" office:value="193.33847">
            <text:p>193.33847</text:p>
          </table:table-cell>
          <table:table-cell office:value-type="float" office:value="29.1793">
            <text:p>29.1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2.721">
            <text:p>2.721</text:p>
          </table:table-cell>
          <table:table-cell table:formula="of:=ROUND([.J8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DSS J125310.19+291308.2</text:p>
          </table:table-cell>
          <table:table-cell office:value-type="float" office:value="193.29246">
            <text:p>193.29246</text:p>
          </table:table-cell>
          <table:table-cell office:value-type="float" office:value="29.21895">
            <text:p>29.218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3.236">
            <text:p>3.236</text:p>
          </table:table-cell>
          <table:table-cell table:formula="of:=ROUND([.J8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DSS J125309.75+291233.7</text:p>
          </table:table-cell>
          <table:table-cell office:value-type="float" office:value="193.29063">
            <text:p>193.29063</text:p>
          </table:table-cell>
          <table:table-cell office:value-type="float" office:value="29.20938">
            <text:p>29.209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3.418">
            <text:p>3.418</text:p>
          </table:table-cell>
          <table:table-cell table:formula="of:=ROUND([.J8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DSS J125335.77+291226.1</text:p>
          </table:table-cell>
          <table:table-cell office:value-type="float" office:value="193.39904">
            <text:p>193.39904</text:p>
          </table:table-cell>
          <table:table-cell office:value-type="float" office:value="29.20727">
            <text:p>29.20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525">
            <text:p>2.525</text:p>
          </table:table-cell>
          <table:table-cell table:formula="of:=ROUND([.J9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DSS J125318.60+291021.7</text:p>
          </table:table-cell>
          <table:table-cell office:value-type="float" office:value="193.3275">
            <text:p>193.3275</text:p>
          </table:table-cell>
          <table:table-cell office:value-type="float" office:value="29.17271">
            <text:p>29.172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299">
            <text:p>3.299</text:p>
          </table:table-cell>
          <table:table-cell table:formula="of:=ROUND([.J9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DSS J125336.80+291342.9</text:p>
          </table:table-cell>
          <table:table-cell office:value-type="float" office:value="193.40334">
            <text:p>193.40334</text:p>
          </table:table-cell>
          <table:table-cell office:value-type="float" office:value="29.2286">
            <text:p>29.2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2.602">
            <text:p>2.602</text:p>
          </table:table-cell>
          <table:table-cell table:formula="of:=ROUND([.J9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DSS J125336.06+291419.3</text:p>
          </table:table-cell>
          <table:table-cell office:value-type="float" office:value="193.40029">
            <text:p>193.40029</text:p>
          </table:table-cell>
          <table:table-cell office:value-type="float" office:value="29.2387">
            <text:p>29.2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2.604">
            <text:p>2.604</text:p>
          </table:table-cell>
          <table:table-cell table:formula="of:=ROUND([.J9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DSS J125312.92+291348.7</text:p>
          </table:table-cell>
          <table:table-cell office:value-type="float" office:value="193.30387">
            <text:p>193.30387</text:p>
          </table:table-cell>
          <table:table-cell office:value-type="float" office:value="29.2302">
            <text:p>29.2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2.671">
            <text:p>2.671</text:p>
          </table:table-cell>
          <table:table-cell table:formula="of:=ROUND([.J9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DSS J125339.93+291332.7</text:p>
          </table:table-cell>
          <table:table-cell office:value-type="float" office:value="193.41642">
            <text:p>193.41642</text:p>
          </table:table-cell>
          <table:table-cell office:value-type="float" office:value="29.22578">
            <text:p>29.225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267">
            <text:p>3.267</text:p>
          </table:table-cell>
          <table:table-cell table:formula="of:=ROUND([.J9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DSS J125312.16+291504.3</text:p>
          </table:table-cell>
          <table:table-cell office:value-type="float" office:value="193.30067">
            <text:p>193.30067</text:p>
          </table:table-cell>
          <table:table-cell office:value-type="float" office:value="29.25121">
            <text:p>29.251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285">
            <text:p>3.285</text:p>
          </table:table-cell>
          <table:table-cell table:formula="of:=ROUND([.J9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DSS J125315.23+291525.3</text:p>
          </table:table-cell>
          <table:table-cell office:value-type="float" office:value="193.31349">
            <text:p>193.31349</text:p>
          </table:table-cell>
          <table:table-cell office:value-type="float" office:value="29.25705">
            <text:p>29.25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968">
            <text:p>2.968</text:p>
          </table:table-cell>
          <table:table-cell table:formula="of:=ROUND([.J9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DSS J125326.49+291020.6</text:p>
          </table:table-cell>
          <table:table-cell office:value-type="float" office:value="193.3604">
            <text:p>193.3604</text:p>
          </table:table-cell>
          <table:table-cell office:value-type="float" office:value="29.1724">
            <text:p>29.1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027">
            <text:p>3.027</text:p>
          </table:table-cell>
          <table:table-cell table:formula="of:=ROUND([.J9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DSS J125319.91+291049.5</text:p>
          </table:table-cell>
          <table:table-cell office:value-type="float" office:value="193.33297">
            <text:p>193.33297</text:p>
          </table:table-cell>
          <table:table-cell office:value-type="float" office:value="29.18042">
            <text:p>29.18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76">
            <text:p>2.76</text:p>
          </table:table-cell>
          <table:table-cell table:formula="of:=ROUND([.J9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DSS J125321.95+291006.3</text:p>
          </table:table-cell>
          <table:table-cell office:value-type="float" office:value="193.34146">
            <text:p>193.34146</text:p>
          </table:table-cell>
          <table:table-cell office:value-type="float" office:value="29.16843">
            <text:p>29.16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314">
            <text:p>3.314</text:p>
          </table:table-cell>
          <table:table-cell table:formula="of:=ROUND([.J10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DSS J125313.72+291541.7</text:p>
          </table:table-cell>
          <table:table-cell office:value-type="float" office:value="193.30717">
            <text:p>193.30717</text:p>
          </table:table-cell>
          <table:table-cell office:value-type="float" office:value="29.26161">
            <text:p>29.261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396">
            <text:p>3.396</text:p>
          </table:table-cell>
          <table:table-cell table:formula="of:=ROUND([.J10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DSS J125312.71+291107.4</text:p>
          </table:table-cell>
          <table:table-cell office:value-type="float" office:value="193.30298">
            <text:p>193.30298</text:p>
          </table:table-cell>
          <table:table-cell office:value-type="float" office:value="29.18541">
            <text:p>29.18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484">
            <text:p>3.484</text:p>
          </table:table-cell>
          <table:table-cell table:formula="of:=ROUND([.J10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DSS J125314.41+291421.8</text:p>
          </table:table-cell>
          <table:table-cell office:value-type="float" office:value="193.31007">
            <text:p>193.31007</text:p>
          </table:table-cell>
          <table:table-cell office:value-type="float" office:value="29.2394">
            <text:p>29.23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518">
            <text:p>2.518</text:p>
          </table:table-cell>
          <table:table-cell table:formula="of:=ROUND([.J10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DSS J125339.16+291359.3</text:p>
          </table:table-cell>
          <table:table-cell office:value-type="float" office:value="193.4132">
            <text:p>193.4132</text:p>
          </table:table-cell>
          <table:table-cell office:value-type="float" office:value="29.23315">
            <text:p>29.233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158">
            <text:p>3.158</text:p>
          </table:table-cell>
          <table:table-cell table:formula="of:=ROUND([.J10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DSS J125314.11+291553.2</text:p>
          </table:table-cell>
          <table:table-cell office:value-type="float" office:value="193.3088">
            <text:p>193.3088</text:p>
          </table:table-cell>
          <table:table-cell office:value-type="float" office:value="29.2648">
            <text:p>29.2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472">
            <text:p>3.472</text:p>
          </table:table-cell>
          <table:table-cell table:formula="of:=ROUND([.J10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DSS J125322.29+291035.3</text:p>
          </table:table-cell>
          <table:table-cell office:value-type="float" office:value="193.3429">
            <text:p>193.3429</text:p>
          </table:table-cell>
          <table:table-cell office:value-type="float" office:value="29.1765">
            <text:p>29.17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825">
            <text:p>2.825</text:p>
          </table:table-cell>
          <table:table-cell table:formula="of:=ROUND([.J10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DSS J125310.46+291342.4</text:p>
          </table:table-cell>
          <table:table-cell office:value-type="float" office:value="193.29359">
            <text:p>193.29359</text:p>
          </table:table-cell>
          <table:table-cell office:value-type="float" office:value="29.22846">
            <text:p>29.22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189">
            <text:p>3.189</text:p>
          </table:table-cell>
          <table:table-cell table:formula="of:=ROUND([.J10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DSS J125335.06+291518.2</text:p>
          </table:table-cell>
          <table:table-cell office:value-type="float" office:value="193.39612">
            <text:p>193.39612</text:p>
          </table:table-cell>
          <table:table-cell office:value-type="float" office:value="29.25507">
            <text:p>29.25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939">
            <text:p>2.939</text:p>
          </table:table-cell>
          <table:table-cell table:formula="of:=ROUND([.J10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DSS J125315.54+291103.0</text:p>
          </table:table-cell>
          <table:table-cell office:value-type="float" office:value="193.31479">
            <text:p>193.31479</text:p>
          </table:table-cell>
          <table:table-cell office:value-type="float" office:value="29.18418">
            <text:p>29.184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09">
            <text:p>3.09</text:p>
          </table:table-cell>
          <table:table-cell table:formula="of:=ROUND([.J10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DSS J125336.92+291239.3</text:p>
          </table:table-cell>
          <table:table-cell office:value-type="float" office:value="193.40386">
            <text:p>193.40386</text:p>
          </table:table-cell>
          <table:table-cell office:value-type="float" office:value="29.21093">
            <text:p>29.21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696">
            <text:p>2.696</text:p>
          </table:table-cell>
          <table:table-cell table:formula="of:=ROUND([.J11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DSS J125326.84+291619.8</text:p>
          </table:table-cell>
          <table:table-cell office:value-type="float" office:value="193.36185">
            <text:p>193.36185</text:p>
          </table:table-cell>
          <table:table-cell office:value-type="float" office:value="29.27218">
            <text:p>29.272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005">
            <text:p>3.005</text:p>
          </table:table-cell>
          <table:table-cell table:formula="of:=ROUND([.J11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DSS J125316.37+291551.8</text:p>
          </table:table-cell>
          <table:table-cell office:value-type="float" office:value="193.31824">
            <text:p>193.31824</text:p>
          </table:table-cell>
          <table:table-cell office:value-type="float" office:value="29.2644">
            <text:p>29.26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136">
            <text:p>3.136</text:p>
          </table:table-cell>
          <table:table-cell table:formula="of:=ROUND([.J11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DSS J125310.15+291359.9</text:p>
          </table:table-cell>
          <table:table-cell office:value-type="float" office:value="193.29231">
            <text:p>193.29231</text:p>
          </table:table-cell>
          <table:table-cell office:value-type="float" office:value="29.23333">
            <text:p>29.233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301">
            <text:p>3.301</text:p>
          </table:table-cell>
          <table:table-cell table:formula="of:=ROUND([.J11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DSS J125337.45+291312.0</text:p>
          </table:table-cell>
          <table:table-cell office:value-type="float" office:value="193.40606">
            <text:p>193.40606</text:p>
          </table:table-cell>
          <table:table-cell office:value-type="float" office:value="29.22002">
            <text:p>29.22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724">
            <text:p>2.724</text:p>
          </table:table-cell>
          <table:table-cell table:formula="of:=ROUND([.J11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DSS J125327.30+291614.8</text:p>
          </table:table-cell>
          <table:table-cell office:value-type="float" office:value="193.36376">
            <text:p>193.36376</text:p>
          </table:table-cell>
          <table:table-cell office:value-type="float" office:value="29.2708">
            <text:p>29.2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939">
            <text:p>2.939</text:p>
          </table:table-cell>
          <table:table-cell table:formula="of:=ROUND([.J11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DSS J125319.44+291029.1</text:p>
          </table:table-cell>
          <table:table-cell office:value-type="float" office:value="193.33102">
            <text:p>193.33102</text:p>
          </table:table-cell>
          <table:table-cell office:value-type="float" office:value="29.17477">
            <text:p>29.174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112">
            <text:p>3.112</text:p>
          </table:table-cell>
          <table:table-cell table:formula="of:=ROUND([.J11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DSS J125331.37+291029.4</text:p>
          </table:table-cell>
          <table:table-cell office:value-type="float" office:value="193.38073">
            <text:p>193.38073</text:p>
          </table:table-cell>
          <table:table-cell office:value-type="float" office:value="29.17484">
            <text:p>29.174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184">
            <text:p>3.184</text:p>
          </table:table-cell>
          <table:table-cell table:formula="of:=ROUND([.J11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DSS J125309.80+291319.4</text:p>
          </table:table-cell>
          <table:table-cell office:value-type="float" office:value="193.29084">
            <text:p>193.29084</text:p>
          </table:table-cell>
          <table:table-cell office:value-type="float" office:value="29.22206">
            <text:p>29.22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314">
            <text:p>3.314</text:p>
          </table:table-cell>
          <table:table-cell table:formula="of:=ROUND([.J11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DSS J125334.52+291521.3</text:p>
          </table:table-cell>
          <table:table-cell office:value-type="float" office:value="193.39384">
            <text:p>193.39384</text:p>
          </table:table-cell>
          <table:table-cell office:value-type="float" office:value="29.25593">
            <text:p>29.25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887">
            <text:p>2.887</text:p>
          </table:table-cell>
          <table:table-cell table:formula="of:=ROUND([.J11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DSS J125339.46+291259.3</text:p>
          </table:table-cell>
          <table:table-cell office:value-type="float" office:value="193.41445">
            <text:p>193.41445</text:p>
          </table:table-cell>
          <table:table-cell office:value-type="float" office:value="29.21648">
            <text:p>29.21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18">
            <text:p>3.18</text:p>
          </table:table-cell>
          <table:table-cell table:formula="of:=ROUND([.J12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DSS J125339.75+291310.2</text:p>
          </table:table-cell>
          <table:table-cell office:value-type="float" office:value="193.41566">
            <text:p>193.41566</text:p>
          </table:table-cell>
          <table:table-cell office:value-type="float" office:value="29.21952">
            <text:p>29.219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228">
            <text:p>3.228</text:p>
          </table:table-cell>
          <table:table-cell table:formula="of:=ROUND([.J12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DSS J125315.94+291604.1</text:p>
          </table:table-cell>
          <table:table-cell office:value-type="float" office:value="193.31642">
            <text:p>193.31642</text:p>
          </table:table-cell>
          <table:table-cell office:value-type="float" office:value="29.26781">
            <text:p>29.267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357">
            <text:p>3.357</text:p>
          </table:table-cell>
          <table:table-cell table:formula="of:=ROUND([.J12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DSS J125340.09+291420.4</text:p>
          </table:table-cell>
          <table:table-cell office:value-type="float" office:value="193.41705">
            <text:p>193.41705</text:p>
          </table:table-cell>
          <table:table-cell office:value-type="float" office:value="29.23901">
            <text:p>29.239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44">
            <text:p>3.44</text:p>
          </table:table-cell>
          <table:table-cell table:formula="of:=ROUND([.J12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DSS J125311.46+291351.8</text:p>
          </table:table-cell>
          <table:table-cell office:value-type="float" office:value="193.29776">
            <text:p>193.29776</text:p>
          </table:table-cell>
          <table:table-cell office:value-type="float" office:value="29.23106">
            <text:p>29.23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995">
            <text:p>2.995</text:p>
          </table:table-cell>
          <table:table-cell table:formula="of:=ROUND([.J12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DSS J125309.06+291341.3</text:p>
          </table:table-cell>
          <table:table-cell office:value-type="float" office:value="193.28779">
            <text:p>193.28779</text:p>
          </table:table-cell>
          <table:table-cell office:value-type="float" office:value="29.22816">
            <text:p>29.228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49">
            <text:p>3.49</text:p>
          </table:table-cell>
          <table:table-cell table:formula="of:=ROUND([.J12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DSS J125319.92+291548.5</text:p>
          </table:table-cell>
          <table:table-cell office:value-type="float" office:value="193.33304">
            <text:p>193.33304</text:p>
          </table:table-cell>
          <table:table-cell office:value-type="float" office:value="29.26349">
            <text:p>29.263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693">
            <text:p>2.693</text:p>
          </table:table-cell>
          <table:table-cell table:formula="of:=ROUND([.J12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DSS J125315.99+291522.8</text:p>
          </table:table-cell>
          <table:table-cell office:value-type="float" office:value="193.31666">
            <text:p>193.31666</text:p>
          </table:table-cell>
          <table:table-cell office:value-type="float" office:value="29.25635">
            <text:p>29.256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821">
            <text:p>2.821</text:p>
          </table:table-cell>
          <table:table-cell table:formula="of:=ROUND([.J12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DSS J125327.79+291615.4</text:p>
          </table:table-cell>
          <table:table-cell office:value-type="float" office:value="193.3658">
            <text:p>193.3658</text:p>
          </table:table-cell>
          <table:table-cell office:value-type="float" office:value="29.27095">
            <text:p>29.27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968">
            <text:p>2.968</text:p>
          </table:table-cell>
          <table:table-cell table:formula="of:=ROUND([.J12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DSS J125313.74+291132.7</text:p>
          </table:table-cell>
          <table:table-cell office:value-type="float" office:value="193.30729">
            <text:p>193.30729</text:p>
          </table:table-cell>
          <table:table-cell office:value-type="float" office:value="29.19244">
            <text:p>29.19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047">
            <text:p>3.047</text:p>
          </table:table-cell>
          <table:table-cell table:formula="of:=ROUND([.J12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DSS J125311.69+291156.1</text:p>
          </table:table-cell>
          <table:table-cell office:value-type="float" office:value="193.29872">
            <text:p>193.29872</text:p>
          </table:table-cell>
          <table:table-cell office:value-type="float" office:value="29.19893">
            <text:p>29.19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229">
            <text:p>3.229</text:p>
          </table:table-cell>
          <table:table-cell table:formula="of:=ROUND([.J13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DSS J125328.23+291559.1</text:p>
          </table:table-cell>
          <table:table-cell office:value-type="float" office:value="193.36766">
            <text:p>193.36766</text:p>
          </table:table-cell>
          <table:table-cell office:value-type="float" office:value="29.26643">
            <text:p>29.266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727">
            <text:p>2.727</text:p>
          </table:table-cell>
          <table:table-cell table:formula="of:=ROUND([.J13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DSS J125326.89+291611.5</text:p>
          </table:table-cell>
          <table:table-cell office:value-type="float" office:value="193.36205">
            <text:p>193.36205</text:p>
          </table:table-cell>
          <table:table-cell office:value-type="float" office:value="29.26989">
            <text:p>29.26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2.87">
            <text:p>2.87</text:p>
          </table:table-cell>
          <table:table-cell table:formula="of:=ROUND([.J13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DSS J125325.95+291615.9</text:p>
          </table:table-cell>
          <table:table-cell office:value-type="float" office:value="193.35815">
            <text:p>193.35815</text:p>
          </table:table-cell>
          <table:table-cell office:value-type="float" office:value="29.2711">
            <text:p>29.2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2.92">
            <text:p>2.92</text:p>
          </table:table-cell>
          <table:table-cell table:formula="of:=ROUND([.J13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DSS J125317.78+291032.1</text:p>
          </table:table-cell>
          <table:table-cell office:value-type="float" office:value="193.3241">
            <text:p>193.3241</text:p>
          </table:table-cell>
          <table:table-cell office:value-type="float" office:value="29.1756">
            <text:p>29.1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226">
            <text:p>3.226</text:p>
          </table:table-cell>
          <table:table-cell table:formula="of:=ROUND([.J13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DSS J125311.68+291358.6</text:p>
          </table:table-cell>
          <table:table-cell office:value-type="float" office:value="193.29869">
            <text:p>193.29869</text:p>
          </table:table-cell>
          <table:table-cell office:value-type="float" office:value="29.23296">
            <text:p>29.232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969">
            <text:p>2.969</text:p>
          </table:table-cell>
          <table:table-cell table:formula="of:=ROUND([.J13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DSS J125319.02+291619.4</text:p>
          </table:table-cell>
          <table:table-cell office:value-type="float" office:value="193.32925">
            <text:p>193.32925</text:p>
          </table:table-cell>
          <table:table-cell office:value-type="float" office:value="29.27206">
            <text:p>29.27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243">
            <text:p>3.243</text:p>
          </table:table-cell>
          <table:table-cell table:formula="of:=ROUND([.J13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DSS J125332.17+291109.2</text:p>
          </table:table-cell>
          <table:table-cell office:value-type="float" office:value="193.38407">
            <text:p>193.38407</text:p>
          </table:table-cell>
          <table:table-cell office:value-type="float" office:value="29.18589">
            <text:p>29.185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702">
            <text:p>2.702</text:p>
          </table:table-cell>
          <table:table-cell table:formula="of:=ROUND([.J13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DSS J125335.28+291125.4</text:p>
          </table:table-cell>
          <table:table-cell office:value-type="float" office:value="193.39702">
            <text:p>193.39702</text:p>
          </table:table-cell>
          <table:table-cell office:value-type="float" office:value="29.1904">
            <text:p>29.19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961">
            <text:p>2.961</text:p>
          </table:table-cell>
          <table:table-cell table:formula="of:=ROUND([.J13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DSS J125337.69+291207.0</text:p>
          </table:table-cell>
          <table:table-cell office:value-type="float" office:value="193.40705">
            <text:p>193.40705</text:p>
          </table:table-cell>
          <table:table-cell office:value-type="float" office:value="29.20196">
            <text:p>29.201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3.034">
            <text:p>3.034</text:p>
          </table:table-cell>
          <table:table-cell table:formula="of:=ROUND([.J13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DSS J125318.02+291528.0</text:p>
          </table:table-cell>
          <table:table-cell office:value-type="float" office:value="193.32509">
            <text:p>193.32509</text:p>
          </table:table-cell>
          <table:table-cell office:value-type="float" office:value="29.25779">
            <text:p>29.257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2.604">
            <text:p>2.604</text:p>
          </table:table-cell>
          <table:table-cell table:formula="of:=ROUND([.J14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DSS J125314.38+291102.4</text:p>
          </table:table-cell>
          <table:table-cell office:value-type="float" office:value="193.30993">
            <text:p>193.30993</text:p>
          </table:table-cell>
          <table:table-cell office:value-type="float" office:value="29.18403">
            <text:p>29.18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3.271">
            <text:p>3.271</text:p>
          </table:table-cell>
          <table:table-cell table:formula="of:=ROUND([.J14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DSS J125315.25+291117.2</text:p>
          </table:table-cell>
          <table:table-cell office:value-type="float" office:value="193.31355">
            <text:p>193.31355</text:p>
          </table:table-cell>
          <table:table-cell office:value-type="float" office:value="29.18813">
            <text:p>29.18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2.963">
            <text:p>2.963</text:p>
          </table:table-cell>
          <table:table-cell table:formula="of:=ROUND([.J14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DSS J125313.49+291440.1</text:p>
          </table:table-cell>
          <table:table-cell office:value-type="float" office:value="193.30623">
            <text:p>193.30623</text:p>
          </table:table-cell>
          <table:table-cell office:value-type="float" office:value="29.24447">
            <text:p>29.24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2.832">
            <text:p>2.832</text:p>
          </table:table-cell>
          <table:table-cell table:formula="of:=ROUND([.J14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DSS J125339.19+291452.7</text:p>
          </table:table-cell>
          <table:table-cell office:value-type="float" office:value="193.41333">
            <text:p>193.41333</text:p>
          </table:table-cell>
          <table:table-cell office:value-type="float" office:value="29.24799">
            <text:p>29.247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3.455">
            <text:p>3.455</text:p>
          </table:table-cell>
          <table:table-cell table:formula="of:=ROUND([.J14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DSS J125336.33+291440.5</text:p>
          </table:table-cell>
          <table:table-cell office:value-type="float" office:value="193.40141">
            <text:p>193.40141</text:p>
          </table:table-cell>
          <table:table-cell office:value-type="float" office:value="29.24459">
            <text:p>29.24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0g</text:p>
          </table:table-cell>
          <table:table-cell office:value-type="float" office:value="2.807">
            <text:p>2.807</text:p>
          </table:table-cell>
          <table:table-cell table:formula="of:=ROUND([.J14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APS-NGP O_323_0602284</text:p>
          </table:table-cell>
          <table:table-cell office:value-type="float" office:value="193.31007">
            <text:p>193.31007</text:p>
          </table:table-cell>
          <table:table-cell office:value-type="float" office:value="29.26662">
            <text:p>29.2666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6">
            <text:p>19.86</text:p>
          </table:table-cell>
          <table:table-cell office:value-type="float" office:value="3.509">
            <text:p>3.509</text:p>
          </table:table-cell>
          <table:table-cell table:formula="of:=ROUND([.J146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 office:value-type="string">
            <text:p>SDSS J125314.37+291602.6</text:p>
          </table:table-cell>
          <table:table-cell table:style-name="ce1" office:value-type="float" office:value="193.3099">
            <text:p>193.3099</text:p>
          </table:table-cell>
          <table:table-cell table:style-name="ce1" office:value-type="float" office:value="29.26741">
            <text:p>29.26741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2g</text:p>
          </table:table-cell>
          <table:table-cell table:style-name="ce1" office:value-type="float" office:value="3.55">
            <text:p>3.55</text:p>
          </table:table-cell>
          <table:table-cell table:style-name="ce1" table:formula="of:=ROUND([.J147])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0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DSS J125309.66+291521.8</text:p>
          </table:table-cell>
          <table:table-cell office:value-type="float" office:value="193.29029">
            <text:p>193.29029</text:p>
          </table:table-cell>
          <table:table-cell office:value-type="float" office:value="29.25606">
            <text:p>29.256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3.9">
            <text:p>3.9</text:p>
          </table:table-cell>
          <table:table-cell table:formula="of:=ROUND([.J14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SDSS J125306.48+291505.8</text:p>
          </table:table-cell>
          <table:table-cell office:value-type="float" office:value="193.27701">
            <text:p>193.27701</text:p>
          </table:table-cell>
          <table:table-cell office:value-type="float" office:value="29.25162">
            <text:p>29.251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4.398">
            <text:p>4.398</text:p>
          </table:table-cell>
          <table:table-cell table:formula="of:=ROUND([.J14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DSS J125312.00+291559.0</text:p>
          </table:table-cell>
          <table:table-cell office:value-type="float" office:value="193.30003">
            <text:p>193.30003</text:p>
          </table:table-cell>
          <table:table-cell office:value-type="float" office:value="29.26639">
            <text:p>29.26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3.865">
            <text:p>3.865</text:p>
          </table:table-cell>
          <table:table-cell table:formula="of:=ROUND([.J15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DSS J125331.75+290915.7</text:p>
          </table:table-cell>
          <table:table-cell office:value-type="float" office:value="193.38233">
            <text:p>193.38233</text:p>
          </table:table-cell>
          <table:table-cell office:value-type="float" office:value="29.15438">
            <text:p>29.15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4.349">
            <text:p>4.349</text:p>
          </table:table-cell>
          <table:table-cell table:formula="of:=ROUND([.J15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SDSS J125342.28+291240.6</text:p>
          </table:table-cell>
          <table:table-cell office:value-type="float" office:value="193.4262">
            <text:p>193.4262</text:p>
          </table:table-cell>
          <table:table-cell office:value-type="float" office:value="29.2113">
            <text:p>29.2113</text:p>
          </table:table-cell>
          <table:table-cell office:value-type="string">
            <text:p>UvES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3.834">
            <text:p>3.834</text:p>
          </table:table-cell>
          <table:table-cell table:formula="of:=ROUND([.J152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DSS J125335.96+291625.3</text:p>
          </table:table-cell>
          <table:table-cell office:value-type="float" office:value="193.39984">
            <text:p>193.39984</text:p>
          </table:table-cell>
          <table:table-cell office:value-type="float" office:value="29.27372">
            <text:p>29.27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3.892">
            <text:p>3.892</text:p>
          </table:table-cell>
          <table:table-cell table:formula="of:=ROUND([.J15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DSS J125324.13+291727.5</text:p>
          </table:table-cell>
          <table:table-cell office:value-type="float" office:value="193.35055">
            <text:p>193.35055</text:p>
          </table:table-cell>
          <table:table-cell office:value-type="float" office:value="29.29098">
            <text:p>29.29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4.11">
            <text:p>4.11</text:p>
          </table:table-cell>
          <table:table-cell table:formula="of:=ROUND([.J15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DSS J125330.90+290929.2</text:p>
          </table:table-cell>
          <table:table-cell office:value-type="float" office:value="193.37878">
            <text:p>193.37878</text:p>
          </table:table-cell>
          <table:table-cell office:value-type="float" office:value="29.15813">
            <text:p>29.15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075">
            <text:p>4.075</text:p>
          </table:table-cell>
          <table:table-cell table:formula="of:=ROUND([.J15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DSS J125314.98+291612.8</text:p>
          </table:table-cell>
          <table:table-cell office:value-type="float" office:value="193.31245">
            <text:p>193.31245</text:p>
          </table:table-cell>
          <table:table-cell office:value-type="float" office:value="29.27024">
            <text:p>29.270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598">
            <text:p>3.598</text:p>
          </table:table-cell>
          <table:table-cell table:formula="of:=ROUND([.J15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DSS J125317.01+290946.5</text:p>
          </table:table-cell>
          <table:table-cell office:value-type="float" office:value="193.32089">
            <text:p>193.32089</text:p>
          </table:table-cell>
          <table:table-cell office:value-type="float" office:value="29.16294">
            <text:p>29.162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978">
            <text:p>3.978</text:p>
          </table:table-cell>
          <table:table-cell table:formula="of:=ROUND([.J15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DSS J125311.41+291619.3</text:p>
          </table:table-cell>
          <table:table-cell office:value-type="float" office:value="193.29756">
            <text:p>193.29756</text:p>
          </table:table-cell>
          <table:table-cell office:value-type="float" office:value="29.27205">
            <text:p>29.272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194">
            <text:p>4.194</text:p>
          </table:table-cell>
          <table:table-cell table:formula="of:=ROUND([.J15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DSS J125306.45+291127.5</text:p>
          </table:table-cell>
          <table:table-cell office:value-type="float" office:value="193.27689">
            <text:p>193.27689</text:p>
          </table:table-cell>
          <table:table-cell office:value-type="float" office:value="29.19098">
            <text:p>29.19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467">
            <text:p>4.467</text:p>
          </table:table-cell>
          <table:table-cell table:formula="of:=ROUND([.J15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DSS J125340.38+291200.5</text:p>
          </table:table-cell>
          <table:table-cell office:value-type="float" office:value="193.41825">
            <text:p>193.41825</text:p>
          </table:table-cell>
          <table:table-cell office:value-type="float" office:value="29.20014">
            <text:p>29.200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618">
            <text:p>3.618</text:p>
          </table:table-cell>
          <table:table-cell table:formula="of:=ROUND([.J16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DSS J125320.32+291709.3</text:p>
          </table:table-cell>
          <table:table-cell office:value-type="float" office:value="193.33468">
            <text:p>193.33468</text:p>
          </table:table-cell>
          <table:table-cell office:value-type="float" office:value="29.28593">
            <text:p>29.28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937">
            <text:p>3.937</text:p>
          </table:table-cell>
          <table:table-cell table:formula="of:=ROUND([.J16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DSS J125343.66+291237.7</text:p>
          </table:table-cell>
          <table:table-cell office:value-type="float" office:value="193.43195">
            <text:p>193.43195</text:p>
          </table:table-cell>
          <table:table-cell office:value-type="float" office:value="29.21049">
            <text:p>29.21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139">
            <text:p>4.139</text:p>
          </table:table-cell>
          <table:table-cell table:formula="of:=ROUND([.J16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DSS J125342.77+291256.7</text:p>
          </table:table-cell>
          <table:table-cell office:value-type="float" office:value="193.42824">
            <text:p>193.42824</text:p>
          </table:table-cell>
          <table:table-cell office:value-type="float" office:value="29.21576">
            <text:p>29.21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903">
            <text:p>3.903</text:p>
          </table:table-cell>
          <table:table-cell table:formula="of:=ROUND([.J16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DSS J125330.49+290928.6</text:p>
          </table:table-cell>
          <table:table-cell office:value-type="float" office:value="193.37706">
            <text:p>193.37706</text:p>
          </table:table-cell>
          <table:table-cell office:value-type="float" office:value="29.15797">
            <text:p>29.157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057">
            <text:p>4.057</text:p>
          </table:table-cell>
          <table:table-cell table:formula="of:=ROUND([.J16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DSS J125304.76+291339.6</text:p>
          </table:table-cell>
          <table:table-cell office:value-type="float" office:value="193.26984">
            <text:p>193.26984</text:p>
          </table:table-cell>
          <table:table-cell office:value-type="float" office:value="29.22768">
            <text:p>29.227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424">
            <text:p>4.424</text:p>
          </table:table-cell>
          <table:table-cell table:formula="of:=ROUND([.J16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DSS J125310.05+291124.0</text:p>
          </table:table-cell>
          <table:table-cell office:value-type="float" office:value="193.29189">
            <text:p>193.29189</text:p>
          </table:table-cell>
          <table:table-cell office:value-type="float" office:value="29.19001">
            <text:p>29.190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799">
            <text:p>3.799</text:p>
          </table:table-cell>
          <table:table-cell table:formula="of:=ROUND([.J16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DSS J125339.64+291526.3</text:p>
          </table:table-cell>
          <table:table-cell office:value-type="float" office:value="193.4152">
            <text:p>193.4152</text:p>
          </table:table-cell>
          <table:table-cell office:value-type="float" office:value="29.25731">
            <text:p>29.257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817">
            <text:p>3.817</text:p>
          </table:table-cell>
          <table:table-cell table:formula="of:=ROUND([.J16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DSS J125311.25+291551.4</text:p>
          </table:table-cell>
          <table:table-cell office:value-type="float" office:value="193.29691">
            <text:p>193.29691</text:p>
          </table:table-cell>
          <table:table-cell office:value-type="float" office:value="29.2643">
            <text:p>29.26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905">
            <text:p>3.905</text:p>
          </table:table-cell>
          <table:table-cell table:formula="of:=ROUND([.J16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DSS J125329.59+290926.6</text:p>
          </table:table-cell>
          <table:table-cell office:value-type="float" office:value="193.37332">
            <text:p>193.37332</text:p>
          </table:table-cell>
          <table:table-cell office:value-type="float" office:value="29.1574">
            <text:p>29.15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036">
            <text:p>4.036</text:p>
          </table:table-cell>
          <table:table-cell table:formula="of:=ROUND([.J16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DSS J125344.01+291200.0</text:p>
          </table:table-cell>
          <table:table-cell office:value-type="float" office:value="193.4334">
            <text:p>193.4334</text:p>
          </table:table-cell>
          <table:table-cell office:value-type="float" office:value="29.2">
            <text:p>29.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367">
            <text:p>4.367</text:p>
          </table:table-cell>
          <table:table-cell table:formula="of:=ROUND([.J17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DSS J125343.69+291457.7</text:p>
          </table:table-cell>
          <table:table-cell office:value-type="float" office:value="193.43208">
            <text:p>193.43208</text:p>
          </table:table-cell>
          <table:table-cell office:value-type="float" office:value="29.24936">
            <text:p>29.24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387">
            <text:p>4.387</text:p>
          </table:table-cell>
          <table:table-cell table:formula="of:=ROUND([.J17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SDSS J125342.43+291059.8</text:p>
          </table:table-cell>
          <table:table-cell office:value-type="float" office:value="193.42683">
            <text:p>193.42683</text:p>
          </table:table-cell>
          <table:table-cell office:value-type="float" office:value="29.1833">
            <text:p>29.1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477">
            <text:p>4.477</text:p>
          </table:table-cell>
          <table:table-cell table:formula="of:=ROUND([.J17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DSS J125322.29+290935.9</text:p>
          </table:table-cell>
          <table:table-cell office:value-type="float" office:value="193.3429">
            <text:p>193.3429</text:p>
          </table:table-cell>
          <table:table-cell office:value-type="float" office:value="29.15998">
            <text:p>29.159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8">
            <text:p>3.8</text:p>
          </table:table-cell>
          <table:table-cell table:formula="of:=ROUND([.J17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DSS J125304.55+291321.1</text:p>
          </table:table-cell>
          <table:table-cell office:value-type="float" office:value="193.26897">
            <text:p>193.26897</text:p>
          </table:table-cell>
          <table:table-cell office:value-type="float" office:value="29.22255">
            <text:p>29.222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459">
            <text:p>4.459</text:p>
          </table:table-cell>
          <table:table-cell table:formula="of:=ROUND([.J17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DSS J125304.99+291221.8</text:p>
          </table:table-cell>
          <table:table-cell office:value-type="float" office:value="193.2708">
            <text:p>193.2708</text:p>
          </table:table-cell>
          <table:table-cell office:value-type="float" office:value="29.20608">
            <text:p>29.206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474">
            <text:p>4.474</text:p>
          </table:table-cell>
          <table:table-cell table:formula="of:=ROUND([.J17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DSS J125321.29+290938.3</text:p>
          </table:table-cell>
          <table:table-cell office:value-type="float" office:value="193.33874">
            <text:p>193.33874</text:p>
          </table:table-cell>
          <table:table-cell office:value-type="float" office:value="29.16066">
            <text:p>29.160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8">
            <text:p>3.8</text:p>
          </table:table-cell>
          <table:table-cell table:formula="of:=ROUND([.J17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DSS J125337.56+291605.1</text:p>
          </table:table-cell>
          <table:table-cell office:value-type="float" office:value="193.40652">
            <text:p>193.40652</text:p>
          </table:table-cell>
          <table:table-cell office:value-type="float" office:value="29.26811">
            <text:p>29.268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872">
            <text:p>3.872</text:p>
          </table:table-cell>
          <table:table-cell table:formula="of:=ROUND([.J17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DSS J125341.72+291235.5</text:p>
          </table:table-cell>
          <table:table-cell office:value-type="float" office:value="193.42387">
            <text:p>193.42387</text:p>
          </table:table-cell>
          <table:table-cell office:value-type="float" office:value="29.20987">
            <text:p>29.209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731">
            <text:p>3.731</text:p>
          </table:table-cell>
          <table:table-cell table:formula="of:=ROUND([.J17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DSS J125339.46+291144.4</text:p>
          </table:table-cell>
          <table:table-cell office:value-type="float" office:value="193.41445">
            <text:p>193.41445</text:p>
          </table:table-cell>
          <table:table-cell office:value-type="float" office:value="29.19567">
            <text:p>29.195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547">
            <text:p>3.547</text:p>
          </table:table-cell>
          <table:table-cell table:formula="of:=ROUND([.J17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DSS J125308.69+291322.2</text:p>
          </table:table-cell>
          <table:table-cell office:value-type="float" office:value="193.28621">
            <text:p>193.28621</text:p>
          </table:table-cell>
          <table:table-cell office:value-type="float" office:value="29.22285">
            <text:p>29.222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556">
            <text:p>3.556</text:p>
          </table:table-cell>
          <table:table-cell table:formula="of:=ROUND([.J18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DSS J125320.75+290954.1</text:p>
          </table:table-cell>
          <table:table-cell office:value-type="float" office:value="193.33648">
            <text:p>193.33648</text:p>
          </table:table-cell>
          <table:table-cell office:value-type="float" office:value="29.16504">
            <text:p>29.165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572">
            <text:p>3.572</text:p>
          </table:table-cell>
          <table:table-cell table:formula="of:=ROUND([.J18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DSS J125340.71+291452.5</text:p>
          </table:table-cell>
          <table:table-cell office:value-type="float" office:value="193.41964">
            <text:p>193.41964</text:p>
          </table:table-cell>
          <table:table-cell office:value-type="float" office:value="29.24793">
            <text:p>29.24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753">
            <text:p>3.753</text:p>
          </table:table-cell>
          <table:table-cell table:formula="of:=ROUND([.J18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DSS J125305.37+291347.9</text:p>
          </table:table-cell>
          <table:table-cell office:value-type="float" office:value="193.27239">
            <text:p>193.27239</text:p>
          </table:table-cell>
          <table:table-cell office:value-type="float" office:value="29.22998">
            <text:p>29.229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303">
            <text:p>4.303</text:p>
          </table:table-cell>
          <table:table-cell table:formula="of:=ROUND([.J18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DSS J125308.56+291229.3</text:p>
          </table:table-cell>
          <table:table-cell office:value-type="float" office:value="193.28567">
            <text:p>193.28567</text:p>
          </table:table-cell>
          <table:table-cell office:value-type="float" office:value="29.20816">
            <text:p>29.208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687">
            <text:p>3.687</text:p>
          </table:table-cell>
          <table:table-cell table:formula="of:=ROUND([.J18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DSS J125321.98+291723.3</text:p>
          </table:table-cell>
          <table:table-cell office:value-type="float" office:value="193.34159">
            <text:p>193.34159</text:p>
          </table:table-cell>
          <table:table-cell office:value-type="float" office:value="29.28982">
            <text:p>29.289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089">
            <text:p>4.089</text:p>
          </table:table-cell>
          <table:table-cell table:formula="of:=ROUND([.J18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DSS J125324.55+290939.0</text:p>
          </table:table-cell>
          <table:table-cell office:value-type="float" office:value="193.35232">
            <text:p>193.35232</text:p>
          </table:table-cell>
          <table:table-cell office:value-type="float" office:value="29.16086">
            <text:p>29.160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703">
            <text:p>3.703</text:p>
          </table:table-cell>
          <table:table-cell table:formula="of:=ROUND([.J18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DSS J125319.88+290944.8</text:p>
          </table:table-cell>
          <table:table-cell office:value-type="float" office:value="193.33285">
            <text:p>193.33285</text:p>
          </table:table-cell>
          <table:table-cell office:value-type="float" office:value="29.16245">
            <text:p>29.162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774">
            <text:p>3.774</text:p>
          </table:table-cell>
          <table:table-cell table:formula="of:=ROUND([.J18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DSS J125339.07+291533.6</text:p>
          </table:table-cell>
          <table:table-cell office:value-type="float" office:value="193.41281">
            <text:p>193.41281</text:p>
          </table:table-cell>
          <table:table-cell office:value-type="float" office:value="29.25934">
            <text:p>29.25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783">
            <text:p>3.783</text:p>
          </table:table-cell>
          <table:table-cell table:formula="of:=ROUND([.J18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DSS J125343.01+291340.3</text:p>
          </table:table-cell>
          <table:table-cell office:value-type="float" office:value="193.42921">
            <text:p>193.42921</text:p>
          </table:table-cell>
          <table:table-cell office:value-type="float" office:value="29.22789">
            <text:p>29.22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945">
            <text:p>3.945</text:p>
          </table:table-cell>
          <table:table-cell table:formula="of:=ROUND([.J18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DSS J125333.41+291654.7</text:p>
          </table:table-cell>
          <table:table-cell office:value-type="float" office:value="193.38925">
            <text:p>193.38925</text:p>
          </table:table-cell>
          <table:table-cell office:value-type="float" office:value="29.28187">
            <text:p>29.28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006">
            <text:p>4.006</text:p>
          </table:table-cell>
          <table:table-cell table:formula="of:=ROUND([.J19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DSS J125316.40+291707.3</text:p>
          </table:table-cell>
          <table:table-cell office:value-type="float" office:value="193.31837">
            <text:p>193.31837</text:p>
          </table:table-cell>
          <table:table-cell office:value-type="float" office:value="29.28538">
            <text:p>29.28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209">
            <text:p>4.209</text:p>
          </table:table-cell>
          <table:table-cell table:formula="of:=ROUND([.J19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DSS J125318.35+291003.2</text:p>
          </table:table-cell>
          <table:table-cell office:value-type="float" office:value="193.32649">
            <text:p>193.32649</text:p>
          </table:table-cell>
          <table:table-cell office:value-type="float" office:value="29.16757">
            <text:p>29.16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603">
            <text:p>3.603</text:p>
          </table:table-cell>
          <table:table-cell table:formula="of:=ROUND([.J19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DSS J125308.41+291437.3</text:p>
          </table:table-cell>
          <table:table-cell office:value-type="float" office:value="193.28508">
            <text:p>193.28508</text:p>
          </table:table-cell>
          <table:table-cell office:value-type="float" office:value="29.2437">
            <text:p>29.24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831">
            <text:p>3.831</text:p>
          </table:table-cell>
          <table:table-cell table:formula="of:=ROUND([.J19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DSS J125341.57+291102.1</text:p>
          </table:table-cell>
          <table:table-cell office:value-type="float" office:value="193.42325">
            <text:p>193.42325</text:p>
          </table:table-cell>
          <table:table-cell office:value-type="float" office:value="29.18394">
            <text:p>29.183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298">
            <text:p>4.298</text:p>
          </table:table-cell>
          <table:table-cell table:formula="of:=ROUND([.J19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DSS J125339.12+291514.2</text:p>
          </table:table-cell>
          <table:table-cell office:value-type="float" office:value="193.413">
            <text:p>193.413</text:p>
          </table:table-cell>
          <table:table-cell office:value-type="float" office:value="29.25396">
            <text:p>29.25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613">
            <text:p>3.613</text:p>
          </table:table-cell>
          <table:table-cell table:formula="of:=ROUND([.J19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DSS J125332.67+291651.9</text:p>
          </table:table-cell>
          <table:table-cell office:value-type="float" office:value="193.38615">
            <text:p>193.38615</text:p>
          </table:table-cell>
          <table:table-cell office:value-type="float" office:value="29.28111">
            <text:p>29.281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893">
            <text:p>3.893</text:p>
          </table:table-cell>
          <table:table-cell table:formula="of:=ROUND([.J19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DSS J125343.95+291439.6</text:p>
          </table:table-cell>
          <table:table-cell office:value-type="float" office:value="193.43314">
            <text:p>193.43314</text:p>
          </table:table-cell>
          <table:table-cell office:value-type="float" office:value="29.24434">
            <text:p>29.24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339">
            <text:p>4.339</text:p>
          </table:table-cell>
          <table:table-cell table:formula="of:=ROUND([.J19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DSS J125332.45+291000.4</text:p>
          </table:table-cell>
          <table:table-cell office:value-type="float" office:value="193.38521">
            <text:p>193.38521</text:p>
          </table:table-cell>
          <table:table-cell office:value-type="float" office:value="29.16679">
            <text:p>29.166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721">
            <text:p>3.721</text:p>
          </table:table-cell>
          <table:table-cell table:formula="of:=ROUND([.J19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DSS J125323.30+291714.4</text:p>
          </table:table-cell>
          <table:table-cell office:value-type="float" office:value="193.3471">
            <text:p>193.3471</text:p>
          </table:table-cell>
          <table:table-cell office:value-type="float" office:value="29.28735">
            <text:p>29.287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905">
            <text:p>3.905</text:p>
          </table:table-cell>
          <table:table-cell table:formula="of:=ROUND([.J19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DSS J125334.63+291707.8</text:p>
          </table:table-cell>
          <table:table-cell office:value-type="float" office:value="193.39429">
            <text:p>193.39429</text:p>
          </table:table-cell>
          <table:table-cell office:value-type="float" office:value="29.28551">
            <text:p>29.28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323">
            <text:p>4.323</text:p>
          </table:table-cell>
          <table:table-cell table:formula="of:=ROUND([.J20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DSS J125326.99+291658.7</text:p>
          </table:table-cell>
          <table:table-cell office:value-type="float" office:value="193.36247">
            <text:p>193.36247</text:p>
          </table:table-cell>
          <table:table-cell office:value-type="float" office:value="29.28298">
            <text:p>29.282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652">
            <text:p>3.652</text:p>
          </table:table-cell>
          <table:table-cell table:formula="of:=ROUND([.J20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DSS J125316.17+291010.0</text:p>
          </table:table-cell>
          <table:table-cell office:value-type="float" office:value="193.3174">
            <text:p>193.3174</text:p>
          </table:table-cell>
          <table:table-cell office:value-type="float" office:value="29.16945">
            <text:p>29.169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722">
            <text:p>3.722</text:p>
          </table:table-cell>
          <table:table-cell table:formula="of:=ROUND([.J20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DSS J125341.76+291156.4</text:p>
          </table:table-cell>
          <table:table-cell office:value-type="float" office:value="193.42402">
            <text:p>193.42402</text:p>
          </table:table-cell>
          <table:table-cell office:value-type="float" office:value="29.199">
            <text:p>29.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924">
            <text:p>3.924</text:p>
          </table:table-cell>
          <table:table-cell table:formula="of:=ROUND([.J20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DSS J125328.35+291714.8</text:p>
          </table:table-cell>
          <table:table-cell office:value-type="float" office:value="193.36814">
            <text:p>193.36814</text:p>
          </table:table-cell>
          <table:table-cell office:value-type="float" office:value="29.28746">
            <text:p>29.28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963">
            <text:p>3.963</text:p>
          </table:table-cell>
          <table:table-cell table:formula="of:=ROUND([.J20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DSS J125324.63+291722.4</text:p>
          </table:table-cell>
          <table:table-cell office:value-type="float" office:value="193.35265">
            <text:p>193.35265</text:p>
          </table:table-cell>
          <table:table-cell office:value-type="float" office:value="29.28957">
            <text:p>29.289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022">
            <text:p>4.022</text:p>
          </table:table-cell>
          <table:table-cell table:formula="of:=ROUND([.J20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DSS J125314.24+291652.5</text:p>
          </table:table-cell>
          <table:table-cell office:value-type="float" office:value="193.30935">
            <text:p>193.30935</text:p>
          </table:table-cell>
          <table:table-cell office:value-type="float" office:value="29.28127">
            <text:p>29.281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232">
            <text:p>4.232</text:p>
          </table:table-cell>
          <table:table-cell table:formula="of:=ROUND([.J20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DSS J125340.11+291540.1</text:p>
          </table:table-cell>
          <table:table-cell office:value-type="float" office:value="193.41713">
            <text:p>193.41713</text:p>
          </table:table-cell>
          <table:table-cell office:value-type="float" office:value="29.26116">
            <text:p>29.26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031">
            <text:p>4.031</text:p>
          </table:table-cell>
          <table:table-cell table:formula="of:=ROUND([.J20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DSS J125314.48+291641.3</text:p>
          </table:table-cell>
          <table:table-cell office:value-type="float" office:value="193.31035">
            <text:p>193.31035</text:p>
          </table:table-cell>
          <table:table-cell office:value-type="float" office:value="29.27815">
            <text:p>29.278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047">
            <text:p>4.047</text:p>
          </table:table-cell>
          <table:table-cell table:formula="of:=ROUND([.J20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DSS J125307.50+291442.7</text:p>
          </table:table-cell>
          <table:table-cell office:value-type="float" office:value="193.28128">
            <text:p>193.28128</text:p>
          </table:table-cell>
          <table:table-cell office:value-type="float" office:value="29.24522">
            <text:p>29.245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049">
            <text:p>4.049</text:p>
          </table:table-cell>
          <table:table-cell table:formula="of:=ROUND([.J20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DSS J125306.71+291425.0</text:p>
          </table:table-cell>
          <table:table-cell office:value-type="float" office:value="193.27798">
            <text:p>193.27798</text:p>
          </table:table-cell>
          <table:table-cell office:value-type="float" office:value="29.24028">
            <text:p>29.24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126">
            <text:p>4.126</text:p>
          </table:table-cell>
          <table:table-cell table:formula="of:=ROUND([.J21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DSS J125319.01+291721.7</text:p>
          </table:table-cell>
          <table:table-cell office:value-type="float" office:value="193.32923">
            <text:p>193.32923</text:p>
          </table:table-cell>
          <table:table-cell office:value-type="float" office:value="29.28936">
            <text:p>29.28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215">
            <text:p>4.215</text:p>
          </table:table-cell>
          <table:table-cell table:formula="of:=ROUND([.J21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DSS J125329.72+291732.4</text:p>
          </table:table-cell>
          <table:table-cell office:value-type="float" office:value="193.37384">
            <text:p>193.37384</text:p>
          </table:table-cell>
          <table:table-cell office:value-type="float" office:value="29.29236">
            <text:p>29.29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314">
            <text:p>4.314</text:p>
          </table:table-cell>
          <table:table-cell table:formula="of:=ROUND([.J21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DSS J125340.43+291032.8</text:p>
          </table:table-cell>
          <table:table-cell office:value-type="float" office:value="193.41848">
            <text:p>193.41848</text:p>
          </table:table-cell>
          <table:table-cell office:value-type="float" office:value="29.17579">
            <text:p>29.175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386">
            <text:p>4.386</text:p>
          </table:table-cell>
          <table:table-cell table:formula="of:=ROUND([.J21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DSS J125306.05+291147.8</text:p>
          </table:table-cell>
          <table:table-cell office:value-type="float" office:value="193.27521">
            <text:p>193.27521</text:p>
          </table:table-cell>
          <table:table-cell office:value-type="float" office:value="29.19664">
            <text:p>29.19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416">
            <text:p>4.416</text:p>
          </table:table-cell>
          <table:table-cell table:formula="of:=ROUND([.J21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DSS J125326.12+291708.4</text:p>
          </table:table-cell>
          <table:table-cell office:value-type="float" office:value="193.35887">
            <text:p>193.35887</text:p>
          </table:table-cell>
          <table:table-cell office:value-type="float" office:value="29.28567">
            <text:p>29.285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795">
            <text:p>3.795</text:p>
          </table:table-cell>
          <table:table-cell table:formula="of:=ROUND([.J21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DSS J125307.36+291156.1</text:p>
          </table:table-cell>
          <table:table-cell office:value-type="float" office:value="193.28068">
            <text:p>193.28068</text:p>
          </table:table-cell>
          <table:table-cell office:value-type="float" office:value="29.19893">
            <text:p>29.19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099">
            <text:p>4.099</text:p>
          </table:table-cell>
          <table:table-cell table:formula="of:=ROUND([.J21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DSS J125306.02+291413.3</text:p>
          </table:table-cell>
          <table:table-cell office:value-type="float" office:value="193.27512">
            <text:p>193.27512</text:p>
          </table:table-cell>
          <table:table-cell office:value-type="float" office:value="29.23706">
            <text:p>29.237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227">
            <text:p>4.227</text:p>
          </table:table-cell>
          <table:table-cell table:formula="of:=ROUND([.J21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DSS J125324.17+290857.9</text:p>
          </table:table-cell>
          <table:table-cell office:value-type="float" office:value="193.35074">
            <text:p>193.35074</text:p>
          </table:table-cell>
          <table:table-cell office:value-type="float" office:value="29.14942">
            <text:p>29.149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4.391">
            <text:p>4.391</text:p>
          </table:table-cell>
          <table:table-cell table:formula="of:=ROUND([.J21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DSS J125345.20+291344.4</text:p>
          </table:table-cell>
          <table:table-cell office:value-type="float" office:value="193.43835">
            <text:p>193.43835</text:p>
          </table:table-cell>
          <table:table-cell office:value-type="float" office:value="29.22903">
            <text:p>29.22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427">
            <text:p>4.427</text:p>
          </table:table-cell>
          <table:table-cell table:formula="of:=ROUND([.J21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DSS J125313.57+291655.2</text:p>
          </table:table-cell>
          <table:table-cell office:value-type="float" office:value="193.30658">
            <text:p>193.30658</text:p>
          </table:table-cell>
          <table:table-cell office:value-type="float" office:value="29.28202">
            <text:p>29.282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4.35">
            <text:p>4.35</text:p>
          </table:table-cell>
          <table:table-cell table:formula="of:=ROUND([.J22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DSS J125314.96+290929.5</text:p>
          </table:table-cell>
          <table:table-cell office:value-type="float" office:value="193.31234">
            <text:p>193.31234</text:p>
          </table:table-cell>
          <table:table-cell office:value-type="float" office:value="29.1582">
            <text:p>29.15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4.439">
            <text:p>4.439</text:p>
          </table:table-cell>
          <table:table-cell table:formula="of:=ROUND([.J22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DSS J125341.81+291434.1</text:p>
          </table:table-cell>
          <table:table-cell office:value-type="float" office:value="193.42422">
            <text:p>193.42422</text:p>
          </table:table-cell>
          <table:table-cell office:value-type="float" office:value="29.24281">
            <text:p>29.242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9g</text:p>
          </table:table-cell>
          <table:table-cell office:value-type="float" office:value="3.866">
            <text:p>3.866</text:p>
          </table:table-cell>
          <table:table-cell table:formula="of:=ROUND([.J22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DSS J125309.82+291552.9</text:p>
          </table:table-cell>
          <table:table-cell office:value-type="float" office:value="193.29095">
            <text:p>193.29095</text:p>
          </table:table-cell>
          <table:table-cell office:value-type="float" office:value="29.2647">
            <text:p>29.26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2g</text:p>
          </table:table-cell>
          <table:table-cell office:value-type="float" office:value="4.163">
            <text:p>4.163</text:p>
          </table:table-cell>
          <table:table-cell table:formula="of:=ROUND([.J22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DSS J125338.91+291032.7</text:p>
          </table:table-cell>
          <table:table-cell office:value-type="float" office:value="193.41215">
            <text:p>193.41215</text:p>
          </table:table-cell>
          <table:table-cell office:value-type="float" office:value="29.17577">
            <text:p>29.17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4g</text:p>
          </table:table-cell>
          <table:table-cell office:value-type="float" office:value="4.137">
            <text:p>4.137</text:p>
          </table:table-cell>
          <table:table-cell table:formula="of:=ROUND([.J22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DSS J125308.21+291607.0</text:p>
          </table:table-cell>
          <table:table-cell office:value-type="float" office:value="193.28423">
            <text:p>193.28423</text:p>
          </table:table-cell>
          <table:table-cell office:value-type="float" office:value="29.26862">
            <text:p>29.26862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15.5g</text:p>
          </table:table-cell>
          <table:table-cell office:value-type="float" office:value="4.586">
            <text:p>4.586</text:p>
          </table:table-cell>
          <table:table-cell table:formula="of:=ROUND([.J22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DSS J125314.21+290900.8</text:p>
          </table:table-cell>
          <table:table-cell office:value-type="float" office:value="193.30924">
            <text:p>193.30924</text:p>
          </table:table-cell>
          <table:table-cell office:value-type="float" office:value="29.15023">
            <text:p>29.150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4.935">
            <text:p>4.935</text:p>
          </table:table-cell>
          <table:table-cell table:formula="of:=ROUND([.J22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DSS J125340.95+291654.0</text:p>
          </table:table-cell>
          <table:table-cell office:value-type="float" office:value="193.42067">
            <text:p>193.42067</text:p>
          </table:table-cell>
          <table:table-cell office:value-type="float" office:value="29.28168">
            <text:p>29.281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4.972">
            <text:p>4.972</text:p>
          </table:table-cell>
          <table:table-cell table:formula="of:=ROUND([.J22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DSS J125348.38+291401.1</text:p>
          </table:table-cell>
          <table:table-cell office:value-type="float" office:value="193.4516">
            <text:p>193.4516</text:p>
          </table:table-cell>
          <table:table-cell office:value-type="float" office:value="29.23365">
            <text:p>29.233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5.147">
            <text:p>5.147</text:p>
          </table:table-cell>
          <table:table-cell table:formula="of:=ROUND([.J22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DSS J125303.38+291104.3</text:p>
          </table:table-cell>
          <table:table-cell office:value-type="float" office:value="193.26412">
            <text:p>193.26412</text:p>
          </table:table-cell>
          <table:table-cell office:value-type="float" office:value="29.18455">
            <text:p>29.184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5.237">
            <text:p>5.237</text:p>
          </table:table-cell>
          <table:table-cell table:formula="of:=ROUND([.J2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DSS J125300.64+291445.0</text:p>
          </table:table-cell>
          <table:table-cell office:value-type="float" office:value="193.2527">
            <text:p>193.2527</text:p>
          </table:table-cell>
          <table:table-cell office:value-type="float" office:value="29.24585">
            <text:p>29.245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5.491">
            <text:p>5.491</text:p>
          </table:table-cell>
          <table:table-cell table:formula="of:=ROUND([.J23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DSS J125346.99+291203.9</text:p>
          </table:table-cell>
          <table:table-cell office:value-type="float" office:value="193.4458">
            <text:p>193.4458</text:p>
          </table:table-cell>
          <table:table-cell office:value-type="float" office:value="29.20109">
            <text:p>29.201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4.971">
            <text:p>4.971</text:p>
          </table:table-cell>
          <table:table-cell table:formula="of:=ROUND([.J23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DSS J125301.63+291141.1</text:p>
          </table:table-cell>
          <table:table-cell office:value-type="float" office:value="193.25682">
            <text:p>193.25682</text:p>
          </table:table-cell>
          <table:table-cell office:value-type="float" office:value="29.19475">
            <text:p>29.19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5.362">
            <text:p>5.362</text:p>
          </table:table-cell>
          <table:table-cell table:formula="of:=ROUND([.J23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DSS J125342.60+291706.6</text:p>
          </table:table-cell>
          <table:table-cell office:value-type="float" office:value="193.42751">
            <text:p>193.42751</text:p>
          </table:table-cell>
          <table:table-cell office:value-type="float" office:value="29.28518">
            <text:p>29.28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5.374">
            <text:p>5.374</text:p>
          </table:table-cell>
          <table:table-cell table:formula="of:=ROUND([.J23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SDSS J125314.96+291753.6</text:p>
          </table:table-cell>
          <table:table-cell office:value-type="float" office:value="193.31237">
            <text:p>193.31237</text:p>
          </table:table-cell>
          <table:table-cell office:value-type="float" office:value="29.29824">
            <text:p>29.29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5.04">
            <text:p>5.04</text:p>
          </table:table-cell>
          <table:table-cell table:formula="of:=ROUND([.J23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DSS J125345.69+291041.0</text:p>
          </table:table-cell>
          <table:table-cell office:value-type="float" office:value="193.4404">
            <text:p>193.4404</text:p>
          </table:table-cell>
          <table:table-cell office:value-type="float" office:value="29.17807">
            <text:p>29.17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248">
            <text:p>5.248</text:p>
          </table:table-cell>
          <table:table-cell table:formula="of:=ROUND([.J23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DSS J125322.05+290818.7</text:p>
          </table:table-cell>
          <table:table-cell office:value-type="float" office:value="193.34189">
            <text:p>193.34189</text:p>
          </table:table-cell>
          <table:table-cell office:value-type="float" office:value="29.13855">
            <text:p>29.138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5.081">
            <text:p>5.081</text:p>
          </table:table-cell>
          <table:table-cell table:formula="of:=ROUND([.J23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DSS J125303.95+291154.6</text:p>
          </table:table-cell>
          <table:table-cell office:value-type="float" office:value="193.26649">
            <text:p>193.26649</text:p>
          </table:table-cell>
          <table:table-cell office:value-type="float" office:value="29.19852">
            <text:p>29.198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811">
            <text:p>4.811</text:p>
          </table:table-cell>
          <table:table-cell table:formula="of:=ROUND([.J23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DSS J125344.93+291601.3</text:p>
          </table:table-cell>
          <table:table-cell office:value-type="float" office:value="193.43722">
            <text:p>193.43722</text:p>
          </table:table-cell>
          <table:table-cell office:value-type="float" office:value="29.26705">
            <text:p>29.26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104">
            <text:p>5.104</text:p>
          </table:table-cell>
          <table:table-cell table:formula="of:=ROUND([.J23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DSS J125342.91+291641.4</text:p>
          </table:table-cell>
          <table:table-cell office:value-type="float" office:value="193.42883">
            <text:p>193.42883</text:p>
          </table:table-cell>
          <table:table-cell office:value-type="float" office:value="29.27819">
            <text:p>29.27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142">
            <text:p>5.142</text:p>
          </table:table-cell>
          <table:table-cell table:formula="of:=ROUND([.J23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DSS J125302.63+291127.1</text:p>
          </table:table-cell>
          <table:table-cell office:value-type="float" office:value="193.26098">
            <text:p>193.26098</text:p>
          </table:table-cell>
          <table:table-cell office:value-type="float" office:value="29.19086">
            <text:p>29.190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236">
            <text:p>5.236</text:p>
          </table:table-cell>
          <table:table-cell table:formula="of:=ROUND([.J24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DSS J125304.51+291126.1</text:p>
          </table:table-cell>
          <table:table-cell office:value-type="float" office:value="193.26879">
            <text:p>193.26879</text:p>
          </table:table-cell>
          <table:table-cell office:value-type="float" office:value="29.1906">
            <text:p>29.19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863">
            <text:p>4.863</text:p>
          </table:table-cell>
          <table:table-cell table:formula="of:=ROUND([.J24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DSS J125345.50+291141.3</text:p>
          </table:table-cell>
          <table:table-cell office:value-type="float" office:value="193.43962">
            <text:p>193.43962</text:p>
          </table:table-cell>
          <table:table-cell office:value-type="float" office:value="29.19483">
            <text:p>29.194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776">
            <text:p>4.776</text:p>
          </table:table-cell>
          <table:table-cell table:formula="of:=ROUND([.J24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DSS J125320.82+290832.6</text:p>
          </table:table-cell>
          <table:table-cell office:value-type="float" office:value="193.33677">
            <text:p>193.33677</text:p>
          </table:table-cell>
          <table:table-cell office:value-type="float" office:value="29.1424">
            <text:p>29.14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894">
            <text:p>4.894</text:p>
          </table:table-cell>
          <table:table-cell table:formula="of:=ROUND([.J24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DSS J125300.84+291338.4</text:p>
          </table:table-cell>
          <table:table-cell office:value-type="float" office:value="193.25351">
            <text:p>193.25351</text:p>
          </table:table-cell>
          <table:table-cell office:value-type="float" office:value="29.22735">
            <text:p>29.227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276">
            <text:p>5.276</text:p>
          </table:table-cell>
          <table:table-cell table:formula="of:=ROUND([.J24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DSS J125312.55+291713.1</text:p>
          </table:table-cell>
          <table:table-cell office:value-type="float" office:value="193.30229">
            <text:p>193.30229</text:p>
          </table:table-cell>
          <table:table-cell office:value-type="float" office:value="29.287">
            <text:p>29.2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724">
            <text:p>4.724</text:p>
          </table:table-cell>
          <table:table-cell table:formula="of:=ROUND([.J24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DSS J125329.87+291826.5</text:p>
          </table:table-cell>
          <table:table-cell office:value-type="float" office:value="193.37447">
            <text:p>193.37447</text:p>
          </table:table-cell>
          <table:table-cell office:value-type="float" office:value="29.30736">
            <text:p>29.30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199">
            <text:p>5.199</text:p>
          </table:table-cell>
          <table:table-cell table:formula="of:=ROUND([.J24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DSS J125304.96+291212.5</text:p>
          </table:table-cell>
          <table:table-cell office:value-type="float" office:value="193.27067">
            <text:p>193.27067</text:p>
          </table:table-cell>
          <table:table-cell office:value-type="float" office:value="29.20349">
            <text:p>29.203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518">
            <text:p>4.518</text:p>
          </table:table-cell>
          <table:table-cell table:formula="of:=ROUND([.J24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DSS J125303.48+291407.5</text:p>
          </table:table-cell>
          <table:table-cell office:value-type="float" office:value="193.26453">
            <text:p>193.26453</text:p>
          </table:table-cell>
          <table:table-cell office:value-type="float" office:value="29.23542">
            <text:p>29.235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754">
            <text:p>4.754</text:p>
          </table:table-cell>
          <table:table-cell table:formula="of:=ROUND([.J24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DSS J125329.66+290824.9</text:p>
          </table:table-cell>
          <table:table-cell office:value-type="float" office:value="193.37362">
            <text:p>193.37362</text:p>
          </table:table-cell>
          <table:table-cell office:value-type="float" office:value="29.14028">
            <text:p>29.14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041">
            <text:p>5.041</text:p>
          </table:table-cell>
          <table:table-cell table:formula="of:=ROUND([.J24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DSS J125337.81+291743.6</text:p>
          </table:table-cell>
          <table:table-cell office:value-type="float" office:value="193.40756">
            <text:p>193.40756</text:p>
          </table:table-cell>
          <table:table-cell office:value-type="float" office:value="29.29545">
            <text:p>29.29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192">
            <text:p>5.192</text:p>
          </table:table-cell>
          <table:table-cell table:formula="of:=ROUND([.J25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DSS J125303.40+291305.4</text:p>
          </table:table-cell>
          <table:table-cell office:value-type="float" office:value="193.2642">
            <text:p>193.2642</text:p>
          </table:table-cell>
          <table:table-cell office:value-type="float" office:value="29.21819">
            <text:p>29.21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716">
            <text:p>4.716</text:p>
          </table:table-cell>
          <table:table-cell table:formula="of:=ROUND([.J25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DSS J125302.94+291558.5</text:p>
          </table:table-cell>
          <table:table-cell office:value-type="float" office:value="193.26227">
            <text:p>193.26227</text:p>
          </table:table-cell>
          <table:table-cell office:value-type="float" office:value="29.26627">
            <text:p>29.266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478">
            <text:p>5.478</text:p>
          </table:table-cell>
          <table:table-cell table:formula="of:=ROUND([.J25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DSS J125333.83+290853.0</text:p>
          </table:table-cell>
          <table:table-cell office:value-type="float" office:value="193.39097">
            <text:p>193.39097</text:p>
          </table:table-cell>
          <table:table-cell office:value-type="float" office:value="29.14807">
            <text:p>29.14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868">
            <text:p>4.868</text:p>
          </table:table-cell>
          <table:table-cell table:formula="of:=ROUND([.J25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DSS J125303.58+291055.0</text:p>
          </table:table-cell>
          <table:table-cell office:value-type="float" office:value="193.26493">
            <text:p>193.26493</text:p>
          </table:table-cell>
          <table:table-cell office:value-type="float" office:value="29.18195">
            <text:p>29.181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269">
            <text:p>5.269</text:p>
          </table:table-cell>
          <table:table-cell table:formula="of:=ROUND([.J25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DSS J125314.92+290830.9</text:p>
          </table:table-cell>
          <table:table-cell office:value-type="float" office:value="193.31218">
            <text:p>193.31218</text:p>
          </table:table-cell>
          <table:table-cell office:value-type="float" office:value="29.14194">
            <text:p>29.141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313">
            <text:p>5.313</text:p>
          </table:table-cell>
          <table:table-cell table:formula="of:=ROUND([.J25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DSS J125334.64+290823.1</text:p>
          </table:table-cell>
          <table:table-cell office:value-type="float" office:value="193.39437">
            <text:p>193.39437</text:p>
          </table:table-cell>
          <table:table-cell office:value-type="float" office:value="29.13977">
            <text:p>29.139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396">
            <text:p>5.396</text:p>
          </table:table-cell>
          <table:table-cell table:formula="of:=ROUND([.J25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DSS J125326.01+290836.9</text:p>
          </table:table-cell>
          <table:table-cell office:value-type="float" office:value="193.3584">
            <text:p>193.3584</text:p>
          </table:table-cell>
          <table:table-cell office:value-type="float" office:value="29.14361">
            <text:p>29.14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742">
            <text:p>4.742</text:p>
          </table:table-cell>
          <table:table-cell table:formula="of:=ROUND([.J25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DSS J125302.45+291249.0</text:p>
          </table:table-cell>
          <table:table-cell office:value-type="float" office:value="193.26021">
            <text:p>193.26021</text:p>
          </table:table-cell>
          <table:table-cell office:value-type="float" office:value="29.21363">
            <text:p>29.213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947">
            <text:p>4.947</text:p>
          </table:table-cell>
          <table:table-cell table:formula="of:=ROUND([.J25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DSS J125305.59+290956.1</text:p>
          </table:table-cell>
          <table:table-cell office:value-type="float" office:value="193.27332">
            <text:p>193.27332</text:p>
          </table:table-cell>
          <table:table-cell office:value-type="float" office:value="29.16561">
            <text:p>29.16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439">
            <text:p>5.439</text:p>
          </table:table-cell>
          <table:table-cell table:formula="of:=ROUND([.J25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DSS J125319.91+291751.8</text:p>
          </table:table-cell>
          <table:table-cell office:value-type="float" office:value="193.33298">
            <text:p>193.33298</text:p>
          </table:table-cell>
          <table:table-cell office:value-type="float" office:value="29.29774">
            <text:p>29.297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645">
            <text:p>4.645</text:p>
          </table:table-cell>
          <table:table-cell table:formula="of:=ROUND([.J26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DSS J125320.98+291828.3</text:p>
          </table:table-cell>
          <table:table-cell office:value-type="float" office:value="193.33743">
            <text:p>193.33743</text:p>
          </table:table-cell>
          <table:table-cell office:value-type="float" office:value="29.30786">
            <text:p>29.307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193">
            <text:p>5.193</text:p>
          </table:table-cell>
          <table:table-cell table:formula="of:=ROUND([.J26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DSS J125345.71+291243.4</text:p>
          </table:table-cell>
          <table:table-cell office:value-type="float" office:value="193.4405">
            <text:p>193.4405</text:p>
          </table:table-cell>
          <table:table-cell office:value-type="float" office:value="29.21208">
            <text:p>29.21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566">
            <text:p>4.566</text:p>
          </table:table-cell>
          <table:table-cell table:formula="of:=ROUND([.J26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DSS J125302.97+291323.4</text:p>
          </table:table-cell>
          <table:table-cell office:value-type="float" office:value="193.2624">
            <text:p>193.2624</text:p>
          </table:table-cell>
          <table:table-cell office:value-type="float" office:value="29.22317">
            <text:p>29.22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803">
            <text:p>4.803</text:p>
          </table:table-cell>
          <table:table-cell table:formula="of:=ROUND([.J26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DSS J125347.44+291219.0</text:p>
          </table:table-cell>
          <table:table-cell office:value-type="float" office:value="193.44769">
            <text:p>193.44769</text:p>
          </table:table-cell>
          <table:table-cell office:value-type="float" office:value="29.20528">
            <text:p>29.20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008">
            <text:p>5.008</text:p>
          </table:table-cell>
          <table:table-cell table:formula="of:=ROUND([.J26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DSS J125300.67+291253.8</text:p>
          </table:table-cell>
          <table:table-cell office:value-type="float" office:value="193.25281">
            <text:p>193.25281</text:p>
          </table:table-cell>
          <table:table-cell office:value-type="float" office:value="29.21496">
            <text:p>29.214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325">
            <text:p>5.325</text:p>
          </table:table-cell>
          <table:table-cell table:formula="of:=ROUND([.J26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DSS J125346.21+291217.5</text:p>
          </table:table-cell>
          <table:table-cell office:value-type="float" office:value="193.44257">
            <text:p>193.44257</text:p>
          </table:table-cell>
          <table:table-cell office:value-type="float" office:value="29.20488">
            <text:p>29.20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751">
            <text:p>4.751</text:p>
          </table:table-cell>
          <table:table-cell table:formula="of:=ROUND([.J26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SDSS J125302.05+291322.7</text:p>
          </table:table-cell>
          <table:table-cell office:value-type="float" office:value="193.25858">
            <text:p>193.25858</text:p>
          </table:table-cell>
          <table:table-cell office:value-type="float" office:value="29.223">
            <text:p>29.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003">
            <text:p>5.003</text:p>
          </table:table-cell>
          <table:table-cell table:formula="of:=ROUND([.J26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DSS J125308.96+291657.6</text:p>
          </table:table-cell>
          <table:table-cell office:value-type="float" office:value="193.28735">
            <text:p>193.28735</text:p>
          </table:table-cell>
          <table:table-cell office:value-type="float" office:value="29.28269">
            <text:p>29.282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024">
            <text:p>5.024</text:p>
          </table:table-cell>
          <table:table-cell table:formula="of:=ROUND([.J26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DSS J125337.89+290908.3</text:p>
          </table:table-cell>
          <table:table-cell office:value-type="float" office:value="193.40791">
            <text:p>193.40791</text:p>
          </table:table-cell>
          <table:table-cell office:value-type="float" office:value="29.15232">
            <text:p>29.15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069">
            <text:p>5.069</text:p>
          </table:table-cell>
          <table:table-cell table:formula="of:=ROUND([.J26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DSS J125312.36+291746.8</text:p>
          </table:table-cell>
          <table:table-cell office:value-type="float" office:value="193.30154">
            <text:p>193.30154</text:p>
          </table:table-cell>
          <table:table-cell office:value-type="float" office:value="29.29634">
            <text:p>29.29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213">
            <text:p>5.213</text:p>
          </table:table-cell>
          <table:table-cell table:formula="of:=ROUND([.J27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DSS J125300.58+291431.4</text:p>
          </table:table-cell>
          <table:table-cell office:value-type="float" office:value="193.25243">
            <text:p>193.25243</text:p>
          </table:table-cell>
          <table:table-cell office:value-type="float" office:value="29.24208">
            <text:p>29.24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452">
            <text:p>5.452</text:p>
          </table:table-cell>
          <table:table-cell table:formula="of:=ROUND([.J27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DSS J125304.44+291205.8</text:p>
          </table:table-cell>
          <table:table-cell office:value-type="float" office:value="193.26853">
            <text:p>193.26853</text:p>
          </table:table-cell>
          <table:table-cell office:value-type="float" office:value="29.20164">
            <text:p>29.201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655">
            <text:p>4.655</text:p>
          </table:table-cell>
          <table:table-cell table:formula="of:=ROUND([.J27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DSS J125341.22+291631.0</text:p>
          </table:table-cell>
          <table:table-cell office:value-type="float" office:value="193.42178">
            <text:p>193.42178</text:p>
          </table:table-cell>
          <table:table-cell office:value-type="float" office:value="29.2753">
            <text:p>29.27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75">
            <text:p>4.75</text:p>
          </table:table-cell>
          <table:table-cell table:formula="of:=ROUND([.J27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DSS J125321.76+291806.8</text:p>
          </table:table-cell>
          <table:table-cell office:value-type="float" office:value="193.34071">
            <text:p>193.34071</text:p>
          </table:table-cell>
          <table:table-cell office:value-type="float" office:value="29.30191">
            <text:p>29.301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813">
            <text:p>4.813</text:p>
          </table:table-cell>
          <table:table-cell table:formula="of:=ROUND([.J27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DSS J125303.67+291122.3</text:p>
          </table:table-cell>
          <table:table-cell office:value-type="float" office:value="193.26533">
            <text:p>193.26533</text:p>
          </table:table-cell>
          <table:table-cell office:value-type="float" office:value="29.18955">
            <text:p>29.189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054">
            <text:p>5.054</text:p>
          </table:table-cell>
          <table:table-cell table:formula="of:=ROUND([.J27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DSS J125343.47+291018.3</text:p>
          </table:table-cell>
          <table:table-cell office:value-type="float" office:value="193.43117">
            <text:p>193.43117</text:p>
          </table:table-cell>
          <table:table-cell office:value-type="float" office:value="29.17177">
            <text:p>29.17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056">
            <text:p>5.056</text:p>
          </table:table-cell>
          <table:table-cell table:formula="of:=ROUND([.J27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DSS J125308.58+290948.4</text:p>
          </table:table-cell>
          <table:table-cell office:value-type="float" office:value="193.28576">
            <text:p>193.28576</text:p>
          </table:table-cell>
          <table:table-cell office:value-type="float" office:value="29.16346">
            <text:p>29.16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039">
            <text:p>5.039</text:p>
          </table:table-cell>
          <table:table-cell table:formula="of:=ROUND([.J27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DSS J125300.99+291439.6</text:p>
          </table:table-cell>
          <table:table-cell office:value-type="float" office:value="193.25415">
            <text:p>193.25415</text:p>
          </table:table-cell>
          <table:table-cell office:value-type="float" office:value="29.24435">
            <text:p>29.244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395">
            <text:p>5.395</text:p>
          </table:table-cell>
          <table:table-cell table:formula="of:=ROUND([.J27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DSS J125335.97+290917.3</text:p>
          </table:table-cell>
          <table:table-cell office:value-type="float" office:value="193.3999">
            <text:p>193.3999</text:p>
          </table:table-cell>
          <table:table-cell office:value-type="float" office:value="29.15482">
            <text:p>29.15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719">
            <text:p>4.719</text:p>
          </table:table-cell>
          <table:table-cell table:formula="of:=ROUND([.J27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DSS J125302.55+291410.9</text:p>
          </table:table-cell>
          <table:table-cell office:value-type="float" office:value="193.26066">
            <text:p>193.26066</text:p>
          </table:table-cell>
          <table:table-cell office:value-type="float" office:value="29.23637">
            <text:p>29.236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964">
            <text:p>4.964</text:p>
          </table:table-cell>
          <table:table-cell table:formula="of:=ROUND([.J28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DSS J125301.53+291501.2</text:p>
          </table:table-cell>
          <table:table-cell office:value-type="float" office:value="193.2564">
            <text:p>193.2564</text:p>
          </table:table-cell>
          <table:table-cell office:value-type="float" office:value="29.25036">
            <text:p>29.25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382">
            <text:p>5.382</text:p>
          </table:table-cell>
          <table:table-cell table:formula="of:=ROUND([.J28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DSS J125330.15+291842.0</text:p>
          </table:table-cell>
          <table:table-cell office:value-type="float" office:value="193.37565">
            <text:p>193.37565</text:p>
          </table:table-cell>
          <table:table-cell office:value-type="float" office:value="29.31168">
            <text:p>29.311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465">
            <text:p>5.465</text:p>
          </table:table-cell>
          <table:table-cell table:formula="of:=ROUND([.J28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DSS J125329.73+290856.2</text:p>
          </table:table-cell>
          <table:table-cell office:value-type="float" office:value="193.37391">
            <text:p>193.37391</text:p>
          </table:table-cell>
          <table:table-cell office:value-type="float" office:value="29.14895">
            <text:p>29.148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536">
            <text:p>4.536</text:p>
          </table:table-cell>
          <table:table-cell table:formula="of:=ROUND([.J28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DSS J125318.45+291740.7</text:p>
          </table:table-cell>
          <table:table-cell office:value-type="float" office:value="193.32691">
            <text:p>193.32691</text:p>
          </table:table-cell>
          <table:table-cell office:value-type="float" office:value="29.29465">
            <text:p>29.294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554">
            <text:p>4.554</text:p>
          </table:table-cell>
          <table:table-cell table:formula="of:=ROUND([.J28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DSS J125345.82+291231.5</text:p>
          </table:table-cell>
          <table:table-cell office:value-type="float" office:value="193.44095">
            <text:p>193.44095</text:p>
          </table:table-cell>
          <table:table-cell office:value-type="float" office:value="29.20876">
            <text:p>29.208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621">
            <text:p>4.621</text:p>
          </table:table-cell>
          <table:table-cell table:formula="of:=ROUND([.J28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DSS J125331.20+291751.9</text:p>
          </table:table-cell>
          <table:table-cell office:value-type="float" office:value="193.38">
            <text:p>193.38</text:p>
          </table:table-cell>
          <table:table-cell office:value-type="float" office:value="29.29775">
            <text:p>29.297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711">
            <text:p>4.711</text:p>
          </table:table-cell>
          <table:table-cell table:formula="of:=ROUND([.J28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DSS J125323.15+291804.1</text:p>
          </table:table-cell>
          <table:table-cell office:value-type="float" office:value="193.34647">
            <text:p>193.34647</text:p>
          </table:table-cell>
          <table:table-cell office:value-type="float" office:value="29.30115">
            <text:p>29.301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733">
            <text:p>4.733</text:p>
          </table:table-cell>
          <table:table-cell table:formula="of:=ROUND([.J28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DSS J125323.35+291823.0</text:p>
          </table:table-cell>
          <table:table-cell office:value-type="float" office:value="193.34733">
            <text:p>193.34733</text:p>
          </table:table-cell>
          <table:table-cell office:value-type="float" office:value="29.3064">
            <text:p>29.30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044">
            <text:p>5.044</text:p>
          </table:table-cell>
          <table:table-cell table:formula="of:=ROUND([.J28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DSS J125301.65+291252.6</text:p>
          </table:table-cell>
          <table:table-cell office:value-type="float" office:value="193.25689">
            <text:p>193.25689</text:p>
          </table:table-cell>
          <table:table-cell office:value-type="float" office:value="29.21461">
            <text:p>29.21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114">
            <text:p>5.114</text:p>
          </table:table-cell>
          <table:table-cell table:formula="of:=ROUND([.J28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DSS J125345.07+291117.6</text:p>
          </table:table-cell>
          <table:table-cell office:value-type="float" office:value="193.43782">
            <text:p>193.43782</text:p>
          </table:table-cell>
          <table:table-cell office:value-type="float" office:value="29.18825">
            <text:p>29.18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842">
            <text:p>4.842</text:p>
          </table:table-cell>
          <table:table-cell table:formula="of:=ROUND([.J29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DSS J125343.86+291051.1</text:p>
          </table:table-cell>
          <table:table-cell office:value-type="float" office:value="193.43278">
            <text:p>193.43278</text:p>
          </table:table-cell>
          <table:table-cell office:value-type="float" office:value="29.18087">
            <text:p>29.180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819">
            <text:p>4.819</text:p>
          </table:table-cell>
          <table:table-cell table:formula="of:=ROUND([.J29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DSS J125307.19+291627.4</text:p>
          </table:table-cell>
          <table:table-cell office:value-type="float" office:value="193.27999">
            <text:p>193.27999</text:p>
          </table:table-cell>
          <table:table-cell office:value-type="float" office:value="29.27428">
            <text:p>29.27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969">
            <text:p>4.969</text:p>
          </table:table-cell>
          <table:table-cell table:formula="of:=ROUND([.J29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DSS J125347.32+291355.2</text:p>
          </table:table-cell>
          <table:table-cell office:value-type="float" office:value="193.4472">
            <text:p>193.4472</text:p>
          </table:table-cell>
          <table:table-cell office:value-type="float" office:value="29.23201">
            <text:p>29.232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907">
            <text:p>4.907</text:p>
          </table:table-cell>
          <table:table-cell table:formula="of:=ROUND([.J29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DSS J125320.53+290800.3</text:p>
          </table:table-cell>
          <table:table-cell office:value-type="float" office:value="193.33557">
            <text:p>193.33557</text:p>
          </table:table-cell>
          <table:table-cell office:value-type="float" office:value="29.13344">
            <text:p>29.133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434">
            <text:p>5.434</text:p>
          </table:table-cell>
          <table:table-cell table:formula="of:=ROUND([.J29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DSS J125328.35+290804.1</text:p>
          </table:table-cell>
          <table:table-cell office:value-type="float" office:value="193.36815">
            <text:p>193.36815</text:p>
          </table:table-cell>
          <table:table-cell office:value-type="float" office:value="29.13448">
            <text:p>29.13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335">
            <text:p>5.335</text:p>
          </table:table-cell>
          <table:table-cell table:formula="of:=ROUND([.J29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DSS J125331.14+291747.2</text:p>
          </table:table-cell>
          <table:table-cell office:value-type="float" office:value="193.37978">
            <text:p>193.37978</text:p>
          </table:table-cell>
          <table:table-cell office:value-type="float" office:value="29.29646">
            <text:p>29.29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4.633">
            <text:p>4.633</text:p>
          </table:table-cell>
          <table:table-cell table:formula="of:=ROUND([.J29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DSS J125304.20+291510.9</text:p>
          </table:table-cell>
          <table:table-cell office:value-type="float" office:value="193.26753">
            <text:p>193.26753</text:p>
          </table:table-cell>
          <table:table-cell office:value-type="float" office:value="29.25303">
            <text:p>29.25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4.889">
            <text:p>4.889</text:p>
          </table:table-cell>
          <table:table-cell table:formula="of:=ROUND([.J29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DSS J125346.46+291234.9</text:p>
          </table:table-cell>
          <table:table-cell office:value-type="float" office:value="193.44362">
            <text:p>193.44362</text:p>
          </table:table-cell>
          <table:table-cell office:value-type="float" office:value="29.20969">
            <text:p>29.20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749">
            <text:p>4.749</text:p>
          </table:table-cell>
          <table:table-cell table:formula="of:=ROUND([.J29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DSS J125300.47+291352.8</text:p>
          </table:table-cell>
          <table:table-cell office:value-type="float" office:value="193.25199">
            <text:p>193.25199</text:p>
          </table:table-cell>
          <table:table-cell office:value-type="float" office:value="29.23135">
            <text:p>29.231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374">
            <text:p>5.374</text:p>
          </table:table-cell>
          <table:table-cell table:formula="of:=ROUND([.J29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DSS J125342.87+291552.9</text:p>
          </table:table-cell>
          <table:table-cell office:value-type="float" office:value="193.42864">
            <text:p>193.42864</text:p>
          </table:table-cell>
          <table:table-cell office:value-type="float" office:value="29.26472">
            <text:p>29.264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65">
            <text:p>4.65</text:p>
          </table:table-cell>
          <table:table-cell table:formula="of:=ROUND([.J30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DSS J125316.97+291749.5</text:p>
          </table:table-cell>
          <table:table-cell office:value-type="float" office:value="193.32073">
            <text:p>193.32073</text:p>
          </table:table-cell>
          <table:table-cell office:value-type="float" office:value="29.29709">
            <text:p>29.297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801">
            <text:p>4.801</text:p>
          </table:table-cell>
          <table:table-cell table:formula="of:=ROUND([.J30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DSS J125342.23+291706.6</text:p>
          </table:table-cell>
          <table:table-cell office:value-type="float" office:value="193.42598">
            <text:p>193.42598</text:p>
          </table:table-cell>
          <table:table-cell office:value-type="float" office:value="29.28518">
            <text:p>29.28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5.317">
            <text:p>5.317</text:p>
          </table:table-cell>
          <table:table-cell table:formula="of:=ROUND([.J30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DSS J125313.38+290928.7</text:p>
          </table:table-cell>
          <table:table-cell office:value-type="float" office:value="193.30575">
            <text:p>193.30575</text:p>
          </table:table-cell>
          <table:table-cell office:value-type="float" office:value="29.158">
            <text:p>29.1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4.628">
            <text:p>4.628</text:p>
          </table:table-cell>
          <table:table-cell table:formula="of:=ROUND([.J30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DSS J125339.36+291747.2</text:p>
          </table:table-cell>
          <table:table-cell office:value-type="float" office:value="193.41404">
            <text:p>193.41404</text:p>
          </table:table-cell>
          <table:table-cell office:value-type="float" office:value="29.29646">
            <text:p>29.29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5.431">
            <text:p>5.431</text:p>
          </table:table-cell>
          <table:table-cell table:formula="of:=ROUND([.J30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DSS J125302.08+291408.5</text:p>
          </table:table-cell>
          <table:table-cell office:value-type="float" office:value="193.25868">
            <text:p>193.25868</text:p>
          </table:table-cell>
          <table:table-cell office:value-type="float" office:value="29.23571">
            <text:p>29.235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5.06">
            <text:p>5.06</text:p>
          </table:table-cell>
          <table:table-cell table:formula="of:=ROUND([.J30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DSS J125343.33+290959.5</text:p>
          </table:table-cell>
          <table:table-cell office:value-type="float" office:value="193.43054">
            <text:p>193.43054</text:p>
          </table:table-cell>
          <table:table-cell office:value-type="float" office:value="29.16654">
            <text:p>29.166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5.226">
            <text:p>5.226</text:p>
          </table:table-cell>
          <table:table-cell table:formula="of:=ROUND([.J30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413">
            <text:p>413</text:p>
          </table:table-cell>
          <table:table-cell table:style-name="ce1" office:value-type="string">
            <text:p>SDSS J125347.43+290909.2</text:p>
          </table:table-cell>
          <table:table-cell table:style-name="ce1" office:value-type="float" office:value="193.44763">
            <text:p>193.44763</text:p>
          </table:table-cell>
          <table:table-cell table:style-name="ce1" office:value-type="float" office:value="29.15258">
            <text:p>29.15258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7.8g</text:p>
          </table:table-cell>
          <table:table-cell table:style-name="ce1" office:value-type="float" office:value="6.451">
            <text:p>6.451</text:p>
          </table:table-cell>
          <table:table-cell table:style-name="ce1" table:formula="of:=ROUND([.J307])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DSS J125349.78+291535.7</text:p>
          </table:table-cell>
          <table:table-cell office:value-type="float" office:value="193.45744">
            <text:p>193.45744</text:p>
          </table:table-cell>
          <table:table-cell office:value-type="float" office:value="29.25994">
            <text:p>29.25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5.856">
            <text:p>5.856</text:p>
          </table:table-cell>
          <table:table-cell table:formula="of:=ROUND([.J30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DSS J125320.76+290740.5</text:p>
          </table:table-cell>
          <table:table-cell office:value-type="float" office:value="193.33652">
            <text:p>193.33652</text:p>
          </table:table-cell>
          <table:table-cell office:value-type="float" office:value="29.12794">
            <text:p>29.12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5.752">
            <text:p>5.752</text:p>
          </table:table-cell>
          <table:table-cell table:formula="of:=ROUND([.J30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SDSS J125300.41+291105.1</text:p>
          </table:table-cell>
          <table:table-cell office:value-type="float" office:value="193.25172">
            <text:p>193.25172</text:p>
          </table:table-cell>
          <table:table-cell office:value-type="float" office:value="29.18475">
            <text:p>29.18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5.823">
            <text:p>5.823</text:p>
          </table:table-cell>
          <table:table-cell table:formula="of:=ROUND([.J31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DSS J125325.17+291853.3</text:p>
          </table:table-cell>
          <table:table-cell office:value-type="float" office:value="193.35488">
            <text:p>193.35488</text:p>
          </table:table-cell>
          <table:table-cell office:value-type="float" office:value="29.31482">
            <text:p>29.31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5.536">
            <text:p>5.536</text:p>
          </table:table-cell>
          <table:table-cell table:formula="of:=ROUND([.J31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SDSS J125256.84+291425.3</text:p>
          </table:table-cell>
          <table:table-cell office:value-type="float" office:value="193.23686">
            <text:p>193.23686</text:p>
          </table:table-cell>
          <table:table-cell office:value-type="float" office:value="29.24037">
            <text:p>29.24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6.232">
            <text:p>6.232</text:p>
          </table:table-cell>
          <table:table-cell table:formula="of:=ROUND([.J31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DSS J125329.54+290706.8</text:p>
          </table:table-cell>
          <table:table-cell office:value-type="float" office:value="193.37311">
            <text:p>193.37311</text:p>
          </table:table-cell>
          <table:table-cell office:value-type="float" office:value="29.11858">
            <text:p>29.118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6.317">
            <text:p>6.317</text:p>
          </table:table-cell>
          <table:table-cell table:formula="of:=ROUND([.J31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SDSS J125256.39+291157.3</text:p>
          </table:table-cell>
          <table:table-cell office:value-type="float" office:value="193.235">
            <text:p>193.235</text:p>
          </table:table-cell>
          <table:table-cell office:value-type="float" office:value="29.19926">
            <text:p>29.199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6.393">
            <text:p>6.393</text:p>
          </table:table-cell>
          <table:table-cell table:formula="of:=ROUND([.J31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DSS J125300.24+291218.2</text:p>
          </table:table-cell>
          <table:table-cell office:value-type="float" office:value="193.25101">
            <text:p>193.25101</text:p>
          </table:table-cell>
          <table:table-cell office:value-type="float" office:value="29.20507">
            <text:p>29.20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5.501">
            <text:p>5.501</text:p>
          </table:table-cell>
          <table:table-cell table:formula="of:=ROUND([.J31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DSS J125330.70+291844.9</text:p>
          </table:table-cell>
          <table:table-cell office:value-type="float" office:value="193.37795">
            <text:p>193.37795</text:p>
          </table:table-cell>
          <table:table-cell office:value-type="float" office:value="29.31249">
            <text:p>29.312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538">
            <text:p>5.538</text:p>
          </table:table-cell>
          <table:table-cell table:formula="of:=ROUND([.J3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DSS J125329.70+290742.9</text:p>
          </table:table-cell>
          <table:table-cell office:value-type="float" office:value="193.37379">
            <text:p>193.37379</text:p>
          </table:table-cell>
          <table:table-cell office:value-type="float" office:value="29.12861">
            <text:p>29.12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73">
            <text:p>5.73</text:p>
          </table:table-cell>
          <table:table-cell table:formula="of:=ROUND([.J31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DSS J125316.96+290732.3</text:p>
          </table:table-cell>
          <table:table-cell office:value-type="float" office:value="193.32069">
            <text:p>193.32069</text:p>
          </table:table-cell>
          <table:table-cell office:value-type="float" office:value="29.12565">
            <text:p>29.12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073">
            <text:p>6.073</text:p>
          </table:table-cell>
          <table:table-cell table:formula="of:=ROUND([.J31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SDSS J125258.47+291304.2</text:p>
          </table:table-cell>
          <table:table-cell office:value-type="float" office:value="193.24364">
            <text:p>193.24364</text:p>
          </table:table-cell>
          <table:table-cell office:value-type="float" office:value="29.21785">
            <text:p>29.217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792">
            <text:p>5.792</text:p>
          </table:table-cell>
          <table:table-cell table:formula="of:=ROUND([.J31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DSS J125302.43+291016.4</text:p>
          </table:table-cell>
          <table:table-cell office:value-type="float" office:value="193.26016">
            <text:p>193.26016</text:p>
          </table:table-cell>
          <table:table-cell office:value-type="float" office:value="29.17123">
            <text:p>29.17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806">
            <text:p>5.806</text:p>
          </table:table-cell>
          <table:table-cell table:formula="of:=ROUND([.J32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DSS J125336.21+291850.2</text:p>
          </table:table-cell>
          <table:table-cell office:value-type="float" office:value="193.40089">
            <text:p>193.40089</text:p>
          </table:table-cell>
          <table:table-cell office:value-type="float" office:value="29.31395">
            <text:p>29.31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6.005">
            <text:p>6.005</text:p>
          </table:table-cell>
          <table:table-cell table:formula="of:=ROUND([.J32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DSS J125319.22+291941.5</text:p>
          </table:table-cell>
          <table:table-cell office:value-type="float" office:value="193.33011">
            <text:p>193.33011</text:p>
          </table:table-cell>
          <table:table-cell office:value-type="float" office:value="29.3282">
            <text:p>29.32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6.462">
            <text:p>6.462</text:p>
          </table:table-cell>
          <table:table-cell table:formula="of:=ROUND([.J32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SDSS J125257.24+291345.0</text:p>
          </table:table-cell>
          <table:table-cell office:value-type="float" office:value="193.23852">
            <text:p>193.23852</text:p>
          </table:table-cell>
          <table:table-cell office:value-type="float" office:value="29.22918">
            <text:p>29.229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066">
            <text:p>6.066</text:p>
          </table:table-cell>
          <table:table-cell table:formula="of:=ROUND([.J32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DSS J125257.61+291412.9</text:p>
          </table:table-cell>
          <table:table-cell office:value-type="float" office:value="193.24008">
            <text:p>193.24008</text:p>
          </table:table-cell>
          <table:table-cell office:value-type="float" office:value="29.23692">
            <text:p>29.23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033">
            <text:p>6.033</text:p>
          </table:table-cell>
          <table:table-cell table:formula="of:=ROUND([.J32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DSS J125329.48+290702.4</text:p>
          </table:table-cell>
          <table:table-cell office:value-type="float" office:value="193.37286">
            <text:p>193.37286</text:p>
          </table:table-cell>
          <table:table-cell office:value-type="float" office:value="29.11736">
            <text:p>29.11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387">
            <text:p>6.387</text:p>
          </table:table-cell>
          <table:table-cell table:formula="of:=ROUND([.J32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DSS J125320.79+290755.0</text:p>
          </table:table-cell>
          <table:table-cell office:value-type="float" office:value="193.33665">
            <text:p>193.33665</text:p>
          </table:table-cell>
          <table:table-cell office:value-type="float" office:value="29.13196">
            <text:p>29.131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5.512">
            <text:p>5.512</text:p>
          </table:table-cell>
          <table:table-cell table:formula="of:=ROUND([.J32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DSS J125332.20+290758.9</text:p>
          </table:table-cell>
          <table:table-cell office:value-type="float" office:value="193.38421">
            <text:p>193.38421</text:p>
          </table:table-cell>
          <table:table-cell office:value-type="float" office:value="29.13303">
            <text:p>29.13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598">
            <text:p>5.598</text:p>
          </table:table-cell>
          <table:table-cell table:formula="of:=ROUND([.J32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DSS J125345.48+291756.4</text:p>
          </table:table-cell>
          <table:table-cell office:value-type="float" office:value="193.43951">
            <text:p>193.43951</text:p>
          </table:table-cell>
          <table:table-cell office:value-type="float" office:value="29.29901">
            <text:p>29.299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405">
            <text:p>6.405</text:p>
          </table:table-cell>
          <table:table-cell table:formula="of:=ROUND([.J32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SDSS J125349.85+291647.3</text:p>
          </table:table-cell>
          <table:table-cell office:value-type="float" office:value="193.45772">
            <text:p>193.45772</text:p>
          </table:table-cell>
          <table:table-cell office:value-type="float" office:value="29.27982">
            <text:p>29.279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42">
            <text:p>6.42</text:p>
          </table:table-cell>
          <table:table-cell table:formula="of:=ROUND([.J32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DSS J125350.41+291257.8</text:p>
          </table:table-cell>
          <table:table-cell office:value-type="float" office:value="193.46005">
            <text:p>193.46005</text:p>
          </table:table-cell>
          <table:table-cell office:value-type="float" office:value="29.21608">
            <text:p>29.216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56">
            <text:p>5.56</text:p>
          </table:table-cell>
          <table:table-cell table:formula="of:=ROUND([.J33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DSS J125259.06+291150.8</text:p>
          </table:table-cell>
          <table:table-cell office:value-type="float" office:value="193.24611">
            <text:p>193.24611</text:p>
          </table:table-cell>
          <table:table-cell office:value-type="float" office:value="29.19746">
            <text:p>29.19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853">
            <text:p>5.853</text:p>
          </table:table-cell>
          <table:table-cell table:formula="of:=ROUND([.J33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DSS J125331.44+290756.0</text:p>
          </table:table-cell>
          <table:table-cell office:value-type="float" office:value="193.38102">
            <text:p>193.38102</text:p>
          </table:table-cell>
          <table:table-cell office:value-type="float" office:value="29.13223">
            <text:p>29.13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599">
            <text:p>5.599</text:p>
          </table:table-cell>
          <table:table-cell table:formula="of:=ROUND([.J33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SDSS J125324.84+291923.2</text:p>
          </table:table-cell>
          <table:table-cell office:value-type="float" office:value="193.3535">
            <text:p>193.3535</text:p>
          </table:table-cell>
          <table:table-cell office:value-type="float" office:value="29.32313">
            <text:p>29.32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035">
            <text:p>6.035</text:p>
          </table:table-cell>
          <table:table-cell table:formula="of:=ROUND([.J33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DSS J125307.38+290835.7</text:p>
          </table:table-cell>
          <table:table-cell office:value-type="float" office:value="193.28079">
            <text:p>193.28079</text:p>
          </table:table-cell>
          <table:table-cell office:value-type="float" office:value="29.14326">
            <text:p>29.14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115">
            <text:p>6.115</text:p>
          </table:table-cell>
          <table:table-cell table:formula="of:=ROUND([.J33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DSS J125343.92+291701.0</text:p>
          </table:table-cell>
          <table:table-cell office:value-type="float" office:value="193.43304">
            <text:p>193.43304</text:p>
          </table:table-cell>
          <table:table-cell office:value-type="float" office:value="29.28363">
            <text:p>29.283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522">
            <text:p>5.522</text:p>
          </table:table-cell>
          <table:table-cell table:formula="of:=ROUND([.J33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DSS J125345.21+290957.5</text:p>
          </table:table-cell>
          <table:table-cell office:value-type="float" office:value="193.43841">
            <text:p>193.43841</text:p>
          </table:table-cell>
          <table:table-cell office:value-type="float" office:value="29.16599">
            <text:p>29.16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568">
            <text:p>5.568</text:p>
          </table:table-cell>
          <table:table-cell table:formula="of:=ROUND([.J33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SDSS J125342.83+290859.6</text:p>
          </table:table-cell>
          <table:table-cell office:value-type="float" office:value="193.42848">
            <text:p>193.42848</text:p>
          </table:table-cell>
          <table:table-cell office:value-type="float" office:value="29.1499">
            <text:p>29.14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846">
            <text:p>5.846</text:p>
          </table:table-cell>
          <table:table-cell table:formula="of:=ROUND([.J33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DSS J125337.37+290754.5</text:p>
          </table:table-cell>
          <table:table-cell office:value-type="float" office:value="193.40572">
            <text:p>193.40572</text:p>
          </table:table-cell>
          <table:table-cell office:value-type="float" office:value="29.13182">
            <text:p>29.131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078">
            <text:p>6.078</text:p>
          </table:table-cell>
          <table:table-cell table:formula="of:=ROUND([.J33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DSS J125258.37+291405.6</text:p>
          </table:table-cell>
          <table:table-cell office:value-type="float" office:value="193.24321">
            <text:p>193.24321</text:p>
          </table:table-cell>
          <table:table-cell office:value-type="float" office:value="29.23491">
            <text:p>29.234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855">
            <text:p>5.855</text:p>
          </table:table-cell>
          <table:table-cell table:formula="of:=ROUND([.J33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DSS J125326.49+290726.1</text:p>
          </table:table-cell>
          <table:table-cell office:value-type="float" office:value="193.36039">
            <text:p>193.36039</text:p>
          </table:table-cell>
          <table:table-cell office:value-type="float" office:value="29.12393">
            <text:p>29.123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927">
            <text:p>5.927</text:p>
          </table:table-cell>
          <table:table-cell table:formula="of:=ROUND([.J34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DSS J125256.36+291434.3</text:p>
          </table:table-cell>
          <table:table-cell office:value-type="float" office:value="193.23486">
            <text:p>193.23486</text:p>
          </table:table-cell>
          <table:table-cell office:value-type="float" office:value="29.24288">
            <text:p>29.242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363">
            <text:p>6.363</text:p>
          </table:table-cell>
          <table:table-cell table:formula="of:=ROUND([.J34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DSS J125259.37+291006.2</text:p>
          </table:table-cell>
          <table:table-cell office:value-type="float" office:value="193.2474">
            <text:p>193.2474</text:p>
          </table:table-cell>
          <table:table-cell office:value-type="float" office:value="29.16839">
            <text:p>29.16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466">
            <text:p>6.466</text:p>
          </table:table-cell>
          <table:table-cell table:formula="of:=ROUND([.J34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DSS J125350.24+291349.1</text:p>
          </table:table-cell>
          <table:table-cell office:value-type="float" office:value="193.45936">
            <text:p>193.45936</text:p>
          </table:table-cell>
          <table:table-cell office:value-type="float" office:value="29.23033">
            <text:p>29.23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53">
            <text:p>5.53</text:p>
          </table:table-cell>
          <table:table-cell table:formula="of:=ROUND([.J34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DSS J125329.13+290750.4</text:p>
          </table:table-cell>
          <table:table-cell office:value-type="float" office:value="193.37138">
            <text:p>193.37138</text:p>
          </table:table-cell>
          <table:table-cell office:value-type="float" office:value="29.13068">
            <text:p>29.13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586">
            <text:p>5.586</text:p>
          </table:table-cell>
          <table:table-cell table:formula="of:=ROUND([.J34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DSS J125340.38+290851.9</text:p>
          </table:table-cell>
          <table:table-cell office:value-type="float" office:value="193.41825">
            <text:p>193.41825</text:p>
          </table:table-cell>
          <table:table-cell office:value-type="float" office:value="29.14777">
            <text:p>29.147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605">
            <text:p>5.605</text:p>
          </table:table-cell>
          <table:table-cell table:formula="of:=ROUND([.J34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DSS J125328.68+291855.5</text:p>
          </table:table-cell>
          <table:table-cell office:value-type="float" office:value="193.36954">
            <text:p>193.36954</text:p>
          </table:table-cell>
          <table:table-cell office:value-type="float" office:value="29.31544">
            <text:p>29.31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631">
            <text:p>5.631</text:p>
          </table:table-cell>
          <table:table-cell table:formula="of:=ROUND([.J34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DSS J125300.32+291508.0</text:p>
          </table:table-cell>
          <table:table-cell office:value-type="float" office:value="193.25134">
            <text:p>193.25134</text:p>
          </table:table-cell>
          <table:table-cell office:value-type="float" office:value="29.25223">
            <text:p>29.25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669">
            <text:p>5.669</text:p>
          </table:table-cell>
          <table:table-cell table:formula="of:=ROUND([.J34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DSS J125309.29+291813.2</text:p>
          </table:table-cell>
          <table:table-cell office:value-type="float" office:value="193.28875">
            <text:p>193.28875</text:p>
          </table:table-cell>
          <table:table-cell office:value-type="float" office:value="29.30368">
            <text:p>29.30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95">
            <text:p>5.95</text:p>
          </table:table-cell>
          <table:table-cell table:formula="of:=ROUND([.J34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DSS J125342.89+291758.4</text:p>
          </table:table-cell>
          <table:table-cell office:value-type="float" office:value="193.42874">
            <text:p>193.42874</text:p>
          </table:table-cell>
          <table:table-cell office:value-type="float" office:value="29.29956">
            <text:p>29.29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05">
            <text:p>6.05</text:p>
          </table:table-cell>
          <table:table-cell table:formula="of:=ROUND([.J3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DSS J125353.49+291357.1</text:p>
          </table:table-cell>
          <table:table-cell office:value-type="float" office:value="193.4729">
            <text:p>193.4729</text:p>
          </table:table-cell>
          <table:table-cell office:value-type="float" office:value="29.23253">
            <text:p>29.23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248">
            <text:p>6.248</text:p>
          </table:table-cell>
          <table:table-cell table:formula="of:=ROUND([.J35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DSS J125334.12+290725.4</text:p>
          </table:table-cell>
          <table:table-cell office:value-type="float" office:value="193.39217">
            <text:p>193.39217</text:p>
          </table:table-cell>
          <table:table-cell office:value-type="float" office:value="29.12375">
            <text:p>29.123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254">
            <text:p>6.254</text:p>
          </table:table-cell>
          <table:table-cell table:formula="of:=ROUND([.J35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DSS J125338.21+290737.6</text:p>
          </table:table-cell>
          <table:table-cell office:value-type="float" office:value="193.40922">
            <text:p>193.40922</text:p>
          </table:table-cell>
          <table:table-cell office:value-type="float" office:value="29.12712">
            <text:p>29.127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412">
            <text:p>6.412</text:p>
          </table:table-cell>
          <table:table-cell table:formula="of:=ROUND([.J3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DSS J125350.99+291256.2</text:p>
          </table:table-cell>
          <table:table-cell office:value-type="float" office:value="193.46246">
            <text:p>193.46246</text:p>
          </table:table-cell>
          <table:table-cell office:value-type="float" office:value="29.21564">
            <text:p>29.215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688">
            <text:p>5.688</text:p>
          </table:table-cell>
          <table:table-cell table:formula="of:=ROUND([.J35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DSS J125258.60+291351.6</text:p>
          </table:table-cell>
          <table:table-cell office:value-type="float" office:value="193.2442">
            <text:p>193.2442</text:p>
          </table:table-cell>
          <table:table-cell office:value-type="float" office:value="29.23102">
            <text:p>29.231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778">
            <text:p>5.778</text:p>
          </table:table-cell>
          <table:table-cell table:formula="of:=ROUND([.J35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DSS J125305.70+291727.8</text:p>
          </table:table-cell>
          <table:table-cell office:value-type="float" office:value="193.27378">
            <text:p>193.27378</text:p>
          </table:table-cell>
          <table:table-cell office:value-type="float" office:value="29.29106">
            <text:p>29.29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881">
            <text:p>5.881</text:p>
          </table:table-cell>
          <table:table-cell table:formula="of:=ROUND([.J35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DSS J125336.91+290746.7</text:p>
          </table:table-cell>
          <table:table-cell office:value-type="float" office:value="193.4038">
            <text:p>193.4038</text:p>
          </table:table-cell>
          <table:table-cell office:value-type="float" office:value="29.12965">
            <text:p>29.129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152">
            <text:p>6.152</text:p>
          </table:table-cell>
          <table:table-cell table:formula="of:=ROUND([.J35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DSS J125257.03+291422.2</text:p>
          </table:table-cell>
          <table:table-cell office:value-type="float" office:value="193.23763">
            <text:p>193.23763</text:p>
          </table:table-cell>
          <table:table-cell office:value-type="float" office:value="29.23952">
            <text:p>29.239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184">
            <text:p>6.184</text:p>
          </table:table-cell>
          <table:table-cell table:formula="of:=ROUND([.J35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DSS J125305.08+291656.8</text:p>
          </table:table-cell>
          <table:table-cell office:value-type="float" office:value="193.2712">
            <text:p>193.2712</text:p>
          </table:table-cell>
          <table:table-cell office:value-type="float" office:value="29.28245">
            <text:p>29.282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636">
            <text:p>5.636</text:p>
          </table:table-cell>
          <table:table-cell table:formula="of:=ROUND([.J35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DSS J125340.89+291813.1</text:p>
          </table:table-cell>
          <table:table-cell office:value-type="float" office:value="193.42038">
            <text:p>193.42038</text:p>
          </table:table-cell>
          <table:table-cell office:value-type="float" office:value="29.30365">
            <text:p>29.303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975">
            <text:p>5.975</text:p>
          </table:table-cell>
          <table:table-cell table:formula="of:=ROUND([.J35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SDSS J125327.94+291930.2</text:p>
          </table:table-cell>
          <table:table-cell office:value-type="float" office:value="193.36645">
            <text:p>193.36645</text:p>
          </table:table-cell>
          <table:table-cell office:value-type="float" office:value="29.32506">
            <text:p>29.325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184">
            <text:p>6.184</text:p>
          </table:table-cell>
          <table:table-cell table:formula="of:=ROUND([.J36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DSS J125257.20+291446.0</text:p>
          </table:table-cell>
          <table:table-cell office:value-type="float" office:value="193.23835">
            <text:p>193.23835</text:p>
          </table:table-cell>
          <table:table-cell office:value-type="float" office:value="29.24613">
            <text:p>29.24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225">
            <text:p>6.225</text:p>
          </table:table-cell>
          <table:table-cell table:formula="of:=ROUND([.J36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DSS J125301.16+291549.7</text:p>
          </table:table-cell>
          <table:table-cell office:value-type="float" office:value="193.25484">
            <text:p>193.25484</text:p>
          </table:table-cell>
          <table:table-cell office:value-type="float" office:value="29.26382">
            <text:p>29.263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758">
            <text:p>5.758</text:p>
          </table:table-cell>
          <table:table-cell table:formula="of:=ROUND([.J36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DSS J125344.13+291723.1</text:p>
          </table:table-cell>
          <table:table-cell office:value-type="float" office:value="193.43391">
            <text:p>193.43391</text:p>
          </table:table-cell>
          <table:table-cell office:value-type="float" office:value="29.28977">
            <text:p>29.289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806">
            <text:p>5.806</text:p>
          </table:table-cell>
          <table:table-cell table:formula="of:=ROUND([.J36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DSS J125319.78+290730.9</text:p>
          </table:table-cell>
          <table:table-cell office:value-type="float" office:value="193.33244">
            <text:p>193.33244</text:p>
          </table:table-cell>
          <table:table-cell office:value-type="float" office:value="29.12526">
            <text:p>29.125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947">
            <text:p>5.947</text:p>
          </table:table-cell>
          <table:table-cell table:formula="of:=ROUND([.J36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DSS J125319.16+290714.1</text:p>
          </table:table-cell>
          <table:table-cell office:value-type="float" office:value="193.32987">
            <text:p>193.32987</text:p>
          </table:table-cell>
          <table:table-cell office:value-type="float" office:value="29.12059">
            <text:p>29.120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248">
            <text:p>6.248</text:p>
          </table:table-cell>
          <table:table-cell table:formula="of:=ROUND([.J36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SDSS J125350.08+291402.9</text:p>
          </table:table-cell>
          <table:table-cell office:value-type="float" office:value="193.45868">
            <text:p>193.45868</text:p>
          </table:table-cell>
          <table:table-cell office:value-type="float" office:value="29.23416">
            <text:p>29.234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519">
            <text:p>5.519</text:p>
          </table:table-cell>
          <table:table-cell table:formula="of:=ROUND([.J36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DSS J125350.65+291157.5</text:p>
          </table:table-cell>
          <table:table-cell office:value-type="float" office:value="193.46106">
            <text:p>193.46106</text:p>
          </table:table-cell>
          <table:table-cell office:value-type="float" office:value="29.19933">
            <text:p>29.199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771">
            <text:p>5.771</text:p>
          </table:table-cell>
          <table:table-cell table:formula="of:=ROUND([.J36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DSS J125316.02+291853.8</text:p>
          </table:table-cell>
          <table:table-cell office:value-type="float" office:value="193.31677">
            <text:p>193.31677</text:p>
          </table:table-cell>
          <table:table-cell office:value-type="float" office:value="29.31497">
            <text:p>29.314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88">
            <text:p>5.88</text:p>
          </table:table-cell>
          <table:table-cell table:formula="of:=ROUND([.J36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DSS J125334.28+290749.3</text:p>
          </table:table-cell>
          <table:table-cell office:value-type="float" office:value="193.39284">
            <text:p>193.39284</text:p>
          </table:table-cell>
          <table:table-cell office:value-type="float" office:value="29.13037">
            <text:p>29.13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891">
            <text:p>5.891</text:p>
          </table:table-cell>
          <table:table-cell table:formula="of:=ROUND([.J36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DSS J125302.81+291646.0</text:p>
          </table:table-cell>
          <table:table-cell office:value-type="float" office:value="193.26171">
            <text:p>193.26171</text:p>
          </table:table-cell>
          <table:table-cell office:value-type="float" office:value="29.27945">
            <text:p>29.279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921">
            <text:p>5.921</text:p>
          </table:table-cell>
          <table:table-cell table:formula="of:=ROUND([.J37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DSS J125344.49+291729.2</text:p>
          </table:table-cell>
          <table:table-cell office:value-type="float" office:value="193.43538">
            <text:p>193.43538</text:p>
          </table:table-cell>
          <table:table-cell office:value-type="float" office:value="29.29147">
            <text:p>29.29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932">
            <text:p>5.932</text:p>
          </table:table-cell>
          <table:table-cell table:formula="of:=ROUND([.J37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DSS J125259.61+291539.5</text:p>
          </table:table-cell>
          <table:table-cell office:value-type="float" office:value="193.24838">
            <text:p>193.24838</text:p>
          </table:table-cell>
          <table:table-cell office:value-type="float" office:value="29.26099">
            <text:p>29.260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997">
            <text:p>5.997</text:p>
          </table:table-cell>
          <table:table-cell table:formula="of:=ROUND([.J37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DSS J125333.40+290733.3</text:p>
          </table:table-cell>
          <table:table-cell office:value-type="float" office:value="193.38919">
            <text:p>193.38919</text:p>
          </table:table-cell>
          <table:table-cell office:value-type="float" office:value="29.12594">
            <text:p>29.125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081">
            <text:p>6.081</text:p>
          </table:table-cell>
          <table:table-cell table:formula="of:=ROUND([.J37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DSS J125257.45+291513.8</text:p>
          </table:table-cell>
          <table:table-cell office:value-type="float" office:value="193.23939">
            <text:p>193.23939</text:p>
          </table:table-cell>
          <table:table-cell office:value-type="float" office:value="29.25385">
            <text:p>29.253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293">
            <text:p>6.293</text:p>
          </table:table-cell>
          <table:table-cell table:formula="of:=ROUND([.J37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DSS J125300.06+291445.1</text:p>
          </table:table-cell>
          <table:table-cell office:value-type="float" office:value="193.25027">
            <text:p>193.25027</text:p>
          </table:table-cell>
          <table:table-cell office:value-type="float" office:value="29.24587">
            <text:p>29.245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614">
            <text:p>5.614</text:p>
          </table:table-cell>
          <table:table-cell table:formula="of:=ROUND([.J37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DSS J125302.03+291628.1</text:p>
          </table:table-cell>
          <table:table-cell office:value-type="float" office:value="193.25846">
            <text:p>193.25846</text:p>
          </table:table-cell>
          <table:table-cell office:value-type="float" office:value="29.27449">
            <text:p>29.274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898">
            <text:p>5.898</text:p>
          </table:table-cell>
          <table:table-cell table:formula="of:=ROUND([.J37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DSS J125342.90+291746.7</text:p>
          </table:table-cell>
          <table:table-cell office:value-type="float" office:value="193.42877">
            <text:p>193.42877</text:p>
          </table:table-cell>
          <table:table-cell office:value-type="float" office:value="29.29631">
            <text:p>29.296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903">
            <text:p>5.903</text:p>
          </table:table-cell>
          <table:table-cell table:formula="of:=ROUND([.J37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DSS J125308.14+290823.8</text:p>
          </table:table-cell>
          <table:table-cell office:value-type="float" office:value="193.28395">
            <text:p>193.28395</text:p>
          </table:table-cell>
          <table:table-cell office:value-type="float" office:value="29.13997">
            <text:p>29.139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17">
            <text:p>6.17</text:p>
          </table:table-cell>
          <table:table-cell table:formula="of:=ROUND([.J37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DSS J125353.57+291332.1</text:p>
          </table:table-cell>
          <table:table-cell office:value-type="float" office:value="193.47324">
            <text:p>193.47324</text:p>
          </table:table-cell>
          <table:table-cell office:value-type="float" office:value="29.22559">
            <text:p>29.225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24">
            <text:p>6.24</text:p>
          </table:table-cell>
          <table:table-cell table:formula="of:=ROUND([.J37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DSS J125349.96+291209.6</text:p>
          </table:table-cell>
          <table:table-cell office:value-type="float" office:value="193.45818">
            <text:p>193.45818</text:p>
          </table:table-cell>
          <table:table-cell office:value-type="float" office:value="29.20268">
            <text:p>29.20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578">
            <text:p>5.578</text:p>
          </table:table-cell>
          <table:table-cell table:formula="of:=ROUND([.J38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SDSS J125304.01+290937.8</text:p>
          </table:table-cell>
          <table:table-cell office:value-type="float" office:value="193.26671">
            <text:p>193.26671</text:p>
          </table:table-cell>
          <table:table-cell office:value-type="float" office:value="29.16052">
            <text:p>29.160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901">
            <text:p>5.901</text:p>
          </table:table-cell>
          <table:table-cell table:formula="of:=ROUND([.J38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DSS J125258.09+291443.7</text:p>
          </table:table-cell>
          <table:table-cell office:value-type="float" office:value="193.24207">
            <text:p>193.24207</text:p>
          </table:table-cell>
          <table:table-cell office:value-type="float" office:value="29.24549">
            <text:p>29.24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026">
            <text:p>6.026</text:p>
          </table:table-cell>
          <table:table-cell table:formula="of:=ROUND([.J38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DSS J125300.54+291615.0</text:p>
          </table:table-cell>
          <table:table-cell office:value-type="float" office:value="193.25228">
            <text:p>193.25228</text:p>
          </table:table-cell>
          <table:table-cell office:value-type="float" office:value="29.27084">
            <text:p>29.27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068">
            <text:p>6.068</text:p>
          </table:table-cell>
          <table:table-cell table:formula="of:=ROUND([.J38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DSS J125340.13+291803.1</text:p>
          </table:table-cell>
          <table:table-cell office:value-type="float" office:value="193.41722">
            <text:p>193.41722</text:p>
          </table:table-cell>
          <table:table-cell office:value-type="float" office:value="29.30088">
            <text:p>29.300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744">
            <text:p>5.744</text:p>
          </table:table-cell>
          <table:table-cell table:formula="of:=ROUND([.J38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DSS J125333.57+290744.3</text:p>
          </table:table-cell>
          <table:table-cell office:value-type="float" office:value="193.38988">
            <text:p>193.38988</text:p>
          </table:table-cell>
          <table:table-cell office:value-type="float" office:value="29.12898">
            <text:p>29.128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919">
            <text:p>5.919</text:p>
          </table:table-cell>
          <table:table-cell table:formula="of:=ROUND([.J38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DSS J125352.01+291106.9</text:p>
          </table:table-cell>
          <table:table-cell office:value-type="float" office:value="193.46671">
            <text:p>193.46671</text:p>
          </table:table-cell>
          <table:table-cell office:value-type="float" office:value="29.18526">
            <text:p>29.185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307">
            <text:p>6.307</text:p>
          </table:table-cell>
          <table:table-cell table:formula="of:=ROUND([.J38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DSS J125259.52+291456.1</text:p>
          </table:table-cell>
          <table:table-cell office:value-type="float" office:value="193.24803">
            <text:p>193.24803</text:p>
          </table:table-cell>
          <table:table-cell office:value-type="float" office:value="29.24893">
            <text:p>29.24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776">
            <text:p>5.776</text:p>
          </table:table-cell>
          <table:table-cell table:formula="of:=ROUND([.J38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DSS J125257.78+291311.6</text:p>
          </table:table-cell>
          <table:table-cell office:value-type="float" office:value="193.24078">
            <text:p>193.24078</text:p>
          </table:table-cell>
          <table:table-cell office:value-type="float" office:value="29.2199">
            <text:p>29.2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937">
            <text:p>5.937</text:p>
          </table:table-cell>
          <table:table-cell table:formula="of:=ROUND([.J38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SDSS J125307.47+291801.9</text:p>
          </table:table-cell>
          <table:table-cell office:value-type="float" office:value="193.28113">
            <text:p>193.28113</text:p>
          </table:table-cell>
          <table:table-cell office:value-type="float" office:value="29.30053">
            <text:p>29.30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041">
            <text:p>6.041</text:p>
          </table:table-cell>
          <table:table-cell table:formula="of:=ROUND([.J38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DSS J125304.25+291722.0</text:p>
          </table:table-cell>
          <table:table-cell office:value-type="float" office:value="193.26772">
            <text:p>193.26772</text:p>
          </table:table-cell>
          <table:table-cell office:value-type="float" office:value="29.28946">
            <text:p>29.28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048">
            <text:p>6.048</text:p>
          </table:table-cell>
          <table:table-cell table:formula="of:=ROUND([.J39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DSS J125347.40+291658.6</text:p>
          </table:table-cell>
          <table:table-cell office:value-type="float" office:value="193.44751">
            <text:p>193.44751</text:p>
          </table:table-cell>
          <table:table-cell office:value-type="float" office:value="29.28297">
            <text:p>29.28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086">
            <text:p>6.086</text:p>
          </table:table-cell>
          <table:table-cell table:formula="of:=ROUND([.J39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DSS J125307.78+291835.6</text:p>
          </table:table-cell>
          <table:table-cell office:value-type="float" office:value="193.28244">
            <text:p>193.28244</text:p>
          </table:table-cell>
          <table:table-cell office:value-type="float" office:value="29.30989">
            <text:p>29.30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445">
            <text:p>6.445</text:p>
          </table:table-cell>
          <table:table-cell table:formula="of:=ROUND([.J39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DSS J125345.41+290938.1</text:p>
          </table:table-cell>
          <table:table-cell office:value-type="float" office:value="193.43923">
            <text:p>193.43923</text:p>
          </table:table-cell>
          <table:table-cell office:value-type="float" office:value="29.16061">
            <text:p>29.160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804">
            <text:p>5.804</text:p>
          </table:table-cell>
          <table:table-cell table:formula="of:=ROUND([.J39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DSS J125255.23+291309.2</text:p>
          </table:table-cell>
          <table:table-cell office:value-type="float" office:value="193.23013">
            <text:p>193.23013</text:p>
          </table:table-cell>
          <table:table-cell office:value-type="float" office:value="29.21923">
            <text:p>29.219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496">
            <text:p>6.496</text:p>
          </table:table-cell>
          <table:table-cell table:formula="of:=ROUND([.J39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DSS J125330.70+290749.0</text:p>
          </table:table-cell>
          <table:table-cell office:value-type="float" office:value="193.37794">
            <text:p>193.37794</text:p>
          </table:table-cell>
          <table:table-cell office:value-type="float" office:value="29.13029">
            <text:p>29.130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675">
            <text:p>5.675</text:p>
          </table:table-cell>
          <table:table-cell table:formula="of:=ROUND([.J39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DSS J125330.71+291914.5</text:p>
          </table:table-cell>
          <table:table-cell office:value-type="float" office:value="193.37796">
            <text:p>193.37796</text:p>
          </table:table-cell>
          <table:table-cell office:value-type="float" office:value="29.32072">
            <text:p>29.32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02">
            <text:p>6.02</text:p>
          </table:table-cell>
          <table:table-cell table:formula="of:=ROUND([.J39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DSS J125310.39+291830.9</text:p>
          </table:table-cell>
          <table:table-cell office:value-type="float" office:value="193.29333">
            <text:p>193.29333</text:p>
          </table:table-cell>
          <table:table-cell office:value-type="float" office:value="29.30861">
            <text:p>29.30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065">
            <text:p>6.065</text:p>
          </table:table-cell>
          <table:table-cell table:formula="of:=ROUND([.J39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DSS J125326.34+291925.8</text:p>
          </table:table-cell>
          <table:table-cell office:value-type="float" office:value="193.35978">
            <text:p>193.35978</text:p>
          </table:table-cell>
          <table:table-cell office:value-type="float" office:value="29.32384">
            <text:p>29.323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084">
            <text:p>6.084</text:p>
          </table:table-cell>
          <table:table-cell table:formula="of:=ROUND([.J39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DSS J125334.34+291918.4</text:p>
          </table:table-cell>
          <table:table-cell office:value-type="float" office:value="193.39312">
            <text:p>193.39312</text:p>
          </table:table-cell>
          <table:table-cell office:value-type="float" office:value="29.32178">
            <text:p>29.321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294">
            <text:p>6.294</text:p>
          </table:table-cell>
          <table:table-cell table:formula="of:=ROUND([.J39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DSS J125343.40+290828.8</text:p>
          </table:table-cell>
          <table:table-cell office:value-type="float" office:value="193.43084">
            <text:p>193.43084</text:p>
          </table:table-cell>
          <table:table-cell office:value-type="float" office:value="29.14135">
            <text:p>29.141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316">
            <text:p>6.316</text:p>
          </table:table-cell>
          <table:table-cell table:formula="of:=ROUND([.J40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DSS J125345.79+290844.6</text:p>
          </table:table-cell>
          <table:table-cell office:value-type="float" office:value="193.44081">
            <text:p>193.44081</text:p>
          </table:table-cell>
          <table:table-cell office:value-type="float" office:value="29.14572">
            <text:p>29.14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47">
            <text:p>6.47</text:p>
          </table:table-cell>
          <table:table-cell table:formula="of:=ROUND([.J40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DSS J125302.17+291541.5</text:p>
          </table:table-cell>
          <table:table-cell office:value-type="float" office:value="193.25905">
            <text:p>193.25905</text:p>
          </table:table-cell>
          <table:table-cell office:value-type="float" office:value="29.26154">
            <text:p>29.261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5">
            <text:p>5.5</text:p>
          </table:table-cell>
          <table:table-cell table:formula="of:=ROUND([.J40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DSS J125304.89+291804.9</text:p>
          </table:table-cell>
          <table:table-cell office:value-type="float" office:value="193.27041">
            <text:p>193.27041</text:p>
          </table:table-cell>
          <table:table-cell office:value-type="float" office:value="29.30137">
            <text:p>29.30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6.447">
            <text:p>6.447</text:p>
          </table:table-cell>
          <table:table-cell table:formula="of:=ROUND([.J40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DSS J125336.82+291834.2</text:p>
          </table:table-cell>
          <table:table-cell office:value-type="float" office:value="193.40344">
            <text:p>193.40344</text:p>
          </table:table-cell>
          <table:table-cell office:value-type="float" office:value="29.30951">
            <text:p>29.309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5.821">
            <text:p>5.821</text:p>
          </table:table-cell>
          <table:table-cell table:formula="of:=ROUND([.J40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DSS J125353.32+291424.6</text:p>
          </table:table-cell>
          <table:table-cell office:value-type="float" office:value="193.47221">
            <text:p>193.47221</text:p>
          </table:table-cell>
          <table:table-cell office:value-type="float" office:value="29.24017">
            <text:p>29.24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273">
            <text:p>6.273</text:p>
          </table:table-cell>
          <table:table-cell table:formula="of:=ROUND([.J40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DSS J125308.63+291843.2</text:p>
          </table:table-cell>
          <table:table-cell office:value-type="float" office:value="193.28597">
            <text:p>193.28597</text:p>
          </table:table-cell>
          <table:table-cell office:value-type="float" office:value="29.31202">
            <text:p>29.312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445">
            <text:p>6.445</text:p>
          </table:table-cell>
          <table:table-cell table:formula="of:=ROUND([.J40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DSS J125349.71+291139.0</text:p>
          </table:table-cell>
          <table:table-cell office:value-type="float" office:value="193.45715">
            <text:p>193.45715</text:p>
          </table:table-cell>
          <table:table-cell office:value-type="float" office:value="29.19418">
            <text:p>29.194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658">
            <text:p>5.658</text:p>
          </table:table-cell>
          <table:table-cell table:formula="of:=ROUND([.J40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DSS J125349.26+291108.7</text:p>
          </table:table-cell>
          <table:table-cell office:value-type="float" office:value="193.45526">
            <text:p>193.45526</text:p>
          </table:table-cell>
          <table:table-cell office:value-type="float" office:value="29.18577">
            <text:p>29.18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738">
            <text:p>5.738</text:p>
          </table:table-cell>
          <table:table-cell table:formula="of:=ROUND([.J40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DSS J125335.64+290741.9</text:p>
          </table:table-cell>
          <table:table-cell office:value-type="float" office:value="193.39854">
            <text:p>193.39854</text:p>
          </table:table-cell>
          <table:table-cell office:value-type="float" office:value="29.12833">
            <text:p>29.12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114">
            <text:p>6.114</text:p>
          </table:table-cell>
          <table:table-cell table:formula="of:=ROUND([.J40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SDSS J125339.51+290809.2</text:p>
          </table:table-cell>
          <table:table-cell office:value-type="float" office:value="193.41463">
            <text:p>193.41463</text:p>
          </table:table-cell>
          <table:table-cell office:value-type="float" office:value="29.13591">
            <text:p>29.13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6.089">
            <text:p>6.089</text:p>
          </table:table-cell>
          <table:table-cell table:formula="of:=ROUND([.J41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DSS J125330.53+290704.8</text:p>
          </table:table-cell>
          <table:table-cell office:value-type="float" office:value="193.37721">
            <text:p>193.37721</text:p>
          </table:table-cell>
          <table:table-cell office:value-type="float" office:value="29.118">
            <text:p>29.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6.388">
            <text:p>6.388</text:p>
          </table:table-cell>
          <table:table-cell table:formula="of:=ROUND([.J41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DSS J125352.84+291343.3</text:p>
          </table:table-cell>
          <table:table-cell office:value-type="float" office:value="193.47021">
            <text:p>193.47021</text:p>
          </table:table-cell>
          <table:table-cell office:value-type="float" office:value="29.22872">
            <text:p>29.228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6.09">
            <text:p>6.09</text:p>
          </table:table-cell>
          <table:table-cell table:formula="of:=ROUND([.J41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DSS J125326.51+290733.6</text:p>
          </table:table-cell>
          <table:table-cell office:value-type="float" office:value="193.36048">
            <text:p>193.36048</text:p>
          </table:table-cell>
          <table:table-cell office:value-type="float" office:value="29.126">
            <text:p>29.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5.803">
            <text:p>5.803</text:p>
          </table:table-cell>
          <table:table-cell table:formula="of:=ROUND([.J41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DSS J125258.25+291122.9</text:p>
          </table:table-cell>
          <table:table-cell office:value-type="float" office:value="193.24274">
            <text:p>193.24274</text:p>
          </table:table-cell>
          <table:table-cell office:value-type="float" office:value="29.1897">
            <text:p>29.18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6.157">
            <text:p>6.157</text:p>
          </table:table-cell>
          <table:table-cell table:formula="of:=ROUND([.J41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SDSS J125320.33+291936.7</text:p>
          </table:table-cell>
          <table:table-cell office:value-type="float" office:value="193.33471">
            <text:p>193.33471</text:p>
          </table:table-cell>
          <table:table-cell office:value-type="float" office:value="29.32686">
            <text:p>29.32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6.34">
            <text:p>6.34</text:p>
          </table:table-cell>
          <table:table-cell table:formula="of:=ROUND([.J41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DSS J125351.56+291045.3</text:p>
          </table:table-cell>
          <table:table-cell office:value-type="float" office:value="193.46484">
            <text:p>193.46484</text:p>
          </table:table-cell>
          <table:table-cell office:value-type="float" office:value="29.17927">
            <text:p>29.179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6.354">
            <text:p>6.354</text:p>
          </table:table-cell>
          <table:table-cell table:formula="of:=ROUND([.J4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DSS J125258.78+291501.1</text:p>
          </table:table-cell>
          <table:table-cell office:value-type="float" office:value="193.24493">
            <text:p>193.24493</text:p>
          </table:table-cell>
          <table:table-cell office:value-type="float" office:value="29.25032">
            <text:p>29.250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9g</text:p>
          </table:table-cell>
          <table:table-cell office:value-type="float" office:value="5.955">
            <text:p>5.955</text:p>
          </table:table-cell>
          <table:table-cell table:formula="of:=ROUND([.J41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SDSS J125338.23+292006.8</text:p>
          </table:table-cell>
          <table:table-cell office:value-type="float" office:value="193.4093">
            <text:p>193.4093</text:p>
          </table:table-cell>
          <table:table-cell office:value-type="float" office:value="29.33524">
            <text:p>29.3352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57">
            <text:p>19.57</text:p>
          </table:table-cell>
          <table:table-cell office:value-type="float" office:value="7.352">
            <text:p>7.352</text:p>
          </table:table-cell>
          <table:table-cell table:formula="of:=ROUND([.J41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SDSS J125307.92+291918.0</text:p>
          </table:table-cell>
          <table:table-cell office:value-type="float" office:value="193.28304">
            <text:p>193.28304</text:p>
          </table:table-cell>
          <table:table-cell office:value-type="float" office:value="29.32169">
            <text:p>29.3216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8">
            <text:p>19.98</text:p>
          </table:table-cell>
          <table:table-cell office:value-type="float" office:value="7.016">
            <text:p>7.016</text:p>
          </table:table-cell>
          <table:table-cell table:formula="of:=ROUND([.J41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2MASX J12525308+2913290</text:p>
          </table:table-cell>
          <table:table-cell office:value-type="float" office:value="193.22115">
            <text:p>193.22115</text:p>
          </table:table-cell>
          <table:table-cell office:value-type="float" office:value="29.22474">
            <text:p>29.22474</text:p>
          </table:table-cell>
          <table:table-cell office:value-type="string">
            <text:p>G</text:p>
          </table:table-cell>
          <table:table-cell office:value-type="float" office:value="25457">
            <text:p>25457</text:p>
          </table:table-cell>
          <table:table-cell office:value-type="float" office:value="0.084915">
            <text:p>0.084915</text:p>
          </table:table-cell>
          <table:table-cell office:value-type="string">
            <text:p><text:s text:c="4"/></text:p>
          </table:table-cell>
          <table:table-cell office:value-type="string">
            <text:p>17.2g</text:p>
          </table:table-cell>
          <table:table-cell office:value-type="float" office:value="6.964">
            <text:p>6.964</text:p>
          </table:table-cell>
          <table:table-cell table:formula="of:=ROUND([.J420])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2MASX J12525188+2914514</text:p>
          </table:table-cell>
          <table:table-cell office:value-type="float" office:value="193.21615">
            <text:p>193.21615</text:p>
          </table:table-cell>
          <table:table-cell office:value-type="float" office:value="29.24761">
            <text:p>29.24761</text:p>
          </table:table-cell>
          <table:table-cell office:value-type="string">
            <text:p>G</text:p>
          </table:table-cell>
          <table:table-cell office:value-type="float" office:value="79336">
            <text:p>79336</text:p>
          </table:table-cell>
          <table:table-cell office:value-type="float" office:value="0.264638">
            <text:p>0.264638</text:p>
          </table:table-cell>
          <table:table-cell office:value-type="string">
            <text:p><text:s text:c="4"/></text:p>
          </table:table-cell>
          <table:table-cell office:value-type="string">
            <text:p>19.5g</text:p>
          </table:table-cell>
          <table:table-cell office:value-type="float" office:value="7.379">
            <text:p>7.379</text:p>
          </table:table-cell>
          <table:table-cell table:formula="of:=ROUND([.J421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DSS J125316.93+292012.0</text:p>
          </table:table-cell>
          <table:table-cell office:value-type="float" office:value="193.32056">
            <text:p>193.32056</text:p>
          </table:table-cell>
          <table:table-cell office:value-type="float" office:value="29.33669">
            <text:p>29.336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7.07">
            <text:p>7.07</text:p>
          </table:table-cell>
          <table:table-cell table:formula="of:=ROUND([.J4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DSS J125259.42+290911.7</text:p>
          </table:table-cell>
          <table:table-cell office:value-type="float" office:value="193.24761">
            <text:p>193.24761</text:p>
          </table:table-cell>
          <table:table-cell office:value-type="float" office:value="29.15326">
            <text:p>29.15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6.958">
            <text:p>6.958</text:p>
          </table:table-cell>
          <table:table-cell table:formula="of:=ROUND([.J4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DSS J125255.36+291605.2</text:p>
          </table:table-cell>
          <table:table-cell office:value-type="float" office:value="193.23069">
            <text:p>193.23069</text:p>
          </table:table-cell>
          <table:table-cell office:value-type="float" office:value="29.26813">
            <text:p>29.26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7.017">
            <text:p>7.017</text:p>
          </table:table-cell>
          <table:table-cell table:formula="of:=ROUND([.J4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DSS J125255.13+291313.2</text:p>
          </table:table-cell>
          <table:table-cell office:value-type="float" office:value="193.22974">
            <text:p>193.22974</text:p>
          </table:table-cell>
          <table:table-cell office:value-type="float" office:value="29.22034">
            <text:p>29.220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515">
            <text:p>6.515</text:p>
          </table:table-cell>
          <table:table-cell table:formula="of:=ROUND([.J4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DSS J125350.63+290924.2</text:p>
          </table:table-cell>
          <table:table-cell office:value-type="float" office:value="193.46099">
            <text:p>193.46099</text:p>
          </table:table-cell>
          <table:table-cell office:value-type="float" office:value="29.15674">
            <text:p>29.156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85">
            <text:p>6.85</text:p>
          </table:table-cell>
          <table:table-cell table:formula="of:=ROUND([.J4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DSS J125254.39+291250.5</text:p>
          </table:table-cell>
          <table:table-cell office:value-type="float" office:value="193.22666">
            <text:p>193.22666</text:p>
          </table:table-cell>
          <table:table-cell office:value-type="float" office:value="29.21403">
            <text:p>29.21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6.695">
            <text:p>6.695</text:p>
          </table:table-cell>
          <table:table-cell table:formula="of:=ROUND([.J4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DSS J125255.79+291010.5</text:p>
          </table:table-cell>
          <table:table-cell office:value-type="float" office:value="193.23247">
            <text:p>193.23247</text:p>
          </table:table-cell>
          <table:table-cell office:value-type="float" office:value="29.1696">
            <text:p>29.1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12">
            <text:p>7.12</text:p>
          </table:table-cell>
          <table:table-cell table:formula="of:=ROUND([.J42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DSS J125358.48+291222.2</text:p>
          </table:table-cell>
          <table:table-cell office:value-type="float" office:value="193.49368">
            <text:p>193.49368</text:p>
          </table:table-cell>
          <table:table-cell office:value-type="float" office:value="29.20619">
            <text:p>29.20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374">
            <text:p>7.374</text:p>
          </table:table-cell>
          <table:table-cell table:formula="of:=ROUND([.J4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DSS J125252.45+291524.5</text:p>
          </table:table-cell>
          <table:table-cell office:value-type="float" office:value="193.21854">
            <text:p>193.21854</text:p>
          </table:table-cell>
          <table:table-cell office:value-type="float" office:value="29.25682">
            <text:p>29.256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39">
            <text:p>7.39</text:p>
          </table:table-cell>
          <table:table-cell table:formula="of:=ROUND([.J43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DSS J125320.69+292046.1</text:p>
          </table:table-cell>
          <table:table-cell office:value-type="float" office:value="193.33624">
            <text:p>193.33624</text:p>
          </table:table-cell>
          <table:table-cell office:value-type="float" office:value="29.34616">
            <text:p>29.346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475">
            <text:p>7.475</text:p>
          </table:table-cell>
          <table:table-cell table:formula="of:=ROUND([.J4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DSS J125346.39+290730.0</text:p>
          </table:table-cell>
          <table:table-cell office:value-type="float" office:value="193.44331">
            <text:p>193.44331</text:p>
          </table:table-cell>
          <table:table-cell office:value-type="float" office:value="29.12503">
            <text:p>29.12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488">
            <text:p>7.488</text:p>
          </table:table-cell>
          <table:table-cell table:formula="of:=ROUND([.J4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DSS J125330.21+290656.3</text:p>
          </table:table-cell>
          <table:table-cell office:value-type="float" office:value="193.3759">
            <text:p>193.3759</text:p>
          </table:table-cell>
          <table:table-cell office:value-type="float" office:value="29.11566">
            <text:p>29.115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6.514">
            <text:p>6.514</text:p>
          </table:table-cell>
          <table:table-cell table:formula="of:=ROUND([.J43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DSS J125254.85+291559.7</text:p>
          </table:table-cell>
          <table:table-cell office:value-type="float" office:value="193.22857">
            <text:p>193.22857</text:p>
          </table:table-cell>
          <table:table-cell office:value-type="float" office:value="29.26659">
            <text:p>29.266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7.084">
            <text:p>7.084</text:p>
          </table:table-cell>
          <table:table-cell table:formula="of:=ROUND([.J43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SDSS J125329.86+292041.9</text:p>
          </table:table-cell>
          <table:table-cell office:value-type="float" office:value="193.37443">
            <text:p>193.37443</text:p>
          </table:table-cell>
          <table:table-cell office:value-type="float" office:value="29.345">
            <text:p>29.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7.423">
            <text:p>7.423</text:p>
          </table:table-cell>
          <table:table-cell table:formula="of:=ROUND([.J43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DSS J125356.40+291302.7</text:p>
          </table:table-cell>
          <table:table-cell office:value-type="float" office:value="193.48502">
            <text:p>193.48502</text:p>
          </table:table-cell>
          <table:table-cell office:value-type="float" office:value="29.21744">
            <text:p>29.217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861">
            <text:p>6.861</text:p>
          </table:table-cell>
          <table:table-cell table:formula="of:=ROUND([.J43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DSS J125348.68+291731.9</text:p>
          </table:table-cell>
          <table:table-cell office:value-type="float" office:value="193.45284">
            <text:p>193.45284</text:p>
          </table:table-cell>
          <table:table-cell office:value-type="float" office:value="29.2922">
            <text:p>29.29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646">
            <text:p>6.646</text:p>
          </table:table-cell>
          <table:table-cell table:formula="of:=ROUND([.J43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DSS J125253.61+291357.2</text:p>
          </table:table-cell>
          <table:table-cell office:value-type="float" office:value="193.2234">
            <text:p>193.2234</text:p>
          </table:table-cell>
          <table:table-cell office:value-type="float" office:value="29.23257">
            <text:p>29.23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6.871">
            <text:p>6.871</text:p>
          </table:table-cell>
          <table:table-cell table:formula="of:=ROUND([.J43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DSS J125336.71+292017.4</text:p>
          </table:table-cell>
          <table:table-cell office:value-type="float" office:value="193.40297">
            <text:p>193.40297</text:p>
          </table:table-cell>
          <table:table-cell office:value-type="float" office:value="29.33819">
            <text:p>29.33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394">
            <text:p>7.394</text:p>
          </table:table-cell>
          <table:table-cell table:formula="of:=ROUND([.J43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DSS J125339.99+290702.6</text:p>
          </table:table-cell>
          <table:table-cell office:value-type="float" office:value="193.41666">
            <text:p>193.41666</text:p>
          </table:table-cell>
          <table:table-cell office:value-type="float" office:value="29.11739">
            <text:p>29.11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109">
            <text:p>7.109</text:p>
          </table:table-cell>
          <table:table-cell table:formula="of:=ROUND([.J44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DSS J125357.11+291501.4</text:p>
          </table:table-cell>
          <table:table-cell office:value-type="float" office:value="193.48797">
            <text:p>193.48797</text:p>
          </table:table-cell>
          <table:table-cell office:value-type="float" office:value="29.25041">
            <text:p>29.25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204">
            <text:p>7.204</text:p>
          </table:table-cell>
          <table:table-cell table:formula="of:=ROUND([.J44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DSS J125258.66+290837.9</text:p>
          </table:table-cell>
          <table:table-cell office:value-type="float" office:value="193.24444">
            <text:p>193.24444</text:p>
          </table:table-cell>
          <table:table-cell office:value-type="float" office:value="29.14388">
            <text:p>29.143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436">
            <text:p>7.436</text:p>
          </table:table-cell>
          <table:table-cell table:formula="of:=ROUND([.J44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DSS J125250.85+291332.7</text:p>
          </table:table-cell>
          <table:table-cell office:value-type="float" office:value="193.21189">
            <text:p>193.21189</text:p>
          </table:table-cell>
          <table:table-cell office:value-type="float" office:value="29.22577">
            <text:p>29.22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45">
            <text:p>7.45</text:p>
          </table:table-cell>
          <table:table-cell table:formula="of:=ROUND([.J44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DSS J125330.27+292037.8</text:p>
          </table:table-cell>
          <table:table-cell office:value-type="float" office:value="193.37614">
            <text:p>193.37614</text:p>
          </table:table-cell>
          <table:table-cell office:value-type="float" office:value="29.34385">
            <text:p>29.343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369">
            <text:p>7.369</text:p>
          </table:table-cell>
          <table:table-cell table:formula="of:=ROUND([.J44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DSS J125330.00+290651.6</text:p>
          </table:table-cell>
          <table:table-cell office:value-type="float" office:value="193.37503">
            <text:p>193.37503</text:p>
          </table:table-cell>
          <table:table-cell office:value-type="float" office:value="29.11435">
            <text:p>29.114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584">
            <text:p>6.584</text:p>
          </table:table-cell>
          <table:table-cell table:formula="of:=ROUND([.J44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DSS J125312.45+291927.9</text:p>
          </table:table-cell>
          <table:table-cell office:value-type="float" office:value="193.3019">
            <text:p>193.3019</text:p>
          </table:table-cell>
          <table:table-cell office:value-type="float" office:value="29.32442">
            <text:p>29.324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695">
            <text:p>6.695</text:p>
          </table:table-cell>
          <table:table-cell table:formula="of:=ROUND([.J44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DSS J125313.37+292008.6</text:p>
          </table:table-cell>
          <table:table-cell office:value-type="float" office:value="193.30574">
            <text:p>193.30574</text:p>
          </table:table-cell>
          <table:table-cell office:value-type="float" office:value="29.33573">
            <text:p>29.335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247">
            <text:p>7.247</text:p>
          </table:table-cell>
          <table:table-cell table:formula="of:=ROUND([.J44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DSS J125342.91+291927.7</text:p>
          </table:table-cell>
          <table:table-cell office:value-type="float" office:value="193.42883">
            <text:p>193.42883</text:p>
          </table:table-cell>
          <table:table-cell office:value-type="float" office:value="29.32437">
            <text:p>29.324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253">
            <text:p>7.253</text:p>
          </table:table-cell>
          <table:table-cell table:formula="of:=ROUND([.J44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DSS J125258.51+291014.6</text:p>
          </table:table-cell>
          <table:table-cell office:value-type="float" office:value="193.2438">
            <text:p>193.2438</text:p>
          </table:table-cell>
          <table:table-cell office:value-type="float" office:value="29.17074">
            <text:p>29.17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562">
            <text:p>6.562</text:p>
          </table:table-cell>
          <table:table-cell table:formula="of:=ROUND([.J44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DSS J125355.50+291512.2</text:p>
          </table:table-cell>
          <table:table-cell office:value-type="float" office:value="193.48129">
            <text:p>193.48129</text:p>
          </table:table-cell>
          <table:table-cell office:value-type="float" office:value="29.2534">
            <text:p>29.25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91">
            <text:p>6.91</text:p>
          </table:table-cell>
          <table:table-cell table:formula="of:=ROUND([.J45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DSS J125335.65+292001.9</text:p>
          </table:table-cell>
          <table:table-cell office:value-type="float" office:value="193.39856">
            <text:p>193.39856</text:p>
          </table:table-cell>
          <table:table-cell office:value-type="float" office:value="29.33387">
            <text:p>29.33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073">
            <text:p>7.073</text:p>
          </table:table-cell>
          <table:table-cell table:formula="of:=ROUND([.J45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DSS J125345.62+291859.9</text:p>
          </table:table-cell>
          <table:table-cell office:value-type="float" office:value="193.44011">
            <text:p>193.44011</text:p>
          </table:table-cell>
          <table:table-cell office:value-type="float" office:value="29.31666">
            <text:p>29.316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221">
            <text:p>7.221</text:p>
          </table:table-cell>
          <table:table-cell table:formula="of:=ROUND([.J45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SDSS J125253.56+291548.1</text:p>
          </table:table-cell>
          <table:table-cell office:value-type="float" office:value="193.22318">
            <text:p>193.22318</text:p>
          </table:table-cell>
          <table:table-cell office:value-type="float" office:value="29.26337">
            <text:p>29.263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28">
            <text:p>7.28</text:p>
          </table:table-cell>
          <table:table-cell table:formula="of:=ROUND([.J45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DSS J125323.55+290649.1</text:p>
          </table:table-cell>
          <table:table-cell office:value-type="float" office:value="193.34814">
            <text:p>193.34814</text:p>
          </table:table-cell>
          <table:table-cell office:value-type="float" office:value="29.11366">
            <text:p>29.113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541">
            <text:p>6.541</text:p>
          </table:table-cell>
          <table:table-cell table:formula="of:=ROUND([.J45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DSS J125353.61+290941.2</text:p>
          </table:table-cell>
          <table:table-cell office:value-type="float" office:value="193.47339">
            <text:p>193.47339</text:p>
          </table:table-cell>
          <table:table-cell office:value-type="float" office:value="29.16146">
            <text:p>29.161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243">
            <text:p>7.243</text:p>
          </table:table-cell>
          <table:table-cell table:formula="of:=ROUND([.J45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DSS J125340.75+291855.2</text:p>
          </table:table-cell>
          <table:table-cell office:value-type="float" office:value="193.4198">
            <text:p>193.4198</text:p>
          </table:table-cell>
          <table:table-cell office:value-type="float" office:value="29.31535">
            <text:p>29.315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544">
            <text:p>6.544</text:p>
          </table:table-cell>
          <table:table-cell table:formula="of:=ROUND([.J45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DSS J125353.42+291542.5</text:p>
          </table:table-cell>
          <table:table-cell office:value-type="float" office:value="193.47259">
            <text:p>193.47259</text:p>
          </table:table-cell>
          <table:table-cell office:value-type="float" office:value="29.26183">
            <text:p>29.261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635">
            <text:p>6.635</text:p>
          </table:table-cell>
          <table:table-cell table:formula="of:=ROUND([.J45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DSS J125332.70+290655.5</text:p>
          </table:table-cell>
          <table:table-cell office:value-type="float" office:value="193.38626">
            <text:p>193.38626</text:p>
          </table:table-cell>
          <table:table-cell office:value-type="float" office:value="29.11543">
            <text:p>29.115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644">
            <text:p>6.644</text:p>
          </table:table-cell>
          <table:table-cell table:formula="of:=ROUND([.J45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SDSS J125322.09+290621.8</text:p>
          </table:table-cell>
          <table:table-cell office:value-type="float" office:value="193.34207">
            <text:p>193.34207</text:p>
          </table:table-cell>
          <table:table-cell office:value-type="float" office:value="29.10607">
            <text:p>29.106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018">
            <text:p>7.018</text:p>
          </table:table-cell>
          <table:table-cell table:formula="of:=ROUND([.J45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DSS J125346.02+291758.1</text:p>
          </table:table-cell>
          <table:table-cell office:value-type="float" office:value="193.44176">
            <text:p>193.44176</text:p>
          </table:table-cell>
          <table:table-cell office:value-type="float" office:value="29.29949">
            <text:p>29.29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508">
            <text:p>6.508</text:p>
          </table:table-cell>
          <table:table-cell table:formula="of:=ROUND([.J46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DSS J125309.59+291913.2</text:p>
          </table:table-cell>
          <table:table-cell office:value-type="float" office:value="193.29">
            <text:p>193.29</text:p>
          </table:table-cell>
          <table:table-cell office:value-type="float" office:value="29.32036">
            <text:p>29.32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76">
            <text:p>6.76</text:p>
          </table:table-cell>
          <table:table-cell table:formula="of:=ROUND([.J46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DSS J125254.82+291121.1</text:p>
          </table:table-cell>
          <table:table-cell office:value-type="float" office:value="193.22846">
            <text:p>193.22846</text:p>
          </table:table-cell>
          <table:table-cell office:value-type="float" office:value="29.18922">
            <text:p>29.189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879">
            <text:p>6.879</text:p>
          </table:table-cell>
          <table:table-cell table:formula="of:=ROUND([.J4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DSS J125349.80+290906.8</text:p>
          </table:table-cell>
          <table:table-cell office:value-type="float" office:value="193.45753">
            <text:p>193.45753</text:p>
          </table:table-cell>
          <table:table-cell office:value-type="float" office:value="29.15189">
            <text:p>29.15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879">
            <text:p>6.879</text:p>
          </table:table-cell>
          <table:table-cell table:formula="of:=ROUND([.J46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SDSS J125352.34+290907.9</text:p>
          </table:table-cell>
          <table:table-cell office:value-type="float" office:value="193.46811">
            <text:p>193.46811</text:p>
          </table:table-cell>
          <table:table-cell office:value-type="float" office:value="29.1522">
            <text:p>29.15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312">
            <text:p>7.312</text:p>
          </table:table-cell>
          <table:table-cell table:formula="of:=ROUND([.J46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DSS J125337.27+292011.4</text:p>
          </table:table-cell>
          <table:table-cell office:value-type="float" office:value="193.40532">
            <text:p>193.40532</text:p>
          </table:table-cell>
          <table:table-cell office:value-type="float" office:value="29.33653">
            <text:p>29.33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344">
            <text:p>7.344</text:p>
          </table:table-cell>
          <table:table-cell table:formula="of:=ROUND([.J4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SDSS J125323.46+292000.4</text:p>
          </table:table-cell>
          <table:table-cell office:value-type="float" office:value="193.34776">
            <text:p>193.34776</text:p>
          </table:table-cell>
          <table:table-cell office:value-type="float" office:value="29.33346">
            <text:p>29.33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663">
            <text:p>6.663</text:p>
          </table:table-cell>
          <table:table-cell table:formula="of:=ROUND([.J4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DSS J125326.89+292017.1</text:p>
          </table:table-cell>
          <table:table-cell office:value-type="float" office:value="193.36206">
            <text:p>193.36206</text:p>
          </table:table-cell>
          <table:table-cell office:value-type="float" office:value="29.33809">
            <text:p>29.33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945">
            <text:p>6.945</text:p>
          </table:table-cell>
          <table:table-cell table:formula="of:=ROUND([.J46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SDSS J125346.00+290801.0</text:p>
          </table:table-cell>
          <table:table-cell office:value-type="float" office:value="193.4417">
            <text:p>193.4417</text:p>
          </table:table-cell>
          <table:table-cell office:value-type="float" office:value="29.13362">
            <text:p>29.133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037">
            <text:p>7.037</text:p>
          </table:table-cell>
          <table:table-cell table:formula="of:=ROUND([.J4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DSS J125259.34+291758.7</text:p>
          </table:table-cell>
          <table:table-cell office:value-type="float" office:value="193.24727">
            <text:p>193.24727</text:p>
          </table:table-cell>
          <table:table-cell office:value-type="float" office:value="29.29966">
            <text:p>29.29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259">
            <text:p>7.259</text:p>
          </table:table-cell>
          <table:table-cell table:formula="of:=ROUND([.J4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DSS J125358.42+291230.9</text:p>
          </table:table-cell>
          <table:table-cell office:value-type="float" office:value="193.49344">
            <text:p>193.49344</text:p>
          </table:table-cell>
          <table:table-cell office:value-type="float" office:value="29.20861">
            <text:p>29.20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344">
            <text:p>7.344</text:p>
          </table:table-cell>
          <table:table-cell table:formula="of:=ROUND([.J47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DSS J125355.28+291329.9</text:p>
          </table:table-cell>
          <table:table-cell office:value-type="float" office:value="193.48035">
            <text:p>193.48035</text:p>
          </table:table-cell>
          <table:table-cell office:value-type="float" office:value="29.22498">
            <text:p>29.224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611">
            <text:p>6.611</text:p>
          </table:table-cell>
          <table:table-cell table:formula="of:=ROUND([.J4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DSS J125350.54+290832.9</text:p>
          </table:table-cell>
          <table:table-cell office:value-type="float" office:value="193.46059">
            <text:p>193.46059</text:p>
          </table:table-cell>
          <table:table-cell office:value-type="float" office:value="29.14249">
            <text:p>29.142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361">
            <text:p>7.361</text:p>
          </table:table-cell>
          <table:table-cell table:formula="of:=ROUND([.J47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DSS J125306.72+291833.9</text:p>
          </table:table-cell>
          <table:table-cell office:value-type="float" office:value="193.27803">
            <text:p>193.27803</text:p>
          </table:table-cell>
          <table:table-cell office:value-type="float" office:value="29.30942">
            <text:p>29.309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56">
            <text:p>6.56</text:p>
          </table:table-cell>
          <table:table-cell table:formula="of:=ROUND([.J47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DSS J125255.22+291224.4</text:p>
          </table:table-cell>
          <table:table-cell office:value-type="float" office:value="193.23009">
            <text:p>193.23009</text:p>
          </table:table-cell>
          <table:table-cell office:value-type="float" office:value="29.20679">
            <text:p>29.206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564">
            <text:p>6.564</text:p>
          </table:table-cell>
          <table:table-cell table:formula="of:=ROUND([.J4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DSS J125319.61+291951.4</text:p>
          </table:table-cell>
          <table:table-cell office:value-type="float" office:value="193.33171">
            <text:p>193.33171</text:p>
          </table:table-cell>
          <table:table-cell office:value-type="float" office:value="29.33096">
            <text:p>29.330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609">
            <text:p>6.609</text:p>
          </table:table-cell>
          <table:table-cell table:formula="of:=ROUND([.J4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DSS J125351.55+291008.4</text:p>
          </table:table-cell>
          <table:table-cell office:value-type="float" office:value="193.46482">
            <text:p>193.46482</text:p>
          </table:table-cell>
          <table:table-cell office:value-type="float" office:value="29.16903">
            <text:p>29.16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628">
            <text:p>6.628</text:p>
          </table:table-cell>
          <table:table-cell table:formula="of:=ROUND([.J4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DSS J125306.01+291900.4</text:p>
          </table:table-cell>
          <table:table-cell office:value-type="float" office:value="193.27508">
            <text:p>193.27508</text:p>
          </table:table-cell>
          <table:table-cell office:value-type="float" office:value="29.31679">
            <text:p>29.316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006">
            <text:p>7.006</text:p>
          </table:table-cell>
          <table:table-cell table:formula="of:=ROUND([.J4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DSS J125256.90+290944.2</text:p>
          </table:table-cell>
          <table:table-cell office:value-type="float" office:value="193.2371">
            <text:p>193.2371</text:p>
          </table:table-cell>
          <table:table-cell office:value-type="float" office:value="29.16229">
            <text:p>29.162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117">
            <text:p>7.117</text:p>
          </table:table-cell>
          <table:table-cell table:formula="of:=ROUND([.J4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DSS J125317.51+292021.5</text:p>
          </table:table-cell>
          <table:table-cell office:value-type="float" office:value="193.323">
            <text:p>193.323</text:p>
          </table:table-cell>
          <table:table-cell office:value-type="float" office:value="29.33933">
            <text:p>29.339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193">
            <text:p>7.193</text:p>
          </table:table-cell>
          <table:table-cell table:formula="of:=ROUND([.J4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SDSS J125339.68+291952.2</text:p>
          </table:table-cell>
          <table:table-cell office:value-type="float" office:value="193.41537">
            <text:p>193.41537</text:p>
          </table:table-cell>
          <table:table-cell office:value-type="float" office:value="29.33117">
            <text:p>29.33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263">
            <text:p>7.263</text:p>
          </table:table-cell>
          <table:table-cell table:formula="of:=ROUND([.J4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DSS J125258.31+291023.6</text:p>
          </table:table-cell>
          <table:table-cell office:value-type="float" office:value="193.243">
            <text:p>193.243</text:p>
          </table:table-cell>
          <table:table-cell office:value-type="float" office:value="29.17323">
            <text:p>29.173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529">
            <text:p>6.529</text:p>
          </table:table-cell>
          <table:table-cell table:formula="of:=ROUND([.J4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DSS J125254.89+291139.4</text:p>
          </table:table-cell>
          <table:table-cell office:value-type="float" office:value="193.22873">
            <text:p>193.22873</text:p>
          </table:table-cell>
          <table:table-cell office:value-type="float" office:value="29.1943">
            <text:p>29.19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783">
            <text:p>6.783</text:p>
          </table:table-cell>
          <table:table-cell table:formula="of:=ROUND([.J4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DSS J125312.33+290702.1</text:p>
          </table:table-cell>
          <table:table-cell office:value-type="float" office:value="193.3014">
            <text:p>193.3014</text:p>
          </table:table-cell>
          <table:table-cell office:value-type="float" office:value="29.11725">
            <text:p>29.11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895">
            <text:p>6.895</text:p>
          </table:table-cell>
          <table:table-cell table:formula="of:=ROUND([.J48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DSS J125259.06+291757.4</text:p>
          </table:table-cell>
          <table:table-cell office:value-type="float" office:value="193.24609">
            <text:p>193.24609</text:p>
          </table:table-cell>
          <table:table-cell office:value-type="float" office:value="29.2993">
            <text:p>29.29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293">
            <text:p>7.293</text:p>
          </table:table-cell>
          <table:table-cell table:formula="of:=ROUND([.J4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DSS J125307.61+290701.8</text:p>
          </table:table-cell>
          <table:table-cell office:value-type="float" office:value="193.28174">
            <text:p>193.28174</text:p>
          </table:table-cell>
          <table:table-cell office:value-type="float" office:value="29.11717">
            <text:p>29.117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373">
            <text:p>7.373</text:p>
          </table:table-cell>
          <table:table-cell table:formula="of:=ROUND([.J4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DSS J125322.68+290649.5</text:p>
          </table:table-cell>
          <table:table-cell office:value-type="float" office:value="193.34453">
            <text:p>193.34453</text:p>
          </table:table-cell>
          <table:table-cell office:value-type="float" office:value="29.11376">
            <text:p>29.113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547">
            <text:p>6.547</text:p>
          </table:table-cell>
          <table:table-cell table:formula="of:=ROUND([.J4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DSS J125258.33+291649.8</text:p>
          </table:table-cell>
          <table:table-cell office:value-type="float" office:value="193.24308">
            <text:p>193.24308</text:p>
          </table:table-cell>
          <table:table-cell office:value-type="float" office:value="29.28053">
            <text:p>29.28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774">
            <text:p>6.774</text:p>
          </table:table-cell>
          <table:table-cell table:formula="of:=ROUND([.J4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DSS J125256.07+291021.4</text:p>
          </table:table-cell>
          <table:table-cell office:value-type="float" office:value="193.23366">
            <text:p>193.23366</text:p>
          </table:table-cell>
          <table:table-cell office:value-type="float" office:value="29.17263">
            <text:p>29.172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984">
            <text:p>6.984</text:p>
          </table:table-cell>
          <table:table-cell table:formula="of:=ROUND([.J48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SDSS J125350.88+290859.3</text:p>
          </table:table-cell>
          <table:table-cell office:value-type="float" office:value="193.46203">
            <text:p>193.46203</text:p>
          </table:table-cell>
          <table:table-cell office:value-type="float" office:value="29.14983">
            <text:p>29.14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141">
            <text:p>7.141</text:p>
          </table:table-cell>
          <table:table-cell table:formula="of:=ROUND([.J48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SDSS J125255.70+291444.7</text:p>
          </table:table-cell>
          <table:table-cell office:value-type="float" office:value="193.2321">
            <text:p>193.2321</text:p>
          </table:table-cell>
          <table:table-cell office:value-type="float" office:value="29.24577">
            <text:p>29.24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539">
            <text:p>6.539</text:p>
          </table:table-cell>
          <table:table-cell table:formula="of:=ROUND([.J49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DSS J125335.68+290714.6</text:p>
          </table:table-cell>
          <table:table-cell office:value-type="float" office:value="193.39871">
            <text:p>193.39871</text:p>
          </table:table-cell>
          <table:table-cell office:value-type="float" office:value="29.12072">
            <text:p>29.12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541">
            <text:p>6.541</text:p>
          </table:table-cell>
          <table:table-cell table:formula="of:=ROUND([.J49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DSS J125319.69+291957.1</text:p>
          </table:table-cell>
          <table:table-cell office:value-type="float" office:value="193.33205">
            <text:p>193.33205</text:p>
          </table:table-cell>
          <table:table-cell office:value-type="float" office:value="29.33254">
            <text:p>29.332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699">
            <text:p>6.699</text:p>
          </table:table-cell>
          <table:table-cell table:formula="of:=ROUND([.J4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DSS J125345.89+290825.0</text:p>
          </table:table-cell>
          <table:table-cell office:value-type="float" office:value="193.44124">
            <text:p>193.44124</text:p>
          </table:table-cell>
          <table:table-cell office:value-type="float" office:value="29.1403">
            <text:p>29.1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722">
            <text:p>6.722</text:p>
          </table:table-cell>
          <table:table-cell table:formula="of:=ROUND([.J4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DSS J125342.10+290737.4</text:p>
          </table:table-cell>
          <table:table-cell office:value-type="float" office:value="193.42544">
            <text:p>193.42544</text:p>
          </table:table-cell>
          <table:table-cell office:value-type="float" office:value="29.12708">
            <text:p>29.12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39">
            <text:p>6.839</text:p>
          </table:table-cell>
          <table:table-cell table:formula="of:=ROUND([.J49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SDSS J125254.91+291537.2</text:p>
          </table:table-cell>
          <table:table-cell office:value-type="float" office:value="193.22882">
            <text:p>193.22882</text:p>
          </table:table-cell>
          <table:table-cell office:value-type="float" office:value="29.26036">
            <text:p>29.26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942">
            <text:p>6.942</text:p>
          </table:table-cell>
          <table:table-cell table:formula="of:=ROUND([.J49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DSS J125304.33+290742.2</text:p>
          </table:table-cell>
          <table:table-cell office:value-type="float" office:value="193.26805">
            <text:p>193.26805</text:p>
          </table:table-cell>
          <table:table-cell office:value-type="float" office:value="29.12841">
            <text:p>29.128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228">
            <text:p>7.228</text:p>
          </table:table-cell>
          <table:table-cell table:formula="of:=ROUND([.J4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DSS J125255.16+291012.0</text:p>
          </table:table-cell>
          <table:table-cell office:value-type="float" office:value="193.22984">
            <text:p>193.22984</text:p>
          </table:table-cell>
          <table:table-cell office:value-type="float" office:value="29.17001">
            <text:p>29.170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233">
            <text:p>7.233</text:p>
          </table:table-cell>
          <table:table-cell table:formula="of:=ROUND([.J49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DSS J125253.11+291537.7</text:p>
          </table:table-cell>
          <table:table-cell office:value-type="float" office:value="193.22132">
            <text:p>193.22132</text:p>
          </table:table-cell>
          <table:table-cell office:value-type="float" office:value="29.2605">
            <text:p>29.26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316">
            <text:p>7.316</text:p>
          </table:table-cell>
          <table:table-cell table:formula="of:=ROUND([.J4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SDSS J125318.67+290654.0</text:p>
          </table:table-cell>
          <table:table-cell office:value-type="float" office:value="193.32782">
            <text:p>193.32782</text:p>
          </table:table-cell>
          <table:table-cell office:value-type="float" office:value="29.11502">
            <text:p>29.11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598">
            <text:p>6.598</text:p>
          </table:table-cell>
          <table:table-cell table:formula="of:=ROUND([.J49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DSS J125348.81+291737.4</text:p>
          </table:table-cell>
          <table:table-cell office:value-type="float" office:value="193.45341">
            <text:p>193.45341</text:p>
          </table:table-cell>
          <table:table-cell office:value-type="float" office:value="29.29373">
            <text:p>29.293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727">
            <text:p>6.727</text:p>
          </table:table-cell>
          <table:table-cell table:formula="of:=ROUND([.J50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DSS J125257.14+291026.8</text:p>
          </table:table-cell>
          <table:table-cell office:value-type="float" office:value="193.23809">
            <text:p>193.23809</text:p>
          </table:table-cell>
          <table:table-cell office:value-type="float" office:value="29.17413">
            <text:p>29.174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736">
            <text:p>6.736</text:p>
          </table:table-cell>
          <table:table-cell table:formula="of:=ROUND([.J50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DSS J125259.51+291744.1</text:p>
          </table:table-cell>
          <table:table-cell office:value-type="float" office:value="193.248">
            <text:p>193.248</text:p>
          </table:table-cell>
          <table:table-cell office:value-type="float" office:value="29.29558">
            <text:p>29.29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075">
            <text:p>7.075</text:p>
          </table:table-cell>
          <table:table-cell table:formula="of:=ROUND([.J50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SDSS J125357.15+291427.6</text:p>
          </table:table-cell>
          <table:table-cell office:value-type="float" office:value="193.48816">
            <text:p>193.48816</text:p>
          </table:table-cell>
          <table:table-cell office:value-type="float" office:value="29.24101">
            <text:p>29.241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105">
            <text:p>7.105</text:p>
          </table:table-cell>
          <table:table-cell table:formula="of:=ROUND([.J50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DSS J125322.85+292036.2</text:p>
          </table:table-cell>
          <table:table-cell office:value-type="float" office:value="193.34523">
            <text:p>193.34523</text:p>
          </table:table-cell>
          <table:table-cell office:value-type="float" office:value="29.34339">
            <text:p>29.343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265">
            <text:p>7.265</text:p>
          </table:table-cell>
          <table:table-cell table:formula="of:=ROUND([.J5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SDSS J125346.04+290831.0</text:p>
          </table:table-cell>
          <table:table-cell office:value-type="float" office:value="193.44184">
            <text:p>193.44184</text:p>
          </table:table-cell>
          <table:table-cell office:value-type="float" office:value="29.14195">
            <text:p>29.141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671">
            <text:p>6.671</text:p>
          </table:table-cell>
          <table:table-cell table:formula="of:=ROUND([.J50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DSS J125330.76+291956.6</text:p>
          </table:table-cell>
          <table:table-cell office:value-type="float" office:value="193.37817">
            <text:p>193.37817</text:p>
          </table:table-cell>
          <table:table-cell office:value-type="float" office:value="29.33239">
            <text:p>29.33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709">
            <text:p>6.709</text:p>
          </table:table-cell>
          <table:table-cell table:formula="of:=ROUND([.J5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DSS J125300.23+291813.3</text:p>
          </table:table-cell>
          <table:table-cell office:value-type="float" office:value="193.25098">
            <text:p>193.25098</text:p>
          </table:table-cell>
          <table:table-cell office:value-type="float" office:value="29.3037">
            <text:p>29.3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27">
            <text:p>7.27</text:p>
          </table:table-cell>
          <table:table-cell table:formula="of:=ROUND([.J5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DSS J125251.74+291429.1</text:p>
          </table:table-cell>
          <table:table-cell office:value-type="float" office:value="193.21561">
            <text:p>193.21561</text:p>
          </table:table-cell>
          <table:table-cell office:value-type="float" office:value="29.24143">
            <text:p>29.241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341">
            <text:p>7.341</text:p>
          </table:table-cell>
          <table:table-cell table:formula="of:=ROUND([.J5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DSS J125339.14+292004.5</text:p>
          </table:table-cell>
          <table:table-cell office:value-type="float" office:value="193.4131">
            <text:p>193.4131</text:p>
          </table:table-cell>
          <table:table-cell office:value-type="float" office:value="29.33458">
            <text:p>29.334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397">
            <text:p>7.397</text:p>
          </table:table-cell>
          <table:table-cell table:formula="of:=ROUND([.J50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DSS J125251.39+291421.9</text:p>
          </table:table-cell>
          <table:table-cell office:value-type="float" office:value="193.21416">
            <text:p>193.21416</text:p>
          </table:table-cell>
          <table:table-cell office:value-type="float" office:value="29.23943">
            <text:p>29.239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398">
            <text:p>7.398</text:p>
          </table:table-cell>
          <table:table-cell table:formula="of:=ROUND([.J51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DSS J125257.71+291621.9</text:p>
          </table:table-cell>
          <table:table-cell office:value-type="float" office:value="193.24047">
            <text:p>193.24047</text:p>
          </table:table-cell>
          <table:table-cell office:value-type="float" office:value="29.27275">
            <text:p>29.272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669">
            <text:p>6.669</text:p>
          </table:table-cell>
          <table:table-cell table:formula="of:=ROUND([.J51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DSS J125321.02+290626.8</text:p>
          </table:table-cell>
          <table:table-cell office:value-type="float" office:value="193.33759">
            <text:p>193.33759</text:p>
          </table:table-cell>
          <table:table-cell office:value-type="float" office:value="29.10747">
            <text:p>29.10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959">
            <text:p>6.959</text:p>
          </table:table-cell>
          <table:table-cell table:formula="of:=ROUND([.J51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DSS J125315.67+292006.4</text:p>
          </table:table-cell>
          <table:table-cell office:value-type="float" office:value="193.3153">
            <text:p>193.3153</text:p>
          </table:table-cell>
          <table:table-cell office:value-type="float" office:value="29.33511">
            <text:p>29.33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053">
            <text:p>7.053</text:p>
          </table:table-cell>
          <table:table-cell table:formula="of:=ROUND([.J51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SDSS J125255.15+291457.5</text:p>
          </table:table-cell>
          <table:table-cell office:value-type="float" office:value="193.2298">
            <text:p>193.2298</text:p>
          </table:table-cell>
          <table:table-cell office:value-type="float" office:value="29.24933">
            <text:p>29.249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705">
            <text:p>6.705</text:p>
          </table:table-cell>
          <table:table-cell table:formula="of:=ROUND([.J51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DSS J125352.02+291643.6</text:p>
          </table:table-cell>
          <table:table-cell office:value-type="float" office:value="193.46677">
            <text:p>193.46677</text:p>
          </table:table-cell>
          <table:table-cell office:value-type="float" office:value="29.2788">
            <text:p>29.27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794">
            <text:p>6.794</text:p>
          </table:table-cell>
          <table:table-cell table:formula="of:=ROUND([.J51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DSS J125301.36+290818.4</text:p>
          </table:table-cell>
          <table:table-cell office:value-type="float" office:value="193.25567">
            <text:p>193.25567</text:p>
          </table:table-cell>
          <table:table-cell office:value-type="float" office:value="29.13845">
            <text:p>29.13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216">
            <text:p>7.216</text:p>
          </table:table-cell>
          <table:table-cell table:formula="of:=ROUND([.J51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DSS J125254.71+291007.7</text:p>
          </table:table-cell>
          <table:table-cell office:value-type="float" office:value="193.228">
            <text:p>193.228</text:p>
          </table:table-cell>
          <table:table-cell office:value-type="float" office:value="29.16881">
            <text:p>29.168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351">
            <text:p>7.351</text:p>
          </table:table-cell>
          <table:table-cell table:formula="of:=ROUND([.J51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DSS J125253.48+291038.1</text:p>
          </table:table-cell>
          <table:table-cell office:value-type="float" office:value="193.22286">
            <text:p>193.22286</text:p>
          </table:table-cell>
          <table:table-cell office:value-type="float" office:value="29.17726">
            <text:p>29.177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393">
            <text:p>7.393</text:p>
          </table:table-cell>
          <table:table-cell table:formula="of:=ROUND([.J51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SDSS J125343.38+290706.2</text:p>
          </table:table-cell>
          <table:table-cell office:value-type="float" office:value="193.43077">
            <text:p>193.43077</text:p>
          </table:table-cell>
          <table:table-cell office:value-type="float" office:value="29.11839">
            <text:p>29.11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428">
            <text:p>7.428</text:p>
          </table:table-cell>
          <table:table-cell table:formula="of:=ROUND([.J51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DSS J125316.20+290606.6</text:p>
          </table:table-cell>
          <table:table-cell office:value-type="float" office:value="193.31754">
            <text:p>193.31754</text:p>
          </table:table-cell>
          <table:table-cell office:value-type="float" office:value="29.10184">
            <text:p>29.101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492">
            <text:p>7.492</text:p>
          </table:table-cell>
          <table:table-cell table:formula="of:=ROUND([.J52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SDSS J125328.25+290633.5</text:p>
          </table:table-cell>
          <table:table-cell office:value-type="float" office:value="193.36772">
            <text:p>193.36772</text:p>
          </table:table-cell>
          <table:table-cell office:value-type="float" office:value="29.10931">
            <text:p>29.109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6.832">
            <text:p>6.832</text:p>
          </table:table-cell>
          <table:table-cell table:formula="of:=ROUND([.J52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DSS J125257.65+290918.3</text:p>
          </table:table-cell>
          <table:table-cell office:value-type="float" office:value="193.24023">
            <text:p>193.24023</text:p>
          </table:table-cell>
          <table:table-cell office:value-type="float" office:value="29.1551">
            <text:p>29.1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209">
            <text:p>7.209</text:p>
          </table:table-cell>
          <table:table-cell table:formula="of:=ROUND([.J5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SDSS J125329.65+290612.8</text:p>
          </table:table-cell>
          <table:table-cell office:value-type="float" office:value="193.37357">
            <text:p>193.37357</text:p>
          </table:table-cell>
          <table:table-cell office:value-type="float" office:value="29.10356">
            <text:p>29.10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212">
            <text:p>7.212</text:p>
          </table:table-cell>
          <table:table-cell table:formula="of:=ROUND([.J5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DSS J125310.46+290703.5</text:p>
          </table:table-cell>
          <table:table-cell office:value-type="float" office:value="193.29359">
            <text:p>193.29359</text:p>
          </table:table-cell>
          <table:table-cell office:value-type="float" office:value="29.11766">
            <text:p>29.11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047">
            <text:p>7.047</text:p>
          </table:table-cell>
          <table:table-cell table:formula="of:=ROUND([.J5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DSS J125354.66+291012.4</text:p>
          </table:table-cell>
          <table:table-cell office:value-type="float" office:value="193.47779">
            <text:p>193.47779</text:p>
          </table:table-cell>
          <table:table-cell office:value-type="float" office:value="29.17014">
            <text:p>29.170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2">
            <text:p>7.2</text:p>
          </table:table-cell>
          <table:table-cell table:formula="of:=ROUND([.J5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DSS J125256.22+291714.3</text:p>
          </table:table-cell>
          <table:table-cell office:value-type="float" office:value="193.23426">
            <text:p>193.23426</text:p>
          </table:table-cell>
          <table:table-cell office:value-type="float" office:value="29.28732">
            <text:p>29.287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38">
            <text:p>7.38</text:p>
          </table:table-cell>
          <table:table-cell table:formula="of:=ROUND([.J5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DSS J125252.94+291416.4</text:p>
          </table:table-cell>
          <table:table-cell office:value-type="float" office:value="193.2206">
            <text:p>193.2206</text:p>
          </table:table-cell>
          <table:table-cell office:value-type="float" office:value="29.2379">
            <text:p>29.23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052">
            <text:p>7.052</text:p>
          </table:table-cell>
          <table:table-cell table:formula="of:=ROUND([.J5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DSS J125302.33+290757.0</text:p>
          </table:table-cell>
          <table:table-cell office:value-type="float" office:value="193.25972">
            <text:p>193.25972</text:p>
          </table:table-cell>
          <table:table-cell office:value-type="float" office:value="29.13253">
            <text:p>29.13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324">
            <text:p>7.324</text:p>
          </table:table-cell>
          <table:table-cell table:formula="of:=ROUND([.J52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DSS J125354.50+291505.9</text:p>
          </table:table-cell>
          <table:table-cell office:value-type="float" office:value="193.47711">
            <text:p>193.47711</text:p>
          </table:table-cell>
          <table:table-cell office:value-type="float" office:value="29.25166">
            <text:p>29.25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6.672">
            <text:p>6.672</text:p>
          </table:table-cell>
          <table:table-cell table:formula="of:=ROUND([.J5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DSS J125309.51+290707.0</text:p>
          </table:table-cell>
          <table:table-cell office:value-type="float" office:value="193.28964">
            <text:p>193.28964</text:p>
          </table:table-cell>
          <table:table-cell office:value-type="float" office:value="29.11864">
            <text:p>29.118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7.091">
            <text:p>7.091</text:p>
          </table:table-cell>
          <table:table-cell table:formula="of:=ROUND([.J53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SDSS J125258.21+291002.4</text:p>
          </table:table-cell>
          <table:table-cell office:value-type="float" office:value="193.24258">
            <text:p>193.24258</text:p>
          </table:table-cell>
          <table:table-cell office:value-type="float" office:value="29.16735">
            <text:p>29.167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6.716">
            <text:p>6.716</text:p>
          </table:table-cell>
          <table:table-cell table:formula="of:=ROUND([.J5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DSS J125259.34+291803.8</text:p>
          </table:table-cell>
          <table:table-cell office:value-type="float" office:value="193.24729">
            <text:p>193.24729</text:p>
          </table:table-cell>
          <table:table-cell office:value-type="float" office:value="29.30108">
            <text:p>29.301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7.312">
            <text:p>7.312</text:p>
          </table:table-cell>
          <table:table-cell table:formula="of:=ROUND([.J5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DSS J125307.13+290728.0</text:p>
          </table:table-cell>
          <table:table-cell office:value-type="float" office:value="193.27973">
            <text:p>193.27973</text:p>
          </table:table-cell>
          <table:table-cell office:value-type="float" office:value="29.12446">
            <text:p>29.12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7.059">
            <text:p>7.059</text:p>
          </table:table-cell>
          <table:table-cell table:formula="of:=ROUND([.J53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609">
            <text:p>609</text:p>
          </table:table-cell>
          <table:table-cell table:style-name="ce1" office:value-type="string">
            <text:p>SDSS J125313.77+290546.0</text:p>
          </table:table-cell>
          <table:table-cell table:style-name="ce1" office:value-type="float" office:value="193.30738">
            <text:p>193.30738</text:p>
          </table:table-cell>
          <table:table-cell table:style-name="ce1" office:value-type="float" office:value="29.09611">
            <text:p>29.09611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float" office:value="18.9">
            <text:p>18.9</text:p>
          </table:table-cell>
          <table:table-cell table:style-name="ce1" office:value-type="float" office:value="7.972">
            <text:p>7.972</text:p>
          </table:table-cell>
          <table:table-cell table:style-name="ce1" table:formula="of:=ROUND([.J534])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DSS J125402.80+291213.9</text:p>
          </table:table-cell>
          <table:table-cell office:value-type="float" office:value="193.51167">
            <text:p>193.51167</text:p>
          </table:table-cell>
          <table:table-cell office:value-type="float" office:value="29.20387">
            <text:p>29.2038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6">
            <text:p>19.96</text:p>
          </table:table-cell>
          <table:table-cell office:value-type="float" office:value="8.326">
            <text:p>8.326</text:p>
          </table:table-cell>
          <table:table-cell table:formula="of:=ROUND([.J53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SDSS J125359.73+291054.0</text:p>
          </table:table-cell>
          <table:table-cell office:value-type="float" office:value="193.4989">
            <text:p>193.4989</text:p>
          </table:table-cell>
          <table:table-cell office:value-type="float" office:value="29.18168">
            <text:p>29.181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g</text:p>
          </table:table-cell>
          <table:table-cell office:value-type="float" office:value="7.969">
            <text:p>7.969</text:p>
          </table:table-cell>
          <table:table-cell table:formula="of:=ROUND([.J5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DSS J125341.95+292045.4</text:p>
          </table:table-cell>
          <table:table-cell office:value-type="float" office:value="193.42479">
            <text:p>193.42479</text:p>
          </table:table-cell>
          <table:table-cell office:value-type="float" office:value="29.34595">
            <text:p>29.34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g</text:p>
          </table:table-cell>
          <table:table-cell office:value-type="float" office:value="8.276">
            <text:p>8.276</text:p>
          </table:table-cell>
          <table:table-cell table:formula="of:=ROUND([.J5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SDSS J125258.67+291910.4</text:p>
          </table:table-cell>
          <table:table-cell office:value-type="float" office:value="193.24448">
            <text:p>193.24448</text:p>
          </table:table-cell>
          <table:table-cell office:value-type="float" office:value="29.31957">
            <text:p>29.319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8.174">
            <text:p>8.174</text:p>
          </table:table-cell>
          <table:table-cell table:formula="of:=ROUND([.J5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DSS J125315.60+292115.2</text:p>
          </table:table-cell>
          <table:table-cell office:value-type="float" office:value="193.31501">
            <text:p>193.31501</text:p>
          </table:table-cell>
          <table:table-cell office:value-type="float" office:value="29.35424">
            <text:p>29.354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8.162">
            <text:p>8.162</text:p>
          </table:table-cell>
          <table:table-cell table:formula="of:=ROUND([.J5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SDSS J125319.82+290510.8</text:p>
          </table:table-cell>
          <table:table-cell office:value-type="float" office:value="193.33259">
            <text:p>193.33259</text:p>
          </table:table-cell>
          <table:table-cell office:value-type="float" office:value="29.08635">
            <text:p>29.086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8.25">
            <text:p>8.25</text:p>
          </table:table-cell>
          <table:table-cell table:formula="of:=ROUND([.J5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DSS J125337.78+290525.7</text:p>
          </table:table-cell>
          <table:table-cell office:value-type="float" office:value="193.40743">
            <text:p>193.40743</text:p>
          </table:table-cell>
          <table:table-cell office:value-type="float" office:value="29.09048">
            <text:p>29.090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8.402">
            <text:p>8.402</text:p>
          </table:table-cell>
          <table:table-cell table:formula="of:=ROUND([.J5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DSS J125252.18+291541.3</text:p>
          </table:table-cell>
          <table:table-cell office:value-type="float" office:value="193.21745">
            <text:p>193.21745</text:p>
          </table:table-cell>
          <table:table-cell office:value-type="float" office:value="29.26147">
            <text:p>29.26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527">
            <text:p>7.527</text:p>
          </table:table-cell>
          <table:table-cell table:formula="of:=ROUND([.J5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DSS J125250.99+291007.7</text:p>
          </table:table-cell>
          <table:table-cell office:value-type="float" office:value="193.21247">
            <text:p>193.21247</text:p>
          </table:table-cell>
          <table:table-cell office:value-type="float" office:value="29.16881">
            <text:p>29.168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8.09">
            <text:p>8.09</text:p>
          </table:table-cell>
          <table:table-cell table:formula="of:=ROUND([.J5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SDSS J125306.19+292038.6</text:p>
          </table:table-cell>
          <table:table-cell office:value-type="float" office:value="193.2758">
            <text:p>193.2758</text:p>
          </table:table-cell>
          <table:table-cell office:value-type="float" office:value="29.34408">
            <text:p>29.34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365">
            <text:p>8.365</text:p>
          </table:table-cell>
          <table:table-cell table:formula="of:=ROUND([.J5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SDSS J125324.23+290525.3</text:p>
          </table:table-cell>
          <table:table-cell office:value-type="float" office:value="193.35096">
            <text:p>193.35096</text:p>
          </table:table-cell>
          <table:table-cell office:value-type="float" office:value="29.09036">
            <text:p>29.09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7.933">
            <text:p>7.933</text:p>
          </table:table-cell>
          <table:table-cell table:formula="of:=ROUND([.J5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DSS J125306.82+291951.2</text:p>
          </table:table-cell>
          <table:table-cell office:value-type="float" office:value="193.27846">
            <text:p>193.27846</text:p>
          </table:table-cell>
          <table:table-cell office:value-type="float" office:value="29.3309">
            <text:p>29.3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7.612">
            <text:p>7.612</text:p>
          </table:table-cell>
          <table:table-cell table:formula="of:=ROUND([.J54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SDSS J125251.67+290910.9</text:p>
          </table:table-cell>
          <table:table-cell office:value-type="float" office:value="193.21531">
            <text:p>193.21531</text:p>
          </table:table-cell>
          <table:table-cell office:value-type="float" office:value="29.15304">
            <text:p>29.153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382">
            <text:p>8.382</text:p>
          </table:table-cell>
          <table:table-cell table:formula="of:=ROUND([.J5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DSS J125331.25+292144.1</text:p>
          </table:table-cell>
          <table:table-cell office:value-type="float" office:value="193.38023">
            <text:p>193.38023</text:p>
          </table:table-cell>
          <table:table-cell office:value-type="float" office:value="29.36227">
            <text:p>29.362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494">
            <text:p>8.494</text:p>
          </table:table-cell>
          <table:table-cell table:formula="of:=ROUND([.J5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SDSS J125354.40+290906.6</text:p>
          </table:table-cell>
          <table:table-cell office:value-type="float" office:value="193.47671">
            <text:p>193.47671</text:p>
          </table:table-cell>
          <table:table-cell office:value-type="float" office:value="29.15186">
            <text:p>29.151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696">
            <text:p>7.696</text:p>
          </table:table-cell>
          <table:table-cell table:formula="of:=ROUND([.J5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SDSS J125328.47+292102.0</text:p>
          </table:table-cell>
          <table:table-cell office:value-type="float" office:value="193.36865">
            <text:p>193.36865</text:p>
          </table:table-cell>
          <table:table-cell office:value-type="float" office:value="29.35056">
            <text:p>29.35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718">
            <text:p>7.718</text:p>
          </table:table-cell>
          <table:table-cell table:formula="of:=ROUND([.J5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SDSS J125355.03+290858.1</text:p>
          </table:table-cell>
          <table:table-cell office:value-type="float" office:value="193.4793">
            <text:p>193.4793</text:p>
          </table:table-cell>
          <table:table-cell office:value-type="float" office:value="29.14949">
            <text:p>29.14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887">
            <text:p>7.887</text:p>
          </table:table-cell>
          <table:table-cell table:formula="of:=ROUND([.J5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SDSS J125250.43+291024.4</text:p>
          </table:table-cell>
          <table:table-cell office:value-type="float" office:value="193.21014">
            <text:p>193.21014</text:p>
          </table:table-cell>
          <table:table-cell office:value-type="float" office:value="29.17345">
            <text:p>29.17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096">
            <text:p>8.096</text:p>
          </table:table-cell>
          <table:table-cell table:formula="of:=ROUND([.J5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DSS J125251.65+291110.1</text:p>
          </table:table-cell>
          <table:table-cell office:value-type="float" office:value="193.21525">
            <text:p>193.21525</text:p>
          </table:table-cell>
          <table:table-cell office:value-type="float" office:value="29.18614">
            <text:p>29.18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594">
            <text:p>7.594</text:p>
          </table:table-cell>
          <table:table-cell table:formula="of:=ROUND([.J5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SDSS J125351.29+290746.7</text:p>
          </table:table-cell>
          <table:table-cell office:value-type="float" office:value="193.46373">
            <text:p>193.46373</text:p>
          </table:table-cell>
          <table:table-cell office:value-type="float" office:value="29.12966">
            <text:p>29.12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002">
            <text:p>8.002</text:p>
          </table:table-cell>
          <table:table-cell table:formula="of:=ROUND([.J5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SDSS J125331.02+290548.7</text:p>
          </table:table-cell>
          <table:table-cell office:value-type="float" office:value="193.37927">
            <text:p>193.37927</text:p>
          </table:table-cell>
          <table:table-cell office:value-type="float" office:value="29.09688">
            <text:p>29.09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654">
            <text:p>7.654</text:p>
          </table:table-cell>
          <table:table-cell table:formula="of:=ROUND([.J5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SDSS J125333.01+292055.4</text:p>
          </table:table-cell>
          <table:table-cell office:value-type="float" office:value="193.38756">
            <text:p>193.38756</text:p>
          </table:table-cell>
          <table:table-cell office:value-type="float" office:value="29.34874">
            <text:p>29.348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771">
            <text:p>7.771</text:p>
          </table:table-cell>
          <table:table-cell table:formula="of:=ROUND([.J5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SDSS J125355.40+291819.3</text:p>
          </table:table-cell>
          <table:table-cell office:value-type="float" office:value="193.48087">
            <text:p>193.48087</text:p>
          </table:table-cell>
          <table:table-cell office:value-type="float" office:value="29.30537">
            <text:p>29.305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289">
            <text:p>8.289</text:p>
          </table:table-cell>
          <table:table-cell table:formula="of:=ROUND([.J5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DSS J125355.89+291747.5</text:p>
          </table:table-cell>
          <table:table-cell office:value-type="float" office:value="193.48288">
            <text:p>193.48288</text:p>
          </table:table-cell>
          <table:table-cell office:value-type="float" office:value="29.29653">
            <text:p>29.29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07">
            <text:p>8.07</text:p>
          </table:table-cell>
          <table:table-cell table:formula="of:=ROUND([.J5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SDSS J125328.31+292134.2</text:p>
          </table:table-cell>
          <table:table-cell office:value-type="float" office:value="193.36799">
            <text:p>193.36799</text:p>
          </table:table-cell>
          <table:table-cell office:value-type="float" office:value="29.35952">
            <text:p>29.359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25">
            <text:p>8.25</text:p>
          </table:table-cell>
          <table:table-cell table:formula="of:=ROUND([.J5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SDSS J125252.33+291023.8</text:p>
          </table:table-cell>
          <table:table-cell office:value-type="float" office:value="193.21808">
            <text:p>193.21808</text:p>
          </table:table-cell>
          <table:table-cell office:value-type="float" office:value="29.1733">
            <text:p>29.1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714">
            <text:p>7.714</text:p>
          </table:table-cell>
          <table:table-cell table:formula="of:=ROUND([.J5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DSS J125401.12+291135.6</text:p>
          </table:table-cell>
          <table:table-cell office:value-type="float" office:value="193.50469">
            <text:p>193.50469</text:p>
          </table:table-cell>
          <table:table-cell office:value-type="float" office:value="29.19323">
            <text:p>29.193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079">
            <text:p>8.079</text:p>
          </table:table-cell>
          <table:table-cell table:formula="of:=ROUND([.J5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SDSS J125336.70+290558.2</text:p>
          </table:table-cell>
          <table:table-cell office:value-type="float" office:value="193.40293">
            <text:p>193.40293</text:p>
          </table:table-cell>
          <table:table-cell office:value-type="float" office:value="29.09951">
            <text:p>29.099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813">
            <text:p>7.813</text:p>
          </table:table-cell>
          <table:table-cell table:formula="of:=ROUND([.J5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DSS J125301.54+291929.4</text:p>
          </table:table-cell>
          <table:table-cell office:value-type="float" office:value="193.25645">
            <text:p>193.25645</text:p>
          </table:table-cell>
          <table:table-cell office:value-type="float" office:value="29.32484">
            <text:p>29.324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987">
            <text:p>7.987</text:p>
          </table:table-cell>
          <table:table-cell table:formula="of:=ROUND([.J5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SDSS J125250.28+291637.4</text:p>
          </table:table-cell>
          <table:table-cell office:value-type="float" office:value="193.20954">
            <text:p>193.20954</text:p>
          </table:table-cell>
          <table:table-cell office:value-type="float" office:value="29.27707">
            <text:p>29.277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246">
            <text:p>8.246</text:p>
          </table:table-cell>
          <table:table-cell table:formula="of:=ROUND([.J5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SDSS J125247.07+291238.1</text:p>
          </table:table-cell>
          <table:table-cell office:value-type="float" office:value="193.19613">
            <text:p>193.19613</text:p>
          </table:table-cell>
          <table:table-cell office:value-type="float" office:value="29.21058">
            <text:p>29.210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305">
            <text:p>8.305</text:p>
          </table:table-cell>
          <table:table-cell table:formula="of:=ROUND([.J5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DSS J125246.84+291247.1</text:p>
          </table:table-cell>
          <table:table-cell office:value-type="float" office:value="193.19518">
            <text:p>193.19518</text:p>
          </table:table-cell>
          <table:table-cell office:value-type="float" office:value="29.21311">
            <text:p>29.213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342">
            <text:p>8.342</text:p>
          </table:table-cell>
          <table:table-cell table:formula="of:=ROUND([.J5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SDSS J125359.10+291043.6</text:p>
          </table:table-cell>
          <table:table-cell office:value-type="float" office:value="193.49626">
            <text:p>193.49626</text:p>
          </table:table-cell>
          <table:table-cell office:value-type="float" office:value="29.17879">
            <text:p>29.178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894">
            <text:p>7.894</text:p>
          </table:table-cell>
          <table:table-cell table:formula="of:=ROUND([.J5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DSS J125301.31+290653.6</text:p>
          </table:table-cell>
          <table:table-cell office:value-type="float" office:value="193.25548">
            <text:p>193.25548</text:p>
          </table:table-cell>
          <table:table-cell office:value-type="float" office:value="29.11491">
            <text:p>29.114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272">
            <text:p>8.272</text:p>
          </table:table-cell>
          <table:table-cell table:formula="of:=ROUND([.J5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SDSS J125345.04+290630.4</text:p>
          </table:table-cell>
          <table:table-cell office:value-type="float" office:value="193.43768">
            <text:p>193.43768</text:p>
          </table:table-cell>
          <table:table-cell office:value-type="float" office:value="29.10847">
            <text:p>29.108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125">
            <text:p>8.125</text:p>
          </table:table-cell>
          <table:table-cell table:formula="of:=ROUND([.J5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DSS J125350.50+290818.0</text:p>
          </table:table-cell>
          <table:table-cell office:value-type="float" office:value="193.46042">
            <text:p>193.46042</text:p>
          </table:table-cell>
          <table:table-cell office:value-type="float" office:value="29.13834">
            <text:p>29.138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519">
            <text:p>7.519</text:p>
          </table:table-cell>
          <table:table-cell table:formula="of:=ROUND([.J5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SDSS J125252.41+291000.5</text:p>
          </table:table-cell>
          <table:table-cell office:value-type="float" office:value="193.21841">
            <text:p>193.21841</text:p>
          </table:table-cell>
          <table:table-cell office:value-type="float" office:value="29.16683">
            <text:p>29.166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855">
            <text:p>7.855</text:p>
          </table:table-cell>
          <table:table-cell table:formula="of:=ROUND([.J5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SDSS J125249.40+291509.7</text:p>
          </table:table-cell>
          <table:table-cell office:value-type="float" office:value="193.20587">
            <text:p>193.20587</text:p>
          </table:table-cell>
          <table:table-cell office:value-type="float" office:value="29.2527">
            <text:p>29.2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97">
            <text:p>7.97</text:p>
          </table:table-cell>
          <table:table-cell table:formula="of:=ROUND([.J5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DSS J125343.14+290624.1</text:p>
          </table:table-cell>
          <table:table-cell office:value-type="float" office:value="193.42979">
            <text:p>193.42979</text:p>
          </table:table-cell>
          <table:table-cell office:value-type="float" office:value="29.10672">
            <text:p>29.10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001">
            <text:p>8.001</text:p>
          </table:table-cell>
          <table:table-cell table:formula="of:=ROUND([.J5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SDSS J125248.17+291431.7</text:p>
          </table:table-cell>
          <table:table-cell office:value-type="float" office:value="193.20073">
            <text:p>193.20073</text:p>
          </table:table-cell>
          <table:table-cell office:value-type="float" office:value="29.24215">
            <text:p>29.242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117">
            <text:p>8.117</text:p>
          </table:table-cell>
          <table:table-cell table:formula="of:=ROUND([.J5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DSS J125328.00+292141.1</text:p>
          </table:table-cell>
          <table:table-cell office:value-type="float" office:value="193.3667">
            <text:p>193.3667</text:p>
          </table:table-cell>
          <table:table-cell office:value-type="float" office:value="29.36142">
            <text:p>29.361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358">
            <text:p>8.358</text:p>
          </table:table-cell>
          <table:table-cell table:formula="of:=ROUND([.J5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SDSS J125325.06+290452.2</text:p>
          </table:table-cell>
          <table:table-cell office:value-type="float" office:value="193.35445">
            <text:p>193.35445</text:p>
          </table:table-cell>
          <table:table-cell office:value-type="float" office:value="29.08119">
            <text:p>29.08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482">
            <text:p>8.482</text:p>
          </table:table-cell>
          <table:table-cell table:formula="of:=ROUND([.J5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SDSS J125400.82+291439.4</text:p>
          </table:table-cell>
          <table:table-cell office:value-type="float" office:value="193.50342">
            <text:p>193.50342</text:p>
          </table:table-cell>
          <table:table-cell office:value-type="float" office:value="29.24428">
            <text:p>29.24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925">
            <text:p>7.925</text:p>
          </table:table-cell>
          <table:table-cell table:formula="of:=ROUND([.J5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SDSS J125253.37+291724.4</text:p>
          </table:table-cell>
          <table:table-cell office:value-type="float" office:value="193.2224">
            <text:p>193.2224</text:p>
          </table:table-cell>
          <table:table-cell office:value-type="float" office:value="29.29012">
            <text:p>29.290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999">
            <text:p>7.999</text:p>
          </table:table-cell>
          <table:table-cell table:formula="of:=ROUND([.J5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SDSS J125312.25+290547.8</text:p>
          </table:table-cell>
          <table:table-cell office:value-type="float" office:value="193.30106">
            <text:p>193.30106</text:p>
          </table:table-cell>
          <table:table-cell office:value-type="float" office:value="29.09663">
            <text:p>29.096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051">
            <text:p>8.051</text:p>
          </table:table-cell>
          <table:table-cell table:formula="of:=ROUND([.J5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DSS J125346.82+291951.7</text:p>
          </table:table-cell>
          <table:table-cell office:value-type="float" office:value="193.44512">
            <text:p>193.44512</text:p>
          </table:table-cell>
          <table:table-cell office:value-type="float" office:value="29.33105">
            <text:p>29.331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066">
            <text:p>8.066</text:p>
          </table:table-cell>
          <table:table-cell table:formula="of:=ROUND([.J5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DSS J125305.12+292023.2</text:p>
          </table:table-cell>
          <table:table-cell office:value-type="float" office:value="193.27135">
            <text:p>193.27135</text:p>
          </table:table-cell>
          <table:table-cell office:value-type="float" office:value="29.33978">
            <text:p>29.33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261">
            <text:p>8.261</text:p>
          </table:table-cell>
          <table:table-cell table:formula="of:=ROUND([.J5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DSS J125250.75+291502.1</text:p>
          </table:table-cell>
          <table:table-cell office:value-type="float" office:value="193.21149">
            <text:p>193.21149</text:p>
          </table:table-cell>
          <table:table-cell office:value-type="float" office:value="29.25059">
            <text:p>29.250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655">
            <text:p>7.655</text:p>
          </table:table-cell>
          <table:table-cell table:formula="of:=ROUND([.J5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SDSS J125249.71+291407.7</text:p>
          </table:table-cell>
          <table:table-cell office:value-type="float" office:value="193.20716">
            <text:p>193.20716</text:p>
          </table:table-cell>
          <table:table-cell office:value-type="float" office:value="29.23547">
            <text:p>29.235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734">
            <text:p>7.734</text:p>
          </table:table-cell>
          <table:table-cell table:formula="of:=ROUND([.J5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SDSS J125303.67+290704.1</text:p>
          </table:table-cell>
          <table:table-cell office:value-type="float" office:value="193.26531">
            <text:p>193.26531</text:p>
          </table:table-cell>
          <table:table-cell office:value-type="float" office:value="29.11782">
            <text:p>29.117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819">
            <text:p>7.819</text:p>
          </table:table-cell>
          <table:table-cell table:formula="of:=ROUND([.J5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SDSS J125317.20+292108.5</text:p>
          </table:table-cell>
          <table:table-cell office:value-type="float" office:value="193.32169">
            <text:p>193.32169</text:p>
          </table:table-cell>
          <table:table-cell office:value-type="float" office:value="29.35239">
            <text:p>29.35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973">
            <text:p>7.973</text:p>
          </table:table-cell>
          <table:table-cell table:formula="of:=ROUND([.J58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SDSS J125338.83+290556.8</text:p>
          </table:table-cell>
          <table:table-cell office:value-type="float" office:value="193.41179">
            <text:p>193.41179</text:p>
          </table:table-cell>
          <table:table-cell office:value-type="float" office:value="29.09914">
            <text:p>29.099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998">
            <text:p>7.998</text:p>
          </table:table-cell>
          <table:table-cell table:formula="of:=ROUND([.J5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DSS J125355.24+291756.7</text:p>
          </table:table-cell>
          <table:table-cell office:value-type="float" office:value="193.48018">
            <text:p>193.48018</text:p>
          </table:table-cell>
          <table:table-cell office:value-type="float" office:value="29.29911">
            <text:p>29.299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04">
            <text:p>8.04</text:p>
          </table:table-cell>
          <table:table-cell table:formula="of:=ROUND([.J5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DSS J125347.77+291940.8</text:p>
          </table:table-cell>
          <table:table-cell office:value-type="float" office:value="193.44906">
            <text:p>193.44906</text:p>
          </table:table-cell>
          <table:table-cell office:value-type="float" office:value="29.32801">
            <text:p>29.32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045">
            <text:p>8.045</text:p>
          </table:table-cell>
          <table:table-cell table:formula="of:=ROUND([.J5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DSS J125308.63+292043.2</text:p>
          </table:table-cell>
          <table:table-cell office:value-type="float" office:value="193.28597">
            <text:p>193.28597</text:p>
          </table:table-cell>
          <table:table-cell office:value-type="float" office:value="29.34535">
            <text:p>29.345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186">
            <text:p>8.186</text:p>
          </table:table-cell>
          <table:table-cell table:formula="of:=ROUND([.J5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DSS J125307.24+290604.0</text:p>
          </table:table-cell>
          <table:table-cell office:value-type="float" office:value="193.2802">
            <text:p>193.2802</text:p>
          </table:table-cell>
          <table:table-cell office:value-type="float" office:value="29.10112">
            <text:p>29.101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252">
            <text:p>8.252</text:p>
          </table:table-cell>
          <table:table-cell table:formula="of:=ROUND([.J5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SDSS J125401.61+291117.2</text:p>
          </table:table-cell>
          <table:table-cell office:value-type="float" office:value="193.50675">
            <text:p>193.50675</text:p>
          </table:table-cell>
          <table:table-cell office:value-type="float" office:value="29.18813">
            <text:p>29.18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256">
            <text:p>8.256</text:p>
          </table:table-cell>
          <table:table-cell table:formula="of:=ROUND([.J5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DSS J125401.82+291127.4</text:p>
          </table:table-cell>
          <table:table-cell office:value-type="float" office:value="193.50762">
            <text:p>193.50762</text:p>
          </table:table-cell>
          <table:table-cell office:value-type="float" office:value="29.19096">
            <text:p>29.190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259">
            <text:p>8.259</text:p>
          </table:table-cell>
          <table:table-cell table:formula="of:=ROUND([.J5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SDSS J125321.48+292135.3</text:p>
          </table:table-cell>
          <table:table-cell office:value-type="float" office:value="193.33952">
            <text:p>193.33952</text:p>
          </table:table-cell>
          <table:table-cell office:value-type="float" office:value="29.35982">
            <text:p>29.359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272">
            <text:p>8.272</text:p>
          </table:table-cell>
          <table:table-cell table:formula="of:=ROUND([.J5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DSS J125346.40+291922.2</text:p>
          </table:table-cell>
          <table:table-cell office:value-type="float" office:value="193.44336">
            <text:p>193.44336</text:p>
          </table:table-cell>
          <table:table-cell office:value-type="float" office:value="29.32286">
            <text:p>29.32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618">
            <text:p>7.618</text:p>
          </table:table-cell>
          <table:table-cell table:formula="of:=ROUND([.J5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DSS J125323.42+290542.2</text:p>
          </table:table-cell>
          <table:table-cell office:value-type="float" office:value="193.3476">
            <text:p>193.3476</text:p>
          </table:table-cell>
          <table:table-cell office:value-type="float" office:value="29.09507">
            <text:p>29.09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657">
            <text:p>7.657</text:p>
          </table:table-cell>
          <table:table-cell table:formula="of:=ROUND([.J5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SDSS J125307.92+290635.3</text:p>
          </table:table-cell>
          <table:table-cell office:value-type="float" office:value="193.28301">
            <text:p>193.28301</text:p>
          </table:table-cell>
          <table:table-cell office:value-type="float" office:value="29.10981">
            <text:p>29.109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723">
            <text:p>7.723</text:p>
          </table:table-cell>
          <table:table-cell table:formula="of:=ROUND([.J5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SDSS J125329.51+290536.3</text:p>
          </table:table-cell>
          <table:table-cell office:value-type="float" office:value="193.37298">
            <text:p>193.37298</text:p>
          </table:table-cell>
          <table:table-cell office:value-type="float" office:value="29.09342">
            <text:p>29.09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811">
            <text:p>7.811</text:p>
          </table:table-cell>
          <table:table-cell table:formula="of:=ROUND([.J5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SDSS J125323.91+292115.7</text:p>
          </table:table-cell>
          <table:table-cell office:value-type="float" office:value="193.34963">
            <text:p>193.34963</text:p>
          </table:table-cell>
          <table:table-cell office:value-type="float" office:value="29.35437">
            <text:p>29.354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913">
            <text:p>7.913</text:p>
          </table:table-cell>
          <table:table-cell table:formula="of:=ROUND([.J5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SDSS J125306.96+290624.2</text:p>
          </table:table-cell>
          <table:table-cell office:value-type="float" office:value="193.27903">
            <text:p>193.27903</text:p>
          </table:table-cell>
          <table:table-cell office:value-type="float" office:value="29.10672">
            <text:p>29.10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986">
            <text:p>7.986</text:p>
          </table:table-cell>
          <table:table-cell table:formula="of:=ROUND([.J5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SDSS J125247.76+291247.5</text:p>
          </table:table-cell>
          <table:table-cell office:value-type="float" office:value="193.19902">
            <text:p>193.19902</text:p>
          </table:table-cell>
          <table:table-cell office:value-type="float" office:value="29.2132">
            <text:p>29.21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142">
            <text:p>8.142</text:p>
          </table:table-cell>
          <table:table-cell table:formula="of:=ROUND([.J6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SDSS J125349.29+290709.6</text:p>
          </table:table-cell>
          <table:table-cell office:value-type="float" office:value="193.45539">
            <text:p>193.45539</text:p>
          </table:table-cell>
          <table:table-cell office:value-type="float" office:value="29.11934">
            <text:p>29.11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154">
            <text:p>8.154</text:p>
          </table:table-cell>
          <table:table-cell table:formula="of:=ROUND([.J6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SDSS J125359.71+291431.7</text:p>
          </table:table-cell>
          <table:table-cell office:value-type="float" office:value="193.49881">
            <text:p>193.49881</text:p>
          </table:table-cell>
          <table:table-cell office:value-type="float" office:value="29.24215">
            <text:p>29.242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666">
            <text:p>7.666</text:p>
          </table:table-cell>
          <table:table-cell table:formula="of:=ROUND([.J6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SDSS J125252.63+291015.6</text:p>
          </table:table-cell>
          <table:table-cell office:value-type="float" office:value="193.21932">
            <text:p>193.21932</text:p>
          </table:table-cell>
          <table:table-cell office:value-type="float" office:value="29.17101">
            <text:p>29.171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709">
            <text:p>7.709</text:p>
          </table:table-cell>
          <table:table-cell table:formula="of:=ROUND([.J6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SDSS J125349.82+290744.2</text:p>
          </table:table-cell>
          <table:table-cell office:value-type="float" office:value="193.45759">
            <text:p>193.45759</text:p>
          </table:table-cell>
          <table:table-cell office:value-type="float" office:value="29.12896">
            <text:p>29.12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805">
            <text:p>7.805</text:p>
          </table:table-cell>
          <table:table-cell table:formula="of:=ROUND([.J60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SDSS J125254.02+290920.8</text:p>
          </table:table-cell>
          <table:table-cell office:value-type="float" office:value="193.22512">
            <text:p>193.22512</text:p>
          </table:table-cell>
          <table:table-cell office:value-type="float" office:value="29.15578">
            <text:p>29.155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856">
            <text:p>7.856</text:p>
          </table:table-cell>
          <table:table-cell table:formula="of:=ROUND([.J6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SDSS J125306.11+290626.0</text:p>
          </table:table-cell>
          <table:table-cell office:value-type="float" office:value="193.27548">
            <text:p>193.27548</text:p>
          </table:table-cell>
          <table:table-cell office:value-type="float" office:value="29.10724">
            <text:p>29.10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053">
            <text:p>8.053</text:p>
          </table:table-cell>
          <table:table-cell table:formula="of:=ROUND([.J6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SDSS J125325.52+290515.6</text:p>
          </table:table-cell>
          <table:table-cell office:value-type="float" office:value="193.35635">
            <text:p>193.35635</text:p>
          </table:table-cell>
          <table:table-cell office:value-type="float" office:value="29.08769">
            <text:p>29.08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092">
            <text:p>8.092</text:p>
          </table:table-cell>
          <table:table-cell table:formula="of:=ROUND([.J6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SDSS J125402.08+291404.4</text:p>
          </table:table-cell>
          <table:table-cell office:value-type="float" office:value="193.50867">
            <text:p>193.50867</text:p>
          </table:table-cell>
          <table:table-cell office:value-type="float" office:value="29.23457">
            <text:p>29.23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124">
            <text:p>8.124</text:p>
          </table:table-cell>
          <table:table-cell table:formula="of:=ROUND([.J6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SDSS J125339.46+290545.6</text:p>
          </table:table-cell>
          <table:table-cell office:value-type="float" office:value="193.41446">
            <text:p>193.41446</text:p>
          </table:table-cell>
          <table:table-cell office:value-type="float" office:value="29.09602">
            <text:p>29.09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224">
            <text:p>8.224</text:p>
          </table:table-cell>
          <table:table-cell table:formula="of:=ROUND([.J6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SDSS J125330.98+290505.6</text:p>
          </table:table-cell>
          <table:table-cell office:value-type="float" office:value="193.37911">
            <text:p>193.37911</text:p>
          </table:table-cell>
          <table:table-cell office:value-type="float" office:value="29.08491">
            <text:p>29.084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362">
            <text:p>8.362</text:p>
          </table:table-cell>
          <table:table-cell table:formula="of:=ROUND([.J61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SDSS J125355.63+290939.4</text:p>
          </table:table-cell>
          <table:table-cell office:value-type="float" office:value="193.48181">
            <text:p>193.48181</text:p>
          </table:table-cell>
          <table:table-cell office:value-type="float" office:value="29.16096">
            <text:p>29.160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641">
            <text:p>7.641</text:p>
          </table:table-cell>
          <table:table-cell table:formula="of:=ROUND([.J6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DSS J125346.17+291931.8</text:p>
          </table:table-cell>
          <table:table-cell office:value-type="float" office:value="193.44241">
            <text:p>193.44241</text:p>
          </table:table-cell>
          <table:table-cell office:value-type="float" office:value="29.32553">
            <text:p>29.325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715">
            <text:p>7.715</text:p>
          </table:table-cell>
          <table:table-cell table:formula="of:=ROUND([.J61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DSS J125305.16+290640.6</text:p>
          </table:table-cell>
          <table:table-cell office:value-type="float" office:value="193.27153">
            <text:p>193.27153</text:p>
          </table:table-cell>
          <table:table-cell office:value-type="float" office:value="29.11131">
            <text:p>29.11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955">
            <text:p>7.955</text:p>
          </table:table-cell>
          <table:table-cell table:formula="of:=ROUND([.J61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SDSS J125259.82+291919.0</text:p>
          </table:table-cell>
          <table:table-cell office:value-type="float" office:value="193.24929">
            <text:p>193.24929</text:p>
          </table:table-cell>
          <table:table-cell office:value-type="float" office:value="29.32196">
            <text:p>29.321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104">
            <text:p>8.104</text:p>
          </table:table-cell>
          <table:table-cell table:formula="of:=ROUND([.J6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SDSS J125359.84+291014.9</text:p>
          </table:table-cell>
          <table:table-cell office:value-type="float" office:value="193.49935">
            <text:p>193.49935</text:p>
          </table:table-cell>
          <table:table-cell office:value-type="float" office:value="29.17083">
            <text:p>29.17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215">
            <text:p>8.215</text:p>
          </table:table-cell>
          <table:table-cell table:formula="of:=ROUND([.J6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SDSS J125253.45+291810.5</text:p>
          </table:table-cell>
          <table:table-cell office:value-type="float" office:value="193.22271">
            <text:p>193.22271</text:p>
          </table:table-cell>
          <table:table-cell office:value-type="float" office:value="29.30292">
            <text:p>29.302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401">
            <text:p>8.401</text:p>
          </table:table-cell>
          <table:table-cell table:formula="of:=ROUND([.J6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SDSS J125247.33+291118.1</text:p>
          </table:table-cell>
          <table:table-cell office:value-type="float" office:value="193.19725">
            <text:p>193.19725</text:p>
          </table:table-cell>
          <table:table-cell office:value-type="float" office:value="29.18838">
            <text:p>29.18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468">
            <text:p>8.468</text:p>
          </table:table-cell>
          <table:table-cell table:formula="of:=ROUND([.J61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DSS J125317.36+292046.0</text:p>
          </table:table-cell>
          <table:table-cell office:value-type="float" office:value="193.32236">
            <text:p>193.32236</text:p>
          </table:table-cell>
          <table:table-cell office:value-type="float" office:value="29.34613">
            <text:p>29.34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599">
            <text:p>7.599</text:p>
          </table:table-cell>
          <table:table-cell table:formula="of:=ROUND([.J61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SDSS J125306.50+290646.5</text:p>
          </table:table-cell>
          <table:table-cell office:value-type="float" office:value="193.27711">
            <text:p>193.27711</text:p>
          </table:table-cell>
          <table:table-cell office:value-type="float" office:value="29.11294">
            <text:p>29.112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16">
            <text:p>7.716</text:p>
          </table:table-cell>
          <table:table-cell table:formula="of:=ROUND([.J61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SDSS J125359.59+291508.6</text:p>
          </table:table-cell>
          <table:table-cell office:value-type="float" office:value="193.4983">
            <text:p>193.4983</text:p>
          </table:table-cell>
          <table:table-cell office:value-type="float" office:value="29.25241">
            <text:p>29.25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58">
            <text:p>7.758</text:p>
          </table:table-cell>
          <table:table-cell table:formula="of:=ROUND([.J62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SDSS J125333.75+292053.8</text:p>
          </table:table-cell>
          <table:table-cell office:value-type="float" office:value="193.39064">
            <text:p>193.39064</text:p>
          </table:table-cell>
          <table:table-cell office:value-type="float" office:value="29.34829">
            <text:p>29.348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82">
            <text:p>7.782</text:p>
          </table:table-cell>
          <table:table-cell table:formula="of:=ROUND([.J62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SDSS J125356.43+290937.3</text:p>
          </table:table-cell>
          <table:table-cell office:value-type="float" office:value="193.48516">
            <text:p>193.48516</text:p>
          </table:table-cell>
          <table:table-cell office:value-type="float" office:value="29.16036">
            <text:p>29.16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812">
            <text:p>7.812</text:p>
          </table:table-cell>
          <table:table-cell table:formula="of:=ROUND([.J62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DSS J125249.57+291111.3</text:p>
          </table:table-cell>
          <table:table-cell office:value-type="float" office:value="193.20654">
            <text:p>193.20654</text:p>
          </table:table-cell>
          <table:table-cell office:value-type="float" office:value="29.18649">
            <text:p>29.18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026">
            <text:p>8.026</text:p>
          </table:table-cell>
          <table:table-cell table:formula="of:=ROUND([.J6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DSS J125336.53+290542.4</text:p>
          </table:table-cell>
          <table:table-cell office:value-type="float" office:value="193.40224">
            <text:p>193.40224</text:p>
          </table:table-cell>
          <table:table-cell office:value-type="float" office:value="29.09513">
            <text:p>29.095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05">
            <text:p>8.05</text:p>
          </table:table-cell>
          <table:table-cell table:formula="of:=ROUND([.J62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SDSS J125357.62+291725.6</text:p>
          </table:table-cell>
          <table:table-cell office:value-type="float" office:value="193.49011">
            <text:p>193.49011</text:p>
          </table:table-cell>
          <table:table-cell office:value-type="float" office:value="29.29047">
            <text:p>29.290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202">
            <text:p>8.202</text:p>
          </table:table-cell>
          <table:table-cell table:formula="of:=ROUND([.J62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SDSS J125334.47+292123.2</text:p>
          </table:table-cell>
          <table:table-cell office:value-type="float" office:value="193.39365">
            <text:p>193.39365</text:p>
          </table:table-cell>
          <table:table-cell office:value-type="float" office:value="29.35646">
            <text:p>29.35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296">
            <text:p>8.296</text:p>
          </table:table-cell>
          <table:table-cell table:formula="of:=ROUND([.J62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SDSS J125309.64+290541.5</text:p>
          </table:table-cell>
          <table:table-cell office:value-type="float" office:value="193.29019">
            <text:p>193.29019</text:p>
          </table:table-cell>
          <table:table-cell office:value-type="float" office:value="29.09486">
            <text:p>29.09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362">
            <text:p>8.362</text:p>
          </table:table-cell>
          <table:table-cell table:formula="of:=ROUND([.J6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DSS J125247.52+291528.4</text:p>
          </table:table-cell>
          <table:table-cell office:value-type="float" office:value="193.19801">
            <text:p>193.19801</text:p>
          </table:table-cell>
          <table:table-cell office:value-type="float" office:value="29.25791">
            <text:p>29.257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444">
            <text:p>8.444</text:p>
          </table:table-cell>
          <table:table-cell table:formula="of:=ROUND([.J6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DSS J125305.55+290706.9</text:p>
          </table:table-cell>
          <table:table-cell office:value-type="float" office:value="193.27313">
            <text:p>193.27313</text:p>
          </table:table-cell>
          <table:table-cell office:value-type="float" office:value="29.11859">
            <text:p>29.11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544">
            <text:p>7.544</text:p>
          </table:table-cell>
          <table:table-cell table:formula="of:=ROUND([.J6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DSS J125329.20+290546.8</text:p>
          </table:table-cell>
          <table:table-cell office:value-type="float" office:value="193.37169">
            <text:p>193.37169</text:p>
          </table:table-cell>
          <table:table-cell office:value-type="float" office:value="29.09634">
            <text:p>29.09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629">
            <text:p>7.629</text:p>
          </table:table-cell>
          <table:table-cell table:formula="of:=ROUND([.J63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SDSS J125251.95+291608.5</text:p>
          </table:table-cell>
          <table:table-cell office:value-type="float" office:value="193.21648">
            <text:p>193.21648</text:p>
          </table:table-cell>
          <table:table-cell office:value-type="float" office:value="29.26904">
            <text:p>29.269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727">
            <text:p>7.727</text:p>
          </table:table-cell>
          <table:table-cell table:formula="of:=ROUND([.J63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SDSS J125249.18+291213.5</text:p>
          </table:table-cell>
          <table:table-cell office:value-type="float" office:value="193.20493">
            <text:p>193.20493</text:p>
          </table:table-cell>
          <table:table-cell office:value-type="float" office:value="29.20376">
            <text:p>29.203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894">
            <text:p>7.894</text:p>
          </table:table-cell>
          <table:table-cell table:formula="of:=ROUND([.J63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DSS J125352.42+291847.7</text:p>
          </table:table-cell>
          <table:table-cell office:value-type="float" office:value="193.46845">
            <text:p>193.46845</text:p>
          </table:table-cell>
          <table:table-cell office:value-type="float" office:value="29.31327">
            <text:p>29.31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089">
            <text:p>8.089</text:p>
          </table:table-cell>
          <table:table-cell table:formula="of:=ROUND([.J63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SDSS J125335.28+292108.5</text:p>
          </table:table-cell>
          <table:table-cell office:value-type="float" office:value="193.39702">
            <text:p>193.39702</text:p>
          </table:table-cell>
          <table:table-cell office:value-type="float" office:value="29.35238">
            <text:p>29.352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107">
            <text:p>8.107</text:p>
          </table:table-cell>
          <table:table-cell table:formula="of:=ROUND([.J63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SDSS J125254.28+290845.4</text:p>
          </table:table-cell>
          <table:table-cell office:value-type="float" office:value="193.22618">
            <text:p>193.22618</text:p>
          </table:table-cell>
          <table:table-cell office:value-type="float" office:value="29.14597">
            <text:p>29.145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126">
            <text:p>8.126</text:p>
          </table:table-cell>
          <table:table-cell table:formula="of:=ROUND([.J6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SDSS J125247.51+291205.8</text:p>
          </table:table-cell>
          <table:table-cell office:value-type="float" office:value="193.19798">
            <text:p>193.19798</text:p>
          </table:table-cell>
          <table:table-cell office:value-type="float" office:value="29.20163">
            <text:p>29.201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273">
            <text:p>8.273</text:p>
          </table:table-cell>
          <table:table-cell table:formula="of:=ROUND([.J6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DSS J125247.06+291322.6</text:p>
          </table:table-cell>
          <table:table-cell office:value-type="float" office:value="193.19609">
            <text:p>193.19609</text:p>
          </table:table-cell>
          <table:table-cell office:value-type="float" office:value="29.22297">
            <text:p>29.22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275">
            <text:p>8.275</text:p>
          </table:table-cell>
          <table:table-cell table:formula="of:=ROUND([.J6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SDSS J125356.09+290946.6</text:p>
          </table:table-cell>
          <table:table-cell office:value-type="float" office:value="193.48374">
            <text:p>193.48374</text:p>
          </table:table-cell>
          <table:table-cell office:value-type="float" office:value="29.16296">
            <text:p>29.162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73">
            <text:p>7.673</text:p>
          </table:table-cell>
          <table:table-cell table:formula="of:=ROUND([.J6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DSS J125335.72+290600.1</text:p>
          </table:table-cell>
          <table:table-cell office:value-type="float" office:value="193.39883">
            <text:p>193.39883</text:p>
          </table:table-cell>
          <table:table-cell office:value-type="float" office:value="29.10005">
            <text:p>29.100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714">
            <text:p>7.714</text:p>
          </table:table-cell>
          <table:table-cell table:formula="of:=ROUND([.J6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SDSS J125258.74+290804.9</text:p>
          </table:table-cell>
          <table:table-cell office:value-type="float" office:value="193.24478">
            <text:p>193.24478</text:p>
          </table:table-cell>
          <table:table-cell office:value-type="float" office:value="29.13471">
            <text:p>29.134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784">
            <text:p>7.784</text:p>
          </table:table-cell>
          <table:table-cell table:formula="of:=ROUND([.J6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SDSS J125333.32+290541.7</text:p>
          </table:table-cell>
          <table:table-cell office:value-type="float" office:value="193.38886">
            <text:p>193.38886</text:p>
          </table:table-cell>
          <table:table-cell office:value-type="float" office:value="29.09493">
            <text:p>29.09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87">
            <text:p>7.87</text:p>
          </table:table-cell>
          <table:table-cell table:formula="of:=ROUND([.J6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SDSS J125251.09+291032.4</text:p>
          </table:table-cell>
          <table:table-cell office:value-type="float" office:value="193.21291">
            <text:p>193.21291</text:p>
          </table:table-cell>
          <table:table-cell office:value-type="float" office:value="29.17567">
            <text:p>29.175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913">
            <text:p>7.913</text:p>
          </table:table-cell>
          <table:table-cell table:formula="of:=ROUND([.J6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DSS J125336.97+292056.7</text:p>
          </table:table-cell>
          <table:table-cell office:value-type="float" office:value="193.40405">
            <text:p>193.40405</text:p>
          </table:table-cell>
          <table:table-cell office:value-type="float" office:value="29.3491">
            <text:p>29.34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03">
            <text:p>8.03</text:p>
          </table:table-cell>
          <table:table-cell table:formula="of:=ROUND([.J6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DSS J125257.68+291849.7</text:p>
          </table:table-cell>
          <table:table-cell office:value-type="float" office:value="193.24035">
            <text:p>193.24035</text:p>
          </table:table-cell>
          <table:table-cell office:value-type="float" office:value="29.31382">
            <text:p>29.313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09">
            <text:p>8.09</text:p>
          </table:table-cell>
          <table:table-cell table:formula="of:=ROUND([.J6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SDSS J125401.16+291129.3</text:p>
          </table:table-cell>
          <table:table-cell office:value-type="float" office:value="193.50485">
            <text:p>193.50485</text:p>
          </table:table-cell>
          <table:table-cell office:value-type="float" office:value="29.19147">
            <text:p>29.19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111">
            <text:p>8.111</text:p>
          </table:table-cell>
          <table:table-cell table:formula="of:=ROUND([.J6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SDSS J125327.11+292140.9</text:p>
          </table:table-cell>
          <table:table-cell office:value-type="float" office:value="193.36296">
            <text:p>193.36296</text:p>
          </table:table-cell>
          <table:table-cell office:value-type="float" office:value="29.36138">
            <text:p>29.361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342">
            <text:p>8.342</text:p>
          </table:table-cell>
          <table:table-cell table:formula="of:=ROUND([.J64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SDSS J125249.54+291011.4</text:p>
          </table:table-cell>
          <table:table-cell office:value-type="float" office:value="193.20646">
            <text:p>193.20646</text:p>
          </table:table-cell>
          <table:table-cell office:value-type="float" office:value="29.16986">
            <text:p>29.169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356">
            <text:p>8.356</text:p>
          </table:table-cell>
          <table:table-cell table:formula="of:=ROUND([.J6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DSS J125254.27+290945.0</text:p>
          </table:table-cell>
          <table:table-cell office:value-type="float" office:value="193.22616">
            <text:p>193.22616</text:p>
          </table:table-cell>
          <table:table-cell office:value-type="float" office:value="29.1625">
            <text:p>29.1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61">
            <text:p>7.61</text:p>
          </table:table-cell>
          <table:table-cell table:formula="of:=ROUND([.J6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SDSS J125250.07+291502.4</text:p>
          </table:table-cell>
          <table:table-cell office:value-type="float" office:value="193.20865">
            <text:p>193.20865</text:p>
          </table:table-cell>
          <table:table-cell office:value-type="float" office:value="29.25069">
            <text:p>29.250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801">
            <text:p>7.801</text:p>
          </table:table-cell>
          <table:table-cell table:formula="of:=ROUND([.J6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SDSS J125249.26+291153.6</text:p>
          </table:table-cell>
          <table:table-cell office:value-type="float" office:value="193.20529">
            <text:p>193.20529</text:p>
          </table:table-cell>
          <table:table-cell office:value-type="float" office:value="29.19824">
            <text:p>29.19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93">
            <text:p>7.93</text:p>
          </table:table-cell>
          <table:table-cell table:formula="of:=ROUND([.J6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SDSS J125343.99+292016.1</text:p>
          </table:table-cell>
          <table:table-cell office:value-type="float" office:value="193.43331">
            <text:p>193.43331</text:p>
          </table:table-cell>
          <table:table-cell office:value-type="float" office:value="29.33782">
            <text:p>29.337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063">
            <text:p>8.063</text:p>
          </table:table-cell>
          <table:table-cell table:formula="of:=ROUND([.J6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SDSS J125250.25+291027.6</text:p>
          </table:table-cell>
          <table:table-cell office:value-type="float" office:value="193.2094">
            <text:p>193.2094</text:p>
          </table:table-cell>
          <table:table-cell office:value-type="float" office:value="29.17434">
            <text:p>29.17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113">
            <text:p>8.113</text:p>
          </table:table-cell>
          <table:table-cell table:formula="of:=ROUND([.J6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SDSS J125341.49+290601.7</text:p>
          </table:table-cell>
          <table:table-cell office:value-type="float" office:value="193.4229">
            <text:p>193.4229</text:p>
          </table:table-cell>
          <table:table-cell office:value-type="float" office:value="29.10048">
            <text:p>29.100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163">
            <text:p>8.163</text:p>
          </table:table-cell>
          <table:table-cell table:formula="of:=ROUND([.J6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SDSS J125341.76+292039.7</text:p>
          </table:table-cell>
          <table:table-cell office:value-type="float" office:value="193.42404">
            <text:p>193.42404</text:p>
          </table:table-cell>
          <table:table-cell office:value-type="float" office:value="29.34437">
            <text:p>29.344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174">
            <text:p>8.174</text:p>
          </table:table-cell>
          <table:table-cell table:formula="of:=ROUND([.J6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SDSS J125402.24+291449.3</text:p>
          </table:table-cell>
          <table:table-cell office:value-type="float" office:value="193.50935">
            <text:p>193.50935</text:p>
          </table:table-cell>
          <table:table-cell office:value-type="float" office:value="29.24705">
            <text:p>29.24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259">
            <text:p>8.259</text:p>
          </table:table-cell>
          <table:table-cell table:formula="of:=ROUND([.J6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DSS J125359.27+291714.7</text:p>
          </table:table-cell>
          <table:table-cell office:value-type="float" office:value="193.49699">
            <text:p>193.49699</text:p>
          </table:table-cell>
          <table:table-cell office:value-type="float" office:value="29.28743">
            <text:p>29.28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431">
            <text:p>8.431</text:p>
          </table:table-cell>
          <table:table-cell table:formula="of:=ROUND([.J6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SDSS J125252.11+291102.5</text:p>
          </table:table-cell>
          <table:table-cell office:value-type="float" office:value="193.21714">
            <text:p>193.21714</text:p>
          </table:table-cell>
          <table:table-cell office:value-type="float" office:value="29.18405">
            <text:p>29.184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537">
            <text:p>7.537</text:p>
          </table:table-cell>
          <table:table-cell table:formula="of:=ROUND([.J6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DSS J125356.35+291649.0</text:p>
          </table:table-cell>
          <table:table-cell office:value-type="float" office:value="193.48482">
            <text:p>193.48482</text:p>
          </table:table-cell>
          <table:table-cell office:value-type="float" office:value="29.28029">
            <text:p>29.280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669">
            <text:p>7.669</text:p>
          </table:table-cell>
          <table:table-cell table:formula="of:=ROUND([.J6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SDSS J125254.19+291707.8</text:p>
          </table:table-cell>
          <table:table-cell office:value-type="float" office:value="193.22583">
            <text:p>193.22583</text:p>
          </table:table-cell>
          <table:table-cell office:value-type="float" office:value="29.28552">
            <text:p>29.285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706">
            <text:p>7.706</text:p>
          </table:table-cell>
          <table:table-cell table:formula="of:=ROUND([.J6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DSS J125336.09+292054.7</text:p>
          </table:table-cell>
          <table:table-cell office:value-type="float" office:value="193.40039">
            <text:p>193.40039</text:p>
          </table:table-cell>
          <table:table-cell office:value-type="float" office:value="29.34854">
            <text:p>29.34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38">
            <text:p>7.938</text:p>
          </table:table-cell>
          <table:table-cell table:formula="of:=ROUND([.J6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SDSS J125310.37+292039.7</text:p>
          </table:table-cell>
          <table:table-cell office:value-type="float" office:value="193.29322">
            <text:p>193.29322</text:p>
          </table:table-cell>
          <table:table-cell office:value-type="float" office:value="29.34436">
            <text:p>29.34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73">
            <text:p>7.973</text:p>
          </table:table-cell>
          <table:table-cell table:formula="of:=ROUND([.J6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SDSS J125251.20+290953.5</text:p>
          </table:table-cell>
          <table:table-cell office:value-type="float" office:value="193.21335">
            <text:p>193.21335</text:p>
          </table:table-cell>
          <table:table-cell office:value-type="float" office:value="29.16488">
            <text:p>29.16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145">
            <text:p>8.145</text:p>
          </table:table-cell>
          <table:table-cell table:formula="of:=ROUND([.J6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DSS J125300.77+291944.7</text:p>
          </table:table-cell>
          <table:table-cell office:value-type="float" office:value="193.25323">
            <text:p>193.25323</text:p>
          </table:table-cell>
          <table:table-cell office:value-type="float" office:value="29.32909">
            <text:p>29.32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291">
            <text:p>8.291</text:p>
          </table:table-cell>
          <table:table-cell table:formula="of:=ROUND([.J6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DSS J125312.24+290532.3</text:p>
          </table:table-cell>
          <table:table-cell office:value-type="float" office:value="193.30102">
            <text:p>193.30102</text:p>
          </table:table-cell>
          <table:table-cell office:value-type="float" office:value="29.09233">
            <text:p>29.09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294">
            <text:p>8.294</text:p>
          </table:table-cell>
          <table:table-cell table:formula="of:=ROUND([.J6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DSS J125249.70+291629.5</text:p>
          </table:table-cell>
          <table:table-cell office:value-type="float" office:value="193.2071">
            <text:p>193.2071</text:p>
          </table:table-cell>
          <table:table-cell office:value-type="float" office:value="29.27486">
            <text:p>29.27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312">
            <text:p>8.312</text:p>
          </table:table-cell>
          <table:table-cell table:formula="of:=ROUND([.J6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DSS J125332.55+290601.9</text:p>
          </table:table-cell>
          <table:table-cell office:value-type="float" office:value="193.38564">
            <text:p>193.38564</text:p>
          </table:table-cell>
          <table:table-cell office:value-type="float" office:value="29.10053">
            <text:p>29.10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505">
            <text:p>7.505</text:p>
          </table:table-cell>
          <table:table-cell table:formula="of:=ROUND([.J6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SDSS J125329.32+292107.6</text:p>
          </table:table-cell>
          <table:table-cell office:value-type="float" office:value="193.3722">
            <text:p>193.3722</text:p>
          </table:table-cell>
          <table:table-cell office:value-type="float" office:value="29.35212">
            <text:p>29.352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831">
            <text:p>7.831</text:p>
          </table:table-cell>
          <table:table-cell table:formula="of:=ROUND([.J6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SDSS J125250.98+291012.8</text:p>
          </table:table-cell>
          <table:table-cell office:value-type="float" office:value="193.21245">
            <text:p>193.21245</text:p>
          </table:table-cell>
          <table:table-cell office:value-type="float" office:value="29.17025">
            <text:p>29.17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057">
            <text:p>8.057</text:p>
          </table:table-cell>
          <table:table-cell table:formula="of:=ROUND([.J6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SDSS J125318.24+290520.4</text:p>
          </table:table-cell>
          <table:table-cell office:value-type="float" office:value="193.32602">
            <text:p>193.32602</text:p>
          </table:table-cell>
          <table:table-cell office:value-type="float" office:value="29.08901">
            <text:p>29.089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146">
            <text:p>8.146</text:p>
          </table:table-cell>
          <table:table-cell table:formula="of:=ROUND([.J6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SDSS J125403.55+291407.4</text:p>
          </table:table-cell>
          <table:table-cell office:value-type="float" office:value="193.51481">
            <text:p>193.51481</text:p>
          </table:table-cell>
          <table:table-cell office:value-type="float" office:value="29.23541">
            <text:p>29.23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449">
            <text:p>8.449</text:p>
          </table:table-cell>
          <table:table-cell table:formula="of:=ROUND([.J6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DSS J125308.63+290539.3</text:p>
          </table:table-cell>
          <table:table-cell office:value-type="float" office:value="193.28598">
            <text:p>193.28598</text:p>
          </table:table-cell>
          <table:table-cell office:value-type="float" office:value="29.09427">
            <text:p>29.09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485">
            <text:p>8.485</text:p>
          </table:table-cell>
          <table:table-cell table:formula="of:=ROUND([.J6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DSS J125320.26+292146.7</text:p>
          </table:table-cell>
          <table:table-cell office:value-type="float" office:value="193.33445">
            <text:p>193.33445</text:p>
          </table:table-cell>
          <table:table-cell office:value-type="float" office:value="29.36299">
            <text:p>29.36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489">
            <text:p>8.489</text:p>
          </table:table-cell>
          <table:table-cell table:formula="of:=ROUND([.J6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SDSS J125256.97+291807.3</text:p>
          </table:table-cell>
          <table:table-cell office:value-type="float" office:value="193.2374">
            <text:p>193.2374</text:p>
          </table:table-cell>
          <table:table-cell office:value-type="float" office:value="29.30203">
            <text:p>29.302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751">
            <text:p>7.751</text:p>
          </table:table-cell>
          <table:table-cell table:formula="of:=ROUND([.J6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DSS J125351.73+291827.8</text:p>
          </table:table-cell>
          <table:table-cell office:value-type="float" office:value="193.46556">
            <text:p>193.46556</text:p>
          </table:table-cell>
          <table:table-cell office:value-type="float" office:value="29.30773">
            <text:p>29.30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755">
            <text:p>7.755</text:p>
          </table:table-cell>
          <table:table-cell table:formula="of:=ROUND([.J6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SDSS J125352.55+291826.6</text:p>
          </table:table-cell>
          <table:table-cell office:value-type="float" office:value="193.46899">
            <text:p>193.46899</text:p>
          </table:table-cell>
          <table:table-cell office:value-type="float" office:value="29.30741">
            <text:p>29.307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878">
            <text:p>7.878</text:p>
          </table:table-cell>
          <table:table-cell table:formula="of:=ROUND([.J6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DSS J125303.28+291955.1</text:p>
          </table:table-cell>
          <table:table-cell office:value-type="float" office:value="193.26368">
            <text:p>193.26368</text:p>
          </table:table-cell>
          <table:table-cell office:value-type="float" office:value="29.332">
            <text:p>29.3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095">
            <text:p>8.095</text:p>
          </table:table-cell>
          <table:table-cell table:formula="of:=ROUND([.J6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SDSS J125252.70+291043.3</text:p>
          </table:table-cell>
          <table:table-cell office:value-type="float" office:value="193.21961">
            <text:p>193.21961</text:p>
          </table:table-cell>
          <table:table-cell office:value-type="float" office:value="29.17872">
            <text:p>29.178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52">
            <text:p>7.52</text:p>
          </table:table-cell>
          <table:table-cell table:formula="of:=ROUND([.J6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SDSS J125250.34+291624.6</text:p>
          </table:table-cell>
          <table:table-cell office:value-type="float" office:value="193.20978">
            <text:p>193.20978</text:p>
          </table:table-cell>
          <table:table-cell office:value-type="float" office:value="29.27351">
            <text:p>29.273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152">
            <text:p>8.152</text:p>
          </table:table-cell>
          <table:table-cell table:formula="of:=ROUND([.J6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SDSS J125342.54+290550.4</text:p>
          </table:table-cell>
          <table:table-cell office:value-type="float" office:value="193.42726">
            <text:p>193.42726</text:p>
          </table:table-cell>
          <table:table-cell office:value-type="float" office:value="29.09734">
            <text:p>29.097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433">
            <text:p>8.433</text:p>
          </table:table-cell>
          <table:table-cell table:formula="of:=ROUND([.J6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SDSS J125255.42+291739.4</text:p>
          </table:table-cell>
          <table:table-cell office:value-type="float" office:value="193.23095">
            <text:p>193.23095</text:p>
          </table:table-cell>
          <table:table-cell office:value-type="float" office:value="29.29428">
            <text:p>29.29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752">
            <text:p>7.752</text:p>
          </table:table-cell>
          <table:table-cell table:formula="of:=ROUND([.J6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DSS J125252.79+290854.7</text:p>
          </table:table-cell>
          <table:table-cell office:value-type="float" office:value="193.21998">
            <text:p>193.21998</text:p>
          </table:table-cell>
          <table:table-cell office:value-type="float" office:value="29.14855">
            <text:p>29.148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312">
            <text:p>8.312</text:p>
          </table:table-cell>
          <table:table-cell table:formula="of:=ROUND([.J6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DSS J125319.45+290522.2</text:p>
          </table:table-cell>
          <table:table-cell office:value-type="float" office:value="193.33108">
            <text:p>193.33108</text:p>
          </table:table-cell>
          <table:table-cell office:value-type="float" office:value="29.0895">
            <text:p>29.08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074">
            <text:p>8.074</text:p>
          </table:table-cell>
          <table:table-cell table:formula="of:=ROUND([.J6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DSS J125256.59+291857.9</text:p>
          </table:table-cell>
          <table:table-cell office:value-type="float" office:value="193.23582">
            <text:p>193.23582</text:p>
          </table:table-cell>
          <table:table-cell office:value-type="float" office:value="29.31609">
            <text:p>29.316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357">
            <text:p>8.357</text:p>
          </table:table-cell>
          <table:table-cell table:formula="of:=ROUND([.J6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SDSS J125252.27+291624.1</text:p>
          </table:table-cell>
          <table:table-cell office:value-type="float" office:value="193.2178">
            <text:p>193.2178</text:p>
          </table:table-cell>
          <table:table-cell office:value-type="float" office:value="29.27337">
            <text:p>29.273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761">
            <text:p>7.761</text:p>
          </table:table-cell>
          <table:table-cell table:formula="of:=ROUND([.J6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SDSS J125334.95+290548.9</text:p>
          </table:table-cell>
          <table:table-cell office:value-type="float" office:value="193.39566">
            <text:p>193.39566</text:p>
          </table:table-cell>
          <table:table-cell office:value-type="float" office:value="29.09693">
            <text:p>29.096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845">
            <text:p>7.845</text:p>
          </table:table-cell>
          <table:table-cell table:formula="of:=ROUND([.J68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SDSS J125249.53+291453.6</text:p>
          </table:table-cell>
          <table:table-cell office:value-type="float" office:value="193.2064">
            <text:p>193.2064</text:p>
          </table:table-cell>
          <table:table-cell office:value-type="float" office:value="29.24822">
            <text:p>29.248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886">
            <text:p>7.886</text:p>
          </table:table-cell>
          <table:table-cell table:formula="of:=ROUND([.J6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SDSS J125249.73+291127.2</text:p>
          </table:table-cell>
          <table:table-cell office:value-type="float" office:value="193.20723">
            <text:p>193.20723</text:p>
          </table:table-cell>
          <table:table-cell office:value-type="float" office:value="29.1909">
            <text:p>29.1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924">
            <text:p>7.924</text:p>
          </table:table-cell>
          <table:table-cell table:formula="of:=ROUND([.J6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SDSS J125254.67+291745.0</text:p>
          </table:table-cell>
          <table:table-cell office:value-type="float" office:value="193.22782">
            <text:p>193.22782</text:p>
          </table:table-cell>
          <table:table-cell office:value-type="float" office:value="29.29584">
            <text:p>29.295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94">
            <text:p>7.94</text:p>
          </table:table-cell>
          <table:table-cell table:formula="of:=ROUND([.J6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DSS J125338.02+292103.4</text:p>
          </table:table-cell>
          <table:table-cell office:value-type="float" office:value="193.40846">
            <text:p>193.40846</text:p>
          </table:table-cell>
          <table:table-cell office:value-type="float" office:value="29.35096">
            <text:p>29.350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212">
            <text:p>8.212</text:p>
          </table:table-cell>
          <table:table-cell table:formula="of:=ROUND([.J6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DSS J125357.16+291031.0</text:p>
          </table:table-cell>
          <table:table-cell office:value-type="float" office:value="193.48817">
            <text:p>193.48817</text:p>
          </table:table-cell>
          <table:table-cell office:value-type="float" office:value="29.17531">
            <text:p>29.175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572">
            <text:p>7.572</text:p>
          </table:table-cell>
          <table:table-cell table:formula="of:=ROUND([.J6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DSS J125319.94+292053.1</text:p>
          </table:table-cell>
          <table:table-cell office:value-type="float" office:value="193.33309">
            <text:p>193.33309</text:p>
          </table:table-cell>
          <table:table-cell office:value-type="float" office:value="29.34809">
            <text:p>29.34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612">
            <text:p>7.612</text:p>
          </table:table-cell>
          <table:table-cell table:formula="of:=ROUND([.J6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DSS J125359.92+291305.6</text:p>
          </table:table-cell>
          <table:table-cell office:value-type="float" office:value="193.49969">
            <text:p>193.49969</text:p>
          </table:table-cell>
          <table:table-cell office:value-type="float" office:value="29.21825">
            <text:p>29.21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627">
            <text:p>7.627</text:p>
          </table:table-cell>
          <table:table-cell table:formula="of:=ROUND([.J6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SDSS J125338.55+290616.8</text:p>
          </table:table-cell>
          <table:table-cell office:value-type="float" office:value="193.41065">
            <text:p>193.41065</text:p>
          </table:table-cell>
          <table:table-cell office:value-type="float" office:value="29.10467">
            <text:p>29.104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668">
            <text:p>7.668</text:p>
          </table:table-cell>
          <table:table-cell table:formula="of:=ROUND([.J6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SDSS J125252.12+291615.6</text:p>
          </table:table-cell>
          <table:table-cell office:value-type="float" office:value="193.21718">
            <text:p>193.21718</text:p>
          </table:table-cell>
          <table:table-cell office:value-type="float" office:value="29.27101">
            <text:p>29.271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736">
            <text:p>7.736</text:p>
          </table:table-cell>
          <table:table-cell table:formula="of:=ROUND([.J6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SDSS J125342.52+290634.7</text:p>
          </table:table-cell>
          <table:table-cell office:value-type="float" office:value="193.42719">
            <text:p>193.42719</text:p>
          </table:table-cell>
          <table:table-cell office:value-type="float" office:value="29.10966">
            <text:p>29.10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781">
            <text:p>7.781</text:p>
          </table:table-cell>
          <table:table-cell table:formula="of:=ROUND([.J6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SDSS J125258.05+291831.1</text:p>
          </table:table-cell>
          <table:table-cell office:value-type="float" office:value="193.24189">
            <text:p>193.24189</text:p>
          </table:table-cell>
          <table:table-cell office:value-type="float" office:value="29.30865">
            <text:p>29.30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823">
            <text:p>7.823</text:p>
          </table:table-cell>
          <table:table-cell table:formula="of:=ROUND([.J6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SDSS J125402.97+291149.3</text:p>
          </table:table-cell>
          <table:table-cell office:value-type="float" office:value="193.51241">
            <text:p>193.51241</text:p>
          </table:table-cell>
          <table:table-cell office:value-type="float" office:value="29.19703">
            <text:p>29.19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429">
            <text:p>8.429</text:p>
          </table:table-cell>
          <table:table-cell table:formula="of:=ROUND([.J6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SDSS J125253.31+291704.5</text:p>
          </table:table-cell>
          <table:table-cell office:value-type="float" office:value="193.22213">
            <text:p>193.22213</text:p>
          </table:table-cell>
          <table:table-cell office:value-type="float" office:value="29.28459">
            <text:p>29.28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7.848">
            <text:p>7.848</text:p>
          </table:table-cell>
          <table:table-cell table:formula="of:=ROUND([.J6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SDSS J125348.73+291906.2</text:p>
          </table:table-cell>
          <table:table-cell office:value-type="float" office:value="193.45307">
            <text:p>193.45307</text:p>
          </table:table-cell>
          <table:table-cell office:value-type="float" office:value="29.3184">
            <text:p>29.31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g</text:p>
          </table:table-cell>
          <table:table-cell office:value-type="float" office:value="7.739">
            <text:p>7.739</text:p>
          </table:table-cell>
          <table:table-cell table:formula="of:=ROUND([.J6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SDSS J125359.02+291103.4</text:p>
          </table:table-cell>
          <table:table-cell office:value-type="float" office:value="193.49592">
            <text:p>193.49592</text:p>
          </table:table-cell>
          <table:table-cell office:value-type="float" office:value="29.1843">
            <text:p>29.1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g</text:p>
          </table:table-cell>
          <table:table-cell office:value-type="float" office:value="7.773">
            <text:p>7.773</text:p>
          </table:table-cell>
          <table:table-cell table:formula="of:=ROUND([.J7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DSS J125332.59+290515.7</text:p>
          </table:table-cell>
          <table:table-cell office:value-type="float" office:value="193.38583">
            <text:p>193.38583</text:p>
          </table:table-cell>
          <table:table-cell office:value-type="float" office:value="29.0877">
            <text:p>29.08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7.3g</text:p>
          </table:table-cell>
          <table:table-cell office:value-type="float" office:value="8.26">
            <text:p>8.26</text:p>
          </table:table-cell>
          <table:table-cell table:formula="of:=ROUND([.J7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SDSS J125315.95+292234.1</text:p>
          </table:table-cell>
          <table:table-cell office:value-type="float" office:value="193.31649">
            <text:p>193.31649</text:p>
          </table:table-cell>
          <table:table-cell office:value-type="float" office:value="29.37616">
            <text:p>29.3761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1">
            <text:p>19.81</text:p>
          </table:table-cell>
          <table:table-cell office:value-type="float" office:value="9.424">
            <text:p>9.424</text:p>
          </table:table-cell>
          <table:table-cell table:formula="of:=ROUND([.J70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SDSS J125406.36+291433.6</text:p>
          </table:table-cell>
          <table:table-cell office:value-type="float" office:value="193.52653">
            <text:p>193.52653</text:p>
          </table:table-cell>
          <table:table-cell office:value-type="float" office:value="29.24268">
            <text:p>29.24268</text:p>
          </table:table-cell>
          <table:table-cell office:value-type="string">
            <text:p>G</text:p>
          </table:table-cell>
          <table:table-cell office:value-type="float" office:value="7517">
            <text:p>7517</text:p>
          </table:table-cell>
          <table:table-cell office:value-type="float" office:value="0.025074">
            <text:p>0.025074</text:p>
          </table:table-cell>
          <table:table-cell office:value-type="string">
            <text:p><text:s text:c="4"/></text:p>
          </table:table-cell>
          <table:table-cell office:value-type="string">
            <text:p>16.9g</text:p>
          </table:table-cell>
          <table:table-cell office:value-type="float" office:value="9.107">
            <text:p>9.107</text:p>
          </table:table-cell>
          <table:table-cell table:formula="of:=ROUND([.J703])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2MASX J12530530+2921241</text:p>
          </table:table-cell>
          <table:table-cell office:value-type="float" office:value="193.27212">
            <text:p>193.27212</text:p>
          </table:table-cell>
          <table:table-cell office:value-type="float" office:value="29.35664">
            <text:p>29.35664</text:p>
          </table:table-cell>
          <table:table-cell office:value-type="string">
            <text:p>G</text:p>
          </table:table-cell>
          <table:table-cell office:value-type="float" office:value="67002">
            <text:p>67002</text:p>
          </table:table-cell>
          <table:table-cell office:value-type="float" office:value="0.223496">
            <text:p>0.223496</text:p>
          </table:table-cell>
          <table:table-cell office:value-type="string">
            <text:p><text:s text:c="4"/></text:p>
          </table:table-cell>
          <table:table-cell office:value-type="string">
            <text:p>18.7g</text:p>
          </table:table-cell>
          <table:table-cell office:value-type="float" office:value="9.118">
            <text:p>9.118</text:p>
          </table:table-cell>
          <table:table-cell table:formula="of:=ROUND([.J704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DSS J125330.09+290450.8</text:p>
          </table:table-cell>
          <table:table-cell office:value-type="float" office:value="193.37541">
            <text:p>193.37541</text:p>
          </table:table-cell>
          <table:table-cell office:value-type="float" office:value="29.08079">
            <text:p>29.08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g</text:p>
          </table:table-cell>
          <table:table-cell office:value-type="float" office:value="8.579">
            <text:p>8.579</text:p>
          </table:table-cell>
          <table:table-cell table:formula="of:=ROUND([.J70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DSS J125407.72+291246.2</text:p>
          </table:table-cell>
          <table:table-cell office:value-type="float" office:value="193.53218">
            <text:p>193.53218</text:p>
          </table:table-cell>
          <table:table-cell office:value-type="float" office:value="29.21283">
            <text:p>29.212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9.342">
            <text:p>9.342</text:p>
          </table:table-cell>
          <table:table-cell table:formula="of:=ROUND([.J70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SDSS J125336.52+292214.9</text:p>
          </table:table-cell>
          <table:table-cell office:value-type="float" office:value="193.40218">
            <text:p>193.40218</text:p>
          </table:table-cell>
          <table:table-cell office:value-type="float" office:value="29.37083">
            <text:p>29.37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9.245">
            <text:p>9.245</text:p>
          </table:table-cell>
          <table:table-cell table:formula="of:=ROUND([.J70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DSS J125354.17+291950.1</text:p>
          </table:table-cell>
          <table:table-cell office:value-type="float" office:value="193.47574">
            <text:p>193.47574</text:p>
          </table:table-cell>
          <table:table-cell office:value-type="float" office:value="29.3306">
            <text:p>29.3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9.085">
            <text:p>9.085</text:p>
          </table:table-cell>
          <table:table-cell table:formula="of:=ROUND([.J70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DSS J125251.73+290853.7</text:p>
          </table:table-cell>
          <table:table-cell office:value-type="float" office:value="193.21555">
            <text:p>193.21555</text:p>
          </table:table-cell>
          <table:table-cell office:value-type="float" office:value="29.14827">
            <text:p>29.148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8.518">
            <text:p>8.518</text:p>
          </table:table-cell>
          <table:table-cell table:formula="of:=ROUND([.J70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SDSS J125347.68+290605.9</text:p>
          </table:table-cell>
          <table:table-cell office:value-type="float" office:value="193.44869">
            <text:p>193.44869</text:p>
          </table:table-cell>
          <table:table-cell office:value-type="float" office:value="29.10166">
            <text:p>29.10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8.784">
            <text:p>8.784</text:p>
          </table:table-cell>
          <table:table-cell table:formula="of:=ROUND([.J7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SDSS J125338.22+292215.5</text:p>
          </table:table-cell>
          <table:table-cell office:value-type="float" office:value="193.40928">
            <text:p>193.40928</text:p>
          </table:table-cell>
          <table:table-cell office:value-type="float" office:value="29.371">
            <text:p>29.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363">
            <text:p>9.363</text:p>
          </table:table-cell>
          <table:table-cell table:formula="of:=ROUND([.J71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SDSS J125406.02+291444.5</text:p>
          </table:table-cell>
          <table:table-cell office:value-type="float" office:value="193.5251">
            <text:p>193.5251</text:p>
          </table:table-cell>
          <table:table-cell office:value-type="float" office:value="29.24572">
            <text:p>29.24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059">
            <text:p>9.059</text:p>
          </table:table-cell>
          <table:table-cell table:formula="of:=ROUND([.J71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SDSS J125342.22+292147.4</text:p>
          </table:table-cell>
          <table:table-cell office:value-type="float" office:value="193.42594">
            <text:p>193.42594</text:p>
          </table:table-cell>
          <table:table-cell office:value-type="float" office:value="29.36319">
            <text:p>29.36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237">
            <text:p>9.237</text:p>
          </table:table-cell>
          <table:table-cell table:formula="of:=ROUND([.J7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DSS J125312.78+290514.9</text:p>
          </table:table-cell>
          <table:table-cell office:value-type="float" office:value="193.30326">
            <text:p>193.30326</text:p>
          </table:table-cell>
          <table:table-cell office:value-type="float" office:value="29.08748">
            <text:p>29.08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8.531">
            <text:p>8.531</text:p>
          </table:table-cell>
          <table:table-cell table:formula="of:=ROUND([.J7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SDSS J125354.31+290622.7</text:p>
          </table:table-cell>
          <table:table-cell office:value-type="float" office:value="193.4763">
            <text:p>193.4763</text:p>
          </table:table-cell>
          <table:table-cell office:value-type="float" office:value="29.10633">
            <text:p>29.10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466">
            <text:p>9.466</text:p>
          </table:table-cell>
          <table:table-cell table:formula="of:=ROUND([.J7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SDSS J125316.10+290447.4</text:p>
          </table:table-cell>
          <table:table-cell office:value-type="float" office:value="193.31711">
            <text:p>193.31711</text:p>
          </table:table-cell>
          <table:table-cell office:value-type="float" office:value="29.07985">
            <text:p>29.079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779">
            <text:p>8.779</text:p>
          </table:table-cell>
          <table:table-cell table:formula="of:=ROUND([.J71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SDSS J125316.50+292224.7</text:p>
          </table:table-cell>
          <table:table-cell office:value-type="float" office:value="193.31877">
            <text:p>193.31877</text:p>
          </table:table-cell>
          <table:table-cell office:value-type="float" office:value="29.37353">
            <text:p>29.37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246">
            <text:p>9.246</text:p>
          </table:table-cell>
          <table:table-cell table:formula="of:=ROUND([.J7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SDSS J125302.59+292126.0</text:p>
          </table:table-cell>
          <table:table-cell office:value-type="float" office:value="193.26082">
            <text:p>193.26082</text:p>
          </table:table-cell>
          <table:table-cell office:value-type="float" office:value="29.35724">
            <text:p>29.35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442">
            <text:p>9.442</text:p>
          </table:table-cell>
          <table:table-cell table:formula="of:=ROUND([.J7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DSS J125311.27+292121.1</text:p>
          </table:table-cell>
          <table:table-cell office:value-type="float" office:value="193.29698">
            <text:p>193.29698</text:p>
          </table:table-cell>
          <table:table-cell office:value-type="float" office:value="29.35589">
            <text:p>29.355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541">
            <text:p>8.541</text:p>
          </table:table-cell>
          <table:table-cell table:formula="of:=ROUND([.J71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SDSS J125321.65+290447.3</text:p>
          </table:table-cell>
          <table:table-cell office:value-type="float" office:value="193.34021">
            <text:p>193.34021</text:p>
          </table:table-cell>
          <table:table-cell office:value-type="float" office:value="29.07981">
            <text:p>29.079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596">
            <text:p>8.596</text:p>
          </table:table-cell>
          <table:table-cell table:formula="of:=ROUND([.J7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DSS J125302.87+292040.2</text:p>
          </table:table-cell>
          <table:table-cell office:value-type="float" office:value="193.26196">
            <text:p>193.26196</text:p>
          </table:table-cell>
          <table:table-cell office:value-type="float" office:value="29.3445">
            <text:p>29.34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8.763">
            <text:p>8.763</text:p>
          </table:table-cell>
          <table:table-cell table:formula="of:=ROUND([.J7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SDSS J125245.36+291110.8</text:p>
          </table:table-cell>
          <table:table-cell office:value-type="float" office:value="193.18902">
            <text:p>193.18902</text:p>
          </table:table-cell>
          <table:table-cell office:value-type="float" office:value="29.18634">
            <text:p>29.18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8.916">
            <text:p>8.916</text:p>
          </table:table-cell>
          <table:table-cell table:formula="of:=ROUND([.J72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SDSS J125318.24+292150.8</text:p>
          </table:table-cell>
          <table:table-cell office:value-type="float" office:value="193.32602">
            <text:p>193.32602</text:p>
          </table:table-cell>
          <table:table-cell office:value-type="float" office:value="29.36414">
            <text:p>29.36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621">
            <text:p>8.621</text:p>
          </table:table-cell>
          <table:table-cell table:formula="of:=ROUND([.J7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SDSS J125338.06+290509.4</text:p>
          </table:table-cell>
          <table:table-cell office:value-type="float" office:value="193.40862">
            <text:p>193.40862</text:p>
          </table:table-cell>
          <table:table-cell office:value-type="float" office:value="29.08595">
            <text:p>29.08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68">
            <text:p>8.68</text:p>
          </table:table-cell>
          <table:table-cell table:formula="of:=ROUND([.J7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SDSS J125359.07+290810.1</text:p>
          </table:table-cell>
          <table:table-cell office:value-type="float" office:value="193.49613">
            <text:p>193.49613</text:p>
          </table:table-cell>
          <table:table-cell office:value-type="float" office:value="29.13614">
            <text:p>29.13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067">
            <text:p>9.067</text:p>
          </table:table-cell>
          <table:table-cell table:formula="of:=ROUND([.J7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DSS J125348.29+290615.9</text:p>
          </table:table-cell>
          <table:table-cell office:value-type="float" office:value="193.45122">
            <text:p>193.45122</text:p>
          </table:table-cell>
          <table:table-cell office:value-type="float" office:value="29.10443">
            <text:p>29.10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724">
            <text:p>8.724</text:p>
          </table:table-cell>
          <table:table-cell table:formula="of:=ROUND([.J7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DSS J125406.59+291556.6</text:p>
          </table:table-cell>
          <table:table-cell office:value-type="float" office:value="193.5275">
            <text:p>193.5275</text:p>
          </table:table-cell>
          <table:table-cell office:value-type="float" office:value="29.26573">
            <text:p>29.265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439">
            <text:p>9.439</text:p>
          </table:table-cell>
          <table:table-cell table:formula="of:=ROUND([.J7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DSS J125250.68+290906.7</text:p>
          </table:table-cell>
          <table:table-cell office:value-type="float" office:value="193.21121">
            <text:p>193.21121</text:p>
          </table:table-cell>
          <table:table-cell office:value-type="float" office:value="29.15188">
            <text:p>29.151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604">
            <text:p>8.604</text:p>
          </table:table-cell>
          <table:table-cell table:formula="of:=ROUND([.J7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DSS J125306.29+292106.7</text:p>
          </table:table-cell>
          <table:table-cell office:value-type="float" office:value="193.27623">
            <text:p>193.27623</text:p>
          </table:table-cell>
          <table:table-cell office:value-type="float" office:value="29.35187">
            <text:p>29.35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764">
            <text:p>8.764</text:p>
          </table:table-cell>
          <table:table-cell table:formula="of:=ROUND([.J7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SDSS J125404.68+291606.7</text:p>
          </table:table-cell>
          <table:table-cell office:value-type="float" office:value="193.51952">
            <text:p>193.51952</text:p>
          </table:table-cell>
          <table:table-cell office:value-type="float" office:value="29.26855">
            <text:p>29.268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088">
            <text:p>9.088</text:p>
          </table:table-cell>
          <table:table-cell table:formula="of:=ROUND([.J7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DSS J125302.12+292117.5</text:p>
          </table:table-cell>
          <table:table-cell office:value-type="float" office:value="193.25885">
            <text:p>193.25885</text:p>
          </table:table-cell>
          <table:table-cell office:value-type="float" office:value="29.35488">
            <text:p>29.35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375">
            <text:p>9.375</text:p>
          </table:table-cell>
          <table:table-cell table:formula="of:=ROUND([.J7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SDSS J125311.52+290519.5</text:p>
          </table:table-cell>
          <table:table-cell office:value-type="float" office:value="193.29802">
            <text:p>193.29802</text:p>
          </table:table-cell>
          <table:table-cell office:value-type="float" office:value="29.08877">
            <text:p>29.088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549">
            <text:p>8.549</text:p>
          </table:table-cell>
          <table:table-cell table:formula="of:=ROUND([.J7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DSS J125345.99+292036.2</text:p>
          </table:table-cell>
          <table:table-cell office:value-type="float" office:value="193.44165">
            <text:p>193.44165</text:p>
          </table:table-cell>
          <table:table-cell office:value-type="float" office:value="29.3434">
            <text:p>29.3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576">
            <text:p>8.576</text:p>
          </table:table-cell>
          <table:table-cell table:formula="of:=ROUND([.J7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SDSS J125246.25+291041.8</text:p>
          </table:table-cell>
          <table:table-cell office:value-type="float" office:value="193.19272">
            <text:p>193.19272</text:p>
          </table:table-cell>
          <table:table-cell office:value-type="float" office:value="29.17829">
            <text:p>29.178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861">
            <text:p>8.861</text:p>
          </table:table-cell>
          <table:table-cell table:formula="of:=ROUND([.J7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SDSS J125318.61+292215.1</text:p>
          </table:table-cell>
          <table:table-cell office:value-type="float" office:value="193.32757">
            <text:p>193.32757</text:p>
          </table:table-cell>
          <table:table-cell office:value-type="float" office:value="29.37088">
            <text:p>29.370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008">
            <text:p>9.008</text:p>
          </table:table-cell>
          <table:table-cell table:formula="of:=ROUND([.J7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SDSS J125256.76+292021.1</text:p>
          </table:table-cell>
          <table:table-cell office:value-type="float" office:value="193.23654">
            <text:p>193.23654</text:p>
          </table:table-cell>
          <table:table-cell office:value-type="float" office:value="29.3392">
            <text:p>29.33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319">
            <text:p>9.319</text:p>
          </table:table-cell>
          <table:table-cell table:formula="of:=ROUND([.J7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SDSS J125334.02+292233.0</text:p>
          </table:table-cell>
          <table:table-cell office:value-type="float" office:value="193.39177">
            <text:p>193.39177</text:p>
          </table:table-cell>
          <table:table-cell office:value-type="float" office:value="29.37585">
            <text:p>29.375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407">
            <text:p>9.407</text:p>
          </table:table-cell>
          <table:table-cell table:formula="of:=ROUND([.J7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SDSS J125404.76+291659.6</text:p>
          </table:table-cell>
          <table:table-cell office:value-type="float" office:value="193.51987">
            <text:p>193.51987</text:p>
          </table:table-cell>
          <table:table-cell office:value-type="float" office:value="29.28324">
            <text:p>29.283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41">
            <text:p>9.41</text:p>
          </table:table-cell>
          <table:table-cell table:formula="of:=ROUND([.J7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DSS J125312.07+292221.6</text:p>
          </table:table-cell>
          <table:table-cell office:value-type="float" office:value="193.30032">
            <text:p>193.30032</text:p>
          </table:table-cell>
          <table:table-cell office:value-type="float" office:value="29.37268">
            <text:p>29.37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438">
            <text:p>9.438</text:p>
          </table:table-cell>
          <table:table-cell table:formula="of:=ROUND([.J7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SDSS J125308.09+290438.1</text:p>
          </table:table-cell>
          <table:table-cell office:value-type="float" office:value="193.28371">
            <text:p>193.28371</text:p>
          </table:table-cell>
          <table:table-cell office:value-type="float" office:value="29.07727">
            <text:p>29.07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466">
            <text:p>9.466</text:p>
          </table:table-cell>
          <table:table-cell table:formula="of:=ROUND([.J7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DSS J125315.74+292149.7</text:p>
          </table:table-cell>
          <table:table-cell office:value-type="float" office:value="193.3156">
            <text:p>193.3156</text:p>
          </table:table-cell>
          <table:table-cell office:value-type="float" office:value="29.36383">
            <text:p>29.363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713">
            <text:p>8.713</text:p>
          </table:table-cell>
          <table:table-cell table:formula="of:=ROUND([.J7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DSS J125244.61+291312.6</text:p>
          </table:table-cell>
          <table:table-cell office:value-type="float" office:value="193.18591">
            <text:p>193.18591</text:p>
          </table:table-cell>
          <table:table-cell office:value-type="float" office:value="29.22017">
            <text:p>29.22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81">
            <text:p>8.81</text:p>
          </table:table-cell>
          <table:table-cell table:formula="of:=ROUND([.J7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SDSS J125356.19+290715.7</text:p>
          </table:table-cell>
          <table:table-cell office:value-type="float" office:value="193.48415">
            <text:p>193.48415</text:p>
          </table:table-cell>
          <table:table-cell office:value-type="float" office:value="29.12103">
            <text:p>29.121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138">
            <text:p>9.138</text:p>
          </table:table-cell>
          <table:table-cell table:formula="of:=ROUND([.J7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DSS J125323.09+292229.5</text:p>
          </table:table-cell>
          <table:table-cell office:value-type="float" office:value="193.34622">
            <text:p>193.34622</text:p>
          </table:table-cell>
          <table:table-cell office:value-type="float" office:value="29.37488">
            <text:p>29.37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149">
            <text:p>9.149</text:p>
          </table:table-cell>
          <table:table-cell table:formula="of:=ROUND([.J7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SDSS J125405.16+290943.1</text:p>
          </table:table-cell>
          <table:table-cell office:value-type="float" office:value="193.52152">
            <text:p>193.52152</text:p>
          </table:table-cell>
          <table:table-cell office:value-type="float" office:value="29.16198">
            <text:p>29.161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491">
            <text:p>9.491</text:p>
          </table:table-cell>
          <table:table-cell table:formula="of:=ROUND([.J7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DSS J125334.04+290454.1</text:p>
          </table:table-cell>
          <table:table-cell office:value-type="float" office:value="193.39185">
            <text:p>193.39185</text:p>
          </table:table-cell>
          <table:table-cell office:value-type="float" office:value="29.0817">
            <text:p>29.08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679">
            <text:p>8.679</text:p>
          </table:table-cell>
          <table:table-cell table:formula="of:=ROUND([.J7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SDSS J125243.87+291137.9</text:p>
          </table:table-cell>
          <table:table-cell office:value-type="float" office:value="193.18283">
            <text:p>193.18283</text:p>
          </table:table-cell>
          <table:table-cell office:value-type="float" office:value="29.19389">
            <text:p>29.19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134">
            <text:p>9.134</text:p>
          </table:table-cell>
          <table:table-cell table:formula="of:=ROUND([.J7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DSS J125333.68+292147.2</text:p>
          </table:table-cell>
          <table:table-cell office:value-type="float" office:value="193.39034">
            <text:p>193.39034</text:p>
          </table:table-cell>
          <table:table-cell office:value-type="float" office:value="29.36313">
            <text:p>29.36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645">
            <text:p>8.645</text:p>
          </table:table-cell>
          <table:table-cell table:formula="of:=ROUND([.J7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DSS J125402.60+291608.5</text:p>
          </table:table-cell>
          <table:table-cell office:value-type="float" office:value="193.51085">
            <text:p>193.51085</text:p>
          </table:table-cell>
          <table:table-cell office:value-type="float" office:value="29.26905">
            <text:p>29.269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666">
            <text:p>8.666</text:p>
          </table:table-cell>
          <table:table-cell table:formula="of:=ROUND([.J7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SDSS J125344.70+292057.5</text:p>
          </table:table-cell>
          <table:table-cell office:value-type="float" office:value="193.43626">
            <text:p>193.43626</text:p>
          </table:table-cell>
          <table:table-cell office:value-type="float" office:value="29.34931">
            <text:p>29.349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736">
            <text:p>8.736</text:p>
          </table:table-cell>
          <table:table-cell table:formula="of:=ROUND([.J7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DSS J125346.02+292051.3</text:p>
          </table:table-cell>
          <table:table-cell office:value-type="float" office:value="193.44176">
            <text:p>193.44176</text:p>
          </table:table-cell>
          <table:table-cell office:value-type="float" office:value="29.34759">
            <text:p>29.347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793">
            <text:p>8.793</text:p>
          </table:table-cell>
          <table:table-cell table:formula="of:=ROUND([.J7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SDSS J125247.03+291641.2</text:p>
          </table:table-cell>
          <table:table-cell office:value-type="float" office:value="193.196">
            <text:p>193.196</text:p>
          </table:table-cell>
          <table:table-cell office:value-type="float" office:value="29.27813">
            <text:p>29.27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924">
            <text:p>8.924</text:p>
          </table:table-cell>
          <table:table-cell table:formula="of:=ROUND([.J7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DSS J125310.12+290459.7</text:p>
          </table:table-cell>
          <table:table-cell office:value-type="float" office:value="193.2922">
            <text:p>193.2922</text:p>
          </table:table-cell>
          <table:table-cell office:value-type="float" office:value="29.08326">
            <text:p>29.08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965">
            <text:p>8.965</text:p>
          </table:table-cell>
          <table:table-cell table:formula="of:=ROUND([.J7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SDSS J125245.66+290941.6</text:p>
          </table:table-cell>
          <table:table-cell office:value-type="float" office:value="193.19028">
            <text:p>193.19028</text:p>
          </table:table-cell>
          <table:table-cell office:value-type="float" office:value="29.16158">
            <text:p>29.161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329">
            <text:p>9.329</text:p>
          </table:table-cell>
          <table:table-cell table:formula="of:=ROUND([.J7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DSS J125324.48+292155.4</text:p>
          </table:table-cell>
          <table:table-cell office:value-type="float" office:value="193.35204">
            <text:p>193.35204</text:p>
          </table:table-cell>
          <table:table-cell office:value-type="float" office:value="29.36539">
            <text:p>29.365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571">
            <text:p>8.571</text:p>
          </table:table-cell>
          <table:table-cell table:formula="of:=ROUND([.J7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SDSS J125251.12+290839.7</text:p>
          </table:table-cell>
          <table:table-cell office:value-type="float" office:value="193.21301">
            <text:p>193.21301</text:p>
          </table:table-cell>
          <table:table-cell office:value-type="float" office:value="29.14438">
            <text:p>29.14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755">
            <text:p>8.755</text:p>
          </table:table-cell>
          <table:table-cell table:formula="of:=ROUND([.J7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SDSS J125358.04+291819.3</text:p>
          </table:table-cell>
          <table:table-cell office:value-type="float" office:value="193.49186">
            <text:p>193.49186</text:p>
          </table:table-cell>
          <table:table-cell office:value-type="float" office:value="29.30537">
            <text:p>29.305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756">
            <text:p>8.756</text:p>
          </table:table-cell>
          <table:table-cell table:formula="of:=ROUND([.J7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DSS J125304.57+290543.4</text:p>
          </table:table-cell>
          <table:table-cell office:value-type="float" office:value="193.26906">
            <text:p>193.26906</text:p>
          </table:table-cell>
          <table:table-cell office:value-type="float" office:value="29.09541">
            <text:p>29.09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835">
            <text:p>8.835</text:p>
          </table:table-cell>
          <table:table-cell table:formula="of:=ROUND([.J7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SDSS J125325.89+292218.7</text:p>
          </table:table-cell>
          <table:table-cell office:value-type="float" office:value="193.35789">
            <text:p>193.35789</text:p>
          </table:table-cell>
          <table:table-cell office:value-type="float" office:value="29.37187">
            <text:p>29.37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961">
            <text:p>8.961</text:p>
          </table:table-cell>
          <table:table-cell table:formula="of:=ROUND([.J7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DSS J125247.64+291036.4</text:p>
          </table:table-cell>
          <table:table-cell office:value-type="float" office:value="193.19852">
            <text:p>193.19852</text:p>
          </table:table-cell>
          <table:table-cell office:value-type="float" office:value="29.1768">
            <text:p>29.17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6">
            <text:p>8.6</text:p>
          </table:table-cell>
          <table:table-cell table:formula="of:=ROUND([.J7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SDSS J125354.23+291916.5</text:p>
          </table:table-cell>
          <table:table-cell office:value-type="float" office:value="193.476">
            <text:p>193.476</text:p>
          </table:table-cell>
          <table:table-cell office:value-type="float" office:value="29.32127">
            <text:p>29.321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705">
            <text:p>8.705</text:p>
          </table:table-cell>
          <table:table-cell table:formula="of:=ROUND([.J7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DSS J125349.59+292026.7</text:p>
          </table:table-cell>
          <table:table-cell office:value-type="float" office:value="193.45663">
            <text:p>193.45663</text:p>
          </table:table-cell>
          <table:table-cell office:value-type="float" office:value="29.34076">
            <text:p>29.340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893">
            <text:p>8.893</text:p>
          </table:table-cell>
          <table:table-cell table:formula="of:=ROUND([.J7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SDSS J125403.27+291006.8</text:p>
          </table:table-cell>
          <table:table-cell office:value-type="float" office:value="193.51365">
            <text:p>193.51365</text:p>
          </table:table-cell>
          <table:table-cell office:value-type="float" office:value="29.16856">
            <text:p>29.168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962">
            <text:p>8.962</text:p>
          </table:table-cell>
          <table:table-cell table:formula="of:=ROUND([.J7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SDSS J125258.06+292011.1</text:p>
          </table:table-cell>
          <table:table-cell office:value-type="float" office:value="193.24193">
            <text:p>193.24193</text:p>
          </table:table-cell>
          <table:table-cell office:value-type="float" office:value="29.33642">
            <text:p>29.33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008">
            <text:p>9.008</text:p>
          </table:table-cell>
          <table:table-cell table:formula="of:=ROUND([.J7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DSS J125255.84+292004.8</text:p>
          </table:table-cell>
          <table:table-cell office:value-type="float" office:value="193.2327">
            <text:p>193.2327</text:p>
          </table:table-cell>
          <table:table-cell office:value-type="float" office:value="29.33468">
            <text:p>29.334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254">
            <text:p>9.254</text:p>
          </table:table-cell>
          <table:table-cell table:formula="of:=ROUND([.J7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SDSS J125403.70+290923.2</text:p>
          </table:table-cell>
          <table:table-cell office:value-type="float" office:value="193.51543">
            <text:p>193.51543</text:p>
          </table:table-cell>
          <table:table-cell office:value-type="float" office:value="29.15647">
            <text:p>29.156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333">
            <text:p>9.333</text:p>
          </table:table-cell>
          <table:table-cell table:formula="of:=ROUND([.J7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SDSS J125305.01+290505.8</text:p>
          </table:table-cell>
          <table:table-cell office:value-type="float" office:value="193.27088">
            <text:p>193.27088</text:p>
          </table:table-cell>
          <table:table-cell office:value-type="float" office:value="29.08494">
            <text:p>29.084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338">
            <text:p>9.338</text:p>
          </table:table-cell>
          <table:table-cell table:formula="of:=ROUND([.J7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SDSS J125407.63+291156.3</text:p>
          </table:table-cell>
          <table:table-cell office:value-type="float" office:value="193.53182">
            <text:p>193.53182</text:p>
          </table:table-cell>
          <table:table-cell office:value-type="float" office:value="29.19898">
            <text:p>29.198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413">
            <text:p>9.413</text:p>
          </table:table-cell>
          <table:table-cell table:formula="of:=ROUND([.J7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DSS J125247.45+291539.2</text:p>
          </table:table-cell>
          <table:table-cell office:value-type="float" office:value="193.19773">
            <text:p>193.19773</text:p>
          </table:table-cell>
          <table:table-cell office:value-type="float" office:value="29.26091">
            <text:p>29.260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505">
            <text:p>8.505</text:p>
          </table:table-cell>
          <table:table-cell table:formula="of:=ROUND([.J7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DSS J125358.19+291756.2</text:p>
          </table:table-cell>
          <table:table-cell office:value-type="float" office:value="193.49247">
            <text:p>193.49247</text:p>
          </table:table-cell>
          <table:table-cell office:value-type="float" office:value="29.29896">
            <text:p>29.29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571">
            <text:p>8.571</text:p>
          </table:table-cell>
          <table:table-cell table:formula="of:=ROUND([.J7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DSS J125330.48+290444.1</text:p>
          </table:table-cell>
          <table:table-cell office:value-type="float" office:value="193.37703">
            <text:p>193.37703</text:p>
          </table:table-cell>
          <table:table-cell office:value-type="float" office:value="29.07893">
            <text:p>29.07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701">
            <text:p>8.701</text:p>
          </table:table-cell>
          <table:table-cell table:formula="of:=ROUND([.J7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DSS J125359.34+291819.5</text:p>
          </table:table-cell>
          <table:table-cell office:value-type="float" office:value="193.49727">
            <text:p>193.49727</text:p>
          </table:table-cell>
          <table:table-cell office:value-type="float" office:value="29.30543">
            <text:p>29.305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993">
            <text:p>8.993</text:p>
          </table:table-cell>
          <table:table-cell table:formula="of:=ROUND([.J7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DSS J125403.82+291636.5</text:p>
          </table:table-cell>
          <table:table-cell office:value-type="float" office:value="193.51595">
            <text:p>193.51595</text:p>
          </table:table-cell>
          <table:table-cell office:value-type="float" office:value="29.27681">
            <text:p>29.276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076">
            <text:p>9.076</text:p>
          </table:table-cell>
          <table:table-cell table:formula="of:=ROUND([.J7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SDSS J125242.99+291053.4</text:p>
          </table:table-cell>
          <table:table-cell office:value-type="float" office:value="193.17914">
            <text:p>193.17914</text:p>
          </table:table-cell>
          <table:table-cell office:value-type="float" office:value="29.18151">
            <text:p>29.181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49">
            <text:p>9.49</text:p>
          </table:table-cell>
          <table:table-cell table:formula="of:=ROUND([.J7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SDSS J125249.72+290936.7</text:p>
          </table:table-cell>
          <table:table-cell office:value-type="float" office:value="193.20718">
            <text:p>193.20718</text:p>
          </table:table-cell>
          <table:table-cell office:value-type="float" office:value="29.1602">
            <text:p>29.1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558">
            <text:p>8.558</text:p>
          </table:table-cell>
          <table:table-cell table:formula="of:=ROUND([.J7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SDSS J125356.48+291833.8</text:p>
          </table:table-cell>
          <table:table-cell office:value-type="float" office:value="193.48537">
            <text:p>193.48537</text:p>
          </table:table-cell>
          <table:table-cell office:value-type="float" office:value="29.30941">
            <text:p>29.30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623">
            <text:p>8.623</text:p>
          </table:table-cell>
          <table:table-cell table:formula="of:=ROUND([.J7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SDSS J125249.69+290831.6</text:p>
          </table:table-cell>
          <table:table-cell office:value-type="float" office:value="193.20705">
            <text:p>193.20705</text:p>
          </table:table-cell>
          <table:table-cell office:value-type="float" office:value="29.14212">
            <text:p>29.142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091">
            <text:p>9.091</text:p>
          </table:table-cell>
          <table:table-cell table:formula="of:=ROUND([.J7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SDSS J125322.52+290416.2</text:p>
          </table:table-cell>
          <table:table-cell office:value-type="float" office:value="193.34386">
            <text:p>193.34386</text:p>
          </table:table-cell>
          <table:table-cell office:value-type="float" office:value="29.07117">
            <text:p>29.07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099">
            <text:p>9.099</text:p>
          </table:table-cell>
          <table:table-cell table:formula="of:=ROUND([.J7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SDSS J125356.93+291934.2</text:p>
          </table:table-cell>
          <table:table-cell office:value-type="float" office:value="193.48723">
            <text:p>193.48723</text:p>
          </table:table-cell>
          <table:table-cell office:value-type="float" office:value="29.32619">
            <text:p>29.32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338">
            <text:p>9.338</text:p>
          </table:table-cell>
          <table:table-cell table:formula="of:=ROUND([.J7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SDSS J125406.23+291020.5</text:p>
          </table:table-cell>
          <table:table-cell office:value-type="float" office:value="193.52597">
            <text:p>193.52597</text:p>
          </table:table-cell>
          <table:table-cell office:value-type="float" office:value="29.17237">
            <text:p>29.172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491">
            <text:p>9.491</text:p>
          </table:table-cell>
          <table:table-cell table:formula="of:=ROUND([.J7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DSS J125307.42+292114.8</text:p>
          </table:table-cell>
          <table:table-cell office:value-type="float" office:value="193.28093">
            <text:p>193.28093</text:p>
          </table:table-cell>
          <table:table-cell office:value-type="float" office:value="29.35414">
            <text:p>29.35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75">
            <text:p>8.775</text:p>
          </table:table-cell>
          <table:table-cell table:formula="of:=ROUND([.J7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DSS J125307.95+290519.6</text:p>
          </table:table-cell>
          <table:table-cell office:value-type="float" office:value="193.28313">
            <text:p>193.28313</text:p>
          </table:table-cell>
          <table:table-cell office:value-type="float" office:value="29.08878">
            <text:p>29.08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846">
            <text:p>8.846</text:p>
          </table:table-cell>
          <table:table-cell table:formula="of:=ROUND([.J7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SDSS J125250.66+290830.3</text:p>
          </table:table-cell>
          <table:table-cell office:value-type="float" office:value="193.21109">
            <text:p>193.21109</text:p>
          </table:table-cell>
          <table:table-cell office:value-type="float" office:value="29.14176">
            <text:p>29.14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924">
            <text:p>8.924</text:p>
          </table:table-cell>
          <table:table-cell table:formula="of:=ROUND([.J7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SDSS J125404.27+291552.5</text:p>
          </table:table-cell>
          <table:table-cell office:value-type="float" office:value="193.5178">
            <text:p>193.5178</text:p>
          </table:table-cell>
          <table:table-cell office:value-type="float" office:value="29.26459">
            <text:p>29.26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932">
            <text:p>8.932</text:p>
          </table:table-cell>
          <table:table-cell table:formula="of:=ROUND([.J78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SDSS J125349.18+290555.5</text:p>
          </table:table-cell>
          <table:table-cell office:value-type="float" office:value="193.45495">
            <text:p>193.45495</text:p>
          </table:table-cell>
          <table:table-cell office:value-type="float" office:value="29.09875">
            <text:p>29.098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115">
            <text:p>9.115</text:p>
          </table:table-cell>
          <table:table-cell table:formula="of:=ROUND([.J7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SDSS J125244.75+291009.7</text:p>
          </table:table-cell>
          <table:table-cell office:value-type="float" office:value="193.18649">
            <text:p>193.18649</text:p>
          </table:table-cell>
          <table:table-cell office:value-type="float" office:value="29.16937">
            <text:p>29.169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342">
            <text:p>9.342</text:p>
          </table:table-cell>
          <table:table-cell table:formula="of:=ROUND([.J7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SDSS J125408.15+291225.8</text:p>
          </table:table-cell>
          <table:table-cell office:value-type="float" office:value="193.53396">
            <text:p>193.53396</text:p>
          </table:table-cell>
          <table:table-cell office:value-type="float" office:value="29.20718">
            <text:p>29.207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463">
            <text:p>9.463</text:p>
          </table:table-cell>
          <table:table-cell table:formula="of:=ROUND([.J7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SDSS J125341.52+290434.6</text:p>
          </table:table-cell>
          <table:table-cell office:value-type="float" office:value="193.42302">
            <text:p>193.42302</text:p>
          </table:table-cell>
          <table:table-cell office:value-type="float" office:value="29.0763">
            <text:p>29.07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489">
            <text:p>9.489</text:p>
          </table:table-cell>
          <table:table-cell table:formula="of:=ROUND([.J7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SDSS J125346.64+290615.7</text:p>
          </table:table-cell>
          <table:table-cell office:value-type="float" office:value="193.44434">
            <text:p>193.44434</text:p>
          </table:table-cell>
          <table:table-cell office:value-type="float" office:value="29.10438">
            <text:p>29.10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522">
            <text:p>8.522</text:p>
          </table:table-cell>
          <table:table-cell table:formula="of:=ROUND([.J7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DSS J125403.86+291417.9</text:p>
          </table:table-cell>
          <table:table-cell office:value-type="float" office:value="193.51612">
            <text:p>193.51612</text:p>
          </table:table-cell>
          <table:table-cell office:value-type="float" office:value="29.23833">
            <text:p>29.23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535">
            <text:p>8.535</text:p>
          </table:table-cell>
          <table:table-cell table:formula="of:=ROUND([.J79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SDSS J125315.28+292155.4</text:p>
          </table:table-cell>
          <table:table-cell office:value-type="float" office:value="193.31369">
            <text:p>193.31369</text:p>
          </table:table-cell>
          <table:table-cell office:value-type="float" office:value="29.36541">
            <text:p>29.36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28">
            <text:p>8.828</text:p>
          </table:table-cell>
          <table:table-cell table:formula="of:=ROUND([.J7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DSS J125248.48+291711.6</text:p>
          </table:table-cell>
          <table:table-cell office:value-type="float" office:value="193.20203">
            <text:p>193.20203</text:p>
          </table:table-cell>
          <table:table-cell office:value-type="float" office:value="29.28656">
            <text:p>29.28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4">
            <text:p>8.84</text:p>
          </table:table-cell>
          <table:table-cell table:formula="of:=ROUND([.J7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DSS J125244.45+291303.7</text:p>
          </table:table-cell>
          <table:table-cell office:value-type="float" office:value="193.18521">
            <text:p>193.18521</text:p>
          </table:table-cell>
          <table:table-cell office:value-type="float" office:value="29.21771">
            <text:p>29.217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5">
            <text:p>8.85</text:p>
          </table:table-cell>
          <table:table-cell table:formula="of:=ROUND([.J7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DSS J125338.98+292139.9</text:p>
          </table:table-cell>
          <table:table-cell office:value-type="float" office:value="193.41243">
            <text:p>193.41243</text:p>
          </table:table-cell>
          <table:table-cell office:value-type="float" office:value="29.3611">
            <text:p>29.36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55">
            <text:p>8.855</text:p>
          </table:table-cell>
          <table:table-cell table:formula="of:=ROUND([.J7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SDSS J125405.50+291119.5</text:p>
          </table:table-cell>
          <table:table-cell office:value-type="float" office:value="193.52292">
            <text:p>193.52292</text:p>
          </table:table-cell>
          <table:table-cell office:value-type="float" office:value="29.18875">
            <text:p>29.188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07">
            <text:p>9.07</text:p>
          </table:table-cell>
          <table:table-cell table:formula="of:=ROUND([.J7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DSS J125337.33+292201.5</text:p>
          </table:table-cell>
          <table:table-cell office:value-type="float" office:value="193.40558">
            <text:p>193.40558</text:p>
          </table:table-cell>
          <table:table-cell office:value-type="float" office:value="29.3671">
            <text:p>29.3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081">
            <text:p>9.081</text:p>
          </table:table-cell>
          <table:table-cell table:formula="of:=ROUND([.J79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DSS J125251.76+290749.1</text:p>
          </table:table-cell>
          <table:table-cell office:value-type="float" office:value="193.21569">
            <text:p>193.21569</text:p>
          </table:table-cell>
          <table:table-cell office:value-type="float" office:value="29.13032">
            <text:p>29.130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122">
            <text:p>9.122</text:p>
          </table:table-cell>
          <table:table-cell table:formula="of:=ROUND([.J79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SDSS J125400.42+290830.1</text:p>
          </table:table-cell>
          <table:table-cell office:value-type="float" office:value="193.50179">
            <text:p>193.50179</text:p>
          </table:table-cell>
          <table:table-cell office:value-type="float" office:value="29.1417">
            <text:p>29.1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131">
            <text:p>9.131</text:p>
          </table:table-cell>
          <table:table-cell table:formula="of:=ROUND([.J79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SDSS J125404.64+291001.2</text:p>
          </table:table-cell>
          <table:table-cell office:value-type="float" office:value="193.51937">
            <text:p>193.51937</text:p>
          </table:table-cell>
          <table:table-cell office:value-type="float" office:value="29.16702">
            <text:p>29.167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274">
            <text:p>9.274</text:p>
          </table:table-cell>
          <table:table-cell table:formula="of:=ROUND([.J79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SDSS J125323.93+292241.3</text:p>
          </table:table-cell>
          <table:table-cell office:value-type="float" office:value="193.34971">
            <text:p>193.34971</text:p>
          </table:table-cell>
          <table:table-cell office:value-type="float" office:value="29.37814">
            <text:p>29.37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338">
            <text:p>9.338</text:p>
          </table:table-cell>
          <table:table-cell table:formula="of:=ROUND([.J80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DSS J125315.96+290404.0</text:p>
          </table:table-cell>
          <table:table-cell office:value-type="float" office:value="193.31654">
            <text:p>193.31654</text:p>
          </table:table-cell>
          <table:table-cell office:value-type="float" office:value="29.0678">
            <text:p>29.0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492">
            <text:p>9.492</text:p>
          </table:table-cell>
          <table:table-cell table:formula="of:=ROUND([.J80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SDSS J125250.05+291708.5</text:p>
          </table:table-cell>
          <table:table-cell office:value-type="float" office:value="193.20858">
            <text:p>193.20858</text:p>
          </table:table-cell>
          <table:table-cell office:value-type="float" office:value="29.2857">
            <text:p>29.2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509">
            <text:p>8.509</text:p>
          </table:table-cell>
          <table:table-cell table:formula="of:=ROUND([.J80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SDSS J125347.90+290626.3</text:p>
          </table:table-cell>
          <table:table-cell office:value-type="float" office:value="193.44962">
            <text:p>193.44962</text:p>
          </table:table-cell>
          <table:table-cell office:value-type="float" office:value="29.10731">
            <text:p>29.107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535">
            <text:p>8.535</text:p>
          </table:table-cell>
          <table:table-cell table:formula="of:=ROUND([.J80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SDSS J125308.00+292105.7</text:p>
          </table:table-cell>
          <table:table-cell office:value-type="float" office:value="193.28334">
            <text:p>193.28334</text:p>
          </table:table-cell>
          <table:table-cell office:value-type="float" office:value="29.3516">
            <text:p>29.35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583">
            <text:p>8.583</text:p>
          </table:table-cell>
          <table:table-cell table:formula="of:=ROUND([.J80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SDSS J125342.89+290539.6</text:p>
          </table:table-cell>
          <table:table-cell office:value-type="float" office:value="193.42872">
            <text:p>193.42872</text:p>
          </table:table-cell>
          <table:table-cell office:value-type="float" office:value="29.09434">
            <text:p>29.09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629">
            <text:p>8.629</text:p>
          </table:table-cell>
          <table:table-cell table:formula="of:=ROUND([.J80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SDSS J125328.44+290442.4</text:p>
          </table:table-cell>
          <table:table-cell office:value-type="float" office:value="193.36853">
            <text:p>193.36853</text:p>
          </table:table-cell>
          <table:table-cell office:value-type="float" office:value="29.07845">
            <text:p>29.07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679">
            <text:p>8.679</text:p>
          </table:table-cell>
          <table:table-cell table:formula="of:=ROUND([.J80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DSS J125329.81+290430.0</text:p>
          </table:table-cell>
          <table:table-cell office:value-type="float" office:value="193.37423">
            <text:p>193.37423</text:p>
          </table:table-cell>
          <table:table-cell office:value-type="float" office:value="29.07503">
            <text:p>29.07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14">
            <text:p>8.914</text:p>
          </table:table-cell>
          <table:table-cell table:formula="of:=ROUND([.J80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SDSS J125314.29+290442.3</text:p>
          </table:table-cell>
          <table:table-cell office:value-type="float" office:value="193.30957">
            <text:p>193.30957</text:p>
          </table:table-cell>
          <table:table-cell office:value-type="float" office:value="29.07842">
            <text:p>29.078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58">
            <text:p>8.958</text:p>
          </table:table-cell>
          <table:table-cell table:formula="of:=ROUND([.J80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SDSS J125351.02+292023.4</text:p>
          </table:table-cell>
          <table:table-cell office:value-type="float" office:value="193.46259">
            <text:p>193.46259</text:p>
          </table:table-cell>
          <table:table-cell office:value-type="float" office:value="29.33985">
            <text:p>29.339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042">
            <text:p>9.042</text:p>
          </table:table-cell>
          <table:table-cell table:formula="of:=ROUND([.J80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DSS J125249.48+290825.8</text:p>
          </table:table-cell>
          <table:table-cell office:value-type="float" office:value="193.20617">
            <text:p>193.20617</text:p>
          </table:table-cell>
          <table:table-cell office:value-type="float" office:value="29.14052">
            <text:p>29.140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181">
            <text:p>9.181</text:p>
          </table:table-cell>
          <table:table-cell table:formula="of:=ROUND([.J8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DSS J125244.27+291608.9</text:p>
          </table:table-cell>
          <table:table-cell office:value-type="float" office:value="193.18448">
            <text:p>193.18448</text:p>
          </table:table-cell>
          <table:table-cell office:value-type="float" office:value="29.26914">
            <text:p>29.269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311">
            <text:p>9.311</text:p>
          </table:table-cell>
          <table:table-cell table:formula="of:=ROUND([.J81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DSS J125332.12+292238.3</text:p>
          </table:table-cell>
          <table:table-cell office:value-type="float" office:value="193.38386">
            <text:p>193.38386</text:p>
          </table:table-cell>
          <table:table-cell office:value-type="float" office:value="29.37733">
            <text:p>29.37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416">
            <text:p>9.416</text:p>
          </table:table-cell>
          <table:table-cell table:formula="of:=ROUND([.J81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SDSS J125356.36+291952.5</text:p>
          </table:table-cell>
          <table:table-cell office:value-type="float" office:value="193.48487">
            <text:p>193.48487</text:p>
          </table:table-cell>
          <table:table-cell office:value-type="float" office:value="29.33128">
            <text:p>29.331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454">
            <text:p>9.454</text:p>
          </table:table-cell>
          <table:table-cell table:formula="of:=ROUND([.J8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SDSS J125341.57+292108.1</text:p>
          </table:table-cell>
          <table:table-cell office:value-type="float" office:value="193.42323">
            <text:p>193.42323</text:p>
          </table:table-cell>
          <table:table-cell office:value-type="float" office:value="29.35227">
            <text:p>29.352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582">
            <text:p>8.582</text:p>
          </table:table-cell>
          <table:table-cell table:formula="of:=ROUND([.J8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SDSS J125259.96+292007.7</text:p>
          </table:table-cell>
          <table:table-cell office:value-type="float" office:value="193.24986">
            <text:p>193.24986</text:p>
          </table:table-cell>
          <table:table-cell office:value-type="float" office:value="29.33549">
            <text:p>29.33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7">
            <text:p>8.7</text:p>
          </table:table-cell>
          <table:table-cell table:formula="of:=ROUND([.J8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SDSS J125253.95+291857.4</text:p>
          </table:table-cell>
          <table:table-cell office:value-type="float" office:value="193.22481">
            <text:p>193.22481</text:p>
          </table:table-cell>
          <table:table-cell office:value-type="float" office:value="29.31595">
            <text:p>29.31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787">
            <text:p>8.787</text:p>
          </table:table-cell>
          <table:table-cell table:formula="of:=ROUND([.J81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SDSS J125336.03+290445.7</text:p>
          </table:table-cell>
          <table:table-cell office:value-type="float" office:value="193.40016">
            <text:p>193.40016</text:p>
          </table:table-cell>
          <table:table-cell office:value-type="float" office:value="29.07936">
            <text:p>29.07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924">
            <text:p>8.924</text:p>
          </table:table-cell>
          <table:table-cell table:formula="of:=ROUND([.J8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DSS J125334.64+292208.7</text:p>
          </table:table-cell>
          <table:table-cell office:value-type="float" office:value="193.39436">
            <text:p>193.39436</text:p>
          </table:table-cell>
          <table:table-cell office:value-type="float" office:value="29.3691">
            <text:p>29.36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041">
            <text:p>9.041</text:p>
          </table:table-cell>
          <table:table-cell table:formula="of:=ROUND([.J8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SDSS J125325.41+290417.6</text:p>
          </table:table-cell>
          <table:table-cell office:value-type="float" office:value="193.35588">
            <text:p>193.35588</text:p>
          </table:table-cell>
          <table:table-cell office:value-type="float" office:value="29.07158">
            <text:p>29.071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059">
            <text:p>9.059</text:p>
          </table:table-cell>
          <table:table-cell table:formula="of:=ROUND([.J81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SDSS J125242.88+291218.1</text:p>
          </table:table-cell>
          <table:table-cell office:value-type="float" office:value="193.17869">
            <text:p>193.17869</text:p>
          </table:table-cell>
          <table:table-cell office:value-type="float" office:value="29.20503">
            <text:p>29.20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247">
            <text:p>9.247</text:p>
          </table:table-cell>
          <table:table-cell table:formula="of:=ROUND([.J8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SDSS J125334.10+292139.8</text:p>
          </table:table-cell>
          <table:table-cell office:value-type="float" office:value="193.39212">
            <text:p>193.39212</text:p>
          </table:table-cell>
          <table:table-cell office:value-type="float" office:value="29.36107">
            <text:p>29.361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545">
            <text:p>8.545</text:p>
          </table:table-cell>
          <table:table-cell table:formula="of:=ROUND([.J8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SDSS J125346.31+290554.0</text:p>
          </table:table-cell>
          <table:table-cell office:value-type="float" office:value="193.443">
            <text:p>193.443</text:p>
          </table:table-cell>
          <table:table-cell office:value-type="float" office:value="29.09833">
            <text:p>29.09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788">
            <text:p>8.788</text:p>
          </table:table-cell>
          <table:table-cell table:formula="of:=ROUND([.J82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DSS J125244.65+291220.7</text:p>
          </table:table-cell>
          <table:table-cell office:value-type="float" office:value="193.18605">
            <text:p>193.18605</text:p>
          </table:table-cell>
          <table:table-cell office:value-type="float" office:value="29.20576">
            <text:p>29.20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859">
            <text:p>8.859</text:p>
          </table:table-cell>
          <table:table-cell table:formula="of:=ROUND([.J8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SDSS J125402.82+291655.9</text:p>
          </table:table-cell>
          <table:table-cell office:value-type="float" office:value="193.51176">
            <text:p>193.51176</text:p>
          </table:table-cell>
          <table:table-cell office:value-type="float" office:value="29.28221">
            <text:p>29.282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995">
            <text:p>8.995</text:p>
          </table:table-cell>
          <table:table-cell table:formula="of:=ROUND([.J8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DSS J125303.28+292105.5</text:p>
          </table:table-cell>
          <table:table-cell office:value-type="float" office:value="193.2637">
            <text:p>193.2637</text:p>
          </table:table-cell>
          <table:table-cell office:value-type="float" office:value="29.35154">
            <text:p>29.351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071">
            <text:p>9.071</text:p>
          </table:table-cell>
          <table:table-cell table:formula="of:=ROUND([.J8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SDSS J125344.12+290450.5</text:p>
          </table:table-cell>
          <table:table-cell office:value-type="float" office:value="193.43386">
            <text:p>193.43386</text:p>
          </table:table-cell>
          <table:table-cell office:value-type="float" office:value="29.0807">
            <text:p>29.0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481">
            <text:p>9.481</text:p>
          </table:table-cell>
          <table:table-cell table:formula="of:=ROUND([.J8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SDSS J125325.19+292250.4</text:p>
          </table:table-cell>
          <table:table-cell office:value-type="float" office:value="193.355">
            <text:p>193.355</text:p>
          </table:table-cell>
          <table:table-cell office:value-type="float" office:value="29.38068">
            <text:p>29.38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488">
            <text:p>9.488</text:p>
          </table:table-cell>
          <table:table-cell table:formula="of:=ROUND([.J8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DSS J125339.41+290525.6</text:p>
          </table:table-cell>
          <table:table-cell office:value-type="float" office:value="193.41422">
            <text:p>193.41422</text:p>
          </table:table-cell>
          <table:table-cell office:value-type="float" office:value="29.09046">
            <text:p>29.090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529">
            <text:p>8.529</text:p>
          </table:table-cell>
          <table:table-cell table:formula="of:=ROUND([.J8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DSS J125246.06+291436.5</text:p>
          </table:table-cell>
          <table:table-cell office:value-type="float" office:value="193.19194">
            <text:p>193.19194</text:p>
          </table:table-cell>
          <table:table-cell office:value-type="float" office:value="29.24349">
            <text:p>29.243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584">
            <text:p>8.584</text:p>
          </table:table-cell>
          <table:table-cell table:formula="of:=ROUND([.J8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DSS J125246.23+291150.3</text:p>
          </table:table-cell>
          <table:table-cell office:value-type="float" office:value="193.19263">
            <text:p>193.19263</text:p>
          </table:table-cell>
          <table:table-cell office:value-type="float" office:value="29.19732">
            <text:p>29.197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592">
            <text:p>8.592</text:p>
          </table:table-cell>
          <table:table-cell table:formula="of:=ROUND([.J8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SDSS J125338.06+292129.8</text:p>
          </table:table-cell>
          <table:table-cell office:value-type="float" office:value="193.40862">
            <text:p>193.40862</text:p>
          </table:table-cell>
          <table:table-cell office:value-type="float" office:value="29.35829">
            <text:p>29.358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629">
            <text:p>8.629</text:p>
          </table:table-cell>
          <table:table-cell table:formula="of:=ROUND([.J8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SDSS J125349.67+292014.3</text:p>
          </table:table-cell>
          <table:table-cell office:value-type="float" office:value="193.45696">
            <text:p>193.45696</text:p>
          </table:table-cell>
          <table:table-cell office:value-type="float" office:value="29.33731">
            <text:p>29.337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739">
            <text:p>8.739</text:p>
          </table:table-cell>
          <table:table-cell table:formula="of:=ROUND([.J8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SDSS J125355.22+290725.3</text:p>
          </table:table-cell>
          <table:table-cell office:value-type="float" office:value="193.48009">
            <text:p>193.48009</text:p>
          </table:table-cell>
          <table:table-cell office:value-type="float" office:value="29.1237">
            <text:p>29.12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873">
            <text:p>8.873</text:p>
          </table:table-cell>
          <table:table-cell table:formula="of:=ROUND([.J8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SDSS J125405.40+291536.2</text:p>
          </table:table-cell>
          <table:table-cell office:value-type="float" office:value="193.52254">
            <text:p>193.52254</text:p>
          </table:table-cell>
          <table:table-cell office:value-type="float" office:value="29.26007">
            <text:p>29.260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1">
            <text:p>9.1</text:p>
          </table:table-cell>
          <table:table-cell table:formula="of:=ROUND([.J8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SDSS J125353.32+290629.6</text:p>
          </table:table-cell>
          <table:table-cell office:value-type="float" office:value="193.47217">
            <text:p>193.47217</text:p>
          </table:table-cell>
          <table:table-cell office:value-type="float" office:value="29.10823">
            <text:p>29.108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236">
            <text:p>9.236</text:p>
          </table:table-cell>
          <table:table-cell table:formula="of:=ROUND([.J8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DSS J125244.64+291033.5</text:p>
          </table:table-cell>
          <table:table-cell office:value-type="float" office:value="193.18601">
            <text:p>193.18601</text:p>
          </table:table-cell>
          <table:table-cell office:value-type="float" office:value="29.176">
            <text:p>29.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237">
            <text:p>9.237</text:p>
          </table:table-cell>
          <table:table-cell table:formula="of:=ROUND([.J8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SDSS J125303.37+290557.0</text:p>
          </table:table-cell>
          <table:table-cell office:value-type="float" office:value="193.26406">
            <text:p>193.26406</text:p>
          </table:table-cell>
          <table:table-cell office:value-type="float" office:value="29.09918">
            <text:p>29.099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779">
            <text:p>8.779</text:p>
          </table:table-cell>
          <table:table-cell table:formula="of:=ROUND([.J8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DSS J125309.60+292131.3</text:p>
          </table:table-cell>
          <table:table-cell office:value-type="float" office:value="193.29">
            <text:p>193.29</text:p>
          </table:table-cell>
          <table:table-cell office:value-type="float" office:value="29.35871">
            <text:p>29.358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832">
            <text:p>8.832</text:p>
          </table:table-cell>
          <table:table-cell table:formula="of:=ROUND([.J8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SDSS J125405.21+291448.3</text:p>
          </table:table-cell>
          <table:table-cell office:value-type="float" office:value="193.52172">
            <text:p>193.52172</text:p>
          </table:table-cell>
          <table:table-cell office:value-type="float" office:value="29.24677">
            <text:p>29.246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895">
            <text:p>8.895</text:p>
          </table:table-cell>
          <table:table-cell table:formula="of:=ROUND([.J8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SDSS J125356.30+291913.5</text:p>
          </table:table-cell>
          <table:table-cell office:value-type="float" office:value="193.4846">
            <text:p>193.4846</text:p>
          </table:table-cell>
          <table:table-cell office:value-type="float" office:value="29.32044">
            <text:p>29.320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007">
            <text:p>9.007</text:p>
          </table:table-cell>
          <table:table-cell table:formula="of:=ROUND([.J8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DSS J125247.03+291703.6</text:p>
          </table:table-cell>
          <table:table-cell office:value-type="float" office:value="193.19598">
            <text:p>193.19598</text:p>
          </table:table-cell>
          <table:table-cell office:value-type="float" office:value="29.28434">
            <text:p>29.28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071">
            <text:p>9.071</text:p>
          </table:table-cell>
          <table:table-cell table:formula="of:=ROUND([.J8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DSS J125245.96+291630.0</text:p>
          </table:table-cell>
          <table:table-cell office:value-type="float" office:value="193.19153">
            <text:p>193.19153</text:p>
          </table:table-cell>
          <table:table-cell office:value-type="float" office:value="29.27501">
            <text:p>29.275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075">
            <text:p>9.075</text:p>
          </table:table-cell>
          <table:table-cell table:formula="of:=ROUND([.J8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SDSS J125245.55+291645.2</text:p>
          </table:table-cell>
          <table:table-cell office:value-type="float" office:value="193.1898">
            <text:p>193.1898</text:p>
          </table:table-cell>
          <table:table-cell office:value-type="float" office:value="29.27923">
            <text:p>29.279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5">
            <text:p>9.25</text:p>
          </table:table-cell>
          <table:table-cell table:formula="of:=ROUND([.J8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SDSS J125341.43+292156.5</text:p>
          </table:table-cell>
          <table:table-cell office:value-type="float" office:value="193.42265">
            <text:p>193.42265</text:p>
          </table:table-cell>
          <table:table-cell office:value-type="float" office:value="29.36571">
            <text:p>29.365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308">
            <text:p>9.308</text:p>
          </table:table-cell>
          <table:table-cell table:formula="of:=ROUND([.J8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SDSS J125243.91+291554.6</text:p>
          </table:table-cell>
          <table:table-cell office:value-type="float" office:value="193.18299">
            <text:p>193.18299</text:p>
          </table:table-cell>
          <table:table-cell office:value-type="float" office:value="29.26518">
            <text:p>29.26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317">
            <text:p>9.317</text:p>
          </table:table-cell>
          <table:table-cell table:formula="of:=ROUND([.J8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DSS J125342.57+292114.3</text:p>
          </table:table-cell>
          <table:table-cell office:value-type="float" office:value="193.42742">
            <text:p>193.42742</text:p>
          </table:table-cell>
          <table:table-cell office:value-type="float" office:value="29.35397">
            <text:p>29.353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769">
            <text:p>8.769</text:p>
          </table:table-cell>
          <table:table-cell table:formula="of:=ROUND([.J8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SDSS J125400.88+291733.1</text:p>
          </table:table-cell>
          <table:table-cell office:value-type="float" office:value="193.50368">
            <text:p>193.50368</text:p>
          </table:table-cell>
          <table:table-cell office:value-type="float" office:value="29.29255">
            <text:p>29.292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884">
            <text:p>8.884</text:p>
          </table:table-cell>
          <table:table-cell table:formula="of:=ROUND([.J8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SDSS J125241.81+291211.9</text:p>
          </table:table-cell>
          <table:table-cell office:value-type="float" office:value="193.17422">
            <text:p>193.17422</text:p>
          </table:table-cell>
          <table:table-cell office:value-type="float" office:value="29.20331">
            <text:p>29.203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492">
            <text:p>9.492</text:p>
          </table:table-cell>
          <table:table-cell table:formula="of:=ROUND([.J8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SDSS J125254.09+290727.6</text:p>
          </table:table-cell>
          <table:table-cell office:value-type="float" office:value="193.22541">
            <text:p>193.22541</text:p>
          </table:table-cell>
          <table:table-cell office:value-type="float" office:value="29.12434">
            <text:p>29.12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955">
            <text:p>8.955</text:p>
          </table:table-cell>
          <table:table-cell table:formula="of:=ROUND([.J8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SDSS J125358.95+291823.5</text:p>
          </table:table-cell>
          <table:table-cell office:value-type="float" office:value="193.49564">
            <text:p>193.49564</text:p>
          </table:table-cell>
          <table:table-cell office:value-type="float" office:value="29.30655">
            <text:p>29.306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959">
            <text:p>8.959</text:p>
          </table:table-cell>
          <table:table-cell table:formula="of:=ROUND([.J8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DSS J125350.59+292026.0</text:p>
          </table:table-cell>
          <table:table-cell office:value-type="float" office:value="193.4608">
            <text:p>193.4608</text:p>
          </table:table-cell>
          <table:table-cell office:value-type="float" office:value="29.34057">
            <text:p>29.340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017">
            <text:p>9.017</text:p>
          </table:table-cell>
          <table:table-cell table:formula="of:=ROUND([.J8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DSS J125304.08+290523.9</text:p>
          </table:table-cell>
          <table:table-cell office:value-type="float" office:value="193.26701">
            <text:p>193.26701</text:p>
          </table:table-cell>
          <table:table-cell office:value-type="float" office:value="29.08999">
            <text:p>29.089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17">
            <text:p>9.17</text:p>
          </table:table-cell>
          <table:table-cell table:formula="of:=ROUND([.J8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SDSS J125246.21+290948.1</text:p>
          </table:table-cell>
          <table:table-cell office:value-type="float" office:value="193.19255">
            <text:p>193.19255</text:p>
          </table:table-cell>
          <table:table-cell office:value-type="float" office:value="29.16336">
            <text:p>29.163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178">
            <text:p>9.178</text:p>
          </table:table-cell>
          <table:table-cell table:formula="of:=ROUND([.J8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SDSS J125242.89+291320.8</text:p>
          </table:table-cell>
          <table:table-cell office:value-type="float" office:value="193.17872">
            <text:p>193.17872</text:p>
          </table:table-cell>
          <table:table-cell office:value-type="float" office:value="29.22246">
            <text:p>29.222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185">
            <text:p>9.185</text:p>
          </table:table-cell>
          <table:table-cell table:formula="of:=ROUND([.J8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SDSS J125247.93+291747.3</text:p>
          </table:table-cell>
          <table:table-cell office:value-type="float" office:value="193.19972">
            <text:p>193.19972</text:p>
          </table:table-cell>
          <table:table-cell office:value-type="float" office:value="29.29649">
            <text:p>29.29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22">
            <text:p>9.22</text:p>
          </table:table-cell>
          <table:table-cell table:formula="of:=ROUND([.J8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SDSS J125318.06+292231.3</text:p>
          </table:table-cell>
          <table:table-cell office:value-type="float" office:value="193.32527">
            <text:p>193.32527</text:p>
          </table:table-cell>
          <table:table-cell office:value-type="float" office:value="29.37536">
            <text:p>29.37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292">
            <text:p>9.292</text:p>
          </table:table-cell>
          <table:table-cell table:formula="of:=ROUND([.J8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SDSS J125400.17+291709.6</text:p>
          </table:table-cell>
          <table:table-cell office:value-type="float" office:value="193.50073">
            <text:p>193.50073</text:p>
          </table:table-cell>
          <table:table-cell office:value-type="float" office:value="29.28602">
            <text:p>29.28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567">
            <text:p>8.567</text:p>
          </table:table-cell>
          <table:table-cell table:formula="of:=ROUND([.J8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SDSS J125318.72+292202.1</text:p>
          </table:table-cell>
          <table:table-cell office:value-type="float" office:value="193.328">
            <text:p>193.328</text:p>
          </table:table-cell>
          <table:table-cell office:value-type="float" office:value="29.36727">
            <text:p>29.36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79">
            <text:p>8.79</text:p>
          </table:table-cell>
          <table:table-cell table:formula="of:=ROUND([.J8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SDSS J125302.13+292049.0</text:p>
          </table:table-cell>
          <table:table-cell office:value-type="float" office:value="193.2589">
            <text:p>193.2589</text:p>
          </table:table-cell>
          <table:table-cell office:value-type="float" office:value="29.34696">
            <text:p>29.34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975">
            <text:p>8.975</text:p>
          </table:table-cell>
          <table:table-cell table:formula="of:=ROUND([.J8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SDSS J125336.21+292202.9</text:p>
          </table:table-cell>
          <table:table-cell office:value-type="float" office:value="193.40089">
            <text:p>193.40089</text:p>
          </table:table-cell>
          <table:table-cell office:value-type="float" office:value="29.36748">
            <text:p>29.36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033">
            <text:p>9.033</text:p>
          </table:table-cell>
          <table:table-cell table:formula="of:=ROUND([.J8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DSS J125302.10+290539.5</text:p>
          </table:table-cell>
          <table:table-cell office:value-type="float" office:value="193.25879">
            <text:p>193.25879</text:p>
          </table:table-cell>
          <table:table-cell office:value-type="float" office:value="29.09432">
            <text:p>29.09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173">
            <text:p>9.173</text:p>
          </table:table-cell>
          <table:table-cell table:formula="of:=ROUND([.J8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DSS J125246.85+291040.3</text:p>
          </table:table-cell>
          <table:table-cell office:value-type="float" office:value="193.19523">
            <text:p>193.19523</text:p>
          </table:table-cell>
          <table:table-cell office:value-type="float" office:value="29.17786">
            <text:p>29.177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744">
            <text:p>8.744</text:p>
          </table:table-cell>
          <table:table-cell table:formula="of:=ROUND([.J8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DSS J125301.87+292055.8</text:p>
          </table:table-cell>
          <table:table-cell office:value-type="float" office:value="193.2578">
            <text:p>193.2578</text:p>
          </table:table-cell>
          <table:table-cell office:value-type="float" office:value="29.34885">
            <text:p>29.348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101">
            <text:p>9.101</text:p>
          </table:table-cell>
          <table:table-cell table:formula="of:=ROUND([.J8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SDSS J125336.08+290507.9</text:p>
          </table:table-cell>
          <table:table-cell office:value-type="float" office:value="193.40033">
            <text:p>193.40033</text:p>
          </table:table-cell>
          <table:table-cell office:value-type="float" office:value="29.08555">
            <text:p>29.085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57">
            <text:p>8.57</text:p>
          </table:table-cell>
          <table:table-cell table:formula="of:=ROUND([.J8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DSS J125405.05+291316.2</text:p>
          </table:table-cell>
          <table:table-cell office:value-type="float" office:value="193.52105">
            <text:p>193.52105</text:p>
          </table:table-cell>
          <table:table-cell office:value-type="float" office:value="29.22119">
            <text:p>29.22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741">
            <text:p>8.741</text:p>
          </table:table-cell>
          <table:table-cell table:formula="of:=ROUND([.J8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DSS J125326.40+292209.0</text:p>
          </table:table-cell>
          <table:table-cell office:value-type="float" office:value="193.36002">
            <text:p>193.36002</text:p>
          </table:table-cell>
          <table:table-cell office:value-type="float" office:value="29.36918">
            <text:p>29.369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803">
            <text:p>8.803</text:p>
          </table:table-cell>
          <table:table-cell table:formula="of:=ROUND([.J8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SDSS J125404.76+291515.5</text:p>
          </table:table-cell>
          <table:table-cell office:value-type="float" office:value="193.51987">
            <text:p>193.51987</text:p>
          </table:table-cell>
          <table:table-cell office:value-type="float" office:value="29.25432">
            <text:p>29.25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885">
            <text:p>8.885</text:p>
          </table:table-cell>
          <table:table-cell table:formula="of:=ROUND([.J8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DSS J125343.16+290458.5</text:p>
          </table:table-cell>
          <table:table-cell office:value-type="float" office:value="193.42986">
            <text:p>193.42986</text:p>
          </table:table-cell>
          <table:table-cell office:value-type="float" office:value="29.08293">
            <text:p>29.082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27">
            <text:p>9.27</text:p>
          </table:table-cell>
          <table:table-cell table:formula="of:=ROUND([.J8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SDSS J125346.59+290523.7</text:p>
          </table:table-cell>
          <table:table-cell office:value-type="float" office:value="193.44413">
            <text:p>193.44413</text:p>
          </table:table-cell>
          <table:table-cell office:value-type="float" office:value="29.08992">
            <text:p>29.089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251">
            <text:p>9.251</text:p>
          </table:table-cell>
          <table:table-cell table:formula="of:=ROUND([.J8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SDSS J125313.36+292230.2</text:p>
          </table:table-cell>
          <table:table-cell office:value-type="float" office:value="193.30569">
            <text:p>193.30569</text:p>
          </table:table-cell>
          <table:table-cell office:value-type="float" office:value="29.37506">
            <text:p>29.375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495">
            <text:p>9.495</text:p>
          </table:table-cell>
          <table:table-cell table:formula="of:=ROUND([.J8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DSS J125328.51+292149.7</text:p>
          </table:table-cell>
          <table:table-cell office:value-type="float" office:value="193.36883">
            <text:p>193.36883</text:p>
          </table:table-cell>
          <table:table-cell office:value-type="float" office:value="29.36383">
            <text:p>29.363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512">
            <text:p>8.512</text:p>
          </table:table-cell>
          <table:table-cell table:formula="of:=ROUND([.J8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DSS J125248.13+291610.9</text:p>
          </table:table-cell>
          <table:table-cell office:value-type="float" office:value="193.20054">
            <text:p>193.20054</text:p>
          </table:table-cell>
          <table:table-cell office:value-type="float" office:value="29.26972">
            <text:p>29.26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524">
            <text:p>8.524</text:p>
          </table:table-cell>
          <table:table-cell table:formula="of:=ROUND([.J8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DSS J125309.12+290516.7</text:p>
          </table:table-cell>
          <table:table-cell office:value-type="float" office:value="193.28804">
            <text:p>193.28804</text:p>
          </table:table-cell>
          <table:table-cell office:value-type="float" office:value="29.08799">
            <text:p>29.087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785">
            <text:p>8.785</text:p>
          </table:table-cell>
          <table:table-cell table:formula="of:=ROUND([.J8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SDSS J125344.70+290529.5</text:p>
          </table:table-cell>
          <table:table-cell office:value-type="float" office:value="193.43626">
            <text:p>193.43626</text:p>
          </table:table-cell>
          <table:table-cell office:value-type="float" office:value="29.09155">
            <text:p>29.091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961">
            <text:p>8.961</text:p>
          </table:table-cell>
          <table:table-cell table:formula="of:=ROUND([.J8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SDSS J125243.73+291452.5</text:p>
          </table:table-cell>
          <table:table-cell office:value-type="float" office:value="193.18223">
            <text:p>193.18223</text:p>
          </table:table-cell>
          <table:table-cell office:value-type="float" office:value="29.24794">
            <text:p>29.24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128">
            <text:p>9.128</text:p>
          </table:table-cell>
          <table:table-cell table:formula="of:=ROUND([.J8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SDSS J125340.78+292211.6</text:p>
          </table:table-cell>
          <table:table-cell office:value-type="float" office:value="193.41992">
            <text:p>193.41992</text:p>
          </table:table-cell>
          <table:table-cell office:value-type="float" office:value="29.3699">
            <text:p>29.36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488">
            <text:p>9.488</text:p>
          </table:table-cell>
          <table:table-cell table:formula="of:=ROUND([.J8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SDSS J125406.96+291330.9</text:p>
          </table:table-cell>
          <table:table-cell office:value-type="float" office:value="193.52901">
            <text:p>193.52901</text:p>
          </table:table-cell>
          <table:table-cell office:value-type="float" office:value="29.22526">
            <text:p>29.225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159">
            <text:p>9.159</text:p>
          </table:table-cell>
          <table:table-cell table:formula="of:=ROUND([.J8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SDSS J125250.32+291805.9</text:p>
          </table:table-cell>
          <table:table-cell office:value-type="float" office:value="193.2097">
            <text:p>193.2097</text:p>
          </table:table-cell>
          <table:table-cell office:value-type="float" office:value="29.30165">
            <text:p>29.301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926">
            <text:p>8.926</text:p>
          </table:table-cell>
          <table:table-cell table:formula="of:=ROUND([.J8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SDSS J125243.47+291117.2</text:p>
          </table:table-cell>
          <table:table-cell office:value-type="float" office:value="193.18113">
            <text:p>193.18113</text:p>
          </table:table-cell>
          <table:table-cell office:value-type="float" office:value="29.18812">
            <text:p>29.18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9.293">
            <text:p>9.293</text:p>
          </table:table-cell>
          <table:table-cell table:formula="of:=ROUND([.J8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DSS J125401.25+291014.0</text:p>
          </table:table-cell>
          <table:table-cell office:value-type="float" office:value="193.50522">
            <text:p>193.50522</text:p>
          </table:table-cell>
          <table:table-cell office:value-type="float" office:value="29.17056">
            <text:p>29.17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8.506">
            <text:p>8.506</text:p>
          </table:table-cell>
          <table:table-cell table:formula="of:=ROUND([.J8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DSS J125408.07+291238.4</text:p>
          </table:table-cell>
          <table:table-cell office:value-type="float" office:value="193.53363">
            <text:p>193.53363</text:p>
          </table:table-cell>
          <table:table-cell office:value-type="float" office:value="29.21069">
            <text:p>29.210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5g</text:p>
          </table:table-cell>
          <table:table-cell office:value-type="float" office:value="9.427">
            <text:p>9.427</text:p>
          </table:table-cell>
          <table:table-cell table:formula="of:=ROUND([.J8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DSS J125408.75+291420.1</text:p>
          </table:table-cell>
          <table:table-cell office:value-type="float" office:value="193.53649">
            <text:p>193.53649</text:p>
          </table:table-cell>
          <table:table-cell office:value-type="float" office:value="29.23892">
            <text:p>29.2389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27">
            <text:p>19.27</text:p>
          </table:table-cell>
          <table:table-cell office:value-type="float" office:value="9.599">
            <text:p>9.599</text:p>
          </table:table-cell>
          <table:table-cell table:formula="of:=ROUND([.J882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DSS J125400.27+291927.0</text:p>
          </table:table-cell>
          <table:table-cell office:value-type="float" office:value="193.50115">
            <text:p>193.50115</text:p>
          </table:table-cell>
          <table:table-cell office:value-type="float" office:value="29.32419">
            <text:p>29.324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9.818">
            <text:p>9.818</text:p>
          </table:table-cell>
          <table:table-cell table:formula="of:=ROUND([.J88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SDSS J125301.96+290444.6</text:p>
          </table:table-cell>
          <table:table-cell office:value-type="float" office:value="193.25818">
            <text:p>193.25818</text:p>
          </table:table-cell>
          <table:table-cell office:value-type="float" office:value="29.07908">
            <text:p>29.079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969">
            <text:p>9.969</text:p>
          </table:table-cell>
          <table:table-cell table:formula="of:=ROUND([.J88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SDSS J125306.26+292228.0</text:p>
          </table:table-cell>
          <table:table-cell office:value-type="float" office:value="193.27609">
            <text:p>193.27609</text:p>
          </table:table-cell>
          <table:table-cell office:value-type="float" office:value="29.37446">
            <text:p>29.37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987">
            <text:p>9.987</text:p>
          </table:table-cell>
          <table:table-cell table:formula="of:=ROUND([.J88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DSS J125242.50+291606.7</text:p>
          </table:table-cell>
          <table:table-cell office:value-type="float" office:value="193.17709">
            <text:p>193.17709</text:p>
          </table:table-cell>
          <table:table-cell office:value-type="float" office:value="29.26855">
            <text:p>29.268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67">
            <text:p>9.67</text:p>
          </table:table-cell>
          <table:table-cell table:formula="of:=ROUND([.J88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SDSS J125241.71+291036.4</text:p>
          </table:table-cell>
          <table:table-cell office:value-type="float" office:value="193.17382">
            <text:p>193.17382</text:p>
          </table:table-cell>
          <table:table-cell office:value-type="float" office:value="29.17679">
            <text:p>29.176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835">
            <text:p>9.835</text:p>
          </table:table-cell>
          <table:table-cell table:formula="of:=ROUND([.J88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DSS J125356.21+290620.3</text:p>
          </table:table-cell>
          <table:table-cell office:value-type="float" office:value="193.48422">
            <text:p>193.48422</text:p>
          </table:table-cell>
          <table:table-cell office:value-type="float" office:value="29.10564">
            <text:p>29.105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781">
            <text:p>9.781</text:p>
          </table:table-cell>
          <table:table-cell table:formula="of:=ROUND([.J88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SDSS J125308.29+292208.8</text:p>
          </table:table-cell>
          <table:table-cell office:value-type="float" office:value="193.28456">
            <text:p>193.28456</text:p>
          </table:table-cell>
          <table:table-cell office:value-type="float" office:value="29.36914">
            <text:p>29.369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519">
            <text:p>9.519</text:p>
          </table:table-cell>
          <table:table-cell table:formula="of:=ROUND([.J88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SDSS J125313.40+292257.9</text:p>
          </table:table-cell>
          <table:table-cell office:value-type="float" office:value="193.30586">
            <text:p>193.30586</text:p>
          </table:table-cell>
          <table:table-cell office:value-type="float" office:value="29.38278">
            <text:p>29.38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94">
            <text:p>9.94</text:p>
          </table:table-cell>
          <table:table-cell table:formula="of:=ROUND([.J89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SDSS J125408.87+291413.1</text:p>
          </table:table-cell>
          <table:table-cell office:value-type="float" office:value="193.53697">
            <text:p>193.53697</text:p>
          </table:table-cell>
          <table:table-cell office:value-type="float" office:value="29.23698">
            <text:p>29.236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613">
            <text:p>9.613</text:p>
          </table:table-cell>
          <table:table-cell table:formula="of:=ROUND([.J89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DSS J125358.97+291956.1</text:p>
          </table:table-cell>
          <table:table-cell office:value-type="float" office:value="193.49572">
            <text:p>193.49572</text:p>
          </table:table-cell>
          <table:table-cell office:value-type="float" office:value="29.33226">
            <text:p>29.332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911">
            <text:p>9.911</text:p>
          </table:table-cell>
          <table:table-cell table:formula="of:=ROUND([.J89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SDSS J125242.60+290944.9</text:p>
          </table:table-cell>
          <table:table-cell office:value-type="float" office:value="193.17752">
            <text:p>193.17752</text:p>
          </table:table-cell>
          <table:table-cell office:value-type="float" office:value="29.1625">
            <text:p>29.1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927">
            <text:p>9.927</text:p>
          </table:table-cell>
          <table:table-cell table:formula="of:=ROUND([.J89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SDSS J125346.11+290432.4</text:p>
          </table:table-cell>
          <table:table-cell office:value-type="float" office:value="193.44215">
            <text:p>193.44215</text:p>
          </table:table-cell>
          <table:table-cell office:value-type="float" office:value="29.07569">
            <text:p>29.07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946">
            <text:p>9.946</text:p>
          </table:table-cell>
          <table:table-cell table:formula="of:=ROUND([.J89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DSS J125256.90+290533.6</text:p>
          </table:table-cell>
          <table:table-cell office:value-type="float" office:value="193.23712">
            <text:p>193.23712</text:p>
          </table:table-cell>
          <table:table-cell office:value-type="float" office:value="29.09268">
            <text:p>29.09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915">
            <text:p>9.915</text:p>
          </table:table-cell>
          <table:table-cell table:formula="of:=ROUND([.J89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SDSS J125306.62+290437.5</text:p>
          </table:table-cell>
          <table:table-cell office:value-type="float" office:value="193.27759">
            <text:p>193.27759</text:p>
          </table:table-cell>
          <table:table-cell office:value-type="float" office:value="29.07711">
            <text:p>29.07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604">
            <text:p>9.604</text:p>
          </table:table-cell>
          <table:table-cell table:formula="of:=ROUND([.J89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SDSS J125331.05+292254.4</text:p>
          </table:table-cell>
          <table:table-cell office:value-type="float" office:value="193.37938">
            <text:p>193.37938</text:p>
          </table:table-cell>
          <table:table-cell office:value-type="float" office:value="29.3818">
            <text:p>29.38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646">
            <text:p>9.646</text:p>
          </table:table-cell>
          <table:table-cell table:formula="of:=ROUND([.J89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DSS J125307.18+292213.3</text:p>
          </table:table-cell>
          <table:table-cell office:value-type="float" office:value="193.27994">
            <text:p>193.27994</text:p>
          </table:table-cell>
          <table:table-cell office:value-type="float" office:value="29.37037">
            <text:p>29.37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681">
            <text:p>9.681</text:p>
          </table:table-cell>
          <table:table-cell table:formula="of:=ROUND([.J89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DSS J125339.71+292242.6</text:p>
          </table:table-cell>
          <table:table-cell office:value-type="float" office:value="193.41546">
            <text:p>193.41546</text:p>
          </table:table-cell>
          <table:table-cell office:value-type="float" office:value="29.37852">
            <text:p>29.378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893">
            <text:p>9.893</text:p>
          </table:table-cell>
          <table:table-cell table:formula="of:=ROUND([.J89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DSS J125247.48+291856.3</text:p>
          </table:table-cell>
          <table:table-cell office:value-type="float" office:value="193.19784">
            <text:p>193.19784</text:p>
          </table:table-cell>
          <table:table-cell office:value-type="float" office:value="29.31565">
            <text:p>29.31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905">
            <text:p>9.905</text:p>
          </table:table-cell>
          <table:table-cell table:formula="of:=ROUND([.J90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SDSS J125326.90+292250.9</text:p>
          </table:table-cell>
          <table:table-cell office:value-type="float" office:value="193.36212">
            <text:p>193.36212</text:p>
          </table:table-cell>
          <table:table-cell office:value-type="float" office:value="29.38083">
            <text:p>29.38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506">
            <text:p>9.506</text:p>
          </table:table-cell>
          <table:table-cell table:formula="of:=ROUND([.J90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DSS J125300.97+292132.6</text:p>
          </table:table-cell>
          <table:table-cell office:value-type="float" office:value="193.25406">
            <text:p>193.25406</text:p>
          </table:table-cell>
          <table:table-cell office:value-type="float" office:value="29.35907">
            <text:p>29.359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722">
            <text:p>9.722</text:p>
          </table:table-cell>
          <table:table-cell table:formula="of:=ROUND([.J90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SDSS J125242.72+291604.9</text:p>
          </table:table-cell>
          <table:table-cell office:value-type="float" office:value="193.17801">
            <text:p>193.17801</text:p>
          </table:table-cell>
          <table:table-cell office:value-type="float" office:value="29.26804">
            <text:p>29.268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615">
            <text:p>9.615</text:p>
          </table:table-cell>
          <table:table-cell table:formula="of:=ROUND([.J90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DSS J125351.32+292117.2</text:p>
          </table:table-cell>
          <table:table-cell office:value-type="float" office:value="193.46387">
            <text:p>193.46387</text:p>
          </table:table-cell>
          <table:table-cell office:value-type="float" office:value="29.3548">
            <text:p>29.35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795">
            <text:p>9.795</text:p>
          </table:table-cell>
          <table:table-cell table:formula="of:=ROUND([.J90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DSS J125351.95+292102.6</text:p>
          </table:table-cell>
          <table:table-cell office:value-type="float" office:value="193.46646">
            <text:p>193.46646</text:p>
          </table:table-cell>
          <table:table-cell office:value-type="float" office:value="29.35073">
            <text:p>29.35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68">
            <text:p>9.68</text:p>
          </table:table-cell>
          <table:table-cell table:formula="of:=ROUND([.J90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SDSS J125407.43+291646.4</text:p>
          </table:table-cell>
          <table:table-cell office:value-type="float" office:value="193.53098">
            <text:p>193.53098</text:p>
          </table:table-cell>
          <table:table-cell office:value-type="float" office:value="29.27958">
            <text:p>29.27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87">
            <text:p>9.87</text:p>
          </table:table-cell>
          <table:table-cell table:formula="of:=ROUND([.J90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DSS J125241.15+291220.5</text:p>
          </table:table-cell>
          <table:table-cell office:value-type="float" office:value="193.17149">
            <text:p>193.17149</text:p>
          </table:table-cell>
          <table:table-cell office:value-type="float" office:value="29.20571">
            <text:p>29.205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617">
            <text:p>9.617</text:p>
          </table:table-cell>
          <table:table-cell table:formula="of:=ROUND([.J90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DSS J125256.39+292046.0</text:p>
          </table:table-cell>
          <table:table-cell office:value-type="float" office:value="193.23498">
            <text:p>193.23498</text:p>
          </table:table-cell>
          <table:table-cell office:value-type="float" office:value="29.34611">
            <text:p>29.346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687">
            <text:p>9.687</text:p>
          </table:table-cell>
          <table:table-cell table:formula="of:=ROUND([.J90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DSS J125256.11+292048.1</text:p>
          </table:table-cell>
          <table:table-cell office:value-type="float" office:value="193.23382">
            <text:p>193.23382</text:p>
          </table:table-cell>
          <table:table-cell office:value-type="float" office:value="29.3467">
            <text:p>29.34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753">
            <text:p>9.753</text:p>
          </table:table-cell>
          <table:table-cell table:formula="of:=ROUND([.J90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SDSS J125327.94+290332.6</text:p>
          </table:table-cell>
          <table:table-cell office:value-type="float" office:value="193.36644">
            <text:p>193.36644</text:p>
          </table:table-cell>
          <table:table-cell office:value-type="float" office:value="29.05906">
            <text:p>29.059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831">
            <text:p>9.831</text:p>
          </table:table-cell>
          <table:table-cell table:formula="of:=ROUND([.J91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SDSS J125239.52+291421.8</text:p>
          </table:table-cell>
          <table:table-cell office:value-type="float" office:value="193.16469">
            <text:p>193.16469</text:p>
          </table:table-cell>
          <table:table-cell office:value-type="float" office:value="29.23941">
            <text:p>29.23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97">
            <text:p>9.97</text:p>
          </table:table-cell>
          <table:table-cell table:formula="of:=ROUND([.J91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SDSS J125321.57+290335.1</text:p>
          </table:table-cell>
          <table:table-cell office:value-type="float" office:value="193.33991">
            <text:p>193.33991</text:p>
          </table:table-cell>
          <table:table-cell office:value-type="float" office:value="29.05978">
            <text:p>29.05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795">
            <text:p>9.795</text:p>
          </table:table-cell>
          <table:table-cell table:formula="of:=ROUND([.J91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SDSS J125243.06+290942.7</text:p>
          </table:table-cell>
          <table:table-cell office:value-type="float" office:value="193.17945">
            <text:p>193.17945</text:p>
          </table:table-cell>
          <table:table-cell office:value-type="float" office:value="29.16187">
            <text:p>29.16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847">
            <text:p>9.847</text:p>
          </table:table-cell>
          <table:table-cell table:formula="of:=ROUND([.J91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SDSS J125407.91+291122.2</text:p>
          </table:table-cell>
          <table:table-cell office:value-type="float" office:value="193.53297">
            <text:p>193.53297</text:p>
          </table:table-cell>
          <table:table-cell office:value-type="float" office:value="29.1895">
            <text:p>29.18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574">
            <text:p>9.574</text:p>
          </table:table-cell>
          <table:table-cell table:formula="of:=ROUND([.J91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SDSS J125343.63+290435.4</text:p>
          </table:table-cell>
          <table:table-cell office:value-type="float" office:value="193.43183">
            <text:p>193.43183</text:p>
          </table:table-cell>
          <table:table-cell office:value-type="float" office:value="29.0765">
            <text:p>29.07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663">
            <text:p>9.663</text:p>
          </table:table-cell>
          <table:table-cell table:formula="of:=ROUND([.J91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SDSS J125245.10+290928.5</text:p>
          </table:table-cell>
          <table:table-cell office:value-type="float" office:value="193.18794">
            <text:p>193.18794</text:p>
          </table:table-cell>
          <table:table-cell office:value-type="float" office:value="29.15792">
            <text:p>29.157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53">
            <text:p>9.53</text:p>
          </table:table-cell>
          <table:table-cell table:formula="of:=ROUND([.J91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DSS J125242.27+291554.5</text:p>
          </table:table-cell>
          <table:table-cell office:value-type="float" office:value="193.17615">
            <text:p>193.17615</text:p>
          </table:table-cell>
          <table:table-cell office:value-type="float" office:value="29.26515">
            <text:p>29.265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662">
            <text:p>9.662</text:p>
          </table:table-cell>
          <table:table-cell table:formula="of:=ROUND([.J91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DSS J125301.40+292137.0</text:p>
          </table:table-cell>
          <table:table-cell office:value-type="float" office:value="193.25584">
            <text:p>193.25584</text:p>
          </table:table-cell>
          <table:table-cell office:value-type="float" office:value="29.36029">
            <text:p>29.360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734">
            <text:p>9.734</text:p>
          </table:table-cell>
          <table:table-cell table:formula="of:=ROUND([.J91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SDSS J125408.51+291553.2</text:p>
          </table:table-cell>
          <table:table-cell office:value-type="float" office:value="193.53546">
            <text:p>193.53546</text:p>
          </table:table-cell>
          <table:table-cell office:value-type="float" office:value="29.26479">
            <text:p>29.264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826">
            <text:p>9.826</text:p>
          </table:table-cell>
          <table:table-cell table:formula="of:=ROUND([.J91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SDSS J125314.91+292302.8</text:p>
          </table:table-cell>
          <table:table-cell office:value-type="float" office:value="193.31216">
            <text:p>193.31216</text:p>
          </table:table-cell>
          <table:table-cell office:value-type="float" office:value="29.38414">
            <text:p>29.38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941">
            <text:p>9.941</text:p>
          </table:table-cell>
          <table:table-cell table:formula="of:=ROUND([.J92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DSS J125319.49+290335.9</text:p>
          </table:table-cell>
          <table:table-cell office:value-type="float" office:value="193.33122">
            <text:p>193.33122</text:p>
          </table:table-cell>
          <table:table-cell office:value-type="float" office:value="29.05998">
            <text:p>29.059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828">
            <text:p>9.828</text:p>
          </table:table-cell>
          <table:table-cell table:formula="of:=ROUND([.J92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SDSS J125240.31+291437.0</text:p>
          </table:table-cell>
          <table:table-cell office:value-type="float" office:value="193.16797">
            <text:p>193.16797</text:p>
          </table:table-cell>
          <table:table-cell office:value-type="float" office:value="29.24361">
            <text:p>29.24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829">
            <text:p>9.829</text:p>
          </table:table-cell>
          <table:table-cell table:formula="of:=ROUND([.J92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SDSS J125242.95+291703.7</text:p>
          </table:table-cell>
          <table:table-cell office:value-type="float" office:value="193.17899">
            <text:p>193.17899</text:p>
          </table:table-cell>
          <table:table-cell office:value-type="float" office:value="29.28438">
            <text:p>29.28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89">
            <text:p>9.89</text:p>
          </table:table-cell>
          <table:table-cell table:formula="of:=ROUND([.J92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SDSS J125402.63+290742.7</text:p>
          </table:table-cell>
          <table:table-cell office:value-type="float" office:value="193.51096">
            <text:p>193.51096</text:p>
          </table:table-cell>
          <table:table-cell office:value-type="float" office:value="29.12855">
            <text:p>29.128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66">
            <text:p>9.966</text:p>
          </table:table-cell>
          <table:table-cell table:formula="of:=ROUND([.J92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DSS J125348.02+292158.8</text:p>
          </table:table-cell>
          <table:table-cell office:value-type="float" office:value="193.45011">
            <text:p>193.45011</text:p>
          </table:table-cell>
          <table:table-cell office:value-type="float" office:value="29.36635">
            <text:p>29.366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83">
            <text:p>9.983</text:p>
          </table:table-cell>
          <table:table-cell table:formula="of:=ROUND([.J92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SDSS J125357.81+290623.1</text:p>
          </table:table-cell>
          <table:table-cell office:value-type="float" office:value="193.49091">
            <text:p>193.49091</text:p>
          </table:table-cell>
          <table:table-cell office:value-type="float" office:value="29.10644">
            <text:p>29.106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95">
            <text:p>9.995</text:p>
          </table:table-cell>
          <table:table-cell table:formula="of:=ROUND([.J92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SDSS J125357.13+291957.7</text:p>
          </table:table-cell>
          <table:table-cell office:value-type="float" office:value="193.48808">
            <text:p>193.48808</text:p>
          </table:table-cell>
          <table:table-cell office:value-type="float" office:value="29.3327">
            <text:p>29.3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35">
            <text:p>9.635</text:p>
          </table:table-cell>
          <table:table-cell table:formula="of:=ROUND([.J92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DSS J125323.53+290341.9</text:p>
          </table:table-cell>
          <table:table-cell office:value-type="float" office:value="193.34807">
            <text:p>193.34807</text:p>
          </table:table-cell>
          <table:table-cell office:value-type="float" office:value="29.06166">
            <text:p>29.06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59">
            <text:p>9.659</text:p>
          </table:table-cell>
          <table:table-cell table:formula="of:=ROUND([.J92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SDSS J125301.32+292150.5</text:p>
          </table:table-cell>
          <table:table-cell office:value-type="float" office:value="193.25552">
            <text:p>193.25552</text:p>
          </table:table-cell>
          <table:table-cell office:value-type="float" office:value="29.36404">
            <text:p>29.364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934">
            <text:p>9.934</text:p>
          </table:table-cell>
          <table:table-cell table:formula="of:=ROUND([.J92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DSS J125243.49+291618.6</text:p>
          </table:table-cell>
          <table:table-cell office:value-type="float" office:value="193.18125">
            <text:p>193.18125</text:p>
          </table:table-cell>
          <table:table-cell office:value-type="float" office:value="29.27185">
            <text:p>29.27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522">
            <text:p>9.522</text:p>
          </table:table-cell>
          <table:table-cell table:formula="of:=ROUND([.J93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DSS J125320.22+290340.1</text:p>
          </table:table-cell>
          <table:table-cell office:value-type="float" office:value="193.33429">
            <text:p>193.33429</text:p>
          </table:table-cell>
          <table:table-cell office:value-type="float" office:value="29.06117">
            <text:p>29.06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739">
            <text:p>9.739</text:p>
          </table:table-cell>
          <table:table-cell table:formula="of:=ROUND([.J93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DSS J125242.42+291010.4</text:p>
          </table:table-cell>
          <table:table-cell office:value-type="float" office:value="193.17678">
            <text:p>193.17678</text:p>
          </table:table-cell>
          <table:table-cell office:value-type="float" office:value="29.16956">
            <text:p>29.16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818">
            <text:p>9.818</text:p>
          </table:table-cell>
          <table:table-cell table:formula="of:=ROUND([.J93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SDSS J125330.62+290335.8</text:p>
          </table:table-cell>
          <table:table-cell office:value-type="float" office:value="193.37761">
            <text:p>193.37761</text:p>
          </table:table-cell>
          <table:table-cell office:value-type="float" office:value="29.05995">
            <text:p>29.059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834">
            <text:p>9.834</text:p>
          </table:table-cell>
          <table:table-cell table:formula="of:=ROUND([.J93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SDSS J125258.14+292118.9</text:p>
          </table:table-cell>
          <table:table-cell office:value-type="float" office:value="193.24226">
            <text:p>193.24226</text:p>
          </table:table-cell>
          <table:table-cell office:value-type="float" office:value="29.35527">
            <text:p>29.35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883">
            <text:p>9.883</text:p>
          </table:table-cell>
          <table:table-cell table:formula="of:=ROUND([.J93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SDSS J125335.00+290339.4</text:p>
          </table:table-cell>
          <table:table-cell office:value-type="float" office:value="193.39584">
            <text:p>193.39584</text:p>
          </table:table-cell>
          <table:table-cell office:value-type="float" office:value="29.06095">
            <text:p>29.06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939">
            <text:p>9.939</text:p>
          </table:table-cell>
          <table:table-cell table:formula="of:=ROUND([.J93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SDSS J125240.27+291114.6</text:p>
          </table:table-cell>
          <table:table-cell office:value-type="float" office:value="193.1678">
            <text:p>193.1678</text:p>
          </table:table-cell>
          <table:table-cell office:value-type="float" office:value="29.18741">
            <text:p>29.187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983">
            <text:p>9.983</text:p>
          </table:table-cell>
          <table:table-cell table:formula="of:=ROUND([.J93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DSS J125247.53+291820.2</text:p>
          </table:table-cell>
          <table:table-cell office:value-type="float" office:value="193.19805">
            <text:p>193.19805</text:p>
          </table:table-cell>
          <table:table-cell office:value-type="float" office:value="29.30561">
            <text:p>29.30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57">
            <text:p>9.57</text:p>
          </table:table-cell>
          <table:table-cell table:formula="of:=ROUND([.J93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SDSS J125408.65+291143.4</text:p>
          </table:table-cell>
          <table:table-cell office:value-type="float" office:value="193.53606">
            <text:p>193.53606</text:p>
          </table:table-cell>
          <table:table-cell office:value-type="float" office:value="29.19539">
            <text:p>29.195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666">
            <text:p>9.666</text:p>
          </table:table-cell>
          <table:table-cell table:formula="of:=ROUND([.J93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DSS J125245.20+290853.4</text:p>
          </table:table-cell>
          <table:table-cell office:value-type="float" office:value="193.18835">
            <text:p>193.18835</text:p>
          </table:table-cell>
          <table:table-cell office:value-type="float" office:value="29.14819">
            <text:p>29.14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763">
            <text:p>9.763</text:p>
          </table:table-cell>
          <table:table-cell table:formula="of:=ROUND([.J93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SDSS J125330.34+292305.5</text:p>
          </table:table-cell>
          <table:table-cell office:value-type="float" office:value="193.37642">
            <text:p>193.37642</text:p>
          </table:table-cell>
          <table:table-cell office:value-type="float" office:value="29.38489">
            <text:p>29.384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81">
            <text:p>9.81</text:p>
          </table:table-cell>
          <table:table-cell table:formula="of:=ROUND([.J94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DSS J125408.98+291545.8</text:p>
          </table:table-cell>
          <table:table-cell office:value-type="float" office:value="193.53744">
            <text:p>193.53744</text:p>
          </table:table-cell>
          <table:table-cell office:value-type="float" office:value="29.26273">
            <text:p>29.262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895">
            <text:p>9.895</text:p>
          </table:table-cell>
          <table:table-cell table:formula="of:=ROUND([.J94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SDSS J125404.67+291812.8</text:p>
          </table:table-cell>
          <table:table-cell office:value-type="float" office:value="193.51947">
            <text:p>193.51947</text:p>
          </table:table-cell>
          <table:table-cell office:value-type="float" office:value="29.30358">
            <text:p>29.303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926">
            <text:p>9.926</text:p>
          </table:table-cell>
          <table:table-cell table:formula="of:=ROUND([.J94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SDSS J125302.52+290504.2</text:p>
          </table:table-cell>
          <table:table-cell office:value-type="float" office:value="193.26052">
            <text:p>193.26052</text:p>
          </table:table-cell>
          <table:table-cell office:value-type="float" office:value="29.08453">
            <text:p>29.084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625">
            <text:p>9.625</text:p>
          </table:table-cell>
          <table:table-cell table:formula="of:=ROUND([.J94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SDSS J125254.88+292024.8</text:p>
          </table:table-cell>
          <table:table-cell office:value-type="float" office:value="193.22871">
            <text:p>193.22871</text:p>
          </table:table-cell>
          <table:table-cell office:value-type="float" office:value="29.34022">
            <text:p>29.34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64">
            <text:p>9.64</text:p>
          </table:table-cell>
          <table:table-cell table:formula="of:=ROUND([.J94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SDSS J125239.99+291401.4</text:p>
          </table:table-cell>
          <table:table-cell office:value-type="float" office:value="193.16664">
            <text:p>193.16664</text:p>
          </table:table-cell>
          <table:table-cell office:value-type="float" office:value="29.23374">
            <text:p>29.23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84">
            <text:p>9.84</text:p>
          </table:table-cell>
          <table:table-cell table:formula="of:=ROUND([.J94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SDSS J125247.36+290741.1</text:p>
          </table:table-cell>
          <table:table-cell office:value-type="float" office:value="193.19736">
            <text:p>193.19736</text:p>
          </table:table-cell>
          <table:table-cell office:value-type="float" office:value="29.12811">
            <text:p>29.128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978">
            <text:p>9.978</text:p>
          </table:table-cell>
          <table:table-cell table:formula="of:=ROUND([.J94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SDSS J125240.84+291215.3</text:p>
          </table:table-cell>
          <table:table-cell office:value-type="float" office:value="193.17019">
            <text:p>193.17019</text:p>
          </table:table-cell>
          <table:table-cell office:value-type="float" office:value="29.20427">
            <text:p>29.20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95">
            <text:p>9.695</text:p>
          </table:table-cell>
          <table:table-cell table:formula="of:=ROUND([.J94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SDSS J125239.97+291321.9</text:p>
          </table:table-cell>
          <table:table-cell office:value-type="float" office:value="193.16657">
            <text:p>193.16657</text:p>
          </table:table-cell>
          <table:table-cell office:value-type="float" office:value="29.22275">
            <text:p>29.222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821">
            <text:p>9.821</text:p>
          </table:table-cell>
          <table:table-cell table:formula="of:=ROUND([.J94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SDSS J125336.40+292259.1</text:p>
          </table:table-cell>
          <table:table-cell office:value-type="float" office:value="193.40171">
            <text:p>193.40171</text:p>
          </table:table-cell>
          <table:table-cell office:value-type="float" office:value="29.38311">
            <text:p>29.383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95">
            <text:p>9.95</text:p>
          </table:table-cell>
          <table:table-cell table:formula="of:=ROUND([.J94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SDSS J125404.90+290828.0</text:p>
          </table:table-cell>
          <table:table-cell office:value-type="float" office:value="193.52043">
            <text:p>193.52043</text:p>
          </table:table-cell>
          <table:table-cell office:value-type="float" office:value="29.14114">
            <text:p>29.14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988">
            <text:p>9.988</text:p>
          </table:table-cell>
          <table:table-cell table:formula="of:=ROUND([.J95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DSS J125318.32+292246.1</text:p>
          </table:table-cell>
          <table:table-cell office:value-type="float" office:value="193.32636">
            <text:p>193.32636</text:p>
          </table:table-cell>
          <table:table-cell office:value-type="float" office:value="29.3795">
            <text:p>29.3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528">
            <text:p>9.528</text:p>
          </table:table-cell>
          <table:table-cell table:formula="of:=ROUND([.J95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SDSS J125407.63+291055.1</text:p>
          </table:table-cell>
          <table:table-cell office:value-type="float" office:value="193.53181">
            <text:p>193.53181</text:p>
          </table:table-cell>
          <table:table-cell office:value-type="float" office:value="29.18199">
            <text:p>29.18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619">
            <text:p>9.619</text:p>
          </table:table-cell>
          <table:table-cell table:formula="of:=ROUND([.J95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DSS J125407.45+291612.2</text:p>
          </table:table-cell>
          <table:table-cell office:value-type="float" office:value="193.53107">
            <text:p>193.53107</text:p>
          </table:table-cell>
          <table:table-cell office:value-type="float" office:value="29.27006">
            <text:p>29.27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692">
            <text:p>9.692</text:p>
          </table:table-cell>
          <table:table-cell table:formula="of:=ROUND([.J95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DSS J125332.01+292257.9</text:p>
          </table:table-cell>
          <table:table-cell office:value-type="float" office:value="193.3834">
            <text:p>193.3834</text:p>
          </table:table-cell>
          <table:table-cell office:value-type="float" office:value="29.38276">
            <text:p>29.382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734">
            <text:p>9.734</text:p>
          </table:table-cell>
          <table:table-cell table:formula="of:=ROUND([.J95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SDSS J125303.13+290444.5</text:p>
          </table:table-cell>
          <table:table-cell office:value-type="float" office:value="193.26304">
            <text:p>193.26304</text:p>
          </table:table-cell>
          <table:table-cell office:value-type="float" office:value="29.07904">
            <text:p>29.079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845">
            <text:p>9.845</text:p>
          </table:table-cell>
          <table:table-cell table:formula="of:=ROUND([.J95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SDSS J125406.51+291638.5</text:p>
          </table:table-cell>
          <table:table-cell office:value-type="float" office:value="193.52716">
            <text:p>193.52716</text:p>
          </table:table-cell>
          <table:table-cell office:value-type="float" office:value="29.27739">
            <text:p>29.27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638">
            <text:p>9.638</text:p>
          </table:table-cell>
          <table:table-cell table:formula="of:=ROUND([.J95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SDSS J125357.23+290638.8</text:p>
          </table:table-cell>
          <table:table-cell office:value-type="float" office:value="193.48848">
            <text:p>193.48848</text:p>
          </table:table-cell>
          <table:table-cell office:value-type="float" office:value="29.11079">
            <text:p>29.11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722">
            <text:p>9.722</text:p>
          </table:table-cell>
          <table:table-cell table:formula="of:=ROUND([.J95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DSS J125337.99+292248.9</text:p>
          </table:table-cell>
          <table:table-cell office:value-type="float" office:value="193.40833">
            <text:p>193.40833</text:p>
          </table:table-cell>
          <table:table-cell office:value-type="float" office:value="29.38025">
            <text:p>29.38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878">
            <text:p>9.878</text:p>
          </table:table-cell>
          <table:table-cell table:formula="of:=ROUND([.J95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SDSS J125352.94+292110.4</text:p>
          </table:table-cell>
          <table:table-cell office:value-type="float" office:value="193.47062">
            <text:p>193.47062</text:p>
          </table:table-cell>
          <table:table-cell office:value-type="float" office:value="29.35291">
            <text:p>29.352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917">
            <text:p>9.917</text:p>
          </table:table-cell>
          <table:table-cell table:formula="of:=ROUND([.J95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DSS J125349.64+292115.9</text:p>
          </table:table-cell>
          <table:table-cell office:value-type="float" office:value="193.45687">
            <text:p>193.45687</text:p>
          </table:table-cell>
          <table:table-cell office:value-type="float" office:value="29.35444">
            <text:p>29.354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567">
            <text:p>9.567</text:p>
          </table:table-cell>
          <table:table-cell table:formula="of:=ROUND([.J96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SDSS J125406.23+291003.8</text:p>
          </table:table-cell>
          <table:table-cell office:value-type="float" office:value="193.526">
            <text:p>193.526</text:p>
          </table:table-cell>
          <table:table-cell office:value-type="float" office:value="29.16774">
            <text:p>29.167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584">
            <text:p>9.584</text:p>
          </table:table-cell>
          <table:table-cell table:formula="of:=ROUND([.J96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DSS J125324.79+292306.9</text:p>
          </table:table-cell>
          <table:table-cell office:value-type="float" office:value="193.35333">
            <text:p>193.35333</text:p>
          </table:table-cell>
          <table:table-cell office:value-type="float" office:value="29.38526">
            <text:p>29.385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762">
            <text:p>9.762</text:p>
          </table:table-cell>
          <table:table-cell table:formula="of:=ROUND([.J96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SDSS J125348.46+292143.5</text:p>
          </table:table-cell>
          <table:table-cell office:value-type="float" office:value="193.45196">
            <text:p>193.45196</text:p>
          </table:table-cell>
          <table:table-cell office:value-type="float" office:value="29.3621">
            <text:p>29.36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814">
            <text:p>9.814</text:p>
          </table:table-cell>
          <table:table-cell table:formula="of:=ROUND([.J96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SDSS J125404.47+291759.9</text:p>
          </table:table-cell>
          <table:table-cell office:value-type="float" office:value="193.51863">
            <text:p>193.51863</text:p>
          </table:table-cell>
          <table:table-cell office:value-type="float" office:value="29.29999">
            <text:p>29.299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784">
            <text:p>9.784</text:p>
          </table:table-cell>
          <table:table-cell table:formula="of:=ROUND([.J96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SDSS J125357.86+292012.4</text:p>
          </table:table-cell>
          <table:table-cell office:value-type="float" office:value="193.49109">
            <text:p>193.49109</text:p>
          </table:table-cell>
          <table:table-cell office:value-type="float" office:value="29.3368">
            <text:p>29.3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918">
            <text:p>9.918</text:p>
          </table:table-cell>
          <table:table-cell table:formula="of:=ROUND([.J96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SDSS J125301.93+292146.9</text:p>
          </table:table-cell>
          <table:table-cell office:value-type="float" office:value="193.25805">
            <text:p>193.25805</text:p>
          </table:table-cell>
          <table:table-cell office:value-type="float" office:value="29.36303">
            <text:p>29.36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814">
            <text:p>9.814</text:p>
          </table:table-cell>
          <table:table-cell table:formula="of:=ROUND([.J96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SDSS J125358.65+290636.2</text:p>
          </table:table-cell>
          <table:table-cell office:value-type="float" office:value="193.49441">
            <text:p>193.49441</text:p>
          </table:table-cell>
          <table:table-cell office:value-type="float" office:value="29.11007">
            <text:p>29.110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979">
            <text:p>9.979</text:p>
          </table:table-cell>
          <table:table-cell table:formula="of:=ROUND([.J96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SDSS J125404.93+290905.3</text:p>
          </table:table-cell>
          <table:table-cell office:value-type="float" office:value="193.52057">
            <text:p>193.52057</text:p>
          </table:table-cell>
          <table:table-cell office:value-type="float" office:value="29.15149">
            <text:p>29.151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706">
            <text:p>9.706</text:p>
          </table:table-cell>
          <table:table-cell table:formula="of:=ROUND([.J96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SDSS J125317.73+292249.5</text:p>
          </table:table-cell>
          <table:table-cell office:value-type="float" office:value="193.32388">
            <text:p>193.32388</text:p>
          </table:table-cell>
          <table:table-cell office:value-type="float" office:value="29.38043">
            <text:p>29.380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604">
            <text:p>9.604</text:p>
          </table:table-cell>
          <table:table-cell table:formula="of:=ROUND([.J96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SDSS J125246.83+291836.2</text:p>
          </table:table-cell>
          <table:table-cell office:value-type="float" office:value="193.19516">
            <text:p>193.19516</text:p>
          </table:table-cell>
          <table:table-cell office:value-type="float" office:value="29.31007">
            <text:p>29.310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839">
            <text:p>9.839</text:p>
          </table:table-cell>
          <table:table-cell table:formula="of:=ROUND([.J97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SDSS J125320.24+292254.2</text:p>
          </table:table-cell>
          <table:table-cell office:value-type="float" office:value="193.33436">
            <text:p>193.33436</text:p>
          </table:table-cell>
          <table:table-cell office:value-type="float" office:value="29.38174">
            <text:p>29.381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9.607">
            <text:p>9.607</text:p>
          </table:table-cell>
          <table:table-cell table:formula="of:=ROUND([.J97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No.</text:p>
          </table:table-cell>
          <table:table-cell office:value-type="string">
            <text:p>Object Name</text:p>
          </table:table-cell>
          <table:table-cell office:value-type="string">
            <text:p>RA(deg)</text:p>
          </table:table-cell>
          <table:table-cell office:value-type="string">
            <text:p>DEC(deg)</text:p>
          </table:table-cell>
          <table:table-cell office:value-type="string">
            <text:p>Type</text:p>
          </table:table-cell>
          <table:table-cell office:value-type="string">
            <text:p>Velocity</text:p>
          </table:table-cell>
          <table:table-cell office:value-type="string">
            <text:p>Redshift</text:p>
          </table:table-cell>
          <table:table-cell office:value-type="string">
            <text:p>Redshift Flag</text:p>
          </table:table-cell>
          <table:table-cell office:value-type="string">
            <text:p>Magnitude and Filter</text:p>
          </table:table-cell>
          <table:table-cell office:value-type="string">
            <text:p>Distance (arcmin)</text:p>
          </table:table-cell>
          <table:table-cell/>
          <table:table-cell office:value-type="string">
            <text:p>References</text:p>
          </table:table-cell>
          <table:table-cell office:value-type="string">
            <text:p>Notes</text:p>
          </table:table-cell>
          <table:table-cell office:value-type="string">
            <text:p>Photometry Points</text:p>
          </table:table-cell>
          <table:table-cell office:value-type="string">
            <text:p>Positions</text:p>
          </table:table-cell>
          <table:table-cell office:value-type="string">
            <text:p>Redshift Points</text:p>
          </table:table-cell>
          <table:table-cell office:value-type="string">
            <text:p>Diameter Points</text:p>
          </table:table-cell>
          <table:table-cell office:value-type="string">
            <text:p>Associations</text:p>
          </table:table-cell>
          <table:table-cell table:number-columns-repeated="1006"/>
        </table:table-row>
        <table:table-row table:style-name="ro1" table:number-rows-repeated="10476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0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5:15:33</meta:creation-date>
    <dc:date>2014-04-10T15:26:07</dc:date>
    <meta:editing-duration>P0D</meta:editing-duration>
    <meta:editing-cycles>1</meta:editing-cycles>
    <meta:document-statistic meta:table-count="3" meta:cell-count="14603" meta:object-count="0"/>
    <meta:generator>LibreOffice/3.5$Linux_X86_64 LibreOffice_project/350m1$Build-2</meta:generator>
  </office:meta>
</office:document-meta>
</file>